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2in"/>
    </style:style>
    <style:style style:name="co6" style:family="table-column">
      <style:table-column-properties fo:break-before="auto" style:column-width="1.1425in"/>
    </style:style>
    <style:style style:name="co7" style:family="table-column">
      <style:table-column-properties fo:break-before="auto" style:column-width="1.122in"/>
    </style:style>
    <style:style style:name="co8" style:family="table-column">
      <style:table-column-properties fo:break-before="auto" style:column-width="0.66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0.74pt groove #000000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order-left="none" fo:border-right="none" fo:border-top="0.74pt groove #000000"/>
      <style:paragraph-properties fo:text-align="center" fo:margin-left="0in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order-bottom="none" fo:border-left="none" fo:border-right="none" fo:border-top="0.74pt groove #000000"/>
      <style:text-properties fo:font-size="12pt" style:font-size-asian="12pt" style:font-size-complex="12pt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 style:data-style-name="N2">
      <style:table-cell-properties fo:border-bottom="none" fo:border-left="0.74pt groove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2">
      <style:table-cell-properties fo:border-bottom="none" fo:border-left="0.74pt groove #000000" fo:border-right="none" fo:border-top="0.74pt groove #000000"/>
      <style:text-properties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0">
      <style:text-properties fo:font-size="12pt" style:font-size-asian="12pt" style:font-size-complex="12pt"/>
    </style:style>
    <style:style style:name="ce100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none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 style:data-style-name="N2">
      <style:table-cell-properties fo:border-bottom="none" fo:border-left="none" fo:border-right="none" fo:border-top="0.74pt groove #000000"/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10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 style:data-style-name="N2">
      <style:table-cell-properties fo:border-bottom="none" fo:border-left="none" fo:border-right="0.74pt groove #000000" fo:border-top="0.74pt groove #000000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2">
      <style:table-cell-properties fo:border-bottom="none" fo:border-left="none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2">
      <style:table-cell-properties fo:border-bottom="none" style:text-align-source="value-type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70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71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49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>
      <style:table-cell-properties fo:border-bottom="none" fo:wrap-option="wrap" fo:border-left="0.74pt groove #000000" fo:border-right="0.74pt groove #000000" fo:border-top="none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8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number-columns-repeated="3" table:default-cell-style-name="ce9"/>
        <table:table-column table:style-name="co2" table:number-columns-repeated="2" table:default-cell-style-name="ce9"/>
        <table:table-column table:style-name="co5" table:number-columns-repeated="5" table:default-cell-style-name="ce9"/>
        <table:table-column table:style-name="co3" table:default-cell-style-name="ce9"/>
        <table:table-column table:style-name="co5" table:number-columns-repeated="4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8" table:number-columns-repeated="16350" table:default-cell-style-name="ce9"/>
        <table:table-row table:style-name="ro1">
          <table:table-cell table:style-name="ce84" office:value-type="string" calcext:value-type="string">
            <text:p>UIE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31"/>
          <table:table-cell table:style-name="ce13" office:value-type="string" calcext:value-type="string" table:number-columns-spanned="2" table:number-rows-spanned="1">
            <text:p>Type</text:p>
          </table:table-cell>
          <table:covered-table-cell table:style-name="ce13"/>
          <table:table-cell table:style-name="ce35"/>
          <table:table-cell table:style-name="ce17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31"/>
          <table:table-cell table:style-name="ce60" office:value-type="string" calcext:value-type="string" table:number-columns-spanned="2" table:number-rows-spanned="1">
            <text:p>Type</text:p>
          </table:table-cell>
          <table:covered-table-cell table:style-name="ce38"/>
          <table:table-cell table:style-name="ce13" table:number-columns-spanned="2" table:number-rows-spanned="1"/>
          <table:covered-table-cell table:style-name="ce13"/>
          <table:table-cell table:style-name="ce31"/>
          <table:table-cell table:style-name="ce44" table:formula="of:=IF([.A1]&lt;&gt;&quot;&quot;; [.A1]; &quot;&quot;)" office:value-type="string" office:string-value="UIE" calcext:value-type="string">
            <text:p>UIE</text:p>
          </table:table-cell>
          <table:table-cell table:style-name="ce31" table:number-columns-repeated="2"/>
          <table:table-cell table:style-name="ce120"/>
          <table:table-cell table:style-name="ce48"/>
          <table:table-cell table:style-name="ce35"/>
          <table:table-cell table:style-name="ce31" table:number-columns-repeated="3"/>
          <table:table-cell table:style-name="ce48"/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large</text:p>
          </table:table-cell>
          <table:table-cell table:style-name="ce17" office:value-type="string" calcext:value-type="string" table:number-columns-spanned="2" table:number-rows-spanned="1">
            <text:p>F1</text:p>
          </table:table-cell>
          <table:covered-table-cell table:style-name="ce31"/>
          <table:table-cell table:style-name="ce17" office:value-type="string" calcext:value-type="string" table:number-columns-spanned="2" table:number-rows-spanned="1">
            <text:p>P</text:p>
          </table:table-cell>
          <table:covered-table-cell table:style-name="ce31"/>
          <table:table-cell table:style-name="ce17" office:value-type="string" calcext:value-type="string" table:number-columns-spanned="2" table:number-rows-spanned="1">
            <text:p>R</text:p>
          </table:table-cell>
          <table:covered-table-cell table:style-name="ce31"/>
          <table:table-cell table:style-name="ce13" office:value-type="string" calcext:value-type="string" table:number-columns-spanned="2" table:number-rows-spanned="1">
            <text:p>F1</text:p>
          </table:table-cell>
          <table:covered-table-cell table:style-name="ce13"/>
          <table:table-cell table:style-name="ce35"/>
          <table:table-cell table:style-name="ce17" office:value-type="string" calcext:value-type="string" table:number-columns-spanned="2" table:number-rows-spanned="1">
            <text:p>F1</text:p>
          </table:table-cell>
          <table:covered-table-cell table:style-name="ce31"/>
          <table:table-cell table:style-name="ce113" office:value-type="string" calcext:value-type="string" table:number-columns-spanned="2" table:number-rows-spanned="1">
            <text:p>P</text:p>
          </table:table-cell>
          <table:covered-table-cell table:style-name="ce31"/>
          <table:table-cell table:style-name="ce17" office:value-type="string" calcext:value-type="string" table:number-columns-spanned="2" table:number-rows-spanned="1">
            <text:p>R</text:p>
          </table:table-cell>
          <table:covered-table-cell table:style-name="ce31"/>
          <table:table-cell table:style-name="ce60" office:value-type="string" calcext:value-type="string" table:number-columns-spanned="2" table:number-rows-spanned="1">
            <text:p>F1</text:p>
          </table:table-cell>
          <table:covered-table-cell table:style-name="ce38"/>
          <table:table-cell table:style-name="ce13" table:number-columns-spanned="2" table:number-rows-spanned="1"/>
          <table:covered-table-cell table:style-name="ce13"/>
          <table:table-cell table:style-name="ce31"/>
          <table:table-cell table:style-name="ce44" table:formula="of:=IF([.A2]&lt;&gt;&quot;&quot;; [.A2]; &quot;&quot;)" office:value-type="string" office:string-value="large" calcext:value-type="string">
            <text:p>large</text:p>
          </table:table-cell>
          <table:table-cell table:style-name="ce13" office:value-type="string" calcext:value-type="string" table:number-columns-spanned="3" table:number-rows-spanned="1">
            <text:p>Strict Match</text:p>
          </table:table-cell>
          <table:covered-table-cell table:style-name="ce13"/>
          <table:covered-table-cell table:style-name="ce60"/>
          <table:table-cell table:style-name="ce60" office:value-type="string" calcext:value-type="string">
            <text:p>Type</text:p>
          </table:table-cell>
          <table:table-cell table:style-name="ce35"/>
          <table:table-cell table:style-name="ce13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13"/>
          <table:table-cell table:style-name="ce60" office:value-type="string" calcext:value-type="string">
            <text:p>Type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4" office:value-type="string" calcext:value-type="string">
            <text:p>T5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83"/>
          <table:table-cell table:style-name="ce92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/>
          <table:table-cell table:style-name="ce116"/>
          <table:table-cell table:style-name="ce31"/>
          <table:table-cell table:style-name="ce44" table:formula="of:=IF([.A3]&lt;&gt;&quot;&quot;; [.A3]; &quot;&quot;)" office:value-type="string" office:string-value="T5" calcext:value-type="string">
            <text:p>T5</text:p>
          </table:table-cell>
          <table:table-cell table:style-name="ce13" office:value-type="string" calcext:value-type="string">
            <text:p>F1</text:p>
          </table:table-cell>
          <table:table-cell table:style-name="ce60" office:value-type="string" calcext:value-type="string">
            <text:p>P</text:p>
          </table:table-cell>
          <table:table-cell table:style-name="ce60" office:value-type="string" calcext:value-type="string">
            <text:p>R</text:p>
          </table:table-cell>
          <table:table-cell table:style-name="ce60" office:value-type="string" calcext:value-type="string">
            <text:p>F1</text:p>
          </table:table-cell>
          <table:table-cell table:style-name="ce35"/>
          <table:table-cell table:style-name="ce60" office:value-type="string" calcext:value-type="string">
            <text:p>F1</text:p>
          </table:table-cell>
          <table:table-cell table:style-name="ce60" office:value-type="string" calcext:value-type="string">
            <text:p>P</text:p>
          </table:table-cell>
          <table:table-cell table:style-name="ce60" office:value-type="string" calcext:value-type="string">
            <text:p>R</text:p>
          </table:table-cell>
          <table:table-cell table:style-name="ce60" office:value-type="string" calcext:value-type="string">
            <text:p>F1</text:p>
          </table:table-cell>
          <table:table-cell table:style-name="ce13" table:number-columns-repeated="2"/>
          <table:table-cell table:number-columns-repeated="16351"/>
        </table:table-row>
        <table:table-row table:style-name="ro1">
          <table:table-cell table:style-name="ce82"/>
          <table:table-cell table:style-name="ce93" table:number-columns-repeated="2"/>
          <table:table-cell table:style-name="ce105"/>
          <table:table-cell table:style-name="ce93"/>
          <table:table-cell table:style-name="ce105"/>
          <table:table-cell table:style-name="ce106"/>
          <table:table-cell table:style-name="ce93"/>
          <table:table-cell table:style-name="ce106" table:number-columns-repeated="2"/>
          <table:table-cell table:style-name="ce93"/>
          <table:table-cell table:style-name="ce106"/>
          <table:table-cell table:style-name="ce93" table:number-columns-repeated="2"/>
          <table:table-cell table:style-name="ce105"/>
          <table:table-cell table:style-name="ce106"/>
          <table:table-cell table:style-name="ce105"/>
          <table:table-cell table:style-name="ce106"/>
          <table:table-cell table:style-name="ce93" table:number-columns-repeated="3"/>
          <table:table-cell table:style-name="ce45" table:formula="of:=IF([.A4]&lt;&gt;&quot;&quot;; [.A4]; &quot;&quot;)">
            <text:p/>
          </table:table-cell>
          <table:table-cell table:style-name="ce31"/>
          <table:table-cell table:style-name="ce48" table:number-columns-repeated="3"/>
          <table:table-cell table:style-name="ce52"/>
          <table:table-cell table:style-name="ce48" table:number-columns-repeated="3"/>
          <table:table-cell table:style-name="ce35"/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3"/>
          <table:table-cell table:style-name="ce94"/>
          <table:table-cell table:style-name="ce100"/>
          <table:table-cell table:style-name="ce94"/>
          <table:table-cell table:style-name="ce100"/>
          <table:table-cell table:style-name="ce94"/>
          <table:table-cell table:style-name="ce107"/>
          <table:table-cell table:style-name="ce94"/>
          <table:table-cell table:style-name="ce107" table:number-columns-repeated="2"/>
          <table:table-cell table:style-name="ce100"/>
          <table:table-cell table:style-name="ce107"/>
          <table:table-cell table:style-name="ce100"/>
          <table:table-cell table:style-name="ce107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24"/>
          <table:table-cell table:style-name="ce46" table:formula="of:=IF([.A5]&lt;&gt;&quot;&quot;; [.A5]; &quot;&quot;)">
            <text:p/>
          </table:table-cell>
          <table:table-cell table:style-name="ce24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49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49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24" table:formula="of:=IF(AND([.E5]&lt;&gt;&quot;&quot;; [.F5]&lt;&gt;&quot;&quot;); &quot; $&quot; &amp; TEXT([.E5]; &quot;0.00&quot;) &amp; &quot;_{\pm &quot; &amp; TEXT([.F5]; &quot;0.00&quot;) &amp; &quot;}$ &quot;; &quot;&quot;)">
            <text:p/>
          </table:table-cell>
          <table:table-cell table:style-name="ce35"/>
          <table:table-cell table:style-name="ce49" table:number-columns-repeated="4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4" office:value-type="string" calcext:value-type="string">
            <text:p>TempEval</text:p>
          </table:table-cell>
          <table:table-cell table:style-name="ce95" office:value-type="float" office:value="93.4876012356286" calcext:value-type="float">
            <text:p>93.49</text:p>
          </table:table-cell>
          <table:table-cell table:style-name="ce101" office:value-type="float" office:value="1.04027424017095" calcext:value-type="float">
            <text:p>1.04</text:p>
          </table:table-cell>
          <table:table-cell table:style-name="ce95" office:value-type="float" office:value="93.7582509898352" calcext:value-type="float">
            <text:p>93.76</text:p>
          </table:table-cell>
          <table:table-cell table:style-name="ce101" office:value-type="float" office:value="1.17762356232064" calcext:value-type="float">
            <text:p>1.18</text:p>
          </table:table-cell>
          <table:table-cell table:style-name="ce95" office:value-type="float" office:value="93.2381716531505" calcext:value-type="float">
            <text:p>93.24</text:p>
          </table:table-cell>
          <table:table-cell table:style-name="ce108" office:value-type="float" office:value="1.61989846993197" calcext:value-type="float">
            <text:p>1.62</text:p>
          </table:table-cell>
          <table:table-cell table:style-name="ce95" office:value-type="float" office:value="91.1012533007149" calcext:value-type="float">
            <text:p>91.10</text:p>
          </table:table-cell>
          <table:table-cell table:style-name="ce108" office:value-type="float" office:value="0.896936989734984" calcext:value-type="float">
            <text:p>0.90</text:p>
          </table:table-cell>
          <table:table-cell table:style-name="ce108"/>
          <table:table-cell table:style-name="ce101" office:value-type="float" office:value="96.4998319528185" calcext:value-type="float">
            <text:p>96.50</text:p>
          </table:table-cell>
          <table:table-cell table:style-name="ce108" office:value-type="float" office:value="0.874710299920996" calcext:value-type="float">
            <text:p>0.87</text:p>
          </table:table-cell>
          <table:table-cell table:style-name="ce101" office:value-type="float" office:value="96.7778647497738" calcext:value-type="float">
            <text:p>96.78</text:p>
          </table:table-cell>
          <table:table-cell table:style-name="ce108" office:value-type="float" office:value="0.916401793406468" calcext:value-type="float">
            <text:p>0.92</text:p>
          </table:table-cell>
          <table:table-cell table:style-name="ce95" office:value-type="float" office:value="96.243641704888" calcext:value-type="float">
            <text:p>96.24</text:p>
          </table:table-cell>
          <table:table-cell table:style-name="ce108" office:value-type="float" office:value="1.62352261826496" calcext:value-type="float">
            <text:p>1.62</text:p>
          </table:table-cell>
          <table:table-cell table:style-name="ce95" office:value-type="float" office:value="93.7407966704024" calcext:value-type="float">
            <text:p>93.74</text:p>
          </table:table-cell>
          <table:table-cell table:style-name="ce39" office:value-type="float" office:value="1.40317533707449" calcext:value-type="float">
            <text:p>1.40</text:p>
          </table:table-cell>
          <table:table-cell table:style-name="ce115"/>
          <table:table-cell table:style-name="ce117"/>
          <table:table-cell table:style-name="ce31"/>
          <table:table-cell table:style-name="ce70" table:formula="of:=IF([.A6]&lt;&gt;&quot;&quot;; [.A6]; &quot;&quot;)" office:value-type="string" office:string-value="TempEval" calcext:value-type="string">
            <text:p>TempEval</text:p>
          </table:table-cell>
          <table:table-cell table:style-name="ce121" table:formula="of:=IF(AND([.B6]&lt;&gt;&quot;&quot;; [.C6]&lt;&gt;&quot;&quot;); &quot; $&quot; &amp; TEXT([.B6]; &quot;0.00&quot;) &amp; &quot;_{\pm &quot; &amp; TEXT([.C6]; &quot;0.00&quot;) &amp; &quot;}$ &quot;; &quot;&quot;)" office:value-type="string" office:string-value=" $93.49_{\pm 1.04}$ " calcext:value-type="string">
            <text:p><text:s/>$93.49_{\pm 1.04}$ </text:p>
          </table:table-cell>
          <table:table-cell table:style-name="ce50" table:formula="of:=IF(AND([.D6]&lt;&gt;&quot;&quot;; [.E6]&lt;&gt;&quot;&quot;); &quot; $&quot; &amp; TEXT([.D6]; &quot;0.00&quot;) &amp; &quot;_{\pm &quot; &amp; TEXT([.E6]; &quot;0.00&quot;) &amp; &quot;}$ &quot;; &quot;&quot;)" office:value-type="string" office:string-value=" $93.76_{\pm 1.18}$ " calcext:value-type="string">
            <text:p><text:s/>$93.76_{\pm 1.18}$ </text:p>
          </table:table-cell>
          <table:table-cell table:style-name="ce50" table:formula="of:=IF(AND([.F6]&lt;&gt;&quot;&quot;; [.G6]&lt;&gt;&quot;&quot;); &quot; $&quot; &amp; TEXT([.F6]; &quot;0.00&quot;) &amp; &quot;_{\pm &quot; &amp; TEXT([.G6]; &quot;0.00&quot;) &amp; &quot;}$ &quot;; &quot;&quot;)" office:value-type="string" office:string-value=" $93.24_{\pm 1.62}$ " calcext:value-type="string">
            <text:p><text:s/>$93.24_{\pm 1.62}$ </text:p>
          </table:table-cell>
          <table:table-cell table:style-name="ce121" table:formula="of:=IF(AND([.H6]&lt;&gt;&quot;&quot;; [.I6]&lt;&gt;&quot;&quot;); &quot; $&quot; &amp; TEXT([.H6]; &quot;0.00&quot;) &amp; &quot;_{\pm &quot; &amp; TEXT([.I6]; &quot;0.00&quot;) &amp; &quot;}$ &quot;; &quot;&quot;)" office:value-type="string" office:string-value=" $91.10_{\pm 0.90}$ " calcext:value-type="string">
            <text:p><text:s/>$91.10_{\pm 0.90}$ </text:p>
          </table:table-cell>
          <table:table-cell table:style-name="ce35"/>
          <table:table-cell table:style-name="ce50" table:formula="of:=IF(AND([.K6]&lt;&gt;&quot;&quot;; [.L6]&lt;&gt;&quot;&quot;); &quot; $&quot; &amp; TEXT([.K6]; &quot;0.00&quot;) &amp; &quot;_{\pm &quot; &amp; TEXT([.L6]; &quot;0.00&quot;) &amp; &quot;}$ &quot;; &quot;&quot;)" office:value-type="string" office:string-value=" $96.50_{\pm 0.87}$ " calcext:value-type="string">
            <text:p><text:s/>$96.50_{\pm 0.87}$ </text:p>
          </table:table-cell>
          <table:table-cell table:style-name="ce50" table:formula="of:=IF(AND([.M6]&lt;&gt;&quot;&quot;; [.N6]&lt;&gt;&quot;&quot;); &quot; $&quot; &amp; TEXT([.M6]; &quot;0.00&quot;) &amp; &quot;_{\pm &quot; &amp; TEXT([.N6]; &quot;0.00&quot;) &amp; &quot;}$ &quot;; &quot;&quot;)" office:value-type="string" office:string-value=" $96.78_{\pm 0.92}$ " calcext:value-type="string">
            <text:p><text:s/>$96.78_{\pm 0.92}$ </text:p>
          </table:table-cell>
          <table:table-cell table:style-name="ce50" table:formula="of:=IF(AND([.O6]&lt;&gt;&quot;&quot;; [.P6]&lt;&gt;&quot;&quot;); &quot; $&quot; &amp; TEXT([.O6]; &quot;0.00&quot;) &amp; &quot;_{\pm &quot; &amp; TEXT([.P6]; &quot;0.00&quot;) &amp; &quot;}$ &quot;; &quot;&quot;)" office:value-type="string" office:string-value=" $96.24_{\pm 1.62}$ " calcext:value-type="string">
            <text:p><text:s/>$96.24_{\pm 1.62}$ </text:p>
          </table:table-cell>
          <table:table-cell table:style-name="ce50" table:formula="of:=IF(AND([.Q6]&lt;&gt;&quot;&quot;; [.R6]&lt;&gt;&quot;&quot;); &quot; $&quot; &amp; TEXT([.Q6]; &quot;0.00&quot;) &amp; &quot;_{\pm &quot; &amp; TEXT([.R6]; &quot;0.00&quot;) &amp; &quot;}$ &quot;; &quot;&quot;)" office:value-type="string" office:string-value=" $93.74_{\pm 1.40}$ " calcext:value-type="string">
            <text:p><text:s/>$93.74_{\pm 1.40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95" office:value-type="float" office:value="93.0772395855976" calcext:value-type="float">
            <text:p>93.08</text:p>
          </table:table-cell>
          <table:table-cell table:style-name="ce101" office:value-type="float" office:value="0.874133602787742" calcext:value-type="float">
            <text:p>0.87</text:p>
          </table:table-cell>
          <table:table-cell table:style-name="ce95" office:value-type="float" office:value="92.9744236475475" calcext:value-type="float">
            <text:p>92.97</text:p>
          </table:table-cell>
          <table:table-cell table:style-name="ce101" office:value-type="float" office:value="0.990580774547462" calcext:value-type="float">
            <text:p>0.99</text:p>
          </table:table-cell>
          <table:table-cell table:style-name="ce95" office:value-type="float" office:value="93.1933076694721" calcext:value-type="float">
            <text:p>93.19</text:p>
          </table:table-cell>
          <table:table-cell table:style-name="ce108" office:value-type="float" office:value="1.32642958360905" calcext:value-type="float">
            <text:p>1.33</text:p>
          </table:table-cell>
          <table:table-cell table:style-name="ce95" office:value-type="float" office:value="93.0772395855976" calcext:value-type="float">
            <text:p>93.08</text:p>
          </table:table-cell>
          <table:table-cell table:style-name="ce108" office:value-type="float" office:value="0.874133602787742" calcext:value-type="float">
            <text:p>0.87</text:p>
          </table:table-cell>
          <table:table-cell table:style-name="ce108"/>
          <table:table-cell table:style-name="ce101" office:value-type="float" office:value="94.9763108768107" calcext:value-type="float">
            <text:p>94.98</text:p>
          </table:table-cell>
          <table:table-cell table:style-name="ce108" office:value-type="float" office:value="1.03163159352242" calcext:value-type="float">
            <text:p>1.03</text:p>
          </table:table-cell>
          <table:table-cell table:style-name="ce101" office:value-type="float" office:value="94.8734600227281" calcext:value-type="float">
            <text:p>94.87</text:p>
          </table:table-cell>
          <table:table-cell table:style-name="ce108" office:value-type="float" office:value="1.29388634373413" calcext:value-type="float">
            <text:p>1.29</text:p>
          </table:table-cell>
          <table:table-cell table:style-name="ce95" office:value-type="float" office:value="95.0925999890226" calcext:value-type="float">
            <text:p>95.09</text:p>
          </table:table-cell>
          <table:table-cell table:style-name="ce108" office:value-type="float" office:value="1.29834543531024" calcext:value-type="float">
            <text:p>1.30</text:p>
          </table:table-cell>
          <table:table-cell table:style-name="ce95" office:value-type="float" office:value="94.9763108768107" calcext:value-type="float">
            <text:p>94.98</text:p>
          </table:table-cell>
          <table:table-cell table:style-name="ce108" office:value-type="float" office:value="1.03163159352242" calcext:value-type="float">
            <text:p>1.03</text:p>
          </table:table-cell>
          <table:table-cell table:style-name="ce115" table:number-columns-repeated="2"/>
          <table:table-cell table:style-name="ce31"/>
          <table:table-cell table:style-name="ce70" table:formula="of:=IF([.A7]&lt;&gt;&quot;&quot;; [.A7]; &quot;&quot;)" office:value-type="string" office:string-value="Date" calcext:value-type="string">
            <text:p>Date</text:p>
          </table:table-cell>
          <table:table-cell table:style-name="ce121" table:formula="of:=IF(AND([.B7]&lt;&gt;&quot;&quot;; [.C7]&lt;&gt;&quot;&quot;); &quot; $&quot; &amp; TEXT([.B7]; &quot;0.00&quot;) &amp; &quot;_{\pm &quot; &amp; TEXT([.C7]; &quot;0.00&quot;) &amp; &quot;}$ &quot;; &quot;&quot;)" office:value-type="string" office:string-value=" $93.08_{\pm 0.87}$ " calcext:value-type="string">
            <text:p><text:s/>$93.08_{\pm 0.87}$ </text:p>
          </table:table-cell>
          <table:table-cell table:style-name="ce50" table:formula="of:=IF(AND([.D7]&lt;&gt;&quot;&quot;; [.E7]&lt;&gt;&quot;&quot;); &quot; $&quot; &amp; TEXT([.D7]; &quot;0.00&quot;) &amp; &quot;_{\pm &quot; &amp; TEXT([.E7]; &quot;0.00&quot;) &amp; &quot;}$ &quot;; &quot;&quot;)" office:value-type="string" office:string-value=" $92.97_{\pm 0.99}$ " calcext:value-type="string">
            <text:p><text:s/>$92.97_{\pm 0.99}$ </text:p>
          </table:table-cell>
          <table:table-cell table:style-name="ce50" table:formula="of:=IF(AND([.F7]&lt;&gt;&quot;&quot;; [.G7]&lt;&gt;&quot;&quot;); &quot; $&quot; &amp; TEXT([.F7]; &quot;0.00&quot;) &amp; &quot;_{\pm &quot; &amp; TEXT([.G7]; &quot;0.00&quot;) &amp; &quot;}$ &quot;; &quot;&quot;)" office:value-type="string" office:string-value=" $93.19_{\pm 1.33}$ " calcext:value-type="string">
            <text:p><text:s/>$93.19_{\pm 1.33}$ </text:p>
          </table:table-cell>
          <table:table-cell table:style-name="ce121" table:formula="of:=IF(AND([.H7]&lt;&gt;&quot;&quot;; [.I7]&lt;&gt;&quot;&quot;); &quot; $&quot; &amp; TEXT([.H7]; &quot;0.00&quot;) &amp; &quot;_{\pm &quot; &amp; TEXT([.I7]; &quot;0.00&quot;) &amp; &quot;}$ &quot;; &quot;&quot;)" office:value-type="string" office:string-value=" $93.08_{\pm 0.87}$ " calcext:value-type="string">
            <text:p><text:s/>$93.08_{\pm 0.87}$ </text:p>
          </table:table-cell>
          <table:table-cell table:style-name="ce35"/>
          <table:table-cell table:style-name="ce50" table:formula="of:=IF(AND([.K7]&lt;&gt;&quot;&quot;; [.L7]&lt;&gt;&quot;&quot;); &quot; $&quot; &amp; TEXT([.K7]; &quot;0.00&quot;) &amp; &quot;_{\pm &quot; &amp; TEXT([.L7]; &quot;0.00&quot;) &amp; &quot;}$ &quot;; &quot;&quot;)" office:value-type="string" office:string-value=" $94.98_{\pm 1.03}$ " calcext:value-type="string">
            <text:p><text:s/>$94.98_{\pm 1.03}$ </text:p>
          </table:table-cell>
          <table:table-cell table:style-name="ce50" table:formula="of:=IF(AND([.M7]&lt;&gt;&quot;&quot;; [.N7]&lt;&gt;&quot;&quot;); &quot; $&quot; &amp; TEXT([.M7]; &quot;0.00&quot;) &amp; &quot;_{\pm &quot; &amp; TEXT([.N7]; &quot;0.00&quot;) &amp; &quot;}$ &quot;; &quot;&quot;)" office:value-type="string" office:string-value=" $94.87_{\pm 1.29}$ " calcext:value-type="string">
            <text:p><text:s/>$94.87_{\pm 1.29}$ </text:p>
          </table:table-cell>
          <table:table-cell table:style-name="ce50" table:formula="of:=IF(AND([.O7]&lt;&gt;&quot;&quot;; [.P7]&lt;&gt;&quot;&quot;); &quot; $&quot; &amp; TEXT([.O7]; &quot;0.00&quot;) &amp; &quot;_{\pm &quot; &amp; TEXT([.P7]; &quot;0.00&quot;) &amp; &quot;}$ &quot;; &quot;&quot;)" office:value-type="string" office:string-value=" $95.09_{\pm 1.30}$ " calcext:value-type="string">
            <text:p><text:s/>$95.09_{\pm 1.30}$ </text:p>
          </table:table-cell>
          <table:table-cell table:style-name="ce50" table:formula="of:=IF(AND([.Q7]&lt;&gt;&quot;&quot;; [.R7]&lt;&gt;&quot;&quot;); &quot; $&quot; &amp; TEXT([.Q7]; &quot;0.00&quot;) &amp; &quot;_{\pm &quot; &amp; TEXT([.R7]; &quot;0.00&quot;) &amp; &quot;}$ &quot;; &quot;&quot;)" office:value-type="string" office:string-value=" $94.98_{\pm 1.03}$ " calcext:value-type="string">
            <text:p><text:s/>$94.98_{\pm 1.03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95" office:value-type="float" office:value="78.262558356676" calcext:value-type="float">
            <text:p>78.26</text:p>
          </table:table-cell>
          <table:table-cell table:style-name="ce101" office:value-type="float" office:value="10.7607539614057" calcext:value-type="float">
            <text:p>10.76</text:p>
          </table:table-cell>
          <table:table-cell table:style-name="ce95" office:value-type="float" office:value="86.4393939393939" calcext:value-type="float">
            <text:p>86.44</text:p>
          </table:table-cell>
          <table:table-cell table:style-name="ce101" office:value-type="float" office:value="11.325440859056" calcext:value-type="float">
            <text:p>11.33</text:p>
          </table:table-cell>
          <table:table-cell table:style-name="ce95" office:value-type="float" office:value="73.8650793650794" calcext:value-type="float">
            <text:p>73.87</text:p>
          </table:table-cell>
          <table:table-cell table:style-name="ce108" office:value-type="float" office:value="16.6668693298336" calcext:value-type="float">
            <text:p>16.67</text:p>
          </table:table-cell>
          <table:table-cell table:style-name="ce95" office:value-type="float" office:value="78.262558356676" calcext:value-type="float">
            <text:p>78.26</text:p>
          </table:table-cell>
          <table:table-cell table:style-name="ce108" office:value-type="float" office:value="10.7607539614057" calcext:value-type="float">
            <text:p>10.76</text:p>
          </table:table-cell>
          <table:table-cell table:style-name="ce108"/>
          <table:table-cell table:style-name="ce101" office:value-type="float" office:value="78.262558356676" calcext:value-type="float">
            <text:p>78.26</text:p>
          </table:table-cell>
          <table:table-cell table:style-name="ce108" office:value-type="float" office:value="10.7607539614057" calcext:value-type="float">
            <text:p>10.76</text:p>
          </table:table-cell>
          <table:table-cell table:style-name="ce101" office:value-type="float" office:value="86.4393939393939" calcext:value-type="float">
            <text:p>86.44</text:p>
          </table:table-cell>
          <table:table-cell table:style-name="ce108" office:value-type="float" office:value="11.325440859056" calcext:value-type="float">
            <text:p>11.33</text:p>
          </table:table-cell>
          <table:table-cell table:style-name="ce95" office:value-type="float" office:value="73.8650793650794" calcext:value-type="float">
            <text:p>73.87</text:p>
          </table:table-cell>
          <table:table-cell table:style-name="ce108" office:value-type="float" office:value="16.6668693298336" calcext:value-type="float">
            <text:p>16.67</text:p>
          </table:table-cell>
          <table:table-cell table:style-name="ce95" office:value-type="float" office:value="78.262558356676" calcext:value-type="float">
            <text:p>78.26</text:p>
          </table:table-cell>
          <table:table-cell table:style-name="ce108" office:value-type="float" office:value="10.7607539614057" calcext:value-type="float">
            <text:p>10.76</text:p>
          </table:table-cell>
          <table:table-cell table:style-name="ce115" table:number-columns-repeated="2"/>
          <table:table-cell table:style-name="ce31"/>
          <table:table-cell table:style-name="ce70" table:formula="of:=IF([.A8]&lt;&gt;&quot;&quot;; [.A8]; &quot;&quot;)" office:value-type="string" office:string-value="Time" calcext:value-type="string">
            <text:p>Time</text:p>
          </table:table-cell>
          <table:table-cell table:style-name="ce121" table:formula="of:=IF(AND([.B8]&lt;&gt;&quot;&quot;; [.C8]&lt;&gt;&quot;&quot;); &quot; $&quot; &amp; TEXT([.B8]; &quot;0.00&quot;) &amp; &quot;_{\pm &quot; &amp; TEXT([.C8]; &quot;0.00&quot;) &amp; &quot;}$ &quot;; &quot;&quot;)" office:value-type="string" office:string-value=" $78.26_{\pm 10.76}$ " calcext:value-type="string">
            <text:p><text:s/>$78.26_{\pm 10.76}$ </text:p>
          </table:table-cell>
          <table:table-cell table:style-name="ce50" table:formula="of:=IF(AND([.D8]&lt;&gt;&quot;&quot;; [.E8]&lt;&gt;&quot;&quot;); &quot; $&quot; &amp; TEXT([.D8]; &quot;0.00&quot;) &amp; &quot;_{\pm &quot; &amp; TEXT([.E8]; &quot;0.00&quot;) &amp; &quot;}$ &quot;; &quot;&quot;)" office:value-type="string" office:string-value=" $86.44_{\pm 11.33}$ " calcext:value-type="string">
            <text:p><text:s/>$86.44_{\pm 11.33}$ </text:p>
          </table:table-cell>
          <table:table-cell table:style-name="ce50" table:formula="of:=IF(AND([.F8]&lt;&gt;&quot;&quot;; [.G8]&lt;&gt;&quot;&quot;); &quot; $&quot; &amp; TEXT([.F8]; &quot;0.00&quot;) &amp; &quot;_{\pm &quot; &amp; TEXT([.G8]; &quot;0.00&quot;) &amp; &quot;}$ &quot;; &quot;&quot;)" office:value-type="string" office:string-value=" $73.87_{\pm 16.67}$ " calcext:value-type="string">
            <text:p><text:s/>$73.87_{\pm 16.67}$ </text:p>
          </table:table-cell>
          <table:table-cell table:style-name="ce121" table:formula="of:=IF(AND([.H8]&lt;&gt;&quot;&quot;; [.I8]&lt;&gt;&quot;&quot;); &quot; $&quot; &amp; TEXT([.H8]; &quot;0.00&quot;) &amp; &quot;_{\pm &quot; &amp; TEXT([.I8]; &quot;0.00&quot;) &amp; &quot;}$ &quot;; &quot;&quot;)" office:value-type="string" office:string-value=" $78.26_{\pm 10.76}$ " calcext:value-type="string">
            <text:p><text:s/>$78.26_{\pm 10.76}$ </text:p>
          </table:table-cell>
          <table:table-cell table:style-name="ce35"/>
          <table:table-cell table:style-name="ce50" table:formula="of:=IF(AND([.K8]&lt;&gt;&quot;&quot;; [.L8]&lt;&gt;&quot;&quot;); &quot; $&quot; &amp; TEXT([.K8]; &quot;0.00&quot;) &amp; &quot;_{\pm &quot; &amp; TEXT([.L8]; &quot;0.00&quot;) &amp; &quot;}$ &quot;; &quot;&quot;)" office:value-type="string" office:string-value=" $78.26_{\pm 10.76}$ " calcext:value-type="string">
            <text:p><text:s/>$78.26_{\pm 10.76}$ </text:p>
          </table:table-cell>
          <table:table-cell table:style-name="ce50" table:formula="of:=IF(AND([.M8]&lt;&gt;&quot;&quot;; [.N8]&lt;&gt;&quot;&quot;); &quot; $&quot; &amp; TEXT([.M8]; &quot;0.00&quot;) &amp; &quot;_{\pm &quot; &amp; TEXT([.N8]; &quot;0.00&quot;) &amp; &quot;}$ &quot;; &quot;&quot;)" office:value-type="string" office:string-value=" $86.44_{\pm 11.33}$ " calcext:value-type="string">
            <text:p><text:s/>$86.44_{\pm 11.33}$ </text:p>
          </table:table-cell>
          <table:table-cell table:style-name="ce50" table:formula="of:=IF(AND([.O8]&lt;&gt;&quot;&quot;; [.P8]&lt;&gt;&quot;&quot;); &quot; $&quot; &amp; TEXT([.O8]; &quot;0.00&quot;) &amp; &quot;_{\pm &quot; &amp; TEXT([.P8]; &quot;0.00&quot;) &amp; &quot;}$ &quot;; &quot;&quot;)" office:value-type="string" office:string-value=" $73.87_{\pm 16.67}$ " calcext:value-type="string">
            <text:p><text:s/>$73.87_{\pm 16.67}$ </text:p>
          </table:table-cell>
          <table:table-cell table:style-name="ce50" table:formula="of:=IF(AND([.Q8]&lt;&gt;&quot;&quot;; [.R8]&lt;&gt;&quot;&quot;); &quot; $&quot; &amp; TEXT([.Q8]; &quot;0.00&quot;) &amp; &quot;_{\pm &quot; &amp; TEXT([.R8]; &quot;0.00&quot;) &amp; &quot;}$ &quot;; &quot;&quot;)" office:value-type="string" office:string-value=" $78.26_{\pm 10.76}$ " calcext:value-type="string">
            <text:p><text:s/>$78.26_{\pm 10.76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95" office:value-type="float" office:value="83.8779462738803" calcext:value-type="float">
            <text:p>83.88</text:p>
          </table:table-cell>
          <table:table-cell table:style-name="ce101" office:value-type="float" office:value="5.55237754245654" calcext:value-type="float">
            <text:p>5.55</text:p>
          </table:table-cell>
          <table:table-cell table:style-name="ce95" office:value-type="float" office:value="84.1255515537595" calcext:value-type="float">
            <text:p>84.13</text:p>
          </table:table-cell>
          <table:table-cell table:style-name="ce101" office:value-type="float" office:value="7.23128494032254" calcext:value-type="float">
            <text:p>7.23</text:p>
          </table:table-cell>
          <table:table-cell table:style-name="ce95" office:value-type="float" office:value="83.9601389363564" calcext:value-type="float">
            <text:p>83.96</text:p>
          </table:table-cell>
          <table:table-cell table:style-name="ce108" office:value-type="float" office:value="5.550788805824" calcext:value-type="float">
            <text:p>5.55</text:p>
          </table:table-cell>
          <table:table-cell table:style-name="ce95" office:value-type="float" office:value="83.8779462738803" calcext:value-type="float">
            <text:p>83.88</text:p>
          </table:table-cell>
          <table:table-cell table:style-name="ce108" office:value-type="float" office:value="5.55237754245654" calcext:value-type="float">
            <text:p>5.55</text:p>
          </table:table-cell>
          <table:table-cell table:style-name="ce108"/>
          <table:table-cell table:style-name="ce101" office:value-type="float" office:value="88.803639175213" calcext:value-type="float">
            <text:p>88.80</text:p>
          </table:table-cell>
          <table:table-cell table:style-name="ce108" office:value-type="float" office:value="4.18847818063578" calcext:value-type="float">
            <text:p>4.19</text:p>
          </table:table-cell>
          <table:table-cell table:style-name="ce101" office:value-type="float" office:value="88.9303126404972" calcext:value-type="float">
            <text:p>88.93</text:p>
          </table:table-cell>
          <table:table-cell table:style-name="ce108" office:value-type="float" office:value="4.63385208662603" calcext:value-type="float">
            <text:p>4.63</text:p>
          </table:table-cell>
          <table:table-cell table:style-name="ce95" office:value-type="float" office:value="89.0424203861628" calcext:value-type="float">
            <text:p>89.04</text:p>
          </table:table-cell>
          <table:table-cell table:style-name="ce108" office:value-type="float" office:value="6.53059210319335" calcext:value-type="float">
            <text:p>6.53</text:p>
          </table:table-cell>
          <table:table-cell table:style-name="ce95" office:value-type="float" office:value="88.803639175213" calcext:value-type="float">
            <text:p>88.80</text:p>
          </table:table-cell>
          <table:table-cell table:style-name="ce108" office:value-type="float" office:value="4.18847818063578" calcext:value-type="float">
            <text:p>4.19</text:p>
          </table:table-cell>
          <table:table-cell table:style-name="ce115" table:number-columns-repeated="2"/>
          <table:table-cell table:style-name="ce31"/>
          <table:table-cell table:style-name="ce70" table:formula="of:=IF([.A9]&lt;&gt;&quot;&quot;; [.A9]; &quot;&quot;)" office:value-type="string" office:string-value="Duration" calcext:value-type="string">
            <text:p>Duration</text:p>
          </table:table-cell>
          <table:table-cell table:style-name="ce121" table:formula="of:=IF(AND([.B9]&lt;&gt;&quot;&quot;; [.C9]&lt;&gt;&quot;&quot;); &quot; $&quot; &amp; TEXT([.B9]; &quot;0.00&quot;) &amp; &quot;_{\pm &quot; &amp; TEXT([.C9]; &quot;0.00&quot;) &amp; &quot;}$ &quot;; &quot;&quot;)" office:value-type="string" office:string-value=" $83.88_{\pm 5.55}$ " calcext:value-type="string">
            <text:p><text:s/>$83.88_{\pm 5.55}$ </text:p>
          </table:table-cell>
          <table:table-cell table:style-name="ce50" table:formula="of:=IF(AND([.D9]&lt;&gt;&quot;&quot;; [.E9]&lt;&gt;&quot;&quot;); &quot; $&quot; &amp; TEXT([.D9]; &quot;0.00&quot;) &amp; &quot;_{\pm &quot; &amp; TEXT([.E9]; &quot;0.00&quot;) &amp; &quot;}$ &quot;; &quot;&quot;)" office:value-type="string" office:string-value=" $84.13_{\pm 7.23}$ " calcext:value-type="string">
            <text:p><text:s/>$84.13_{\pm 7.23}$ </text:p>
          </table:table-cell>
          <table:table-cell table:style-name="ce50" table:formula="of:=IF(AND([.F9]&lt;&gt;&quot;&quot;; [.G9]&lt;&gt;&quot;&quot;); &quot; $&quot; &amp; TEXT([.F9]; &quot;0.00&quot;) &amp; &quot;_{\pm &quot; &amp; TEXT([.G9]; &quot;0.00&quot;) &amp; &quot;}$ &quot;; &quot;&quot;)" office:value-type="string" office:string-value=" $83.96_{\pm 5.55}$ " calcext:value-type="string">
            <text:p><text:s/>$83.96_{\pm 5.55}$ </text:p>
          </table:table-cell>
          <table:table-cell table:style-name="ce121" table:formula="of:=IF(AND([.H9]&lt;&gt;&quot;&quot;; [.I9]&lt;&gt;&quot;&quot;); &quot; $&quot; &amp; TEXT([.H9]; &quot;0.00&quot;) &amp; &quot;_{\pm &quot; &amp; TEXT([.I9]; &quot;0.00&quot;) &amp; &quot;}$ &quot;; &quot;&quot;)" office:value-type="string" office:string-value=" $83.88_{\pm 5.55}$ " calcext:value-type="string">
            <text:p><text:s/>$83.88_{\pm 5.55}$ </text:p>
          </table:table-cell>
          <table:table-cell table:style-name="ce35"/>
          <table:table-cell table:style-name="ce50" table:formula="of:=IF(AND([.K9]&lt;&gt;&quot;&quot;; [.L9]&lt;&gt;&quot;&quot;); &quot; $&quot; &amp; TEXT([.K9]; &quot;0.00&quot;) &amp; &quot;_{\pm &quot; &amp; TEXT([.L9]; &quot;0.00&quot;) &amp; &quot;}$ &quot;; &quot;&quot;)" office:value-type="string" office:string-value=" $88.80_{\pm 4.19}$ " calcext:value-type="string">
            <text:p><text:s/>$88.80_{\pm 4.19}$ </text:p>
          </table:table-cell>
          <table:table-cell table:style-name="ce50" table:formula="of:=IF(AND([.M9]&lt;&gt;&quot;&quot;; [.N9]&lt;&gt;&quot;&quot;); &quot; $&quot; &amp; TEXT([.M9]; &quot;0.00&quot;) &amp; &quot;_{\pm &quot; &amp; TEXT([.N9]; &quot;0.00&quot;) &amp; &quot;}$ &quot;; &quot;&quot;)" office:value-type="string" office:string-value=" $88.93_{\pm 4.63}$ " calcext:value-type="string">
            <text:p><text:s/>$88.93_{\pm 4.63}$ </text:p>
          </table:table-cell>
          <table:table-cell table:style-name="ce50" table:formula="of:=IF(AND([.O9]&lt;&gt;&quot;&quot;; [.P9]&lt;&gt;&quot;&quot;); &quot; $&quot; &amp; TEXT([.O9]; &quot;0.00&quot;) &amp; &quot;_{\pm &quot; &amp; TEXT([.P9]; &quot;0.00&quot;) &amp; &quot;}$ &quot;; &quot;&quot;)" office:value-type="string" office:string-value=" $89.04_{\pm 6.53}$ " calcext:value-type="string">
            <text:p><text:s/>$89.04_{\pm 6.53}$ </text:p>
          </table:table-cell>
          <table:table-cell table:style-name="ce50" table:formula="of:=IF(AND([.Q9]&lt;&gt;&quot;&quot;; [.R9]&lt;&gt;&quot;&quot;); &quot; $&quot; &amp; TEXT([.Q9]; &quot;0.00&quot;) &amp; &quot;_{\pm &quot; &amp; TEXT([.R9]; &quot;0.00&quot;) &amp; &quot;}$ &quot;; &quot;&quot;)" office:value-type="string" office:string-value=" $88.80_{\pm 4.19}$ " calcext:value-type="string">
            <text:p><text:s/>$88.80_{\pm 4.19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95" office:value-type="float" office:value="78.0573870573871" calcext:value-type="float">
            <text:p>78.06</text:p>
          </table:table-cell>
          <table:table-cell table:style-name="ce101" office:value-type="float" office:value="8.1270715374338" calcext:value-type="float">
            <text:p>8.13</text:p>
          </table:table-cell>
          <table:table-cell table:style-name="ce95" office:value-type="float" office:value="87.3809523809524" calcext:value-type="float">
            <text:p>87.38</text:p>
          </table:table-cell>
          <table:table-cell table:style-name="ce101" office:value-type="float" office:value="13.8852602969746" calcext:value-type="float">
            <text:p>13.89</text:p>
          </table:table-cell>
          <table:table-cell table:style-name="ce95" office:value-type="float" office:value="72.4047619047619" calcext:value-type="float">
            <text:p>72.40</text:p>
          </table:table-cell>
          <table:table-cell table:style-name="ce108" office:value-type="float" office:value="10.5551408201135" calcext:value-type="float">
            <text:p>10.56</text:p>
          </table:table-cell>
          <table:table-cell table:style-name="ce95" office:value-type="float" office:value="78.0573870573871" calcext:value-type="float">
            <text:p>78.06</text:p>
          </table:table-cell>
          <table:table-cell table:style-name="ce108" office:value-type="float" office:value="8.1270715374338" calcext:value-type="float">
            <text:p>8.13</text:p>
          </table:table-cell>
          <table:table-cell table:style-name="ce108"/>
          <table:table-cell table:style-name="ce101" office:value-type="float" office:value="81.3907203907204" calcext:value-type="float">
            <text:p>81.39</text:p>
          </table:table-cell>
          <table:table-cell table:style-name="ce108" office:value-type="float" office:value="9.49268959970938" calcext:value-type="float">
            <text:p>9.49</text:p>
          </table:table-cell>
          <table:table-cell table:style-name="ce95" office:value-type="float" office:value="90.7142857142857" calcext:value-type="float">
            <text:p>90.71</text:p>
          </table:table-cell>
          <table:table-cell table:style-name="ce108" office:value-type="float" office:value="12.4380551301038" calcext:value-type="float">
            <text:p>12.44</text:p>
          </table:table-cell>
          <table:table-cell table:style-name="ce95" office:value-type="float" office:value="75.7380952380952" calcext:value-type="float">
            <text:p>75.74</text:p>
          </table:table-cell>
          <table:table-cell table:style-name="ce108" office:value-type="float" office:value="13.1589144490896" calcext:value-type="float">
            <text:p>13.16</text:p>
          </table:table-cell>
          <table:table-cell table:style-name="ce95" office:value-type="float" office:value="81.3907203907204" calcext:value-type="float">
            <text:p>81.39</text:p>
          </table:table-cell>
          <table:table-cell table:style-name="ce108" office:value-type="float" office:value="9.49268959970938" calcext:value-type="float">
            <text:p>9.49</text:p>
          </table:table-cell>
          <table:table-cell table:style-name="ce115"/>
          <table:table-cell table:style-name="ce93" table:number-columns-repeated="2"/>
          <table:table-cell table:style-name="ce71" table:formula="of:=IF([.A10]&lt;&gt;&quot;&quot;; [.A10]; &quot;&quot;)" office:value-type="string" office:string-value="Set" calcext:value-type="string">
            <text:p>Set</text:p>
          </table:table-cell>
          <table:table-cell table:style-name="ce31" table:formula="of:=IF(AND([.B10]&lt;&gt;&quot;&quot;; [.C10]&lt;&gt;&quot;&quot;); &quot; $&quot; &amp; TEXT([.B10]; &quot;0.00&quot;) &amp; &quot;_{\pm &quot; &amp; TEXT([.C10]; &quot;0.00&quot;) &amp; &quot;}$ &quot;; &quot;&quot;)" office:value-type="string" office:string-value=" $78.06_{\pm 8.13}$ " calcext:value-type="string">
            <text:p><text:s/>$78.06_{\pm 8.13}$ </text:p>
          </table:table-cell>
          <table:table-cell table:style-name="ce50" table:formula="of:=IF(AND([.D10]&lt;&gt;&quot;&quot;; [.E10]&lt;&gt;&quot;&quot;); &quot; $&quot; &amp; TEXT([.D10]; &quot;0.00&quot;) &amp; &quot;_{\pm &quot; &amp; TEXT([.E10]; &quot;0.00&quot;) &amp; &quot;}$ &quot;; &quot;&quot;)" office:value-type="string" office:string-value=" $87.38_{\pm 13.89}$ " calcext:value-type="string">
            <text:p><text:s/>$87.38_{\pm 13.89}$ </text:p>
          </table:table-cell>
          <table:table-cell table:style-name="ce50" table:formula="of:=IF(AND([.F10]&lt;&gt;&quot;&quot;; [.G10]&lt;&gt;&quot;&quot;); &quot; $&quot; &amp; TEXT([.F10]; &quot;0.00&quot;) &amp; &quot;_{\pm &quot; &amp; TEXT([.G10]; &quot;0.00&quot;) &amp; &quot;}$ &quot;; &quot;&quot;)" office:value-type="string" office:string-value=" $72.40_{\pm 10.56}$ " calcext:value-type="string">
            <text:p><text:s/>$72.40_{\pm 10.56}$ </text:p>
          </table:table-cell>
          <table:table-cell table:style-name="ce121" table:formula="of:=IF(AND([.H10]&lt;&gt;&quot;&quot;; [.I10]&lt;&gt;&quot;&quot;); &quot; $&quot; &amp; TEXT([.H10]; &quot;0.00&quot;) &amp; &quot;_{\pm &quot; &amp; TEXT([.I10]; &quot;0.00&quot;) &amp; &quot;}$ &quot;; &quot;&quot;)" office:value-type="string" office:string-value=" $78.06_{\pm 8.13}$ " calcext:value-type="string">
            <text:p><text:s/>$78.06_{\pm 8.13}$ </text:p>
          </table:table-cell>
          <table:table-cell table:style-name="ce52"/>
          <table:table-cell table:style-name="ce50" table:formula="of:=IF(AND([.K10]&lt;&gt;&quot;&quot;; [.L10]&lt;&gt;&quot;&quot;); &quot; $&quot; &amp; TEXT([.K10]; &quot;0.00&quot;) &amp; &quot;_{\pm &quot; &amp; TEXT([.L10]; &quot;0.00&quot;) &amp; &quot;}$ &quot;; &quot;&quot;)" office:value-type="string" office:string-value=" $81.39_{\pm 9.49}$ " calcext:value-type="string">
            <text:p><text:s/>$81.39_{\pm 9.49}$ </text:p>
          </table:table-cell>
          <table:table-cell table:style-name="ce50" table:formula="of:=IF(AND([.M10]&lt;&gt;&quot;&quot;; [.N10]&lt;&gt;&quot;&quot;); &quot; $&quot; &amp; TEXT([.M10]; &quot;0.00&quot;) &amp; &quot;_{\pm &quot; &amp; TEXT([.N10]; &quot;0.00&quot;) &amp; &quot;}$ &quot;; &quot;&quot;)" office:value-type="string" office:string-value=" $90.71_{\pm 12.44}$ " calcext:value-type="string">
            <text:p><text:s/>$90.71_{\pm 12.44}$ </text:p>
          </table:table-cell>
          <table:table-cell table:style-name="ce50" table:formula="of:=IF(AND([.O10]&lt;&gt;&quot;&quot;; [.P10]&lt;&gt;&quot;&quot;); &quot; $&quot; &amp; TEXT([.O10]; &quot;0.00&quot;) &amp; &quot;_{\pm &quot; &amp; TEXT([.P10]; &quot;0.00&quot;) &amp; &quot;}$ &quot;; &quot;&quot;)" office:value-type="string" office:string-value=" $75.74_{\pm 13.16}$ " calcext:value-type="string">
            <text:p><text:s/>$75.74_{\pm 13.16}$ </text:p>
          </table:table-cell>
          <table:table-cell table:style-name="ce50" table:formula="of:=IF(AND([.Q10]&lt;&gt;&quot;&quot;; [.R10]&lt;&gt;&quot;&quot;); &quot; $&quot; &amp; TEXT([.Q10]; &quot;0.00&quot;) &amp; &quot;_{\pm &quot; &amp; TEXT([.R10]; &quot;0.00&quot;) &amp; &quot;}$ &quot;; &quot;&quot;)" office:value-type="string" office:string-value=" $81.39_{\pm 9.49}$ " calcext:value-type="string">
            <text:p><text:s/>$81.39_{\pm 9.49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6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32"/>
          <table:table-cell table:style-name="ce18"/>
          <table:table-cell table:style-name="ce32" table:number-columns-repeated="2"/>
          <table:table-cell table:style-name="ce24"/>
          <table:table-cell table:style-name="ce32"/>
          <table:table-cell table:style-name="ce24"/>
          <table:table-cell table:style-name="ce32"/>
          <table:table-cell table:style-name="ce18"/>
          <table:table-cell table:style-name="ce32"/>
          <table:table-cell table:style-name="ce18"/>
          <table:table-cell table:style-name="ce32"/>
          <table:table-cell table:style-name="ce24" table:number-columns-repeated="3"/>
          <table:table-cell table:style-name="ce70" table:formula="of:=IF([.A11]&lt;&gt;&quot;&quot;; [.A11]; &quot;&quot;)">
            <text:p/>
          </table:table-cell>
          <table:table-cell table:style-name="ce24" table:formula="of:=IF(AND([.B11]&lt;&gt;&quot;&quot;; [.C11]&lt;&gt;&quot;&quot;); &quot; $&quot; &amp; TEXT([.B11]; &quot;0.00&quot;) &amp; &quot;_{\pm &quot; &amp; TEXT([.C11]; &quot;0.00&quot;) &amp; &quot;}$ &quot;; &quot;&quot;)">
            <text:p/>
          </table:table-cell>
          <table:table-cell table:style-name="ce49" table:formula="of:=IF(AND([.D11]&lt;&gt;&quot;&quot;; [.E11]&lt;&gt;&quot;&quot;); &quot; $&quot; &amp; TEXT([.D11]; &quot;0.00&quot;) &amp; &quot;_{\pm &quot; &amp; TEXT([.E11]; &quot;0.00&quot;) &amp; &quot;}$ &quot;; &quot;&quot;)">
            <text:p/>
          </table:table-cell>
          <table:table-cell table:style-name="ce49" table:formula="of:=IF(AND([.F11]&lt;&gt;&quot;&quot;; [.G11]&lt;&gt;&quot;&quot;); &quot; $&quot; &amp; TEXT([.F11]; &quot;0.00&quot;) &amp; &quot;_{\pm &quot; &amp; TEXT([.G11]; &quot;0.00&quot;) &amp; &quot;}$ &quot;; &quot;&quot;)">
            <text:p/>
          </table:table-cell>
          <table:table-cell table:style-name="ce24" table:formula="of:=IF(AND([.H11]&lt;&gt;&quot;&quot;; [.I11]&lt;&gt;&quot;&quot;); &quot; $&quot; &amp; TEXT([.H11]; &quot;0.00&quot;) &amp; &quot;_{\pm &quot; &amp; TEXT([.I11]; &quot;0.00&quot;) &amp; &quot;}$ &quot;; &quot;&quot;)">
            <text:p/>
          </table:table-cell>
          <table:table-cell table:style-name="ce35"/>
          <table:table-cell table:style-name="ce49" table:formula="of:=IF(AND([.K11]&lt;&gt;&quot;&quot;; [.L11]&lt;&gt;&quot;&quot;); &quot; $&quot; &amp; TEXT([.K11]; &quot;0.00&quot;) &amp; &quot;_{\pm &quot; &amp; TEXT([.L11]; &quot;0.00&quot;) &amp; &quot;}$ &quot;; &quot;&quot;)">
            <text:p/>
          </table:table-cell>
          <table:table-cell table:style-name="ce49" table:formula="of:=IF(AND([.M11]&lt;&gt;&quot;&quot;; [.N11]&lt;&gt;&quot;&quot;); &quot; $&quot; &amp; TEXT([.M11]; &quot;0.00&quot;) &amp; &quot;_{\pm &quot; &amp; TEXT([.N11]; &quot;0.00&quot;) &amp; &quot;}$ &quot;; &quot;&quot;)">
            <text:p/>
          </table:table-cell>
          <table:table-cell table:style-name="ce49" table:formula="of:=IF(AND([.O11]&lt;&gt;&quot;&quot;; [.P11]&lt;&gt;&quot;&quot;); &quot; $&quot; &amp; TEXT([.O11]; &quot;0.00&quot;) &amp; &quot;_{\pm &quot; &amp; TEXT([.P11]; &quot;0.00&quot;) &amp; &quot;}$ &quot;; &quot;&quot;)">
            <text:p/>
          </table:table-cell>
          <table:table-cell table:style-name="ce49" table:formula="of:=IF(AND([.Q11]&lt;&gt;&quot;&quot;; [.R11]&lt;&gt;&quot;&quot;); &quot; $&quot; &amp; TEXT([.Q11]; &quot;0.00&quot;) &amp; &quot;_{\pm &quot; &amp; TEXT([.R11]; &quot;0.00&quot;) &amp; &quot;}$ &quot;; &quot;&quot;)">
            <text:p/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4" office:value-type="string" calcext:value-type="string">
            <text:p>TimeBank</text:p>
          </table:table-cell>
          <table:table-cell table:style-name="ce95" office:value-type="float" office:value="95.6307793599022" calcext:value-type="float">
            <text:p>95.63</text:p>
          </table:table-cell>
          <table:table-cell table:style-name="ce101" office:value-type="float" office:value="1.10345329760374" calcext:value-type="float">
            <text:p>1.10</text:p>
          </table:table-cell>
          <table:table-cell table:style-name="ce95" office:value-type="float" office:value="96.0989131121859" calcext:value-type="float">
            <text:p>96.10</text:p>
          </table:table-cell>
          <table:table-cell table:style-name="ce101" office:value-type="float" office:value="1.22327257478269" calcext:value-type="float">
            <text:p>1.22</text:p>
          </table:table-cell>
          <table:table-cell table:style-name="ce95" office:value-type="float" office:value="95.1801956072651" calcext:value-type="float">
            <text:p>95.18</text:p>
          </table:table-cell>
          <table:table-cell table:style-name="ce108" office:value-type="float" office:value="1.48011611105986" calcext:value-type="float">
            <text:p>1.48</text:p>
          </table:table-cell>
          <table:table-cell table:style-name="ce95" office:value-type="float" office:value="94.4008122006788" calcext:value-type="float">
            <text:p>94.40</text:p>
          </table:table-cell>
          <table:table-cell table:style-name="ce108" office:value-type="float" office:value="1.30212443651124" calcext:value-type="float">
            <text:p>1.30</text:p>
          </table:table-cell>
          <table:table-cell table:style-name="ce108"/>
          <table:table-cell table:style-name="ce101" office:value-type="float" office:value="97.060639862125" calcext:value-type="float">
            <text:p>97.06</text:p>
          </table:table-cell>
          <table:table-cell table:style-name="ce108" office:value-type="float" office:value="0.926519986851149" calcext:value-type="float">
            <text:p>0.93</text:p>
          </table:table-cell>
          <table:table-cell table:style-name="ce101" office:value-type="float" office:value="97.5369298328783" calcext:value-type="float">
            <text:p>97.54</text:p>
          </table:table-cell>
          <table:table-cell table:style-name="ce108" office:value-type="float" office:value="1.16759936949061" calcext:value-type="float">
            <text:p>1.17</text:p>
          </table:table-cell>
          <table:table-cell table:style-name="ce95" office:value-type="float" office:value="96.6021819465727" calcext:value-type="float">
            <text:p>96.60</text:p>
          </table:table-cell>
          <table:table-cell table:style-name="ce108" office:value-type="float" office:value="1.28394778689436" calcext:value-type="float">
            <text:p>1.28</text:p>
          </table:table-cell>
          <table:table-cell table:style-name="ce95" office:value-type="float" office:value="95.6289688489463" calcext:value-type="float">
            <text:p>95.63</text:p>
          </table:table-cell>
          <table:table-cell table:style-name="ce108" office:value-type="float" office:value="1.37522162788792" calcext:value-type="float">
            <text:p>1.38</text:p>
          </table:table-cell>
          <table:table-cell table:style-name="ce115" table:number-columns-repeated="2"/>
          <table:table-cell table:style-name="ce31"/>
          <table:table-cell table:style-name="ce70" table:formula="of:=IF([.A12]&lt;&gt;&quot;&quot;; [.A12]; &quot;&quot;)" office:value-type="string" office:string-value="TimeBank" calcext:value-type="string">
            <text:p>TimeBank</text:p>
          </table:table-cell>
          <table:table-cell table:style-name="ce121" table:formula="of:=IF(AND([.B12]&lt;&gt;&quot;&quot;; [.C12]&lt;&gt;&quot;&quot;); &quot; $&quot; &amp; TEXT([.B12]; &quot;0.00&quot;) &amp; &quot;_{\pm &quot; &amp; TEXT([.C12]; &quot;0.00&quot;) &amp; &quot;}$ &quot;; &quot;&quot;)" office:value-type="string" office:string-value=" $95.63_{\pm 1.10}$ " calcext:value-type="string">
            <text:p><text:s/>$95.63_{\pm 1.10}$ </text:p>
          </table:table-cell>
          <table:table-cell table:style-name="ce50" table:formula="of:=IF(AND([.D12]&lt;&gt;&quot;&quot;; [.E12]&lt;&gt;&quot;&quot;); &quot; $&quot; &amp; TEXT([.D12]; &quot;0.00&quot;) &amp; &quot;_{\pm &quot; &amp; TEXT([.E12]; &quot;0.00&quot;) &amp; &quot;}$ &quot;; &quot;&quot;)" office:value-type="string" office:string-value=" $96.10_{\pm 1.22}$ " calcext:value-type="string">
            <text:p><text:s/>$96.10_{\pm 1.22}$ </text:p>
          </table:table-cell>
          <table:table-cell table:style-name="ce50" table:formula="of:=IF(AND([.F12]&lt;&gt;&quot;&quot;; [.G12]&lt;&gt;&quot;&quot;); &quot; $&quot; &amp; TEXT([.F12]; &quot;0.00&quot;) &amp; &quot;_{\pm &quot; &amp; TEXT([.G12]; &quot;0.00&quot;) &amp; &quot;}$ &quot;; &quot;&quot;)" office:value-type="string" office:string-value=" $95.18_{\pm 1.48}$ " calcext:value-type="string">
            <text:p><text:s/>$95.18_{\pm 1.48}$ </text:p>
          </table:table-cell>
          <table:table-cell table:style-name="ce121" table:formula="of:=IF(AND([.H12]&lt;&gt;&quot;&quot;; [.I12]&lt;&gt;&quot;&quot;); &quot; $&quot; &amp; TEXT([.H12]; &quot;0.00&quot;) &amp; &quot;_{\pm &quot; &amp; TEXT([.I12]; &quot;0.00&quot;) &amp; &quot;}$ &quot;; &quot;&quot;)" office:value-type="string" office:string-value=" $94.40_{\pm 1.30}$ " calcext:value-type="string">
            <text:p><text:s/>$94.40_{\pm 1.30}$ </text:p>
          </table:table-cell>
          <table:table-cell table:style-name="ce35"/>
          <table:table-cell table:style-name="ce50" table:formula="of:=IF(AND([.K12]&lt;&gt;&quot;&quot;; [.L12]&lt;&gt;&quot;&quot;); &quot; $&quot; &amp; TEXT([.K12]; &quot;0.00&quot;) &amp; &quot;_{\pm &quot; &amp; TEXT([.L12]; &quot;0.00&quot;) &amp; &quot;}$ &quot;; &quot;&quot;)" office:value-type="string" office:string-value=" $97.06_{\pm 0.93}$ " calcext:value-type="string">
            <text:p><text:s/>$97.06_{\pm 0.93}$ </text:p>
          </table:table-cell>
          <table:table-cell table:style-name="ce50" table:formula="of:=IF(AND([.M12]&lt;&gt;&quot;&quot;; [.N12]&lt;&gt;&quot;&quot;); &quot; $&quot; &amp; TEXT([.M12]; &quot;0.00&quot;) &amp; &quot;_{\pm &quot; &amp; TEXT([.N12]; &quot;0.00&quot;) &amp; &quot;}$ &quot;; &quot;&quot;)" office:value-type="string" office:string-value=" $97.54_{\pm 1.17}$ " calcext:value-type="string">
            <text:p><text:s/>$97.54_{\pm 1.17}$ </text:p>
          </table:table-cell>
          <table:table-cell table:style-name="ce50" table:formula="of:=IF(AND([.O12]&lt;&gt;&quot;&quot;; [.P12]&lt;&gt;&quot;&quot;); &quot; $&quot; &amp; TEXT([.O12]; &quot;0.00&quot;) &amp; &quot;_{\pm &quot; &amp; TEXT([.P12]; &quot;0.00&quot;) &amp; &quot;}$ &quot;; &quot;&quot;)" office:value-type="string" office:string-value=" $96.60_{\pm 1.28}$ " calcext:value-type="string">
            <text:p><text:s/>$96.60_{\pm 1.28}$ </text:p>
          </table:table-cell>
          <table:table-cell table:style-name="ce50" table:formula="of:=IF(AND([.Q12]&lt;&gt;&quot;&quot;; [.R12]&lt;&gt;&quot;&quot;); &quot; $&quot; &amp; TEXT([.Q12]; &quot;0.00&quot;) &amp; &quot;_{\pm &quot; &amp; TEXT([.R12]; &quot;0.00&quot;) &amp; &quot;}$ &quot;; &quot;&quot;)" office:value-type="string" office:string-value=" $95.63_{\pm 1.38}$ " calcext:value-type="string">
            <text:p><text:s/>$95.63_{\pm 1.38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5.2250530498564" calcext:value-type="float">
            <text:p>95.23</text:p>
          </table:table-cell>
          <table:table-cell table:style-name="ce25" office:value-type="float" office:value="1.3274420645183" calcext:value-type="float">
            <text:p>1.33</text:p>
          </table:table-cell>
          <table:table-cell table:style-name="ce19" office:value-type="float" office:value="95.2422905724264" calcext:value-type="float">
            <text:p>95.24</text:p>
          </table:table-cell>
          <table:table-cell table:style-name="ce25" office:value-type="float" office:value="1.27609838081349" calcext:value-type="float">
            <text:p>1.28</text:p>
          </table:table-cell>
          <table:table-cell table:style-name="ce19" office:value-type="float" office:value="95.2309105852326" calcext:value-type="float">
            <text:p>95.23</text:p>
          </table:table-cell>
          <table:table-cell table:style-name="ce25" office:value-type="float" office:value="2.03598367634192" calcext:value-type="float">
            <text:p>2.04</text:p>
          </table:table-cell>
          <table:table-cell table:style-name="ce19" office:value-type="float" office:value="95.2250530498564" calcext:value-type="float">
            <text:p>95.23</text:p>
          </table:table-cell>
          <table:table-cell table:style-name="ce34" office:value-type="float" office:value="1.3274420645183" calcext:value-type="float">
            <text:p>1.33</text:p>
          </table:table-cell>
          <table:table-cell table:style-name="ce34"/>
          <table:table-cell table:style-name="ce25" office:value-type="float" office:value="95.8949046178549" calcext:value-type="float">
            <text:p>95.89</text:p>
          </table:table-cell>
          <table:table-cell table:style-name="ce34" office:value-type="float" office:value="1.45970525857561" calcext:value-type="float">
            <text:p>1.46</text:p>
          </table:table-cell>
          <table:table-cell table:style-name="ce25" office:value-type="float" office:value="95.9140925048614" calcext:value-type="float">
            <text:p>95.91</text:p>
          </table:table-cell>
          <table:table-cell table:style-name="ce34" office:value-type="float" office:value="1.53296839094181" calcext:value-type="float">
            <text:p>1.53</text:p>
          </table:table-cell>
          <table:table-cell table:style-name="ce25" office:value-type="float" office:value="95.8988772668878" calcext:value-type="float">
            <text:p>95.90</text:p>
          </table:table-cell>
          <table:table-cell table:style-name="ce34" office:value-type="float" office:value="2.03840043268736" calcext:value-type="float">
            <text:p>2.04</text:p>
          </table:table-cell>
          <table:table-cell table:style-name="ce19" office:value-type="float" office:value="95.8949046178549" calcext:value-type="float">
            <text:p>95.89</text:p>
          </table:table-cell>
          <table:table-cell table:style-name="ce34" office:value-type="float" office:value="1.45970525857561" calcext:value-type="float">
            <text:p>1.46</text:p>
          </table:table-cell>
          <table:table-cell table:style-name="ce25" table:number-columns-repeated="2"/>
          <table:table-cell table:style-name="ce31"/>
          <table:table-cell table:style-name="ce70" table:formula="of:=IF([.A13]&lt;&gt;&quot;&quot;; [.A13]; &quot;&quot;)" office:value-type="string" office:string-value="Date" calcext:value-type="string">
            <text:p>Date</text:p>
          </table:table-cell>
          <table:table-cell table:style-name="ce121" table:formula="of:=IF(AND([.B13]&lt;&gt;&quot;&quot;; [.C13]&lt;&gt;&quot;&quot;); &quot; $&quot; &amp; TEXT([.B13]; &quot;0.00&quot;) &amp; &quot;_{\pm &quot; &amp; TEXT([.C13]; &quot;0.00&quot;) &amp; &quot;}$ &quot;; &quot;&quot;)" office:value-type="string" office:string-value=" $95.23_{\pm 1.33}$ " calcext:value-type="string">
            <text:p><text:s/>$95.23_{\pm 1.33}$ </text:p>
          </table:table-cell>
          <table:table-cell table:style-name="ce50" table:formula="of:=IF(AND([.D13]&lt;&gt;&quot;&quot;; [.E13]&lt;&gt;&quot;&quot;); &quot; $&quot; &amp; TEXT([.D13]; &quot;0.00&quot;) &amp; &quot;_{\pm &quot; &amp; TEXT([.E13]; &quot;0.00&quot;) &amp; &quot;}$ &quot;; &quot;&quot;)" office:value-type="string" office:string-value=" $95.24_{\pm 1.28}$ " calcext:value-type="string">
            <text:p><text:s/>$95.24_{\pm 1.28}$ </text:p>
          </table:table-cell>
          <table:table-cell table:style-name="ce50" table:formula="of:=IF(AND([.F13]&lt;&gt;&quot;&quot;; [.G13]&lt;&gt;&quot;&quot;); &quot; $&quot; &amp; TEXT([.F13]; &quot;0.00&quot;) &amp; &quot;_{\pm &quot; &amp; TEXT([.G13]; &quot;0.00&quot;) &amp; &quot;}$ &quot;; &quot;&quot;)" office:value-type="string" office:string-value=" $95.23_{\pm 2.04}$ " calcext:value-type="string">
            <text:p><text:s/>$95.23_{\pm 2.04}$ </text:p>
          </table:table-cell>
          <table:table-cell table:style-name="ce121" table:formula="of:=IF(AND([.H13]&lt;&gt;&quot;&quot;; [.I13]&lt;&gt;&quot;&quot;); &quot; $&quot; &amp; TEXT([.H13]; &quot;0.00&quot;) &amp; &quot;_{\pm &quot; &amp; TEXT([.I13]; &quot;0.00&quot;) &amp; &quot;}$ &quot;; &quot;&quot;)" office:value-type="string" office:string-value=" $95.23_{\pm 1.33}$ " calcext:value-type="string">
            <text:p><text:s/>$95.23_{\pm 1.33}$ </text:p>
          </table:table-cell>
          <table:table-cell table:style-name="ce35"/>
          <table:table-cell table:style-name="ce50" table:formula="of:=IF(AND([.K13]&lt;&gt;&quot;&quot;; [.L13]&lt;&gt;&quot;&quot;); &quot; $&quot; &amp; TEXT([.K13]; &quot;0.00&quot;) &amp; &quot;_{\pm &quot; &amp; TEXT([.L13]; &quot;0.00&quot;) &amp; &quot;}$ &quot;; &quot;&quot;)" office:value-type="string" office:string-value=" $95.89_{\pm 1.46}$ " calcext:value-type="string">
            <text:p><text:s/>$95.89_{\pm 1.46}$ </text:p>
          </table:table-cell>
          <table:table-cell table:style-name="ce50" table:formula="of:=IF(AND([.M13]&lt;&gt;&quot;&quot;; [.N13]&lt;&gt;&quot;&quot;); &quot; $&quot; &amp; TEXT([.M13]; &quot;0.00&quot;) &amp; &quot;_{\pm &quot; &amp; TEXT([.N13]; &quot;0.00&quot;) &amp; &quot;}$ &quot;; &quot;&quot;)" office:value-type="string" office:string-value=" $95.91_{\pm 1.53}$ " calcext:value-type="string">
            <text:p><text:s/>$95.91_{\pm 1.53}$ </text:p>
          </table:table-cell>
          <table:table-cell table:style-name="ce50" table:formula="of:=IF(AND([.O13]&lt;&gt;&quot;&quot;; [.P13]&lt;&gt;&quot;&quot;); &quot; $&quot; &amp; TEXT([.O13]; &quot;0.00&quot;) &amp; &quot;_{\pm &quot; &amp; TEXT([.P13]; &quot;0.00&quot;) &amp; &quot;}$ &quot;; &quot;&quot;)" office:value-type="string" office:string-value=" $95.90_{\pm 2.04}$ " calcext:value-type="string">
            <text:p><text:s/>$95.90_{\pm 2.04}$ </text:p>
          </table:table-cell>
          <table:table-cell table:style-name="ce50" table:formula="of:=IF(AND([.Q13]&lt;&gt;&quot;&quot;; [.R13]&lt;&gt;&quot;&quot;); &quot; $&quot; &amp; TEXT([.Q13]; &quot;0.00&quot;) &amp; &quot;_{\pm &quot; &amp; TEXT([.R13]; &quot;0.00&quot;) &amp; &quot;}$ &quot;; &quot;&quot;)" office:value-type="string" office:string-value=" $95.89_{\pm 1.46}$ " calcext:value-type="string">
            <text:p><text:s/>$95.89_{\pm 1.46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85.4910866910867" calcext:value-type="float">
            <text:p>85.49</text:p>
          </table:table-cell>
          <table:table-cell table:style-name="ce25" office:value-type="float" office:value="11.9399512827902" calcext:value-type="float">
            <text:p>11.94</text:p>
          </table:table-cell>
          <table:table-cell table:style-name="ce19" office:value-type="float" office:value="93.9444444444444" calcext:value-type="float">
            <text:p>93.94</text:p>
          </table:table-cell>
          <table:table-cell table:style-name="ce25" office:value-type="float" office:value="8.34610132980707" calcext:value-type="float">
            <text:p>8.35</text:p>
          </table:table-cell>
          <table:table-cell table:style-name="ce19" office:value-type="float" office:value="80.1823176823177" calcext:value-type="float">
            <text:p>80.18</text:p>
          </table:table-cell>
          <table:table-cell table:style-name="ce25" office:value-type="float" office:value="16.2048846672094" calcext:value-type="float">
            <text:p>16.20</text:p>
          </table:table-cell>
          <table:table-cell table:style-name="ce19" office:value-type="float" office:value="85.4910866910867" calcext:value-type="float">
            <text:p>85.49</text:p>
          </table:table-cell>
          <table:table-cell table:style-name="ce34" office:value-type="float" office:value="11.9399512827902" calcext:value-type="float">
            <text:p>11.94</text:p>
          </table:table-cell>
          <table:table-cell table:style-name="ce34"/>
          <table:table-cell table:style-name="ce25" office:value-type="float" office:value="87.4910866910867" calcext:value-type="float">
            <text:p>87.49</text:p>
          </table:table-cell>
          <table:table-cell table:style-name="ce34" office:value-type="float" office:value="10.7980595419296" calcext:value-type="float">
            <text:p>10.80</text:p>
          </table:table-cell>
          <table:table-cell table:style-name="ce25" office:value-type="float" office:value="96.1666666666667" calcext:value-type="float">
            <text:p>96.17</text:p>
          </table:table-cell>
          <table:table-cell table:style-name="ce34" office:value-type="float" office:value="6.5" calcext:value-type="float">
            <text:p>6.50</text:p>
          </table:table-cell>
          <table:table-cell table:style-name="ce25" office:value-type="float" office:value="82.0004995004995" calcext:value-type="float">
            <text:p>82.00</text:p>
          </table:table-cell>
          <table:table-cell table:style-name="ce34" office:value-type="float" office:value="15.2375604206057" calcext:value-type="float">
            <text:p>15.24</text:p>
          </table:table-cell>
          <table:table-cell table:style-name="ce19" office:value-type="float" office:value="87.4910866910867" calcext:value-type="float">
            <text:p>87.49</text:p>
          </table:table-cell>
          <table:table-cell table:style-name="ce34" office:value-type="float" office:value="10.7980595419296" calcext:value-type="float">
            <text:p>10.80</text:p>
          </table:table-cell>
          <table:table-cell table:style-name="ce25" table:number-columns-repeated="2"/>
          <table:table-cell table:style-name="ce31"/>
          <table:table-cell table:style-name="ce70" table:formula="of:=IF([.A14]&lt;&gt;&quot;&quot;; [.A14]; &quot;&quot;)" office:value-type="string" office:string-value="Time" calcext:value-type="string">
            <text:p>Time</text:p>
          </table:table-cell>
          <table:table-cell table:style-name="ce121" table:formula="of:=IF(AND([.B14]&lt;&gt;&quot;&quot;; [.C14]&lt;&gt;&quot;&quot;); &quot; $&quot; &amp; TEXT([.B14]; &quot;0.00&quot;) &amp; &quot;_{\pm &quot; &amp; TEXT([.C14]; &quot;0.00&quot;) &amp; &quot;}$ &quot;; &quot;&quot;)" office:value-type="string" office:string-value=" $85.49_{\pm 11.94}$ " calcext:value-type="string">
            <text:p><text:s/>$85.49_{\pm 11.94}$ </text:p>
          </table:table-cell>
          <table:table-cell table:style-name="ce50" table:formula="of:=IF(AND([.D14]&lt;&gt;&quot;&quot;; [.E14]&lt;&gt;&quot;&quot;); &quot; $&quot; &amp; TEXT([.D14]; &quot;0.00&quot;) &amp; &quot;_{\pm &quot; &amp; TEXT([.E14]; &quot;0.00&quot;) &amp; &quot;}$ &quot;; &quot;&quot;)" office:value-type="string" office:string-value=" $93.94_{\pm 8.35}$ " calcext:value-type="string">
            <text:p><text:s/>$93.94_{\pm 8.35}$ </text:p>
          </table:table-cell>
          <table:table-cell table:style-name="ce50" table:formula="of:=IF(AND([.F14]&lt;&gt;&quot;&quot;; [.G14]&lt;&gt;&quot;&quot;); &quot; $&quot; &amp; TEXT([.F14]; &quot;0.00&quot;) &amp; &quot;_{\pm &quot; &amp; TEXT([.G14]; &quot;0.00&quot;) &amp; &quot;}$ &quot;; &quot;&quot;)" office:value-type="string" office:string-value=" $80.18_{\pm 16.20}$ " calcext:value-type="string">
            <text:p><text:s/>$80.18_{\pm 16.20}$ </text:p>
          </table:table-cell>
          <table:table-cell table:style-name="ce121" table:formula="of:=IF(AND([.H14]&lt;&gt;&quot;&quot;; [.I14]&lt;&gt;&quot;&quot;); &quot; $&quot; &amp; TEXT([.H14]; &quot;0.00&quot;) &amp; &quot;_{\pm &quot; &amp; TEXT([.I14]; &quot;0.00&quot;) &amp; &quot;}$ &quot;; &quot;&quot;)" office:value-type="string" office:string-value=" $85.49_{\pm 11.94}$ " calcext:value-type="string">
            <text:p><text:s/>$85.49_{\pm 11.94}$ </text:p>
          </table:table-cell>
          <table:table-cell table:style-name="ce35"/>
          <table:table-cell table:style-name="ce50" table:formula="of:=IF(AND([.K14]&lt;&gt;&quot;&quot;; [.L14]&lt;&gt;&quot;&quot;); &quot; $&quot; &amp; TEXT([.K14]; &quot;0.00&quot;) &amp; &quot;_{\pm &quot; &amp; TEXT([.L14]; &quot;0.00&quot;) &amp; &quot;}$ &quot;; &quot;&quot;)" office:value-type="string" office:string-value=" $87.49_{\pm 10.80}$ " calcext:value-type="string">
            <text:p><text:s/>$87.49_{\pm 10.80}$ </text:p>
          </table:table-cell>
          <table:table-cell table:style-name="ce50" table:formula="of:=IF(AND([.M14]&lt;&gt;&quot;&quot;; [.N14]&lt;&gt;&quot;&quot;); &quot; $&quot; &amp; TEXT([.M14]; &quot;0.00&quot;) &amp; &quot;_{\pm &quot; &amp; TEXT([.N14]; &quot;0.00&quot;) &amp; &quot;}$ &quot;; &quot;&quot;)" office:value-type="string" office:string-value=" $96.17_{\pm 6.50}$ " calcext:value-type="string">
            <text:p><text:s/>$96.17_{\pm 6.50}$ </text:p>
          </table:table-cell>
          <table:table-cell table:style-name="ce50" table:formula="of:=IF(AND([.O14]&lt;&gt;&quot;&quot;; [.P14]&lt;&gt;&quot;&quot;); &quot; $&quot; &amp; TEXT([.O14]; &quot;0.00&quot;) &amp; &quot;_{\pm &quot; &amp; TEXT([.P14]; &quot;0.00&quot;) &amp; &quot;}$ &quot;; &quot;&quot;)" office:value-type="string" office:string-value=" $82.00_{\pm 15.24}$ " calcext:value-type="string">
            <text:p><text:s/>$82.00_{\pm 15.24}$ </text:p>
          </table:table-cell>
          <table:table-cell table:style-name="ce50" table:formula="of:=IF(AND([.Q14]&lt;&gt;&quot;&quot;; [.R14]&lt;&gt;&quot;&quot;); &quot; $&quot; &amp; TEXT([.Q14]; &quot;0.00&quot;) &amp; &quot;_{\pm &quot; &amp; TEXT([.R14]; &quot;0.00&quot;) &amp; &quot;}$ &quot;; &quot;&quot;)" office:value-type="string" office:string-value=" $87.49_{\pm 10.80}$ " calcext:value-type="string">
            <text:p><text:s/>$87.49_{\pm 10.80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92.2326122726415" calcext:value-type="float">
            <text:p>92.23</text:p>
          </table:table-cell>
          <table:table-cell table:style-name="ce25" office:value-type="float" office:value="4.41093510952396" calcext:value-type="float">
            <text:p>4.41</text:p>
          </table:table-cell>
          <table:table-cell table:style-name="ce19" office:value-type="float" office:value="93.1033085419603" calcext:value-type="float">
            <text:p>93.10</text:p>
          </table:table-cell>
          <table:table-cell table:style-name="ce25" office:value-type="float" office:value="4.48411545210215" calcext:value-type="float">
            <text:p>4.48</text:p>
          </table:table-cell>
          <table:table-cell table:style-name="ce19" office:value-type="float" office:value="91.6216478293854" calcext:value-type="float">
            <text:p>91.62</text:p>
          </table:table-cell>
          <table:table-cell table:style-name="ce25" office:value-type="float" office:value="6.33445067205929" calcext:value-type="float">
            <text:p>6.33</text:p>
          </table:table-cell>
          <table:table-cell table:style-name="ce19" office:value-type="float" office:value="92.2326122726415" calcext:value-type="float">
            <text:p>92.23</text:p>
          </table:table-cell>
          <table:table-cell table:style-name="ce34" office:value-type="float" office:value="4.41093510952396" calcext:value-type="float">
            <text:p>4.41</text:p>
          </table:table-cell>
          <table:table-cell table:style-name="ce34"/>
          <table:table-cell table:style-name="ce25" office:value-type="float" office:value="93.9024591801969" calcext:value-type="float">
            <text:p>93.90</text:p>
          </table:table-cell>
          <table:table-cell table:style-name="ce34" office:value-type="float" office:value="3.88913089417721" calcext:value-type="float">
            <text:p>3.89</text:p>
          </table:table-cell>
          <table:table-cell table:style-name="ce25" office:value-type="float" office:value="94.8759157687271" calcext:value-type="float">
            <text:p>94.88</text:p>
          </table:table-cell>
          <table:table-cell table:style-name="ce34" office:value-type="float" office:value="5.63455265020828" calcext:value-type="float">
            <text:p>5.63</text:p>
          </table:table-cell>
          <table:table-cell table:style-name="ce25" office:value-type="float" office:value="93.196499433253" calcext:value-type="float">
            <text:p>93.20</text:p>
          </table:table-cell>
          <table:table-cell table:style-name="ce34" office:value-type="float" office:value="4.63290033706411" calcext:value-type="float">
            <text:p>4.63</text:p>
          </table:table-cell>
          <table:table-cell table:style-name="ce19" office:value-type="float" office:value="93.9024591801969" calcext:value-type="float">
            <text:p>93.90</text:p>
          </table:table-cell>
          <table:table-cell table:style-name="ce34" office:value-type="float" office:value="3.88913089417721" calcext:value-type="float">
            <text:p>3.89</text:p>
          </table:table-cell>
          <table:table-cell table:style-name="ce25" table:number-columns-repeated="2"/>
          <table:table-cell table:style-name="ce31"/>
          <table:table-cell table:style-name="ce70" table:formula="of:=IF([.A15]&lt;&gt;&quot;&quot;; [.A15]; &quot;&quot;)" office:value-type="string" office:string-value="Duration" calcext:value-type="string">
            <text:p>Duration</text:p>
          </table:table-cell>
          <table:table-cell table:style-name="ce121" table:formula="of:=IF(AND([.B15]&lt;&gt;&quot;&quot;; [.C15]&lt;&gt;&quot;&quot;); &quot; $&quot; &amp; TEXT([.B15]; &quot;0.00&quot;) &amp; &quot;_{\pm &quot; &amp; TEXT([.C15]; &quot;0.00&quot;) &amp; &quot;}$ &quot;; &quot;&quot;)" office:value-type="string" office:string-value=" $92.23_{\pm 4.41}$ " calcext:value-type="string">
            <text:p><text:s/>$92.23_{\pm 4.41}$ </text:p>
          </table:table-cell>
          <table:table-cell table:style-name="ce50" table:formula="of:=IF(AND([.D15]&lt;&gt;&quot;&quot;; [.E15]&lt;&gt;&quot;&quot;); &quot; $&quot; &amp; TEXT([.D15]; &quot;0.00&quot;) &amp; &quot;_{\pm &quot; &amp; TEXT([.E15]; &quot;0.00&quot;) &amp; &quot;}$ &quot;; &quot;&quot;)" office:value-type="string" office:string-value=" $93.10_{\pm 4.48}$ " calcext:value-type="string">
            <text:p><text:s/>$93.10_{\pm 4.48}$ </text:p>
          </table:table-cell>
          <table:table-cell table:style-name="ce50" table:formula="of:=IF(AND([.F15]&lt;&gt;&quot;&quot;; [.G15]&lt;&gt;&quot;&quot;); &quot; $&quot; &amp; TEXT([.F15]; &quot;0.00&quot;) &amp; &quot;_{\pm &quot; &amp; TEXT([.G15]; &quot;0.00&quot;) &amp; &quot;}$ &quot;; &quot;&quot;)" office:value-type="string" office:string-value=" $91.62_{\pm 6.33}$ " calcext:value-type="string">
            <text:p><text:s/>$91.62_{\pm 6.33}$ </text:p>
          </table:table-cell>
          <table:table-cell table:style-name="ce121" table:formula="of:=IF(AND([.H15]&lt;&gt;&quot;&quot;; [.I15]&lt;&gt;&quot;&quot;); &quot; $&quot; &amp; TEXT([.H15]; &quot;0.00&quot;) &amp; &quot;_{\pm &quot; &amp; TEXT([.I15]; &quot;0.00&quot;) &amp; &quot;}$ &quot;; &quot;&quot;)" office:value-type="string" office:string-value=" $92.23_{\pm 4.41}$ " calcext:value-type="string">
            <text:p><text:s/>$92.23_{\pm 4.41}$ </text:p>
          </table:table-cell>
          <table:table-cell table:style-name="ce35"/>
          <table:table-cell table:style-name="ce50" table:formula="of:=IF(AND([.K15]&lt;&gt;&quot;&quot;; [.L15]&lt;&gt;&quot;&quot;); &quot; $&quot; &amp; TEXT([.K15]; &quot;0.00&quot;) &amp; &quot;_{\pm &quot; &amp; TEXT([.L15]; &quot;0.00&quot;) &amp; &quot;}$ &quot;; &quot;&quot;)" office:value-type="string" office:string-value=" $93.90_{\pm 3.89}$ " calcext:value-type="string">
            <text:p><text:s/>$93.90_{\pm 3.89}$ </text:p>
          </table:table-cell>
          <table:table-cell table:style-name="ce50" table:formula="of:=IF(AND([.M15]&lt;&gt;&quot;&quot;; [.N15]&lt;&gt;&quot;&quot;); &quot; $&quot; &amp; TEXT([.M15]; &quot;0.00&quot;) &amp; &quot;_{\pm &quot; &amp; TEXT([.N15]; &quot;0.00&quot;) &amp; &quot;}$ &quot;; &quot;&quot;)" office:value-type="string" office:string-value=" $94.88_{\pm 5.63}$ " calcext:value-type="string">
            <text:p><text:s/>$94.88_{\pm 5.63}$ </text:p>
          </table:table-cell>
          <table:table-cell table:style-name="ce50" table:formula="of:=IF(AND([.O15]&lt;&gt;&quot;&quot;; [.P15]&lt;&gt;&quot;&quot;); &quot; $&quot; &amp; TEXT([.O15]; &quot;0.00&quot;) &amp; &quot;_{\pm &quot; &amp; TEXT([.P15]; &quot;0.00&quot;) &amp; &quot;}$ &quot;; &quot;&quot;)" office:value-type="string" office:string-value=" $93.20_{\pm 4.63}$ " calcext:value-type="string">
            <text:p><text:s/>$93.20_{\pm 4.63}$ </text:p>
          </table:table-cell>
          <table:table-cell table:style-name="ce50" table:formula="of:=IF(AND([.Q15]&lt;&gt;&quot;&quot;; [.R15]&lt;&gt;&quot;&quot;); &quot; $&quot; &amp; TEXT([.Q15]; &quot;0.00&quot;) &amp; &quot;_{\pm &quot; &amp; TEXT([.R15]; &quot;0.00&quot;) &amp; &quot;}$ &quot;; &quot;&quot;)" office:value-type="string" office:string-value=" $93.90_{\pm 3.89}$ " calcext:value-type="string">
            <text:p><text:s/>$93.90_{\pm 3.89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66.6666666666667" calcext:value-type="float">
            <text:p>66.67</text:p>
          </table:table-cell>
          <table:table-cell table:style-name="ce25" office:value-type="float" office:value="44.7213595499958" calcext:value-type="float">
            <text:p>44.72</text:p>
          </table:table-cell>
          <table:table-cell table:style-name="ce19" office:value-type="float" office:value="70" calcext:value-type="float">
            <text:p>70.00</text:p>
          </table:table-cell>
          <table:table-cell table:style-name="ce25" office:value-type="float" office:value="45.8257569495584" calcext:value-type="float">
            <text:p>45.83</text:p>
          </table:table-cell>
          <table:table-cell table:style-name="ce19" office:value-type="float" office:value="65" calcext:value-type="float">
            <text:p>65.00</text:p>
          </table:table-cell>
          <table:table-cell table:style-name="ce25" office:value-type="float" office:value="45" calcext:value-type="float">
            <text:p>45.00</text:p>
          </table:table-cell>
          <table:table-cell table:style-name="ce19" office:value-type="float" office:value="66.6666666666667" calcext:value-type="float">
            <text:p>66.67</text:p>
          </table:table-cell>
          <table:table-cell table:style-name="ce34" office:value-type="float" office:value="44.7213595499958" calcext:value-type="float">
            <text:p>44.72</text:p>
          </table:table-cell>
          <table:table-cell table:style-name="ce34"/>
          <table:table-cell table:style-name="ce25" office:value-type="float" office:value="66.6666666666667" calcext:value-type="float">
            <text:p>66.67</text:p>
          </table:table-cell>
          <table:table-cell table:style-name="ce34" office:value-type="float" office:value="44.7213595499958" calcext:value-type="float">
            <text:p>44.72</text:p>
          </table:table-cell>
          <table:table-cell table:style-name="ce25" office:value-type="float" office:value="70" calcext:value-type="float">
            <text:p>70.00</text:p>
          </table:table-cell>
          <table:table-cell table:style-name="ce34" office:value-type="float" office:value="45.8257569495584" calcext:value-type="float">
            <text:p>45.83</text:p>
          </table:table-cell>
          <table:table-cell table:style-name="ce25" office:value-type="float" office:value="65" calcext:value-type="float">
            <text:p>65.00</text:p>
          </table:table-cell>
          <table:table-cell table:style-name="ce34" office:value-type="float" office:value="45" calcext:value-type="float">
            <text:p>45.00</text:p>
          </table:table-cell>
          <table:table-cell table:style-name="ce19" office:value-type="float" office:value="66.6666666666667" calcext:value-type="float">
            <text:p>66.67</text:p>
          </table:table-cell>
          <table:table-cell table:style-name="ce34" office:value-type="float" office:value="44.7213595499958" calcext:value-type="float">
            <text:p>44.72</text:p>
          </table:table-cell>
          <table:table-cell table:style-name="ce25"/>
          <table:table-cell table:style-name="ce93" table:number-columns-repeated="2"/>
          <table:table-cell table:style-name="ce71" table:formula="of:=IF([.A16]&lt;&gt;&quot;&quot;; [.A16]; &quot;&quot;)" office:value-type="string" office:string-value="Set" calcext:value-type="string">
            <text:p>Set</text:p>
          </table:table-cell>
          <table:table-cell table:style-name="ce31" table:formula="of:=IF(AND([.B16]&lt;&gt;&quot;&quot;; [.C16]&lt;&gt;&quot;&quot;); &quot; $&quot; &amp; TEXT([.B16]; &quot;0.00&quot;) &amp; &quot;_{\pm &quot; &amp; TEXT([.C16]; &quot;0.00&quot;) &amp; &quot;}$ &quot;; &quot;&quot;)" office:value-type="string" office:string-value=" $66.67_{\pm 44.72}$ " calcext:value-type="string">
            <text:p><text:s/>$66.67_{\pm 44.72}$ </text:p>
          </table:table-cell>
          <table:table-cell table:style-name="ce50" table:formula="of:=IF(AND([.D16]&lt;&gt;&quot;&quot;; [.E16]&lt;&gt;&quot;&quot;); &quot; $&quot; &amp; TEXT([.D16]; &quot;0.00&quot;) &amp; &quot;_{\pm &quot; &amp; TEXT([.E16]; &quot;0.00&quot;) &amp; &quot;}$ &quot;; &quot;&quot;)" office:value-type="string" office:string-value=" $70.00_{\pm 45.83}$ " calcext:value-type="string">
            <text:p><text:s/>$70.00_{\pm 45.83}$ </text:p>
          </table:table-cell>
          <table:table-cell table:style-name="ce50" table:formula="of:=IF(AND([.F16]&lt;&gt;&quot;&quot;; [.G16]&lt;&gt;&quot;&quot;); &quot; $&quot; &amp; TEXT([.F16]; &quot;0.00&quot;) &amp; &quot;_{\pm &quot; &amp; TEXT([.G16]; &quot;0.00&quot;) &amp; &quot;}$ &quot;; &quot;&quot;)" office:value-type="string" office:string-value=" $65.00_{\pm 45.00}$ " calcext:value-type="string">
            <text:p><text:s/>$65.00_{\pm 45.00}$ </text:p>
          </table:table-cell>
          <table:table-cell table:style-name="ce121" table:formula="of:=IF(AND([.H16]&lt;&gt;&quot;&quot;; [.I16]&lt;&gt;&quot;&quot;); &quot; $&quot; &amp; TEXT([.H16]; &quot;0.00&quot;) &amp; &quot;_{\pm &quot; &amp; TEXT([.I16]; &quot;0.00&quot;) &amp; &quot;}$ &quot;; &quot;&quot;)" office:value-type="string" office:string-value=" $66.67_{\pm 44.72}$ " calcext:value-type="string">
            <text:p><text:s/>$66.67_{\pm 44.72}$ </text:p>
          </table:table-cell>
          <table:table-cell table:style-name="ce52"/>
          <table:table-cell table:style-name="ce50" table:formula="of:=IF(AND([.K16]&lt;&gt;&quot;&quot;; [.L16]&lt;&gt;&quot;&quot;); &quot; $&quot; &amp; TEXT([.K16]; &quot;0.00&quot;) &amp; &quot;_{\pm &quot; &amp; TEXT([.L16]; &quot;0.00&quot;) &amp; &quot;}$ &quot;; &quot;&quot;)" office:value-type="string" office:string-value=" $66.67_{\pm 44.72}$ " calcext:value-type="string">
            <text:p><text:s/>$66.67_{\pm 44.72}$ </text:p>
          </table:table-cell>
          <table:table-cell table:style-name="ce50" table:formula="of:=IF(AND([.M16]&lt;&gt;&quot;&quot;; [.N16]&lt;&gt;&quot;&quot;); &quot; $&quot; &amp; TEXT([.M16]; &quot;0.00&quot;) &amp; &quot;_{\pm &quot; &amp; TEXT([.N16]; &quot;0.00&quot;) &amp; &quot;}$ &quot;; &quot;&quot;)" office:value-type="string" office:string-value=" $70.00_{\pm 45.83}$ " calcext:value-type="string">
            <text:p><text:s/>$70.00_{\pm 45.83}$ </text:p>
          </table:table-cell>
          <table:table-cell table:style-name="ce50" table:formula="of:=IF(AND([.O16]&lt;&gt;&quot;&quot;; [.P16]&lt;&gt;&quot;&quot;); &quot; $&quot; &amp; TEXT([.O16]; &quot;0.00&quot;) &amp; &quot;_{\pm &quot; &amp; TEXT([.P16]; &quot;0.00&quot;) &amp; &quot;}$ &quot;; &quot;&quot;)" office:value-type="string" office:string-value=" $65.00_{\pm 45.00}$ " calcext:value-type="string">
            <text:p><text:s/>$65.00_{\pm 45.00}$ </text:p>
          </table:table-cell>
          <table:table-cell table:style-name="ce50" table:formula="of:=IF(AND([.Q16]&lt;&gt;&quot;&quot;; [.R16]&lt;&gt;&quot;&quot;); &quot; $&quot; &amp; TEXT([.Q16]; &quot;0.00&quot;) &amp; &quot;_{\pm &quot; &amp; TEXT([.R16]; &quot;0.00&quot;) &amp; &quot;}$ &quot;; &quot;&quot;)" office:value-type="string" office:string-value=" $66.67_{\pm 44.72}$ " calcext:value-type="string">
            <text:p><text:s/>$66.67_{\pm 44.72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70" table:formula="of:=IF([.A17]&lt;&gt;&quot;&quot;; [.A17]; &quot;&quot;)">
            <text:p/>
          </table:table-cell>
          <table:table-cell table:style-name="ce24"/>
          <table:table-cell table:style-name="ce49" table:number-columns-repeated="2"/>
          <table:table-cell table:style-name="ce24" table:formula="of:=IF(AND([.H17]&lt;&gt;&quot;&quot;; [.I17]&lt;&gt;&quot;&quot;); &quot; $&quot; &amp; TEXT([.H17]; &quot;0.00&quot;) &amp; &quot;_{\pm &quot; &amp; TEXT([.I17]; &quot;0.00&quot;) &amp; &quot;}$ &quot;; &quot;&quot;)">
            <text:p/>
          </table:table-cell>
          <table:table-cell table:style-name="ce35"/>
          <table:table-cell table:style-name="ce49" table:formula="of:=IF(AND([.K17]&lt;&gt;&quot;&quot;; [.L17]&lt;&gt;&quot;&quot;); &quot; $&quot; &amp; TEXT([.K17]; &quot;0.00&quot;) &amp; &quot;_{\pm &quot; &amp; TEXT([.L17]; &quot;0.00&quot;) &amp; &quot;}$ &quot;; &quot;&quot;)">
            <text:p/>
          </table:table-cell>
          <table:table-cell table:style-name="ce49" table:formula="of:=IF(AND([.M17]&lt;&gt;&quot;&quot;; [.N17]&lt;&gt;&quot;&quot;); &quot; $&quot; &amp; TEXT([.M17]; &quot;0.00&quot;) &amp; &quot;_{\pm &quot; &amp; TEXT([.N17]; &quot;0.00&quot;) &amp; &quot;}$ &quot;; &quot;&quot;)">
            <text:p/>
          </table:table-cell>
          <table:table-cell table:style-name="ce49" table:formula="of:=IF(AND([.O17]&lt;&gt;&quot;&quot;; [.P17]&lt;&gt;&quot;&quot;); &quot; $&quot; &amp; TEXT([.O17]; &quot;0.00&quot;) &amp; &quot;_{\pm &quot; &amp; TEXT([.P17]; &quot;0.00&quot;) &amp; &quot;}$ &quot;; &quot;&quot;)">
            <text:p/>
          </table:table-cell>
          <table:table-cell table:style-name="ce49" table:formula="of:=IF(AND([.Q17]&lt;&gt;&quot;&quot;; [.R17]&lt;&gt;&quot;&quot;); &quot; $&quot; &amp; TEXT([.Q17]; &quot;0.00&quot;) &amp; &quot;_{\pm &quot; &amp; TEXT([.R17]; &quot;0.00&quot;) &amp; &quot;}$ &quot;; &quot;&quot;)">
            <text:p/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13" office:value-type="string" calcext:value-type="string">
            <text:p>AQUAINT</text:p>
          </table:table-cell>
          <table:table-cell table:style-name="ce19" office:value-type="float" office:value="84.5547296488524" calcext:value-type="float">
            <text:p>84.55</text:p>
          </table:table-cell>
          <table:table-cell table:style-name="ce25" office:value-type="float" office:value="2.95256974688421" calcext:value-type="float">
            <text:p>2.95</text:p>
          </table:table-cell>
          <table:table-cell table:style-name="ce19" office:value-type="float" office:value="84.54891302389" calcext:value-type="float">
            <text:p>84.55</text:p>
          </table:table-cell>
          <table:table-cell table:style-name="ce25" office:value-type="float" office:value="4.56486707169894" calcext:value-type="float">
            <text:p>4.56</text:p>
          </table:table-cell>
          <table:table-cell table:style-name="ce19" office:value-type="float" office:value="84.7106073857857" calcext:value-type="float">
            <text:p>84.71</text:p>
          </table:table-cell>
          <table:table-cell table:style-name="ce25" office:value-type="float" office:value="3.13220249497321" calcext:value-type="float">
            <text:p>3.13</text:p>
          </table:table-cell>
          <table:table-cell table:style-name="ce19" office:value-type="float" office:value="80.4158867972267" calcext:value-type="float">
            <text:p>80.42</text:p>
          </table:table-cell>
          <table:table-cell table:style-name="ce34" office:value-type="float" office:value="4.32809489061564" calcext:value-type="float">
            <text:p>4.33</text:p>
          </table:table-cell>
          <table:table-cell table:style-name="ce34"/>
          <table:table-cell table:style-name="ce25" office:value-type="float" office:value="92.359780920279" calcext:value-type="float">
            <text:p>92.36</text:p>
          </table:table-cell>
          <table:table-cell table:style-name="ce34" office:value-type="float" office:value="2.25288908285298" calcext:value-type="float">
            <text:p>2.25</text:p>
          </table:table-cell>
          <table:table-cell table:style-name="ce25" office:value-type="float" office:value="92.3246455465817" calcext:value-type="float">
            <text:p>92.32</text:p>
          </table:table-cell>
          <table:table-cell table:style-name="ce34" office:value-type="float" office:value="3.73524196087902" calcext:value-type="float">
            <text:p>3.74</text:p>
          </table:table-cell>
          <table:table-cell table:style-name="ce25" office:value-type="float" office:value="92.5578062779692" calcext:value-type="float">
            <text:p>92.56</text:p>
          </table:table-cell>
          <table:table-cell table:style-name="ce34" office:value-type="float" office:value="3.39946114887729" calcext:value-type="float">
            <text:p>3.40</text:p>
          </table:table-cell>
          <table:table-cell table:style-name="ce19" office:value-type="float" office:value="87.3374756775166" calcext:value-type="float">
            <text:p>87.34</text:p>
          </table:table-cell>
          <table:table-cell table:style-name="ce34" office:value-type="float" office:value="2.50220514729996" calcext:value-type="float">
            <text:p>2.50</text:p>
          </table:table-cell>
          <table:table-cell table:style-name="ce25" table:number-columns-repeated="2"/>
          <table:table-cell table:style-name="ce31"/>
          <table:table-cell table:style-name="ce70" table:formula="of:=IF([.A18]&lt;&gt;&quot;&quot;; [.A18]; &quot;&quot;)" office:value-type="string" office:string-value="AQUAINT" calcext:value-type="string">
            <text:p>AQUAINT</text:p>
          </table:table-cell>
          <table:table-cell table:style-name="ce121" table:formula="of:=IF(AND([.B18]&lt;&gt;&quot;&quot;; [.C18]&lt;&gt;&quot;&quot;); &quot; $&quot; &amp; TEXT([.B18]; &quot;0.00&quot;) &amp; &quot;_{\pm &quot; &amp; TEXT([.C18]; &quot;0.00&quot;) &amp; &quot;}$ &quot;; &quot;&quot;)" office:value-type="string" office:string-value=" $84.55_{\pm 2.95}$ " calcext:value-type="string">
            <text:p><text:s/>$84.55_{\pm 2.95}$ </text:p>
          </table:table-cell>
          <table:table-cell table:style-name="ce50" table:formula="of:=IF(AND([.D18]&lt;&gt;&quot;&quot;; [.E18]&lt;&gt;&quot;&quot;); &quot; $&quot; &amp; TEXT([.D18]; &quot;0.00&quot;) &amp; &quot;_{\pm &quot; &amp; TEXT([.E18]; &quot;0.00&quot;) &amp; &quot;}$ &quot;; &quot;&quot;)" office:value-type="string" office:string-value=" $84.55_{\pm 4.56}$ " calcext:value-type="string">
            <text:p><text:s/>$84.55_{\pm 4.56}$ </text:p>
          </table:table-cell>
          <table:table-cell table:style-name="ce50" table:formula="of:=IF(AND([.F18]&lt;&gt;&quot;&quot;; [.G18]&lt;&gt;&quot;&quot;); &quot; $&quot; &amp; TEXT([.F18]; &quot;0.00&quot;) &amp; &quot;_{\pm &quot; &amp; TEXT([.G18]; &quot;0.00&quot;) &amp; &quot;}$ &quot;; &quot;&quot;)" office:value-type="string" office:string-value=" $84.71_{\pm 3.13}$ " calcext:value-type="string">
            <text:p><text:s/>$84.71_{\pm 3.13}$ </text:p>
          </table:table-cell>
          <table:table-cell table:style-name="ce121" table:formula="of:=IF(AND([.H18]&lt;&gt;&quot;&quot;; [.I18]&lt;&gt;&quot;&quot;); &quot; $&quot; &amp; TEXT([.H18]; &quot;0.00&quot;) &amp; &quot;_{\pm &quot; &amp; TEXT([.I18]; &quot;0.00&quot;) &amp; &quot;}$ &quot;; &quot;&quot;)" office:value-type="string" office:string-value=" $80.42_{\pm 4.33}$ " calcext:value-type="string">
            <text:p><text:s/>$80.42_{\pm 4.33}$ </text:p>
          </table:table-cell>
          <table:table-cell table:style-name="ce35"/>
          <table:table-cell table:style-name="ce50" table:formula="of:=IF(AND([.K18]&lt;&gt;&quot;&quot;; [.L18]&lt;&gt;&quot;&quot;); &quot; $&quot; &amp; TEXT([.K18]; &quot;0.00&quot;) &amp; &quot;_{\pm &quot; &amp; TEXT([.L18]; &quot;0.00&quot;) &amp; &quot;}$ &quot;; &quot;&quot;)" office:value-type="string" office:string-value=" $92.36_{\pm 2.25}$ " calcext:value-type="string">
            <text:p><text:s/>$92.36_{\pm 2.25}$ </text:p>
          </table:table-cell>
          <table:table-cell table:style-name="ce50" table:formula="of:=IF(AND([.M18]&lt;&gt;&quot;&quot;; [.N18]&lt;&gt;&quot;&quot;); &quot; $&quot; &amp; TEXT([.M18]; &quot;0.00&quot;) &amp; &quot;_{\pm &quot; &amp; TEXT([.N18]; &quot;0.00&quot;) &amp; &quot;}$ &quot;; &quot;&quot;)" office:value-type="string" office:string-value=" $92.32_{\pm 3.74}$ " calcext:value-type="string">
            <text:p><text:s/>$92.32_{\pm 3.74}$ </text:p>
          </table:table-cell>
          <table:table-cell table:style-name="ce50" table:formula="of:=IF(AND([.O18]&lt;&gt;&quot;&quot;; [.P18]&lt;&gt;&quot;&quot;); &quot; $&quot; &amp; TEXT([.O18]; &quot;0.00&quot;) &amp; &quot;_{\pm &quot; &amp; TEXT([.P18]; &quot;0.00&quot;) &amp; &quot;}$ &quot;; &quot;&quot;)" office:value-type="string" office:string-value=" $92.56_{\pm 3.40}$ " calcext:value-type="string">
            <text:p><text:s/>$92.56_{\pm 3.40}$ </text:p>
          </table:table-cell>
          <table:table-cell table:style-name="ce50" table:formula="of:=IF(AND([.Q18]&lt;&gt;&quot;&quot;; [.R18]&lt;&gt;&quot;&quot;); &quot; $&quot; &amp; TEXT([.Q18]; &quot;0.00&quot;) &amp; &quot;_{\pm &quot; &amp; TEXT([.R18]; &quot;0.00&quot;) &amp; &quot;}$ &quot;; &quot;&quot;)" office:value-type="string" office:string-value=" $87.34_{\pm 2.50}$ " calcext:value-type="string">
            <text:p><text:s/>$87.34_{\pm 2.50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84.5740017087781" calcext:value-type="float">
            <text:p>84.57</text:p>
          </table:table-cell>
          <table:table-cell table:style-name="ce25" office:value-type="float" office:value="4.41304471793179" calcext:value-type="float">
            <text:p>4.41</text:p>
          </table:table-cell>
          <table:table-cell table:style-name="ce19" office:value-type="float" office:value="84.3815435152794" calcext:value-type="float">
            <text:p>84.38</text:p>
          </table:table-cell>
          <table:table-cell table:style-name="ce25" office:value-type="float" office:value="6.16080022912415" calcext:value-type="float">
            <text:p>6.16</text:p>
          </table:table-cell>
          <table:table-cell table:style-name="ce19" office:value-type="float" office:value="85.0810557066649" calcext:value-type="float">
            <text:p>85.08</text:p>
          </table:table-cell>
          <table:table-cell table:style-name="ce25" office:value-type="float" office:value="5.15072150753044" calcext:value-type="float">
            <text:p>5.15</text:p>
          </table:table-cell>
          <table:table-cell table:style-name="ce19" office:value-type="float" office:value="84.5740017087781" calcext:value-type="float">
            <text:p>84.57</text:p>
          </table:table-cell>
          <table:table-cell table:style-name="ce34" office:value-type="float" office:value="4.41304471793179" calcext:value-type="float">
            <text:p>4.41</text:p>
          </table:table-cell>
          <table:table-cell table:style-name="ce34"/>
          <table:table-cell table:style-name="ce25" office:value-type="float" office:value="91.0057465021158" calcext:value-type="float">
            <text:p>91.01</text:p>
          </table:table-cell>
          <table:table-cell table:style-name="ce34" office:value-type="float" office:value="2.18446202200491" calcext:value-type="float">
            <text:p>2.18</text:p>
          </table:table-cell>
          <table:table-cell table:style-name="ce25" office:value-type="float" office:value="90.7537923140813" calcext:value-type="float">
            <text:p>90.75</text:p>
          </table:table-cell>
          <table:table-cell table:style-name="ce34" office:value-type="float" office:value="4.28178746607505" calcext:value-type="float">
            <text:p>4.28</text:p>
          </table:table-cell>
          <table:table-cell table:style-name="ce25" office:value-type="float" office:value="91.5970739556167" calcext:value-type="float">
            <text:p>91.60</text:p>
          </table:table-cell>
          <table:table-cell table:style-name="ce34" office:value-type="float" office:value="4.55799293049431" calcext:value-type="float">
            <text:p>4.56</text:p>
          </table:table-cell>
          <table:table-cell table:style-name="ce19" office:value-type="float" office:value="91.0057465021158" calcext:value-type="float">
            <text:p>91.01</text:p>
          </table:table-cell>
          <table:table-cell table:style-name="ce34" office:value-type="float" office:value="2.18446202200491" calcext:value-type="float">
            <text:p>2.18</text:p>
          </table:table-cell>
          <table:table-cell table:style-name="ce25" table:number-columns-repeated="2"/>
          <table:table-cell table:style-name="ce31"/>
          <table:table-cell table:style-name="ce70" table:formula="of:=IF([.A19]&lt;&gt;&quot;&quot;; [.A19]; &quot;&quot;)" office:value-type="string" office:string-value="Date" calcext:value-type="string">
            <text:p>Date</text:p>
          </table:table-cell>
          <table:table-cell table:style-name="ce121" table:formula="of:=IF(AND([.B19]&lt;&gt;&quot;&quot;; [.C19]&lt;&gt;&quot;&quot;); &quot; $&quot; &amp; TEXT([.B19]; &quot;0.00&quot;) &amp; &quot;_{\pm &quot; &amp; TEXT([.C19]; &quot;0.00&quot;) &amp; &quot;}$ &quot;; &quot;&quot;)" office:value-type="string" office:string-value=" $84.57_{\pm 4.41}$ " calcext:value-type="string">
            <text:p><text:s/>$84.57_{\pm 4.41}$ </text:p>
          </table:table-cell>
          <table:table-cell table:style-name="ce50" table:formula="of:=IF(AND([.D19]&lt;&gt;&quot;&quot;; [.E19]&lt;&gt;&quot;&quot;); &quot; $&quot; &amp; TEXT([.D19]; &quot;0.00&quot;) &amp; &quot;_{\pm &quot; &amp; TEXT([.E19]; &quot;0.00&quot;) &amp; &quot;}$ &quot;; &quot;&quot;)" office:value-type="string" office:string-value=" $84.38_{\pm 6.16}$ " calcext:value-type="string">
            <text:p><text:s/>$84.38_{\pm 6.16}$ </text:p>
          </table:table-cell>
          <table:table-cell table:style-name="ce50" table:formula="of:=IF(AND([.F19]&lt;&gt;&quot;&quot;; [.G19]&lt;&gt;&quot;&quot;); &quot; $&quot; &amp; TEXT([.F19]; &quot;0.00&quot;) &amp; &quot;_{\pm &quot; &amp; TEXT([.G19]; &quot;0.00&quot;) &amp; &quot;}$ &quot;; &quot;&quot;)" office:value-type="string" office:string-value=" $85.08_{\pm 5.15}$ " calcext:value-type="string">
            <text:p><text:s/>$85.08_{\pm 5.15}$ </text:p>
          </table:table-cell>
          <table:table-cell table:style-name="ce121" table:formula="of:=IF(AND([.H19]&lt;&gt;&quot;&quot;; [.I19]&lt;&gt;&quot;&quot;); &quot; $&quot; &amp; TEXT([.H19]; &quot;0.00&quot;) &amp; &quot;_{\pm &quot; &amp; TEXT([.I19]; &quot;0.00&quot;) &amp; &quot;}$ &quot;; &quot;&quot;)" office:value-type="string" office:string-value=" $84.57_{\pm 4.41}$ " calcext:value-type="string">
            <text:p><text:s/>$84.57_{\pm 4.41}$ </text:p>
          </table:table-cell>
          <table:table-cell table:style-name="ce35"/>
          <table:table-cell table:style-name="ce50" table:formula="of:=IF(AND([.K19]&lt;&gt;&quot;&quot;; [.L19]&lt;&gt;&quot;&quot;); &quot; $&quot; &amp; TEXT([.K19]; &quot;0.00&quot;) &amp; &quot;_{\pm &quot; &amp; TEXT([.L19]; &quot;0.00&quot;) &amp; &quot;}$ &quot;; &quot;&quot;)" office:value-type="string" office:string-value=" $91.01_{\pm 2.18}$ " calcext:value-type="string">
            <text:p><text:s/>$91.01_{\pm 2.18}$ </text:p>
          </table:table-cell>
          <table:table-cell table:style-name="ce50" table:formula="of:=IF(AND([.M19]&lt;&gt;&quot;&quot;; [.N19]&lt;&gt;&quot;&quot;); &quot; $&quot; &amp; TEXT([.M19]; &quot;0.00&quot;) &amp; &quot;_{\pm &quot; &amp; TEXT([.N19]; &quot;0.00&quot;) &amp; &quot;}$ &quot;; &quot;&quot;)" office:value-type="string" office:string-value=" $90.75_{\pm 4.28}$ " calcext:value-type="string">
            <text:p><text:s/>$90.75_{\pm 4.28}$ </text:p>
          </table:table-cell>
          <table:table-cell table:style-name="ce50" table:formula="of:=IF(AND([.O19]&lt;&gt;&quot;&quot;; [.P19]&lt;&gt;&quot;&quot;); &quot; $&quot; &amp; TEXT([.O19]; &quot;0.00&quot;) &amp; &quot;_{\pm &quot; &amp; TEXT([.P19]; &quot;0.00&quot;) &amp; &quot;}$ &quot;; &quot;&quot;)" office:value-type="string" office:string-value=" $91.60_{\pm 4.56}$ " calcext:value-type="string">
            <text:p><text:s/>$91.60_{\pm 4.56}$ </text:p>
          </table:table-cell>
          <table:table-cell table:style-name="ce50" table:formula="of:=IF(AND([.Q19]&lt;&gt;&quot;&quot;; [.R19]&lt;&gt;&quot;&quot;); &quot; $&quot; &amp; TEXT([.Q19]; &quot;0.00&quot;) &amp; &quot;_{\pm &quot; &amp; TEXT([.R19]; &quot;0.00&quot;) &amp; &quot;}$ &quot;; &quot;&quot;)" office:value-type="string" office:string-value=" $91.01_{\pm 2.18}$ " calcext:value-type="string">
            <text:p><text:s/>$91.01_{\pm 2.18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44.6666666666667" calcext:value-type="float">
            <text:p>44.67</text:p>
          </table:table-cell>
          <table:table-cell table:style-name="ce25" office:value-type="float" office:value="45.7092259104585" calcext:value-type="float">
            <text:p>45.71</text:p>
          </table:table-cell>
          <table:table-cell table:style-name="ce19" office:value-type="float" office:value="46.6666666666667" calcext:value-type="float">
            <text:p>46.67</text:p>
          </table:table-cell>
          <table:table-cell table:style-name="ce25" office:value-type="float" office:value="47.6095228569523" calcext:value-type="float">
            <text:p>47.61</text:p>
          </table:table-cell>
          <table:table-cell table:style-name="ce19" office:value-type="float" office:value="43.3333333333333" calcext:value-type="float">
            <text:p>43.33</text:p>
          </table:table-cell>
          <table:table-cell table:style-name="ce25" office:value-type="float" office:value="44.8454134902457" calcext:value-type="float">
            <text:p>44.85</text:p>
          </table:table-cell>
          <table:table-cell table:style-name="ce19" office:value-type="float" office:value="44.6666666666667" calcext:value-type="float">
            <text:p>44.67</text:p>
          </table:table-cell>
          <table:table-cell table:style-name="ce34" office:value-type="float" office:value="45.7092259104585" calcext:value-type="float">
            <text:p>45.71</text:p>
          </table:table-cell>
          <table:table-cell table:style-name="ce34"/>
          <table:table-cell table:style-name="ce25" office:value-type="float" office:value="44.6666666666667" calcext:value-type="float">
            <text:p>44.67</text:p>
          </table:table-cell>
          <table:table-cell table:style-name="ce34" office:value-type="float" office:value="45.7092259104585" calcext:value-type="float">
            <text:p>45.71</text:p>
          </table:table-cell>
          <table:table-cell table:style-name="ce25" office:value-type="float" office:value="46.6666666666667" calcext:value-type="float">
            <text:p>46.67</text:p>
          </table:table-cell>
          <table:table-cell table:style-name="ce34" office:value-type="float" office:value="47.6095228569523" calcext:value-type="float">
            <text:p>47.61</text:p>
          </table:table-cell>
          <table:table-cell table:style-name="ce25" office:value-type="float" office:value="43.3333333333333" calcext:value-type="float">
            <text:p>43.33</text:p>
          </table:table-cell>
          <table:table-cell table:style-name="ce34" office:value-type="float" office:value="44.8454134902457" calcext:value-type="float">
            <text:p>44.85</text:p>
          </table:table-cell>
          <table:table-cell table:style-name="ce19" office:value-type="float" office:value="44.6666666666667" calcext:value-type="float">
            <text:p>44.67</text:p>
          </table:table-cell>
          <table:table-cell table:style-name="ce34" office:value-type="float" office:value="45.7092259104585" calcext:value-type="float">
            <text:p>45.71</text:p>
          </table:table-cell>
          <table:table-cell table:style-name="ce25" table:number-columns-repeated="2"/>
          <table:table-cell table:style-name="ce31"/>
          <table:table-cell table:style-name="ce70" table:formula="of:=IF([.A20]&lt;&gt;&quot;&quot;; [.A20]; &quot;&quot;)" office:value-type="string" office:string-value="Time" calcext:value-type="string">
            <text:p>Time</text:p>
          </table:table-cell>
          <table:table-cell table:style-name="ce121" table:formula="of:=IF(AND([.B20]&lt;&gt;&quot;&quot;; [.C20]&lt;&gt;&quot;&quot;); &quot; $&quot; &amp; TEXT([.B20]; &quot;0.00&quot;) &amp; &quot;_{\pm &quot; &amp; TEXT([.C20]; &quot;0.00&quot;) &amp; &quot;}$ &quot;; &quot;&quot;)" office:value-type="string" office:string-value=" $44.67_{\pm 45.71}$ " calcext:value-type="string">
            <text:p><text:s/>$44.67_{\pm 45.71}$ </text:p>
          </table:table-cell>
          <table:table-cell table:style-name="ce50" table:formula="of:=IF(AND([.D20]&lt;&gt;&quot;&quot;; [.E20]&lt;&gt;&quot;&quot;); &quot; $&quot; &amp; TEXT([.D20]; &quot;0.00&quot;) &amp; &quot;_{\pm &quot; &amp; TEXT([.E20]; &quot;0.00&quot;) &amp; &quot;}$ &quot;; &quot;&quot;)" office:value-type="string" office:string-value=" $46.67_{\pm 47.61}$ " calcext:value-type="string">
            <text:p><text:s/>$46.67_{\pm 47.61}$ </text:p>
          </table:table-cell>
          <table:table-cell table:style-name="ce50" table:formula="of:=IF(AND([.F20]&lt;&gt;&quot;&quot;; [.G20]&lt;&gt;&quot;&quot;); &quot; $&quot; &amp; TEXT([.F20]; &quot;0.00&quot;) &amp; &quot;_{\pm &quot; &amp; TEXT([.G20]; &quot;0.00&quot;) &amp; &quot;}$ &quot;; &quot;&quot;)" office:value-type="string" office:string-value=" $43.33_{\pm 44.85}$ " calcext:value-type="string">
            <text:p><text:s/>$43.33_{\pm 44.85}$ </text:p>
          </table:table-cell>
          <table:table-cell table:style-name="ce121" table:formula="of:=IF(AND([.H20]&lt;&gt;&quot;&quot;; [.I20]&lt;&gt;&quot;&quot;); &quot; $&quot; &amp; TEXT([.H20]; &quot;0.00&quot;) &amp; &quot;_{\pm &quot; &amp; TEXT([.I20]; &quot;0.00&quot;) &amp; &quot;}$ &quot;; &quot;&quot;)" office:value-type="string" office:string-value=" $44.67_{\pm 45.71}$ " calcext:value-type="string">
            <text:p><text:s/>$44.67_{\pm 45.71}$ </text:p>
          </table:table-cell>
          <table:table-cell table:style-name="ce35"/>
          <table:table-cell table:style-name="ce50" table:formula="of:=IF(AND([.K20]&lt;&gt;&quot;&quot;; [.L20]&lt;&gt;&quot;&quot;); &quot; $&quot; &amp; TEXT([.K20]; &quot;0.00&quot;) &amp; &quot;_{\pm &quot; &amp; TEXT([.L20]; &quot;0.00&quot;) &amp; &quot;}$ &quot;; &quot;&quot;)" office:value-type="string" office:string-value=" $44.67_{\pm 45.71}$ " calcext:value-type="string">
            <text:p><text:s/>$44.67_{\pm 45.71}$ </text:p>
          </table:table-cell>
          <table:table-cell table:style-name="ce50" table:formula="of:=IF(AND([.M20]&lt;&gt;&quot;&quot;; [.N20]&lt;&gt;&quot;&quot;); &quot; $&quot; &amp; TEXT([.M20]; &quot;0.00&quot;) &amp; &quot;_{\pm &quot; &amp; TEXT([.N20]; &quot;0.00&quot;) &amp; &quot;}$ &quot;; &quot;&quot;)" office:value-type="string" office:string-value=" $46.67_{\pm 47.61}$ " calcext:value-type="string">
            <text:p><text:s/>$46.67_{\pm 47.61}$ </text:p>
          </table:table-cell>
          <table:table-cell table:style-name="ce50" table:formula="of:=IF(AND([.O20]&lt;&gt;&quot;&quot;; [.P20]&lt;&gt;&quot;&quot;); &quot; $&quot; &amp; TEXT([.O20]; &quot;0.00&quot;) &amp; &quot;_{\pm &quot; &amp; TEXT([.P20]; &quot;0.00&quot;) &amp; &quot;}$ &quot;; &quot;&quot;)" office:value-type="string" office:string-value=" $43.33_{\pm 44.85}$ " calcext:value-type="string">
            <text:p><text:s/>$43.33_{\pm 44.85}$ </text:p>
          </table:table-cell>
          <table:table-cell table:style-name="ce50" table:formula="of:=IF(AND([.Q20]&lt;&gt;&quot;&quot;; [.R20]&lt;&gt;&quot;&quot;); &quot; $&quot; &amp; TEXT([.Q20]; &quot;0.00&quot;) &amp; &quot;_{\pm &quot; &amp; TEXT([.R20]; &quot;0.00&quot;) &amp; &quot;}$ &quot;; &quot;&quot;)" office:value-type="string" office:string-value=" $44.67_{\pm 45.71}$ " calcext:value-type="string">
            <text:p><text:s/>$44.67_{\pm 45.71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61.0309461619309" calcext:value-type="float">
            <text:p>61.03</text:p>
          </table:table-cell>
          <table:table-cell table:style-name="ce25" office:value-type="float" office:value="17.5850571041761" calcext:value-type="float">
            <text:p>17.59</text:p>
          </table:table-cell>
          <table:table-cell table:style-name="ce19" office:value-type="float" office:value="62.8174603174603" calcext:value-type="float">
            <text:p>62.82</text:p>
          </table:table-cell>
          <table:table-cell table:style-name="ce25" office:value-type="float" office:value="16.2068564042331" calcext:value-type="float">
            <text:p>16.21</text:p>
          </table:table-cell>
          <table:table-cell table:style-name="ce19" office:value-type="float" office:value="61.0567765567766" calcext:value-type="float">
            <text:p>61.06</text:p>
          </table:table-cell>
          <table:table-cell table:style-name="ce25" office:value-type="float" office:value="20.4747259595397" calcext:value-type="float">
            <text:p>20.47</text:p>
          </table:table-cell>
          <table:table-cell table:style-name="ce19" office:value-type="float" office:value="61.0309461619309" calcext:value-type="float">
            <text:p>61.03</text:p>
          </table:table-cell>
          <table:table-cell table:style-name="ce34" office:value-type="float" office:value="17.5850571041761" calcext:value-type="float">
            <text:p>17.59</text:p>
          </table:table-cell>
          <table:table-cell table:style-name="ce34"/>
          <table:table-cell table:style-name="ce25" office:value-type="float" office:value="71.9312356573817" calcext:value-type="float">
            <text:p>71.93</text:p>
          </table:table-cell>
          <table:table-cell table:style-name="ce34" office:value-type="float" office:value="11.5267544396921" calcext:value-type="float">
            <text:p>11.53</text:p>
          </table:table-cell>
          <table:table-cell table:style-name="ce25" office:value-type="float" office:value="74.2777777777778" calcext:value-type="float">
            <text:p>74.28</text:p>
          </table:table-cell>
          <table:table-cell table:style-name="ce34" office:value-type="float" office:value="7.97462671238059" calcext:value-type="float">
            <text:p>7.97</text:p>
          </table:table-cell>
          <table:table-cell table:style-name="ce25" office:value-type="float" office:value="71.9526862026862" calcext:value-type="float">
            <text:p>71.95</text:p>
          </table:table-cell>
          <table:table-cell table:style-name="ce34" office:value-type="float" office:value="17.5094470076225" calcext:value-type="float">
            <text:p>17.51</text:p>
          </table:table-cell>
          <table:table-cell table:style-name="ce19" office:value-type="float" office:value="71.9312356573817" calcext:value-type="float">
            <text:p>71.93</text:p>
          </table:table-cell>
          <table:table-cell table:style-name="ce34" office:value-type="float" office:value="11.5267544396921" calcext:value-type="float">
            <text:p>11.53</text:p>
          </table:table-cell>
          <table:table-cell table:style-name="ce25" table:number-columns-repeated="2"/>
          <table:table-cell table:style-name="ce31"/>
          <table:table-cell table:style-name="ce70" table:formula="of:=IF([.A21]&lt;&gt;&quot;&quot;; [.A21]; &quot;&quot;)" office:value-type="string" office:string-value="Duration" calcext:value-type="string">
            <text:p>Duration</text:p>
          </table:table-cell>
          <table:table-cell table:style-name="ce121" table:formula="of:=IF(AND([.B21]&lt;&gt;&quot;&quot;; [.C21]&lt;&gt;&quot;&quot;); &quot; $&quot; &amp; TEXT([.B21]; &quot;0.00&quot;) &amp; &quot;_{\pm &quot; &amp; TEXT([.C21]; &quot;0.00&quot;) &amp; &quot;}$ &quot;; &quot;&quot;)" office:value-type="string" office:string-value=" $61.03_{\pm 17.59}$ " calcext:value-type="string">
            <text:p><text:s/>$61.03_{\pm 17.59}$ </text:p>
          </table:table-cell>
          <table:table-cell table:style-name="ce50" table:formula="of:=IF(AND([.D21]&lt;&gt;&quot;&quot;; [.E21]&lt;&gt;&quot;&quot;); &quot; $&quot; &amp; TEXT([.D21]; &quot;0.00&quot;) &amp; &quot;_{\pm &quot; &amp; TEXT([.E21]; &quot;0.00&quot;) &amp; &quot;}$ &quot;; &quot;&quot;)" office:value-type="string" office:string-value=" $62.82_{\pm 16.21}$ " calcext:value-type="string">
            <text:p><text:s/>$62.82_{\pm 16.21}$ </text:p>
          </table:table-cell>
          <table:table-cell table:style-name="ce50" table:formula="of:=IF(AND([.F21]&lt;&gt;&quot;&quot;; [.G21]&lt;&gt;&quot;&quot;); &quot; $&quot; &amp; TEXT([.F21]; &quot;0.00&quot;) &amp; &quot;_{\pm &quot; &amp; TEXT([.G21]; &quot;0.00&quot;) &amp; &quot;}$ &quot;; &quot;&quot;)" office:value-type="string" office:string-value=" $61.06_{\pm 20.47}$ " calcext:value-type="string">
            <text:p><text:s/>$61.06_{\pm 20.47}$ </text:p>
          </table:table-cell>
          <table:table-cell table:style-name="ce121" table:formula="of:=IF(AND([.H21]&lt;&gt;&quot;&quot;; [.I21]&lt;&gt;&quot;&quot;); &quot; $&quot; &amp; TEXT([.H21]; &quot;0.00&quot;) &amp; &quot;_{\pm &quot; &amp; TEXT([.I21]; &quot;0.00&quot;) &amp; &quot;}$ &quot;; &quot;&quot;)" office:value-type="string" office:string-value=" $61.03_{\pm 17.59}$ " calcext:value-type="string">
            <text:p><text:s/>$61.03_{\pm 17.59}$ </text:p>
          </table:table-cell>
          <table:table-cell table:style-name="ce35"/>
          <table:table-cell table:style-name="ce50" table:formula="of:=IF(AND([.K21]&lt;&gt;&quot;&quot;; [.L21]&lt;&gt;&quot;&quot;); &quot; $&quot; &amp; TEXT([.K21]; &quot;0.00&quot;) &amp; &quot;_{\pm &quot; &amp; TEXT([.L21]; &quot;0.00&quot;) &amp; &quot;}$ &quot;; &quot;&quot;)" office:value-type="string" office:string-value=" $71.93_{\pm 11.53}$ " calcext:value-type="string">
            <text:p><text:s/>$71.93_{\pm 11.53}$ </text:p>
          </table:table-cell>
          <table:table-cell table:style-name="ce50" table:formula="of:=IF(AND([.M21]&lt;&gt;&quot;&quot;; [.N21]&lt;&gt;&quot;&quot;); &quot; $&quot; &amp; TEXT([.M21]; &quot;0.00&quot;) &amp; &quot;_{\pm &quot; &amp; TEXT([.N21]; &quot;0.00&quot;) &amp; &quot;}$ &quot;; &quot;&quot;)" office:value-type="string" office:string-value=" $74.28_{\pm 7.97}$ " calcext:value-type="string">
            <text:p><text:s/>$74.28_{\pm 7.97}$ </text:p>
          </table:table-cell>
          <table:table-cell table:style-name="ce50" table:formula="of:=IF(AND([.O21]&lt;&gt;&quot;&quot;; [.P21]&lt;&gt;&quot;&quot;); &quot; $&quot; &amp; TEXT([.O21]; &quot;0.00&quot;) &amp; &quot;_{\pm &quot; &amp; TEXT([.P21]; &quot;0.00&quot;) &amp; &quot;}$ &quot;; &quot;&quot;)" office:value-type="string" office:string-value=" $71.95_{\pm 17.51}$ " calcext:value-type="string">
            <text:p><text:s/>$71.95_{\pm 17.51}$ </text:p>
          </table:table-cell>
          <table:table-cell table:style-name="ce50" table:formula="of:=IF(AND([.Q21]&lt;&gt;&quot;&quot;; [.R21]&lt;&gt;&quot;&quot;); &quot; $&quot; &amp; TEXT([.Q21]; &quot;0.00&quot;) &amp; &quot;_{\pm &quot; &amp; TEXT([.R21]; &quot;0.00&quot;) &amp; &quot;}$ &quot;; &quot;&quot;)" office:value-type="string" office:string-value=" $71.93_{\pm 11.53}$ " calcext:value-type="string">
            <text:p><text:s/>$71.93_{\pm 11.53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55.2380952380952" calcext:value-type="float">
            <text:p>55.24</text:p>
          </table:table-cell>
          <table:table-cell table:style-name="ce25" office:value-type="float" office:value="40.3471331876576" calcext:value-type="float">
            <text:p>40.35</text:p>
          </table:table-cell>
          <table:table-cell table:style-name="ce19" office:value-type="float" office:value="65" calcext:value-type="float">
            <text:p>65.00</text:p>
          </table:table-cell>
          <table:table-cell table:style-name="ce25" office:value-type="float" office:value="45" calcext:value-type="float">
            <text:p>45.00</text:p>
          </table:table-cell>
          <table:table-cell table:style-name="ce19" office:value-type="float" office:value="50.8333333333333" calcext:value-type="float">
            <text:p>50.83</text:p>
          </table:table-cell>
          <table:table-cell table:style-name="ce25" office:value-type="float" office:value="39.8695790463523" calcext:value-type="float">
            <text:p>39.87</text:p>
          </table:table-cell>
          <table:table-cell table:style-name="ce19" office:value-type="float" office:value="55.2380952380952" calcext:value-type="float">
            <text:p>55.24</text:p>
          </table:table-cell>
          <table:table-cell table:style-name="ce34" office:value-type="float" office:value="40.3471331876576" calcext:value-type="float">
            <text:p>40.35</text:p>
          </table:table-cell>
          <table:table-cell table:style-name="ce34"/>
          <table:table-cell table:style-name="ce25" office:value-type="float" office:value="55.2380952380952" calcext:value-type="float">
            <text:p>55.24</text:p>
          </table:table-cell>
          <table:table-cell table:style-name="ce34" office:value-type="float" office:value="40.3471331876576" calcext:value-type="float">
            <text:p>40.35</text:p>
          </table:table-cell>
          <table:table-cell table:style-name="ce25" office:value-type="float" office:value="65" calcext:value-type="float">
            <text:p>65.00</text:p>
          </table:table-cell>
          <table:table-cell table:style-name="ce34" office:value-type="float" office:value="45" calcext:value-type="float">
            <text:p>45.00</text:p>
          </table:table-cell>
          <table:table-cell table:style-name="ce25" office:value-type="float" office:value="50.8333333333333" calcext:value-type="float">
            <text:p>50.83</text:p>
          </table:table-cell>
          <table:table-cell table:style-name="ce34" office:value-type="float" office:value="39.8695790463523" calcext:value-type="float">
            <text:p>39.87</text:p>
          </table:table-cell>
          <table:table-cell table:style-name="ce19" office:value-type="float" office:value="55.2380952380952" calcext:value-type="float">
            <text:p>55.24</text:p>
          </table:table-cell>
          <table:table-cell table:style-name="ce34" office:value-type="float" office:value="40.3471331876576" calcext:value-type="float">
            <text:p>40.35</text:p>
          </table:table-cell>
          <table:table-cell table:style-name="ce25"/>
          <table:table-cell table:style-name="ce93" table:number-columns-repeated="2"/>
          <table:table-cell table:style-name="ce71" table:formula="of:=IF([.A22]&lt;&gt;&quot;&quot;; [.A22]; &quot;&quot;)" office:value-type="string" office:string-value="Set" calcext:value-type="string">
            <text:p>Set</text:p>
          </table:table-cell>
          <table:table-cell table:style-name="ce31" table:formula="of:=IF(AND([.B22]&lt;&gt;&quot;&quot;; [.C22]&lt;&gt;&quot;&quot;); &quot; $&quot; &amp; TEXT([.B22]; &quot;0.00&quot;) &amp; &quot;_{\pm &quot; &amp; TEXT([.C22]; &quot;0.00&quot;) &amp; &quot;}$ &quot;; &quot;&quot;)" office:value-type="string" office:string-value=" $55.24_{\pm 40.35}$ " calcext:value-type="string">
            <text:p><text:s/>$55.24_{\pm 40.35}$ </text:p>
          </table:table-cell>
          <table:table-cell table:style-name="ce50" table:formula="of:=IF(AND([.D22]&lt;&gt;&quot;&quot;; [.E22]&lt;&gt;&quot;&quot;); &quot; $&quot; &amp; TEXT([.D22]; &quot;0.00&quot;) &amp; &quot;_{\pm &quot; &amp; TEXT([.E22]; &quot;0.00&quot;) &amp; &quot;}$ &quot;; &quot;&quot;)" office:value-type="string" office:string-value=" $65.00_{\pm 45.00}$ " calcext:value-type="string">
            <text:p><text:s/>$65.00_{\pm 45.00}$ </text:p>
          </table:table-cell>
          <table:table-cell table:style-name="ce50" table:formula="of:=IF(AND([.F22]&lt;&gt;&quot;&quot;; [.G22]&lt;&gt;&quot;&quot;); &quot; $&quot; &amp; TEXT([.F22]; &quot;0.00&quot;) &amp; &quot;_{\pm &quot; &amp; TEXT([.G22]; &quot;0.00&quot;) &amp; &quot;}$ &quot;; &quot;&quot;)" office:value-type="string" office:string-value=" $50.83_{\pm 39.87}$ " calcext:value-type="string">
            <text:p><text:s/>$50.83_{\pm 39.87}$ </text:p>
          </table:table-cell>
          <table:table-cell table:style-name="ce121" table:formula="of:=IF(AND([.H22]&lt;&gt;&quot;&quot;; [.I22]&lt;&gt;&quot;&quot;); &quot; $&quot; &amp; TEXT([.H22]; &quot;0.00&quot;) &amp; &quot;_{\pm &quot; &amp; TEXT([.I22]; &quot;0.00&quot;) &amp; &quot;}$ &quot;; &quot;&quot;)" office:value-type="string" office:string-value=" $55.24_{\pm 40.35}$ " calcext:value-type="string">
            <text:p><text:s/>$55.24_{\pm 40.35}$ </text:p>
          </table:table-cell>
          <table:table-cell table:style-name="ce52"/>
          <table:table-cell table:style-name="ce50" table:formula="of:=IF(AND([.K22]&lt;&gt;&quot;&quot;; [.L22]&lt;&gt;&quot;&quot;); &quot; $&quot; &amp; TEXT([.K22]; &quot;0.00&quot;) &amp; &quot;_{\pm &quot; &amp; TEXT([.L22]; &quot;0.00&quot;) &amp; &quot;}$ &quot;; &quot;&quot;)" office:value-type="string" office:string-value=" $55.24_{\pm 40.35}$ " calcext:value-type="string">
            <text:p><text:s/>$55.24_{\pm 40.35}$ </text:p>
          </table:table-cell>
          <table:table-cell table:style-name="ce50" table:formula="of:=IF(AND([.M22]&lt;&gt;&quot;&quot;; [.N22]&lt;&gt;&quot;&quot;); &quot; $&quot; &amp; TEXT([.M22]; &quot;0.00&quot;) &amp; &quot;_{\pm &quot; &amp; TEXT([.N22]; &quot;0.00&quot;) &amp; &quot;}$ &quot;; &quot;&quot;)" office:value-type="string" office:string-value=" $65.00_{\pm 45.00}$ " calcext:value-type="string">
            <text:p><text:s/>$65.00_{\pm 45.00}$ </text:p>
          </table:table-cell>
          <table:table-cell table:style-name="ce50" table:formula="of:=IF(AND([.O22]&lt;&gt;&quot;&quot;; [.P22]&lt;&gt;&quot;&quot;); &quot; $&quot; &amp; TEXT([.O22]; &quot;0.00&quot;) &amp; &quot;_{\pm &quot; &amp; TEXT([.P22]; &quot;0.00&quot;) &amp; &quot;}$ &quot;; &quot;&quot;)" office:value-type="string" office:string-value=" $50.83_{\pm 39.87}$ " calcext:value-type="string">
            <text:p><text:s/>$50.83_{\pm 39.87}$ </text:p>
          </table:table-cell>
          <table:table-cell table:style-name="ce50" table:formula="of:=IF(AND([.Q22]&lt;&gt;&quot;&quot;; [.R22]&lt;&gt;&quot;&quot;); &quot; $&quot; &amp; TEXT([.Q22]; &quot;0.00&quot;) &amp; &quot;_{\pm &quot; &amp; TEXT([.R22]; &quot;0.00&quot;) &amp; &quot;}$ &quot;; &quot;&quot;)" office:value-type="string" office:string-value=" $55.24_{\pm 40.35}$ " calcext:value-type="string">
            <text:p><text:s/>$55.24_{\pm 40.35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70" table:formula="of:=IF([.A23]&lt;&gt;&quot;&quot;; [.A23]; &quot;&quot;)">
            <text:p/>
          </table:table-cell>
          <table:table-cell table:style-name="ce24" table:formula="of:=IF(AND([.B23]&lt;&gt;&quot;&quot;; [.C23]&lt;&gt;&quot;&quot;); &quot; $&quot; &amp; TEXT([.B23]; &quot;0.00&quot;) &amp; &quot;_{\pm &quot; &amp; TEXT([.C23]; &quot;0.00&quot;) &amp; &quot;}$ &quot;; &quot;&quot;)">
            <text:p/>
          </table:table-cell>
          <table:table-cell table:style-name="ce49" table:formula="of:=IF(AND([.D23]&lt;&gt;&quot;&quot;; [.E23]&lt;&gt;&quot;&quot;); &quot; $&quot; &amp; TEXT([.D23]; &quot;0.00&quot;) &amp; &quot;_{\pm &quot; &amp; TEXT([.E23]; &quot;0.00&quot;) &amp; &quot;}$ &quot;; &quot;&quot;)">
            <text:p/>
          </table:table-cell>
          <table:table-cell table:style-name="ce49" table:formula="of:=IF(AND([.F23]&lt;&gt;&quot;&quot;; [.G23]&lt;&gt;&quot;&quot;); &quot; $&quot; &amp; TEXT([.F23]; &quot;0.00&quot;) &amp; &quot;_{\pm &quot; &amp; TEXT([.G23]; &quot;0.00&quot;) &amp; &quot;}$ &quot;; &quot;&quot;)">
            <text:p/>
          </table:table-cell>
          <table:table-cell table:style-name="ce24" table:formula="of:=IF(AND([.H23]&lt;&gt;&quot;&quot;; [.I23]&lt;&gt;&quot;&quot;); &quot; $&quot; &amp; TEXT([.H23]; &quot;0.00&quot;) &amp; &quot;_{\pm &quot; &amp; TEXT([.I23]; &quot;0.00&quot;) &amp; &quot;}$ &quot;; &quot;&quot;)">
            <text:p/>
          </table:table-cell>
          <table:table-cell table:style-name="ce35"/>
          <table:table-cell table:style-name="ce49" table:formula="of:=IF(AND([.K23]&lt;&gt;&quot;&quot;; [.L23]&lt;&gt;&quot;&quot;); &quot; $&quot; &amp; TEXT([.K23]; &quot;0.00&quot;) &amp; &quot;_{\pm &quot; &amp; TEXT([.L23]; &quot;0.00&quot;) &amp; &quot;}$ &quot;; &quot;&quot;)">
            <text:p/>
          </table:table-cell>
          <table:table-cell table:style-name="ce49" table:formula="of:=IF(AND([.M23]&lt;&gt;&quot;&quot;; [.N23]&lt;&gt;&quot;&quot;); &quot; $&quot; &amp; TEXT([.M23]; &quot;0.00&quot;) &amp; &quot;_{\pm &quot; &amp; TEXT([.N23]; &quot;0.00&quot;) &amp; &quot;}$ &quot;; &quot;&quot;)">
            <text:p/>
          </table:table-cell>
          <table:table-cell table:style-name="ce49" table:formula="of:=IF(AND([.O23]&lt;&gt;&quot;&quot;; [.P23]&lt;&gt;&quot;&quot;); &quot; $&quot; &amp; TEXT([.O23]; &quot;0.00&quot;) &amp; &quot;_{\pm &quot; &amp; TEXT([.P23]; &quot;0.00&quot;) &amp; &quot;}$ &quot;; &quot;&quot;)">
            <text:p/>
          </table:table-cell>
          <table:table-cell table:style-name="ce49" table:formula="of:=IF(AND([.Q23]&lt;&gt;&quot;&quot;; [.R23]&lt;&gt;&quot;&quot;); &quot; $&quot; &amp; TEXT([.Q23]; &quot;0.00&quot;) &amp; &quot;_{\pm &quot; &amp; TEXT([.R23]; &quot;0.00&quot;) &amp; &quot;}$ &quot;; &quot;&quot;)">
            <text:p/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13" office:value-type="string" calcext:value-type="string">
            <text:p>Fullpate</text:p>
          </table:table-cell>
          <table:table-cell table:style-name="ce19" office:value-type="float" office:value="92.2664421317605" calcext:value-type="float">
            <text:p>92.27</text:p>
          </table:table-cell>
          <table:table-cell table:style-name="ce25" office:value-type="float" office:value="1.58727167277441" calcext:value-type="float">
            <text:p>1.59</text:p>
          </table:table-cell>
          <table:table-cell table:style-name="ce19" office:value-type="float" office:value="95.9947671348641" calcext:value-type="float">
            <text:p>95.99</text:p>
          </table:table-cell>
          <table:table-cell table:style-name="ce25" office:value-type="float" office:value="1.55916632450493" calcext:value-type="float">
            <text:p>1.56</text:p>
          </table:table-cell>
          <table:table-cell table:style-name="ce19" office:value-type="float" office:value="88.8345268873119" calcext:value-type="float">
            <text:p>88.83</text:p>
          </table:table-cell>
          <table:table-cell table:style-name="ce25" office:value-type="float" office:value="2.02801192405576" calcext:value-type="float">
            <text:p>2.03</text:p>
          </table:table-cell>
          <table:table-cell table:style-name="ce19" office:value-type="float" office:value="91.87033950134" calcext:value-type="float">
            <text:p>91.87</text:p>
          </table:table-cell>
          <table:table-cell table:style-name="ce34" office:value-type="float" office:value="1.68066118279423" calcext:value-type="float">
            <text:p>1.68</text:p>
          </table:table-cell>
          <table:table-cell table:style-name="ce34"/>
          <table:table-cell table:style-name="ce25" office:value-type="float" office:value="94.9668033878554" calcext:value-type="float">
            <text:p>94.97</text:p>
          </table:table-cell>
          <table:table-cell table:style-name="ce34" office:value-type="float" office:value="1.22000900863939" calcext:value-type="float">
            <text:p>1.22</text:p>
          </table:table-cell>
          <table:table-cell table:style-name="ce25" office:value-type="float" office:value="98.8013600862272" calcext:value-type="float">
            <text:p>98.80</text:p>
          </table:table-cell>
          <table:table-cell table:style-name="ce34" office:value-type="float" office:value="0.874997370191958" calcext:value-type="float">
            <text:p>0.87</text:p>
          </table:table-cell>
          <table:table-cell table:style-name="ce25" office:value-type="float" office:value="91.4368524761348" calcext:value-type="float">
            <text:p>91.44</text:p>
          </table:table-cell>
          <table:table-cell table:style-name="ce34" office:value-type="float" office:value="1.91332271815266" calcext:value-type="float">
            <text:p>1.91</text:p>
          </table:table-cell>
          <table:table-cell table:style-name="ce19" office:value-type="float" office:value="88.6956380055363" calcext:value-type="float">
            <text:p>88.70</text:p>
          </table:table-cell>
          <table:table-cell table:style-name="ce34" office:value-type="float" office:value="1.41674890286489" calcext:value-type="float">
            <text:p>1.42</text:p>
          </table:table-cell>
          <table:table-cell table:style-name="ce25" table:number-columns-repeated="2"/>
          <table:table-cell table:style-name="ce31"/>
          <table:table-cell table:style-name="ce70" table:formula="of:=IF([.A24]&lt;&gt;&quot;&quot;; [.A24]; &quot;&quot;)" office:value-type="string" office:string-value="Fullpate" calcext:value-type="string">
            <text:p>Fullpate</text:p>
          </table:table-cell>
          <table:table-cell table:style-name="ce121" table:formula="of:=IF(AND([.B24]&lt;&gt;&quot;&quot;; [.C24]&lt;&gt;&quot;&quot;); &quot; $&quot; &amp; TEXT([.B24]; &quot;0.00&quot;) &amp; &quot;_{\pm &quot; &amp; TEXT([.C24]; &quot;0.00&quot;) &amp; &quot;}$ &quot;; &quot;&quot;)" office:value-type="string" office:string-value=" $92.27_{\pm 1.59}$ " calcext:value-type="string">
            <text:p><text:s/>$92.27_{\pm 1.59}$ </text:p>
          </table:table-cell>
          <table:table-cell table:style-name="ce50" table:formula="of:=IF(AND([.D24]&lt;&gt;&quot;&quot;; [.E24]&lt;&gt;&quot;&quot;); &quot; $&quot; &amp; TEXT([.D24]; &quot;0.00&quot;) &amp; &quot;_{\pm &quot; &amp; TEXT([.E24]; &quot;0.00&quot;) &amp; &quot;}$ &quot;; &quot;&quot;)" office:value-type="string" office:string-value=" $95.99_{\pm 1.56}$ " calcext:value-type="string">
            <text:p><text:s/>$95.99_{\pm 1.56}$ </text:p>
          </table:table-cell>
          <table:table-cell table:style-name="ce50" table:formula="of:=IF(AND([.F24]&lt;&gt;&quot;&quot;; [.G24]&lt;&gt;&quot;&quot;); &quot; $&quot; &amp; TEXT([.F24]; &quot;0.00&quot;) &amp; &quot;_{\pm &quot; &amp; TEXT([.G24]; &quot;0.00&quot;) &amp; &quot;}$ &quot;; &quot;&quot;)" office:value-type="string" office:string-value=" $88.83_{\pm 2.03}$ " calcext:value-type="string">
            <text:p><text:s/>$88.83_{\pm 2.03}$ </text:p>
          </table:table-cell>
          <table:table-cell table:style-name="ce121" table:formula="of:=IF(AND([.H24]&lt;&gt;&quot;&quot;; [.I24]&lt;&gt;&quot;&quot;); &quot; $&quot; &amp; TEXT([.H24]; &quot;0.00&quot;) &amp; &quot;_{\pm &quot; &amp; TEXT([.I24]; &quot;0.00&quot;) &amp; &quot;}$ &quot;; &quot;&quot;)" office:value-type="string" office:string-value=" $91.87_{\pm 1.68}$ " calcext:value-type="string">
            <text:p><text:s/>$91.87_{\pm 1.68}$ </text:p>
          </table:table-cell>
          <table:table-cell table:style-name="ce35"/>
          <table:table-cell table:style-name="ce50" table:formula="of:=IF(AND([.K24]&lt;&gt;&quot;&quot;; [.L24]&lt;&gt;&quot;&quot;); &quot; $&quot; &amp; TEXT([.K24]; &quot;0.00&quot;) &amp; &quot;_{\pm &quot; &amp; TEXT([.L24]; &quot;0.00&quot;) &amp; &quot;}$ &quot;; &quot;&quot;)" office:value-type="string" office:string-value=" $94.97_{\pm 1.22}$ " calcext:value-type="string">
            <text:p><text:s/>$94.97_{\pm 1.22}$ </text:p>
          </table:table-cell>
          <table:table-cell table:style-name="ce50" table:formula="of:=IF(AND([.M24]&lt;&gt;&quot;&quot;; [.N24]&lt;&gt;&quot;&quot;); &quot; $&quot; &amp; TEXT([.M24]; &quot;0.00&quot;) &amp; &quot;_{\pm &quot; &amp; TEXT([.N24]; &quot;0.00&quot;) &amp; &quot;}$ &quot;; &quot;&quot;)" office:value-type="string" office:string-value=" $98.80_{\pm 0.87}$ " calcext:value-type="string">
            <text:p><text:s/>$98.80_{\pm 0.87}$ </text:p>
          </table:table-cell>
          <table:table-cell table:style-name="ce50" table:formula="of:=IF(AND([.O24]&lt;&gt;&quot;&quot;; [.P24]&lt;&gt;&quot;&quot;); &quot; $&quot; &amp; TEXT([.O24]; &quot;0.00&quot;) &amp; &quot;_{\pm &quot; &amp; TEXT([.P24]; &quot;0.00&quot;) &amp; &quot;}$ &quot;; &quot;&quot;)" office:value-type="string" office:string-value=" $91.44_{\pm 1.91}$ " calcext:value-type="string">
            <text:p><text:s/>$91.44_{\pm 1.91}$ </text:p>
          </table:table-cell>
          <table:table-cell table:style-name="ce50" table:formula="of:=IF(AND([.Q24]&lt;&gt;&quot;&quot;; [.R24]&lt;&gt;&quot;&quot;); &quot; $&quot; &amp; TEXT([.Q24]; &quot;0.00&quot;) &amp; &quot;_{\pm &quot; &amp; TEXT([.R24]; &quot;0.00&quot;) &amp; &quot;}$ &quot;; &quot;&quot;)" office:value-type="string" office:string-value=" $88.70_{\pm 1.42}$ " calcext:value-type="string">
            <text:p><text:s/>$88.70_{\pm 1.42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87.9728269573427" calcext:value-type="float">
            <text:p>87.97</text:p>
          </table:table-cell>
          <table:table-cell table:style-name="ce25" office:value-type="float" office:value="2.36510240197475" calcext:value-type="float">
            <text:p>2.37</text:p>
          </table:table-cell>
          <table:table-cell table:style-name="ce19" office:value-type="float" office:value="95.7042832662118" calcext:value-type="float">
            <text:p>95.70</text:p>
          </table:table-cell>
          <table:table-cell table:style-name="ce25" office:value-type="float" office:value="2.43579212665364" calcext:value-type="float">
            <text:p>2.44</text:p>
          </table:table-cell>
          <table:table-cell table:style-name="ce19" office:value-type="float" office:value="81.4713749302059" calcext:value-type="float">
            <text:p>81.47</text:p>
          </table:table-cell>
          <table:table-cell table:style-name="ce25" office:value-type="float" office:value="3.31550862200808" calcext:value-type="float">
            <text:p>3.32</text:p>
          </table:table-cell>
          <table:table-cell table:style-name="ce19" office:value-type="float" office:value="87.9728269573427" calcext:value-type="float">
            <text:p>87.97</text:p>
          </table:table-cell>
          <table:table-cell table:style-name="ce34" office:value-type="float" office:value="2.36510240197475" calcext:value-type="float">
            <text:p>2.37</text:p>
          </table:table-cell>
          <table:table-cell table:style-name="ce34"/>
          <table:table-cell table:style-name="ce25" office:value-type="float" office:value="89.9188161240948" calcext:value-type="float">
            <text:p>89.92</text:p>
          </table:table-cell>
          <table:table-cell table:style-name="ce34" office:value-type="float" office:value="2.38737268040629" calcext:value-type="float">
            <text:p>2.39</text:p>
          </table:table-cell>
          <table:table-cell table:style-name="ce25" office:value-type="float" office:value="97.8119076014926" calcext:value-type="float">
            <text:p>97.81</text:p>
          </table:table-cell>
          <table:table-cell table:style-name="ce34" office:value-type="float" office:value="2.03706593372405" calcext:value-type="float">
            <text:p>2.04</text:p>
          </table:table-cell>
          <table:table-cell table:style-name="ce25" office:value-type="float" office:value="83.2800085414825" calcext:value-type="float">
            <text:p>83.28</text:p>
          </table:table-cell>
          <table:table-cell table:style-name="ce34" office:value-type="float" office:value="3.52208140968091" calcext:value-type="float">
            <text:p>3.52</text:p>
          </table:table-cell>
          <table:table-cell table:style-name="ce19" office:value-type="float" office:value="89.9188161240948" calcext:value-type="float">
            <text:p>89.92</text:p>
          </table:table-cell>
          <table:table-cell table:style-name="ce34" office:value-type="float" office:value="2.38737268040629" calcext:value-type="float">
            <text:p>2.39</text:p>
          </table:table-cell>
          <table:table-cell table:style-name="ce25" table:number-columns-repeated="2"/>
          <table:table-cell table:style-name="ce31"/>
          <table:table-cell table:style-name="ce70" table:formula="of:=IF([.A25]&lt;&gt;&quot;&quot;; [.A25]; &quot;&quot;)" office:value-type="string" office:string-value="Date" calcext:value-type="string">
            <text:p>Date</text:p>
          </table:table-cell>
          <table:table-cell table:style-name="ce121" table:formula="of:=IF(AND([.B25]&lt;&gt;&quot;&quot;; [.C25]&lt;&gt;&quot;&quot;); &quot; $&quot; &amp; TEXT([.B25]; &quot;0.00&quot;) &amp; &quot;_{\pm &quot; &amp; TEXT([.C25]; &quot;0.00&quot;) &amp; &quot;}$ &quot;; &quot;&quot;)" office:value-type="string" office:string-value=" $87.97_{\pm 2.37}$ " calcext:value-type="string">
            <text:p><text:s/>$87.97_{\pm 2.37}$ </text:p>
          </table:table-cell>
          <table:table-cell table:style-name="ce50" table:formula="of:=IF(AND([.D25]&lt;&gt;&quot;&quot;; [.E25]&lt;&gt;&quot;&quot;); &quot; $&quot; &amp; TEXT([.D25]; &quot;0.00&quot;) &amp; &quot;_{\pm &quot; &amp; TEXT([.E25]; &quot;0.00&quot;) &amp; &quot;}$ &quot;; &quot;&quot;)" office:value-type="string" office:string-value=" $95.70_{\pm 2.44}$ " calcext:value-type="string">
            <text:p><text:s/>$95.70_{\pm 2.44}$ </text:p>
          </table:table-cell>
          <table:table-cell table:style-name="ce50" table:formula="of:=IF(AND([.F25]&lt;&gt;&quot;&quot;; [.G25]&lt;&gt;&quot;&quot;); &quot; $&quot; &amp; TEXT([.F25]; &quot;0.00&quot;) &amp; &quot;_{\pm &quot; &amp; TEXT([.G25]; &quot;0.00&quot;) &amp; &quot;}$ &quot;; &quot;&quot;)" office:value-type="string" office:string-value=" $81.47_{\pm 3.32}$ " calcext:value-type="string">
            <text:p><text:s/>$81.47_{\pm 3.32}$ </text:p>
          </table:table-cell>
          <table:table-cell table:style-name="ce121" table:formula="of:=IF(AND([.H25]&lt;&gt;&quot;&quot;; [.I25]&lt;&gt;&quot;&quot;); &quot; $&quot; &amp; TEXT([.H25]; &quot;0.00&quot;) &amp; &quot;_{\pm &quot; &amp; TEXT([.I25]; &quot;0.00&quot;) &amp; &quot;}$ &quot;; &quot;&quot;)" office:value-type="string" office:string-value=" $87.97_{\pm 2.37}$ " calcext:value-type="string">
            <text:p><text:s/>$87.97_{\pm 2.37}$ </text:p>
          </table:table-cell>
          <table:table-cell table:style-name="ce35"/>
          <table:table-cell table:style-name="ce50" table:formula="of:=IF(AND([.K25]&lt;&gt;&quot;&quot;; [.L25]&lt;&gt;&quot;&quot;); &quot; $&quot; &amp; TEXT([.K25]; &quot;0.00&quot;) &amp; &quot;_{\pm &quot; &amp; TEXT([.L25]; &quot;0.00&quot;) &amp; &quot;}$ &quot;; &quot;&quot;)" office:value-type="string" office:string-value=" $89.92_{\pm 2.39}$ " calcext:value-type="string">
            <text:p><text:s/>$89.92_{\pm 2.39}$ </text:p>
          </table:table-cell>
          <table:table-cell table:style-name="ce50" table:formula="of:=IF(AND([.M25]&lt;&gt;&quot;&quot;; [.N25]&lt;&gt;&quot;&quot;); &quot; $&quot; &amp; TEXT([.M25]; &quot;0.00&quot;) &amp; &quot;_{\pm &quot; &amp; TEXT([.N25]; &quot;0.00&quot;) &amp; &quot;}$ &quot;; &quot;&quot;)" office:value-type="string" office:string-value=" $97.81_{\pm 2.04}$ " calcext:value-type="string">
            <text:p><text:s/>$97.81_{\pm 2.04}$ </text:p>
          </table:table-cell>
          <table:table-cell table:style-name="ce50" table:formula="of:=IF(AND([.O25]&lt;&gt;&quot;&quot;; [.P25]&lt;&gt;&quot;&quot;); &quot; $&quot; &amp; TEXT([.O25]; &quot;0.00&quot;) &amp; &quot;_{\pm &quot; &amp; TEXT([.P25]; &quot;0.00&quot;) &amp; &quot;}$ &quot;; &quot;&quot;)" office:value-type="string" office:string-value=" $83.28_{\pm 3.52}$ " calcext:value-type="string">
            <text:p><text:s/>$83.28_{\pm 3.52}$ </text:p>
          </table:table-cell>
          <table:table-cell table:style-name="ce50" table:formula="of:=IF(AND([.Q25]&lt;&gt;&quot;&quot;; [.R25]&lt;&gt;&quot;&quot;); &quot; $&quot; &amp; TEXT([.Q25]; &quot;0.00&quot;) &amp; &quot;_{\pm &quot; &amp; TEXT([.R25]; &quot;0.00&quot;) &amp; &quot;}$ &quot;; &quot;&quot;)" office:value-type="string" office:string-value=" $89.92_{\pm 2.39}$ " calcext:value-type="string">
            <text:p><text:s/>$89.92_{\pm 2.39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95.6034858894016" calcext:value-type="float">
            <text:p>95.60</text:p>
          </table:table-cell>
          <table:table-cell table:style-name="ce25" office:value-type="float" office:value="2.76685047554999" calcext:value-type="float">
            <text:p>2.77</text:p>
          </table:table-cell>
          <table:table-cell table:style-name="ce19" office:value-type="float" office:value="96.2819176362299" calcext:value-type="float">
            <text:p>96.28</text:p>
          </table:table-cell>
          <table:table-cell table:style-name="ce25" office:value-type="float" office:value="3.15467311778031" calcext:value-type="float">
            <text:p>3.15</text:p>
          </table:table-cell>
          <table:table-cell table:style-name="ce19" office:value-type="float" office:value="94.9743640831672" calcext:value-type="float">
            <text:p>94.97</text:p>
          </table:table-cell>
          <table:table-cell table:style-name="ce25" office:value-type="float" office:value="2.99696397346225" calcext:value-type="float">
            <text:p>3.00</text:p>
          </table:table-cell>
          <table:table-cell table:style-name="ce19" office:value-type="float" office:value="95.6034858894016" calcext:value-type="float">
            <text:p>95.60</text:p>
          </table:table-cell>
          <table:table-cell table:style-name="ce34" office:value-type="float" office:value="2.76685047554999" calcext:value-type="float">
            <text:p>2.77</text:p>
          </table:table-cell>
          <table:table-cell table:style-name="ce34"/>
          <table:table-cell table:style-name="ce25" office:value-type="float" office:value="97.2020631232424" calcext:value-type="float">
            <text:p>97.20</text:p>
          </table:table-cell>
          <table:table-cell table:style-name="ce34" office:value-type="float" office:value="1.72181707183715" calcext:value-type="float">
            <text:p>1.72</text:p>
          </table:table-cell>
          <table:table-cell table:style-name="ce25" office:value-type="float" office:value="97.8884197615027" calcext:value-type="float">
            <text:p>97.89</text:p>
          </table:table-cell>
          <table:table-cell table:style-name="ce34" office:value-type="float" office:value="2.15147211974187" calcext:value-type="float">
            <text:p>2.15</text:p>
          </table:table-cell>
          <table:table-cell table:style-name="ce25" office:value-type="float" office:value="96.5657952118256" calcext:value-type="float">
            <text:p>96.57</text:p>
          </table:table-cell>
          <table:table-cell table:style-name="ce34" office:value-type="float" office:value="2.24305212330454" calcext:value-type="float">
            <text:p>2.24</text:p>
          </table:table-cell>
          <table:table-cell table:style-name="ce19" office:value-type="float" office:value="97.2020631232424" calcext:value-type="float">
            <text:p>97.20</text:p>
          </table:table-cell>
          <table:table-cell table:style-name="ce34" office:value-type="float" office:value="1.72181707183715" calcext:value-type="float">
            <text:p>1.72</text:p>
          </table:table-cell>
          <table:table-cell table:style-name="ce25" table:number-columns-repeated="2"/>
          <table:table-cell table:style-name="ce31"/>
          <table:table-cell table:style-name="ce70" table:formula="of:=IF([.A26]&lt;&gt;&quot;&quot;; [.A26]; &quot;&quot;)" office:value-type="string" office:string-value="Time" calcext:value-type="string">
            <text:p>Time</text:p>
          </table:table-cell>
          <table:table-cell table:style-name="ce121" table:formula="of:=IF(AND([.B26]&lt;&gt;&quot;&quot;; [.C26]&lt;&gt;&quot;&quot;); &quot; $&quot; &amp; TEXT([.B26]; &quot;0.00&quot;) &amp; &quot;_{\pm &quot; &amp; TEXT([.C26]; &quot;0.00&quot;) &amp; &quot;}$ &quot;; &quot;&quot;)" office:value-type="string" office:string-value=" $95.60_{\pm 2.77}$ " calcext:value-type="string">
            <text:p><text:s/>$95.60_{\pm 2.77}$ </text:p>
          </table:table-cell>
          <table:table-cell table:style-name="ce50" table:formula="of:=IF(AND([.D26]&lt;&gt;&quot;&quot;; [.E26]&lt;&gt;&quot;&quot;); &quot; $&quot; &amp; TEXT([.D26]; &quot;0.00&quot;) &amp; &quot;_{\pm &quot; &amp; TEXT([.E26]; &quot;0.00&quot;) &amp; &quot;}$ &quot;; &quot;&quot;)" office:value-type="string" office:string-value=" $96.28_{\pm 3.15}$ " calcext:value-type="string">
            <text:p><text:s/>$96.28_{\pm 3.15}$ </text:p>
          </table:table-cell>
          <table:table-cell table:style-name="ce50" table:formula="of:=IF(AND([.F26]&lt;&gt;&quot;&quot;; [.G26]&lt;&gt;&quot;&quot;); &quot; $&quot; &amp; TEXT([.F26]; &quot;0.00&quot;) &amp; &quot;_{\pm &quot; &amp; TEXT([.G26]; &quot;0.00&quot;) &amp; &quot;}$ &quot;; &quot;&quot;)" office:value-type="string" office:string-value=" $94.97_{\pm 3.00}$ " calcext:value-type="string">
            <text:p><text:s/>$94.97_{\pm 3.00}$ </text:p>
          </table:table-cell>
          <table:table-cell table:style-name="ce121" table:formula="of:=IF(AND([.H26]&lt;&gt;&quot;&quot;; [.I26]&lt;&gt;&quot;&quot;); &quot; $&quot; &amp; TEXT([.H26]; &quot;0.00&quot;) &amp; &quot;_{\pm &quot; &amp; TEXT([.I26]; &quot;0.00&quot;) &amp; &quot;}$ &quot;; &quot;&quot;)" office:value-type="string" office:string-value=" $95.60_{\pm 2.77}$ " calcext:value-type="string">
            <text:p><text:s/>$95.60_{\pm 2.77}$ </text:p>
          </table:table-cell>
          <table:table-cell table:style-name="ce35"/>
          <table:table-cell table:style-name="ce50" table:formula="of:=IF(AND([.K26]&lt;&gt;&quot;&quot;; [.L26]&lt;&gt;&quot;&quot;); &quot; $&quot; &amp; TEXT([.K26]; &quot;0.00&quot;) &amp; &quot;_{\pm &quot; &amp; TEXT([.L26]; &quot;0.00&quot;) &amp; &quot;}$ &quot;; &quot;&quot;)" office:value-type="string" office:string-value=" $97.20_{\pm 1.72}$ " calcext:value-type="string">
            <text:p><text:s/>$97.20_{\pm 1.72}$ </text:p>
          </table:table-cell>
          <table:table-cell table:style-name="ce50" table:formula="of:=IF(AND([.M26]&lt;&gt;&quot;&quot;; [.N26]&lt;&gt;&quot;&quot;); &quot; $&quot; &amp; TEXT([.M26]; &quot;0.00&quot;) &amp; &quot;_{\pm &quot; &amp; TEXT([.N26]; &quot;0.00&quot;) &amp; &quot;}$ &quot;; &quot;&quot;)" office:value-type="string" office:string-value=" $97.89_{\pm 2.15}$ " calcext:value-type="string">
            <text:p><text:s/>$97.89_{\pm 2.15}$ </text:p>
          </table:table-cell>
          <table:table-cell table:style-name="ce50" table:formula="of:=IF(AND([.O26]&lt;&gt;&quot;&quot;; [.P26]&lt;&gt;&quot;&quot;); &quot; $&quot; &amp; TEXT([.O26]; &quot;0.00&quot;) &amp; &quot;_{\pm &quot; &amp; TEXT([.P26]; &quot;0.00&quot;) &amp; &quot;}$ &quot;; &quot;&quot;)" office:value-type="string" office:string-value=" $96.57_{\pm 2.24}$ " calcext:value-type="string">
            <text:p><text:s/>$96.57_{\pm 2.24}$ </text:p>
          </table:table-cell>
          <table:table-cell table:style-name="ce50" table:formula="of:=IF(AND([.Q26]&lt;&gt;&quot;&quot;; [.R26]&lt;&gt;&quot;&quot;); &quot; $&quot; &amp; TEXT([.Q26]; &quot;0.00&quot;) &amp; &quot;_{\pm &quot; &amp; TEXT([.R26]; &quot;0.00&quot;) &amp; &quot;}$ &quot;; &quot;&quot;)" office:value-type="string" office:string-value=" $97.20_{\pm 1.72}$ " calcext:value-type="string">
            <text:p><text:s/>$97.20_{\pm 1.72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94.2622085330072" calcext:value-type="float">
            <text:p>94.26</text:p>
          </table:table-cell>
          <table:table-cell table:style-name="ce25" office:value-type="float" office:value="3.02458066987955" calcext:value-type="float">
            <text:p>3.02</text:p>
          </table:table-cell>
          <table:table-cell table:style-name="ce19" office:value-type="float" office:value="95.5772268309033" calcext:value-type="float">
            <text:p>95.58</text:p>
          </table:table-cell>
          <table:table-cell table:style-name="ce25" office:value-type="float" office:value="3.63257985293243" calcext:value-type="float">
            <text:p>3.63</text:p>
          </table:table-cell>
          <table:table-cell table:style-name="ce19" office:value-type="float" office:value="93.09031934268" calcext:value-type="float">
            <text:p>93.09</text:p>
          </table:table-cell>
          <table:table-cell table:style-name="ce25" office:value-type="float" office:value="3.93642698718661" calcext:value-type="float">
            <text:p>3.94</text:p>
          </table:table-cell>
          <table:table-cell table:style-name="ce19" office:value-type="float" office:value="94.2622085330072" calcext:value-type="float">
            <text:p>94.26</text:p>
          </table:table-cell>
          <table:table-cell table:style-name="ce34" office:value-type="float" office:value="3.02458066987955" calcext:value-type="float">
            <text:p>3.02</text:p>
          </table:table-cell>
          <table:table-cell table:style-name="ce34"/>
          <table:table-cell table:style-name="ce25" office:value-type="float" office:value="65.0071997660913" calcext:value-type="float">
            <text:p>65.01</text:p>
          </table:table-cell>
          <table:table-cell table:style-name="ce34" office:value-type="float" office:value="9.46839455188151" calcext:value-type="float">
            <text:p>9.47</text:p>
          </table:table-cell>
          <table:table-cell table:style-name="ce25" office:value-type="float" office:value="65.8730460715755" calcext:value-type="float">
            <text:p>65.87</text:p>
          </table:table-cell>
          <table:table-cell table:style-name="ce34" office:value-type="float" office:value="9.50674935164444" calcext:value-type="float">
            <text:p>9.51</text:p>
          </table:table-cell>
          <table:table-cell table:style-name="ce25" office:value-type="float" office:value="64.2343237931086" calcext:value-type="float">
            <text:p>64.23</text:p>
          </table:table-cell>
          <table:table-cell table:style-name="ce34" office:value-type="float" office:value="9.63855439419611" calcext:value-type="float">
            <text:p>9.64</text:p>
          </table:table-cell>
          <table:table-cell table:style-name="ce19" office:value-type="float" office:value="65.0071997660913" calcext:value-type="float">
            <text:p>65.01</text:p>
          </table:table-cell>
          <table:table-cell table:style-name="ce34" office:value-type="float" office:value="9.46839455188151" calcext:value-type="float">
            <text:p>9.47</text:p>
          </table:table-cell>
          <table:table-cell table:style-name="ce25" table:number-columns-repeated="2"/>
          <table:table-cell table:style-name="ce31"/>
          <table:table-cell table:style-name="ce70" table:formula="of:=IF([.A27]&lt;&gt;&quot;&quot;; [.A27]; &quot;&quot;)" office:value-type="string" office:string-value="Duration" calcext:value-type="string">
            <text:p>Duration</text:p>
          </table:table-cell>
          <table:table-cell table:style-name="ce121" table:formula="of:=IF(AND([.B27]&lt;&gt;&quot;&quot;; [.C27]&lt;&gt;&quot;&quot;); &quot; $&quot; &amp; TEXT([.B27]; &quot;0.00&quot;) &amp; &quot;_{\pm &quot; &amp; TEXT([.C27]; &quot;0.00&quot;) &amp; &quot;}$ &quot;; &quot;&quot;)" office:value-type="string" office:string-value=" $94.26_{\pm 3.02}$ " calcext:value-type="string">
            <text:p><text:s/>$94.26_{\pm 3.02}$ </text:p>
          </table:table-cell>
          <table:table-cell table:style-name="ce50" table:formula="of:=IF(AND([.D27]&lt;&gt;&quot;&quot;; [.E27]&lt;&gt;&quot;&quot;); &quot; $&quot; &amp; TEXT([.D27]; &quot;0.00&quot;) &amp; &quot;_{\pm &quot; &amp; TEXT([.E27]; &quot;0.00&quot;) &amp; &quot;}$ &quot;; &quot;&quot;)" office:value-type="string" office:string-value=" $95.58_{\pm 3.63}$ " calcext:value-type="string">
            <text:p><text:s/>$95.58_{\pm 3.63}$ </text:p>
          </table:table-cell>
          <table:table-cell table:style-name="ce50" table:formula="of:=IF(AND([.F27]&lt;&gt;&quot;&quot;; [.G27]&lt;&gt;&quot;&quot;); &quot; $&quot; &amp; TEXT([.F27]; &quot;0.00&quot;) &amp; &quot;_{\pm &quot; &amp; TEXT([.G27]; &quot;0.00&quot;) &amp; &quot;}$ &quot;; &quot;&quot;)" office:value-type="string" office:string-value=" $93.09_{\pm 3.94}$ " calcext:value-type="string">
            <text:p><text:s/>$93.09_{\pm 3.94}$ </text:p>
          </table:table-cell>
          <table:table-cell table:style-name="ce121" table:formula="of:=IF(AND([.H27]&lt;&gt;&quot;&quot;; [.I27]&lt;&gt;&quot;&quot;); &quot; $&quot; &amp; TEXT([.H27]; &quot;0.00&quot;) &amp; &quot;_{\pm &quot; &amp; TEXT([.I27]; &quot;0.00&quot;) &amp; &quot;}$ &quot;; &quot;&quot;)" office:value-type="string" office:string-value=" $94.26_{\pm 3.02}$ " calcext:value-type="string">
            <text:p><text:s/>$94.26_{\pm 3.02}$ </text:p>
          </table:table-cell>
          <table:table-cell table:style-name="ce35"/>
          <table:table-cell table:style-name="ce50" table:formula="of:=IF(AND([.K27]&lt;&gt;&quot;&quot;; [.L27]&lt;&gt;&quot;&quot;); &quot; $&quot; &amp; TEXT([.K27]; &quot;0.00&quot;) &amp; &quot;_{\pm &quot; &amp; TEXT([.L27]; &quot;0.00&quot;) &amp; &quot;}$ &quot;; &quot;&quot;)" office:value-type="string" office:string-value=" $65.01_{\pm 9.47}$ " calcext:value-type="string">
            <text:p><text:s/>$65.01_{\pm 9.47}$ </text:p>
          </table:table-cell>
          <table:table-cell table:style-name="ce50" table:formula="of:=IF(AND([.M27]&lt;&gt;&quot;&quot;; [.N27]&lt;&gt;&quot;&quot;); &quot; $&quot; &amp; TEXT([.M27]; &quot;0.00&quot;) &amp; &quot;_{\pm &quot; &amp; TEXT([.N27]; &quot;0.00&quot;) &amp; &quot;}$ &quot;; &quot;&quot;)" office:value-type="string" office:string-value=" $65.87_{\pm 9.51}$ " calcext:value-type="string">
            <text:p><text:s/>$65.87_{\pm 9.51}$ </text:p>
          </table:table-cell>
          <table:table-cell table:style-name="ce50" table:formula="of:=IF(AND([.O27]&lt;&gt;&quot;&quot;; [.P27]&lt;&gt;&quot;&quot;); &quot; $&quot; &amp; TEXT([.O27]; &quot;0.00&quot;) &amp; &quot;_{\pm &quot; &amp; TEXT([.P27]; &quot;0.00&quot;) &amp; &quot;}$ &quot;; &quot;&quot;)" office:value-type="string" office:string-value=" $64.23_{\pm 9.64}$ " calcext:value-type="string">
            <text:p><text:s/>$64.23_{\pm 9.64}$ </text:p>
          </table:table-cell>
          <table:table-cell table:style-name="ce50" table:formula="of:=IF(AND([.Q27]&lt;&gt;&quot;&quot;; [.R27]&lt;&gt;&quot;&quot;); &quot; $&quot; &amp; TEXT([.Q27]; &quot;0.00&quot;) &amp; &quot;_{\pm &quot; &amp; TEXT([.R27]; &quot;0.00&quot;) &amp; &quot;}$ &quot;; &quot;&quot;)" office:value-type="string" office:string-value=" $65.01_{\pm 9.47}$ " calcext:value-type="string">
            <text:p><text:s/>$65.01_{\pm 9.47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94" calcext:value-type="float">
            <text:p>94.00</text:p>
          </table:table-cell>
          <table:table-cell table:style-name="ce25" office:value-type="float" office:value="18" calcext:value-type="float">
            <text:p>18.00</text:p>
          </table:table-cell>
          <table:table-cell table:style-name="ce19" office:value-type="float" office:value="93.3333333333333" calcext:value-type="float">
            <text:p>93.33</text:p>
          </table:table-cell>
          <table:table-cell table:style-name="ce25" office:value-type="float" office:value="20" calcext:value-type="float">
            <text:p>20.00</text:p>
          </table:table-cell>
          <table:table-cell table:style-name="ce19" office:value-type="float" office:value="95" calcext:value-type="float">
            <text:p>95.00</text:p>
          </table:table-cell>
          <table:table-cell table:style-name="ce25" office:value-type="float" office:value="15" calcext:value-type="float">
            <text:p>15.00</text:p>
          </table:table-cell>
          <table:table-cell table:style-name="ce19" office:value-type="float" office:value="94" calcext:value-type="float">
            <text:p>94.00</text:p>
          </table:table-cell>
          <table:table-cell table:style-name="ce34" office:value-type="float" office:value="18" calcext:value-type="float">
            <text:p>18.00</text:p>
          </table:table-cell>
          <table:table-cell table:style-name="ce34"/>
          <table:table-cell table:style-name="ce25" office:value-type="float" office:value="98" calcext:value-type="float">
            <text:p>98.00</text:p>
          </table:table-cell>
          <table:table-cell table:style-name="ce34" office:value-type="float" office:value="6" calcext:value-type="float">
            <text:p>6.00</text:p>
          </table:table-cell>
          <table:table-cell table:style-name="ce25" office:value-type="float" office:value="96.6666666666667" calcext:value-type="float">
            <text:p>96.67</text:p>
          </table:table-cell>
          <table:table-cell table:style-name="ce34" office:value-type="float" office:value="10" calcext:value-type="float">
            <text:p>10.00</text:p>
          </table:table-cell>
          <table:table-cell table:style-name="ce25" office:value-type="float" office:value="100" calcext:value-type="float">
            <text:p>100.00</text:p>
          </table:table-cell>
          <table:table-cell table:style-name="ce34" office:value-type="float" office:value="0" calcext:value-type="float">
            <text:p>0.00</text:p>
          </table:table-cell>
          <table:table-cell table:style-name="ce19" office:value-type="float" office:value="98" calcext:value-type="float">
            <text:p>98.00</text:p>
          </table:table-cell>
          <table:table-cell table:style-name="ce34" office:value-type="float" office:value="6" calcext:value-type="float">
            <text:p>6.00</text:p>
          </table:table-cell>
          <table:table-cell table:style-name="ce25"/>
          <table:table-cell table:style-name="ce93" table:number-columns-repeated="2"/>
          <table:table-cell table:style-name="ce71" table:formula="of:=IF([.A28]&lt;&gt;&quot;&quot;; [.A28]; &quot;&quot;)" office:value-type="string" office:string-value="Set" calcext:value-type="string">
            <text:p>Set</text:p>
          </table:table-cell>
          <table:table-cell table:style-name="ce31" table:formula="of:=IF(AND([.B28]&lt;&gt;&quot;&quot;; [.C28]&lt;&gt;&quot;&quot;); &quot; $&quot; &amp; TEXT([.B28]; &quot;0.00&quot;) &amp; &quot;_{\pm &quot; &amp; TEXT([.C28]; &quot;0.00&quot;) &amp; &quot;}$ &quot;; &quot;&quot;)" office:value-type="string" office:string-value=" $94.00_{\pm 18.00}$ " calcext:value-type="string">
            <text:p><text:s/>$94.00_{\pm 18.00}$ </text:p>
          </table:table-cell>
          <table:table-cell table:style-name="ce50" table:formula="of:=IF(AND([.D28]&lt;&gt;&quot;&quot;; [.E28]&lt;&gt;&quot;&quot;); &quot; $&quot; &amp; TEXT([.D28]; &quot;0.00&quot;) &amp; &quot;_{\pm &quot; &amp; TEXT([.E28]; &quot;0.00&quot;) &amp; &quot;}$ &quot;; &quot;&quot;)" office:value-type="string" office:string-value=" $93.33_{\pm 20.00}$ " calcext:value-type="string">
            <text:p><text:s/>$93.33_{\pm 20.00}$ </text:p>
          </table:table-cell>
          <table:table-cell table:style-name="ce50" table:formula="of:=IF(AND([.F28]&lt;&gt;&quot;&quot;; [.G28]&lt;&gt;&quot;&quot;); &quot; $&quot; &amp; TEXT([.F28]; &quot;0.00&quot;) &amp; &quot;_{\pm &quot; &amp; TEXT([.G28]; &quot;0.00&quot;) &amp; &quot;}$ &quot;; &quot;&quot;)" office:value-type="string" office:string-value=" $95.00_{\pm 15.00}$ " calcext:value-type="string">
            <text:p><text:s/>$95.00_{\pm 15.00}$ </text:p>
          </table:table-cell>
          <table:table-cell table:style-name="ce121" table:formula="of:=IF(AND([.H28]&lt;&gt;&quot;&quot;; [.I28]&lt;&gt;&quot;&quot;); &quot; $&quot; &amp; TEXT([.H28]; &quot;0.00&quot;) &amp; &quot;_{\pm &quot; &amp; TEXT([.I28]; &quot;0.00&quot;) &amp; &quot;}$ &quot;; &quot;&quot;)" office:value-type="string" office:string-value=" $94.00_{\pm 18.00}$ " calcext:value-type="string">
            <text:p><text:s/>$94.00_{\pm 18.00}$ </text:p>
          </table:table-cell>
          <table:table-cell table:style-name="ce52"/>
          <table:table-cell table:style-name="ce50" table:formula="of:=IF(AND([.K28]&lt;&gt;&quot;&quot;; [.L28]&lt;&gt;&quot;&quot;); &quot; $&quot; &amp; TEXT([.K28]; &quot;0.00&quot;) &amp; &quot;_{\pm &quot; &amp; TEXT([.L28]; &quot;0.00&quot;) &amp; &quot;}$ &quot;; &quot;&quot;)" office:value-type="string" office:string-value=" $98.00_{\pm 6.00}$ " calcext:value-type="string">
            <text:p><text:s/>$98.00_{\pm 6.00}$ </text:p>
          </table:table-cell>
          <table:table-cell table:style-name="ce50" table:formula="of:=IF(AND([.M28]&lt;&gt;&quot;&quot;; [.N28]&lt;&gt;&quot;&quot;); &quot; $&quot; &amp; TEXT([.M28]; &quot;0.00&quot;) &amp; &quot;_{\pm &quot; &amp; TEXT([.N28]; &quot;0.00&quot;) &amp; &quot;}$ &quot;; &quot;&quot;)" office:value-type="string" office:string-value=" $96.67_{\pm 10.00}$ " calcext:value-type="string">
            <text:p><text:s/>$96.67_{\pm 10.00}$ </text:p>
          </table:table-cell>
          <table:table-cell table:style-name="ce50" table:formula="of:=IF(AND([.O28]&lt;&gt;&quot;&quot;; [.P28]&lt;&gt;&quot;&quot;); &quot; $&quot; &amp; TEXT([.O28]; &quot;0.00&quot;) &amp; &quot;_{\pm &quot; &amp; TEXT([.P28]; &quot;0.00&quot;) &amp; &quot;}$ &quot;; &quot;&quot;)" office:value-type="string" office:string-value=" $100.00_{\pm 0.00}$ " calcext:value-type="string">
            <text:p><text:s/>$100.00_{\pm 0.00}$ </text:p>
          </table:table-cell>
          <table:table-cell table:style-name="ce50" table:formula="of:=IF(AND([.Q28]&lt;&gt;&quot;&quot;; [.R28]&lt;&gt;&quot;&quot;); &quot; $&quot; &amp; TEXT([.Q28]; &quot;0.00&quot;) &amp; &quot;_{\pm &quot; &amp; TEXT([.R28]; &quot;0.00&quot;) &amp; &quot;}$ &quot;; &quot;&quot;)" office:value-type="string" office:string-value=" $98.00_{\pm 6.00}$ " calcext:value-type="string">
            <text:p><text:s/>$98.00_{\pm 6.00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70" table:formula="of:=IF([.A29]&lt;&gt;&quot;&quot;; [.A29]; &quot;&quot;)">
            <text:p/>
          </table:table-cell>
          <table:table-cell table:style-name="ce24" table:formula="of:=IF(AND([.B29]&lt;&gt;&quot;&quot;; [.C29]&lt;&gt;&quot;&quot;); &quot; $&quot; &amp; TEXT([.B29]; &quot;0.00&quot;) &amp; &quot;_{\pm &quot; &amp; TEXT([.C29]; &quot;0.00&quot;) &amp; &quot;}$ &quot;; &quot;&quot;)">
            <text:p/>
          </table:table-cell>
          <table:table-cell table:style-name="ce49" table:formula="of:=IF(AND([.D29]&lt;&gt;&quot;&quot;; [.E29]&lt;&gt;&quot;&quot;); &quot; $&quot; &amp; TEXT([.D29]; &quot;0.00&quot;) &amp; &quot;_{\pm &quot; &amp; TEXT([.E29]; &quot;0.00&quot;) &amp; &quot;}$ &quot;; &quot;&quot;)">
            <text:p/>
          </table:table-cell>
          <table:table-cell table:style-name="ce49" table:formula="of:=IF(AND([.F29]&lt;&gt;&quot;&quot;; [.G29]&lt;&gt;&quot;&quot;); &quot; $&quot; &amp; TEXT([.F29]; &quot;0.00&quot;) &amp; &quot;_{\pm &quot; &amp; TEXT([.G29]; &quot;0.00&quot;) &amp; &quot;}$ &quot;; &quot;&quot;)">
            <text:p/>
          </table:table-cell>
          <table:table-cell table:style-name="ce24" table:formula="of:=IF(AND([.H29]&lt;&gt;&quot;&quot;; [.I29]&lt;&gt;&quot;&quot;); &quot; $&quot; &amp; TEXT([.H29]; &quot;0.00&quot;) &amp; &quot;_{\pm &quot; &amp; TEXT([.I29]; &quot;0.00&quot;) &amp; &quot;}$ &quot;; &quot;&quot;)">
            <text:p/>
          </table:table-cell>
          <table:table-cell table:style-name="ce35"/>
          <table:table-cell table:style-name="ce49" table:formula="of:=IF(AND([.K29]&lt;&gt;&quot;&quot;; [.L29]&lt;&gt;&quot;&quot;); &quot; $&quot; &amp; TEXT([.K29]; &quot;0.00&quot;) &amp; &quot;_{\pm &quot; &amp; TEXT([.L29]; &quot;0.00&quot;) &amp; &quot;}$ &quot;; &quot;&quot;)">
            <text:p/>
          </table:table-cell>
          <table:table-cell table:style-name="ce49" table:formula="of:=IF(AND([.M29]&lt;&gt;&quot;&quot;; [.N29]&lt;&gt;&quot;&quot;); &quot; $&quot; &amp; TEXT([.M29]; &quot;0.00&quot;) &amp; &quot;_{\pm &quot; &amp; TEXT([.N29]; &quot;0.00&quot;) &amp; &quot;}$ &quot;; &quot;&quot;)">
            <text:p/>
          </table:table-cell>
          <table:table-cell table:style-name="ce49" table:formula="of:=IF(AND([.O29]&lt;&gt;&quot;&quot;; [.P29]&lt;&gt;&quot;&quot;); &quot; $&quot; &amp; TEXT([.O29]; &quot;0.00&quot;) &amp; &quot;_{\pm &quot; &amp; TEXT([.P29]; &quot;0.00&quot;) &amp; &quot;}$ &quot;; &quot;&quot;)">
            <text:p/>
          </table:table-cell>
          <table:table-cell table:style-name="ce49" table:formula="of:=IF(AND([.Q29]&lt;&gt;&quot;&quot;; [.R29]&lt;&gt;&quot;&quot;); &quot; $&quot; &amp; TEXT([.Q29]; &quot;0.00&quot;) &amp; &quot;_{\pm &quot; &amp; TEXT([.R29]; &quot;0.00&quot;) &amp; &quot;}$ &quot;; &quot;&quot;)">
            <text:p/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13" office:value-type="string" calcext:value-type="string">
            <text:p>Pate</text:p>
          </table:table-cell>
          <table:table-cell table:style-name="ce19" office:value-type="float" office:value="95.4628504400749" calcext:value-type="float">
            <text:p>95.46</text:p>
          </table:table-cell>
          <table:table-cell table:style-name="ce25" office:value-type="float" office:value="2.88966329589887" calcext:value-type="float">
            <text:p>2.89</text:p>
          </table:table-cell>
          <table:table-cell table:style-name="ce19" office:value-type="float" office:value="96.5153020485576" calcext:value-type="float">
            <text:p>96.52</text:p>
          </table:table-cell>
          <table:table-cell table:style-name="ce25" office:value-type="float" office:value="3.67678732796647" calcext:value-type="float">
            <text:p>3.68</text:p>
          </table:table-cell>
          <table:table-cell table:style-name="ce19" office:value-type="float" office:value="94.4759282641034" calcext:value-type="float">
            <text:p>94.48</text:p>
          </table:table-cell>
          <table:table-cell table:style-name="ce25" office:value-type="float" office:value="2.69979032119875" calcext:value-type="float">
            <text:p>2.70</text:p>
          </table:table-cell>
          <table:table-cell table:style-name="ce19" office:value-type="float" office:value="95.4628504400749" calcext:value-type="float">
            <text:p>95.46</text:p>
          </table:table-cell>
          <table:table-cell table:style-name="ce34" office:value-type="float" office:value="2.88966329589887" calcext:value-type="float">
            <text:p>2.89</text:p>
          </table:table-cell>
          <table:table-cell table:style-name="ce34"/>
          <table:table-cell table:style-name="ce25" office:value-type="float" office:value="97.9109966091513" calcext:value-type="float">
            <text:p>97.91</text:p>
          </table:table-cell>
          <table:table-cell table:style-name="ce34" office:value-type="float" office:value="0.794127570092341" calcext:value-type="float">
            <text:p>0.79</text:p>
          </table:table-cell>
          <table:table-cell table:style-name="ce25" office:value-type="float" office:value="98.9675233374873" calcext:value-type="float">
            <text:p>98.97</text:p>
          </table:table-cell>
          <table:table-cell table:style-name="ce34" office:value-type="float" office:value="1.22417600479161" calcext:value-type="float">
            <text:p>1.22</text:p>
          </table:table-cell>
          <table:table-cell table:style-name="ce25" office:value-type="float" office:value="96.9216015427887" calcext:value-type="float">
            <text:p>96.92</text:p>
          </table:table-cell>
          <table:table-cell table:style-name="ce34" office:value-type="float" office:value="2.03222011627707" calcext:value-type="float">
            <text:p>2.03</text:p>
          </table:table-cell>
          <table:table-cell table:style-name="ce19" office:value-type="float" office:value="86.0236933881537" calcext:value-type="float">
            <text:p>86.02</text:p>
          </table:table-cell>
          <table:table-cell table:style-name="ce34" office:value-type="float" office:value="2.34041300457416" calcext:value-type="float">
            <text:p>2.34</text:p>
          </table:table-cell>
          <table:table-cell table:style-name="ce25" table:number-columns-repeated="2"/>
          <table:table-cell table:style-name="ce31"/>
          <table:table-cell table:style-name="ce70" table:formula="of:=IF([.A30]&lt;&gt;&quot;&quot;; [.A30]; &quot;&quot;)" office:value-type="string" office:string-value="Pate" calcext:value-type="string">
            <text:p>Pate</text:p>
          </table:table-cell>
          <table:table-cell table:style-name="ce121" table:formula="of:=IF(AND([.B30]&lt;&gt;&quot;&quot;; [.C30]&lt;&gt;&quot;&quot;); &quot; $&quot; &amp; TEXT([.B30]; &quot;0.00&quot;) &amp; &quot;_{\pm &quot; &amp; TEXT([.C30]; &quot;0.00&quot;) &amp; &quot;}$ &quot;; &quot;&quot;)" office:value-type="string" office:string-value=" $95.46_{\pm 2.89}$ " calcext:value-type="string">
            <text:p><text:s/>$95.46_{\pm 2.89}$ </text:p>
          </table:table-cell>
          <table:table-cell table:style-name="ce50" table:formula="of:=IF(AND([.D30]&lt;&gt;&quot;&quot;; [.E30]&lt;&gt;&quot;&quot;); &quot; $&quot; &amp; TEXT([.D30]; &quot;0.00&quot;) &amp; &quot;_{\pm &quot; &amp; TEXT([.E30]; &quot;0.00&quot;) &amp; &quot;}$ &quot;; &quot;&quot;)" office:value-type="string" office:string-value=" $96.52_{\pm 3.68}$ " calcext:value-type="string">
            <text:p><text:s/>$96.52_{\pm 3.68}$ </text:p>
          </table:table-cell>
          <table:table-cell table:style-name="ce50" table:formula="of:=IF(AND([.F30]&lt;&gt;&quot;&quot;; [.G30]&lt;&gt;&quot;&quot;); &quot; $&quot; &amp; TEXT([.F30]; &quot;0.00&quot;) &amp; &quot;_{\pm &quot; &amp; TEXT([.G30]; &quot;0.00&quot;) &amp; &quot;}$ &quot;; &quot;&quot;)" office:value-type="string" office:string-value=" $94.48_{\pm 2.70}$ " calcext:value-type="string">
            <text:p><text:s/>$94.48_{\pm 2.70}$ </text:p>
          </table:table-cell>
          <table:table-cell table:style-name="ce121" table:formula="of:=IF(AND([.H30]&lt;&gt;&quot;&quot;; [.I30]&lt;&gt;&quot;&quot;); &quot; $&quot; &amp; TEXT([.H30]; &quot;0.00&quot;) &amp; &quot;_{\pm &quot; &amp; TEXT([.I30]; &quot;0.00&quot;) &amp; &quot;}$ &quot;; &quot;&quot;)" office:value-type="string" office:string-value=" $95.46_{\pm 2.89}$ " calcext:value-type="string">
            <text:p><text:s/>$95.46_{\pm 2.89}$ </text:p>
          </table:table-cell>
          <table:table-cell table:style-name="ce35"/>
          <table:table-cell table:style-name="ce50" table:formula="of:=IF(AND([.K30]&lt;&gt;&quot;&quot;; [.L30]&lt;&gt;&quot;&quot;); &quot; $&quot; &amp; TEXT([.K30]; &quot;0.00&quot;) &amp; &quot;_{\pm &quot; &amp; TEXT([.L30]; &quot;0.00&quot;) &amp; &quot;}$ &quot;; &quot;&quot;)" office:value-type="string" office:string-value=" $97.91_{\pm 0.79}$ " calcext:value-type="string">
            <text:p><text:s/>$97.91_{\pm 0.79}$ </text:p>
          </table:table-cell>
          <table:table-cell table:style-name="ce50" table:formula="of:=IF(AND([.M30]&lt;&gt;&quot;&quot;; [.N30]&lt;&gt;&quot;&quot;); &quot; $&quot; &amp; TEXT([.M30]; &quot;0.00&quot;) &amp; &quot;_{\pm &quot; &amp; TEXT([.N30]; &quot;0.00&quot;) &amp; &quot;}$ &quot;; &quot;&quot;)" office:value-type="string" office:string-value=" $98.97_{\pm 1.22}$ " calcext:value-type="string">
            <text:p><text:s/>$98.97_{\pm 1.22}$ </text:p>
          </table:table-cell>
          <table:table-cell table:style-name="ce50" table:formula="of:=IF(AND([.O30]&lt;&gt;&quot;&quot;; [.P30]&lt;&gt;&quot;&quot;); &quot; $&quot; &amp; TEXT([.O30]; &quot;0.00&quot;) &amp; &quot;_{\pm &quot; &amp; TEXT([.P30]; &quot;0.00&quot;) &amp; &quot;}$ &quot;; &quot;&quot;)" office:value-type="string" office:string-value=" $96.92_{\pm 2.03}$ " calcext:value-type="string">
            <text:p><text:s/>$96.92_{\pm 2.03}$ </text:p>
          </table:table-cell>
          <table:table-cell table:style-name="ce50" table:formula="of:=IF(AND([.Q30]&lt;&gt;&quot;&quot;; [.R30]&lt;&gt;&quot;&quot;); &quot; $&quot; &amp; TEXT([.Q30]; &quot;0.00&quot;) &amp; &quot;_{\pm &quot; &amp; TEXT([.R30]; &quot;0.00&quot;) &amp; &quot;}$ &quot;; &quot;&quot;)" office:value-type="string" office:string-value=" $86.02_{\pm 2.34}$ " calcext:value-type="string">
            <text:p><text:s/>$86.02_{\pm 2.34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5.6947913413853" calcext:value-type="float">
            <text:p>95.69</text:p>
          </table:table-cell>
          <table:table-cell table:style-name="ce25" office:value-type="float" office:value="2.80896805101418" calcext:value-type="float">
            <text:p>2.81</text:p>
          </table:table-cell>
          <table:table-cell table:style-name="ce19" office:value-type="float" office:value="96.7867344088274" calcext:value-type="float">
            <text:p>96.79</text:p>
          </table:table-cell>
          <table:table-cell table:style-name="ce25" office:value-type="float" office:value="3.61362093607262" calcext:value-type="float">
            <text:p>3.61</text:p>
          </table:table-cell>
          <table:table-cell table:style-name="ce19" office:value-type="float" office:value="94.7619444765393" calcext:value-type="float">
            <text:p>94.76</text:p>
          </table:table-cell>
          <table:table-cell table:style-name="ce25" office:value-type="float" office:value="3.89461465571342" calcext:value-type="float">
            <text:p>3.89</text:p>
          </table:table-cell>
          <table:table-cell table:style-name="ce19" office:value-type="float" office:value="95.6947913413853" calcext:value-type="float">
            <text:p>95.69</text:p>
          </table:table-cell>
          <table:table-cell table:style-name="ce34" office:value-type="float" office:value="2.80896805101418" calcext:value-type="float">
            <text:p>2.81</text:p>
          </table:table-cell>
          <table:table-cell table:style-name="ce34"/>
          <table:table-cell table:style-name="ce25" office:value-type="float" office:value="97.0007373180235" calcext:value-type="float">
            <text:p>97.00</text:p>
          </table:table-cell>
          <table:table-cell table:style-name="ce34" office:value-type="float" office:value="1.76877285351277" calcext:value-type="float">
            <text:p>1.77</text:p>
          </table:table-cell>
          <table:table-cell table:style-name="ce25" office:value-type="float" office:value="98.1022307497216" calcext:value-type="float">
            <text:p>98.10</text:p>
          </table:table-cell>
          <table:table-cell table:style-name="ce34" office:value-type="float" office:value="2.67084129562923" calcext:value-type="float">
            <text:p>2.67</text:p>
          </table:table-cell>
          <table:table-cell table:style-name="ce25" office:value-type="float" office:value="96.0614024711192" calcext:value-type="float">
            <text:p>96.06</text:p>
          </table:table-cell>
          <table:table-cell table:style-name="ce34" office:value-type="float" office:value="3.49594432777491" calcext:value-type="float">
            <text:p>3.50</text:p>
          </table:table-cell>
          <table:table-cell table:style-name="ce19" office:value-type="float" office:value="97.0007373180235" calcext:value-type="float">
            <text:p>97.00</text:p>
          </table:table-cell>
          <table:table-cell table:style-name="ce34" office:value-type="float" office:value="1.76877285351277" calcext:value-type="float">
            <text:p>1.77</text:p>
          </table:table-cell>
          <table:table-cell table:style-name="ce25" table:number-columns-repeated="2"/>
          <table:table-cell table:style-name="ce31"/>
          <table:table-cell table:style-name="ce70" table:formula="of:=IF([.A31]&lt;&gt;&quot;&quot;; [.A31]; &quot;&quot;)" office:value-type="string" office:string-value="Date" calcext:value-type="string">
            <text:p>Date</text:p>
          </table:table-cell>
          <table:table-cell table:style-name="ce121" table:formula="of:=IF(AND([.B31]&lt;&gt;&quot;&quot;; [.C31]&lt;&gt;&quot;&quot;); &quot; $&quot; &amp; TEXT([.B31]; &quot;0.00&quot;) &amp; &quot;_{\pm &quot; &amp; TEXT([.C31]; &quot;0.00&quot;) &amp; &quot;}$ &quot;; &quot;&quot;)" office:value-type="string" office:string-value=" $95.69_{\pm 2.81}$ " calcext:value-type="string">
            <text:p><text:s/>$95.69_{\pm 2.81}$ </text:p>
          </table:table-cell>
          <table:table-cell table:style-name="ce50" table:formula="of:=IF(AND([.D31]&lt;&gt;&quot;&quot;; [.E31]&lt;&gt;&quot;&quot;); &quot; $&quot; &amp; TEXT([.D31]; &quot;0.00&quot;) &amp; &quot;_{\pm &quot; &amp; TEXT([.E31]; &quot;0.00&quot;) &amp; &quot;}$ &quot;; &quot;&quot;)" office:value-type="string" office:string-value=" $96.79_{\pm 3.61}$ " calcext:value-type="string">
            <text:p><text:s/>$96.79_{\pm 3.61}$ </text:p>
          </table:table-cell>
          <table:table-cell table:style-name="ce50" table:formula="of:=IF(AND([.F31]&lt;&gt;&quot;&quot;; [.G31]&lt;&gt;&quot;&quot;); &quot; $&quot; &amp; TEXT([.F31]; &quot;0.00&quot;) &amp; &quot;_{\pm &quot; &amp; TEXT([.G31]; &quot;0.00&quot;) &amp; &quot;}$ &quot;; &quot;&quot;)" office:value-type="string" office:string-value=" $94.76_{\pm 3.89}$ " calcext:value-type="string">
            <text:p><text:s/>$94.76_{\pm 3.89}$ </text:p>
          </table:table-cell>
          <table:table-cell table:style-name="ce121" table:formula="of:=IF(AND([.H31]&lt;&gt;&quot;&quot;; [.I31]&lt;&gt;&quot;&quot;); &quot; $&quot; &amp; TEXT([.H31]; &quot;0.00&quot;) &amp; &quot;_{\pm &quot; &amp; TEXT([.I31]; &quot;0.00&quot;) &amp; &quot;}$ &quot;; &quot;&quot;)" office:value-type="string" office:string-value=" $95.69_{\pm 2.81}$ " calcext:value-type="string">
            <text:p><text:s/>$95.69_{\pm 2.81}$ </text:p>
          </table:table-cell>
          <table:table-cell table:style-name="ce35"/>
          <table:table-cell table:style-name="ce50" table:formula="of:=IF(AND([.K31]&lt;&gt;&quot;&quot;; [.L31]&lt;&gt;&quot;&quot;); &quot; $&quot; &amp; TEXT([.K31]; &quot;0.00&quot;) &amp; &quot;_{\pm &quot; &amp; TEXT([.L31]; &quot;0.00&quot;) &amp; &quot;}$ &quot;; &quot;&quot;)" office:value-type="string" office:string-value=" $97.00_{\pm 1.77}$ " calcext:value-type="string">
            <text:p><text:s/>$97.00_{\pm 1.77}$ </text:p>
          </table:table-cell>
          <table:table-cell table:style-name="ce50" table:formula="of:=IF(AND([.M31]&lt;&gt;&quot;&quot;; [.N31]&lt;&gt;&quot;&quot;); &quot; $&quot; &amp; TEXT([.M31]; &quot;0.00&quot;) &amp; &quot;_{\pm &quot; &amp; TEXT([.N31]; &quot;0.00&quot;) &amp; &quot;}$ &quot;; &quot;&quot;)" office:value-type="string" office:string-value=" $98.10_{\pm 2.67}$ " calcext:value-type="string">
            <text:p><text:s/>$98.10_{\pm 2.67}$ </text:p>
          </table:table-cell>
          <table:table-cell table:style-name="ce50" table:formula="of:=IF(AND([.O31]&lt;&gt;&quot;&quot;; [.P31]&lt;&gt;&quot;&quot;); &quot; $&quot; &amp; TEXT([.O31]; &quot;0.00&quot;) &amp; &quot;_{\pm &quot; &amp; TEXT([.P31]; &quot;0.00&quot;) &amp; &quot;}$ &quot;; &quot;&quot;)" office:value-type="string" office:string-value=" $96.06_{\pm 3.50}$ " calcext:value-type="string">
            <text:p><text:s/>$96.06_{\pm 3.50}$ </text:p>
          </table:table-cell>
          <table:table-cell table:style-name="ce50" table:formula="of:=IF(AND([.Q31]&lt;&gt;&quot;&quot;; [.R31]&lt;&gt;&quot;&quot;); &quot; $&quot; &amp; TEXT([.Q31]; &quot;0.00&quot;) &amp; &quot;_{\pm &quot; &amp; TEXT([.R31]; &quot;0.00&quot;) &amp; &quot;}$ &quot;; &quot;&quot;)" office:value-type="string" office:string-value=" $97.00_{\pm 1.77}$ " calcext:value-type="string">
            <text:p><text:s/>$97.00_{\pm 1.77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96.66749990589" calcext:value-type="float">
            <text:p>96.67</text:p>
          </table:table-cell>
          <table:table-cell table:style-name="ce25" office:value-type="float" office:value="3.41584517930241" calcext:value-type="float">
            <text:p>3.42</text:p>
          </table:table-cell>
          <table:table-cell table:style-name="ce19" office:value-type="float" office:value="97.3913140424176" calcext:value-type="float">
            <text:p>97.39</text:p>
          </table:table-cell>
          <table:table-cell table:style-name="ce25" office:value-type="float" office:value="3.31583137194856" calcext:value-type="float">
            <text:p>3.32</text:p>
          </table:table-cell>
          <table:table-cell table:style-name="ce19" office:value-type="float" office:value="96.0099515718711" calcext:value-type="float">
            <text:p>96.01</text:p>
          </table:table-cell>
          <table:table-cell table:style-name="ce25" office:value-type="float" office:value="4.16935499974741" calcext:value-type="float">
            <text:p>4.17</text:p>
          </table:table-cell>
          <table:table-cell table:style-name="ce19" office:value-type="float" office:value="96.66749990589" calcext:value-type="float">
            <text:p>96.67</text:p>
          </table:table-cell>
          <table:table-cell table:style-name="ce34" office:value-type="float" office:value="3.41584517930241" calcext:value-type="float">
            <text:p>3.42</text:p>
          </table:table-cell>
          <table:table-cell table:style-name="ce34"/>
          <table:table-cell table:style-name="ce25" office:value-type="float" office:value="97.89133415604" calcext:value-type="float">
            <text:p>97.89</text:p>
          </table:table-cell>
          <table:table-cell table:style-name="ce34" office:value-type="float" office:value="2.61073010123893" calcext:value-type="float">
            <text:p>2.61</text:p>
          </table:table-cell>
          <table:table-cell table:style-name="ce25" office:value-type="float" office:value="98.6165413533835" calcext:value-type="float">
            <text:p>98.62</text:p>
          </table:table-cell>
          <table:table-cell table:style-name="ce34" office:value-type="float" office:value="2.1521234815123" calcext:value-type="float">
            <text:p>2.15</text:p>
          </table:table-cell>
          <table:table-cell table:style-name="ce25" office:value-type="float" office:value="97.2330316742082" calcext:value-type="float">
            <text:p>97.23</text:p>
          </table:table-cell>
          <table:table-cell table:style-name="ce34" office:value-type="float" office:value="3.75614740830558" calcext:value-type="float">
            <text:p>3.76</text:p>
          </table:table-cell>
          <table:table-cell table:style-name="ce19" office:value-type="float" office:value="97.89133415604" calcext:value-type="float">
            <text:p>97.89</text:p>
          </table:table-cell>
          <table:table-cell table:style-name="ce34" office:value-type="float" office:value="2.61073010123893" calcext:value-type="float">
            <text:p>2.61</text:p>
          </table:table-cell>
          <table:table-cell table:style-name="ce25" table:number-columns-repeated="2"/>
          <table:table-cell table:style-name="ce31"/>
          <table:table-cell table:style-name="ce70" table:formula="of:=IF([.A32]&lt;&gt;&quot;&quot;; [.A32]; &quot;&quot;)" office:value-type="string" office:string-value="Time" calcext:value-type="string">
            <text:p>Time</text:p>
          </table:table-cell>
          <table:table-cell table:style-name="ce121" table:formula="of:=IF(AND([.B32]&lt;&gt;&quot;&quot;; [.C32]&lt;&gt;&quot;&quot;); &quot; $&quot; &amp; TEXT([.B32]; &quot;0.00&quot;) &amp; &quot;_{\pm &quot; &amp; TEXT([.C32]; &quot;0.00&quot;) &amp; &quot;}$ &quot;; &quot;&quot;)" office:value-type="string" office:string-value=" $96.67_{\pm 3.42}$ " calcext:value-type="string">
            <text:p><text:s/>$96.67_{\pm 3.42}$ </text:p>
          </table:table-cell>
          <table:table-cell table:style-name="ce50" table:formula="of:=IF(AND([.D32]&lt;&gt;&quot;&quot;; [.E32]&lt;&gt;&quot;&quot;); &quot; $&quot; &amp; TEXT([.D32]; &quot;0.00&quot;) &amp; &quot;_{\pm &quot; &amp; TEXT([.E32]; &quot;0.00&quot;) &amp; &quot;}$ &quot;; &quot;&quot;)" office:value-type="string" office:string-value=" $97.39_{\pm 3.32}$ " calcext:value-type="string">
            <text:p><text:s/>$97.39_{\pm 3.32}$ </text:p>
          </table:table-cell>
          <table:table-cell table:style-name="ce50" table:formula="of:=IF(AND([.F32]&lt;&gt;&quot;&quot;; [.G32]&lt;&gt;&quot;&quot;); &quot; $&quot; &amp; TEXT([.F32]; &quot;0.00&quot;) &amp; &quot;_{\pm &quot; &amp; TEXT([.G32]; &quot;0.00&quot;) &amp; &quot;}$ &quot;; &quot;&quot;)" office:value-type="string" office:string-value=" $96.01_{\pm 4.17}$ " calcext:value-type="string">
            <text:p><text:s/>$96.01_{\pm 4.17}$ </text:p>
          </table:table-cell>
          <table:table-cell table:style-name="ce121" table:formula="of:=IF(AND([.H32]&lt;&gt;&quot;&quot;; [.I32]&lt;&gt;&quot;&quot;); &quot; $&quot; &amp; TEXT([.H32]; &quot;0.00&quot;) &amp; &quot;_{\pm &quot; &amp; TEXT([.I32]; &quot;0.00&quot;) &amp; &quot;}$ &quot;; &quot;&quot;)" office:value-type="string" office:string-value=" $96.67_{\pm 3.42}$ " calcext:value-type="string">
            <text:p><text:s/>$96.67_{\pm 3.42}$ </text:p>
          </table:table-cell>
          <table:table-cell table:style-name="ce35"/>
          <table:table-cell table:style-name="ce50" table:formula="of:=IF(AND([.K32]&lt;&gt;&quot;&quot;; [.L32]&lt;&gt;&quot;&quot;); &quot; $&quot; &amp; TEXT([.K32]; &quot;0.00&quot;) &amp; &quot;_{\pm &quot; &amp; TEXT([.L32]; &quot;0.00&quot;) &amp; &quot;}$ &quot;; &quot;&quot;)" office:value-type="string" office:string-value=" $97.89_{\pm 2.61}$ " calcext:value-type="string">
            <text:p><text:s/>$97.89_{\pm 2.61}$ </text:p>
          </table:table-cell>
          <table:table-cell table:style-name="ce50" table:formula="of:=IF(AND([.M32]&lt;&gt;&quot;&quot;; [.N32]&lt;&gt;&quot;&quot;); &quot; $&quot; &amp; TEXT([.M32]; &quot;0.00&quot;) &amp; &quot;_{\pm &quot; &amp; TEXT([.N32]; &quot;0.00&quot;) &amp; &quot;}$ &quot;; &quot;&quot;)" office:value-type="string" office:string-value=" $98.62_{\pm 2.15}$ " calcext:value-type="string">
            <text:p><text:s/>$98.62_{\pm 2.15}$ </text:p>
          </table:table-cell>
          <table:table-cell table:style-name="ce50" table:formula="of:=IF(AND([.O32]&lt;&gt;&quot;&quot;; [.P32]&lt;&gt;&quot;&quot;); &quot; $&quot; &amp; TEXT([.O32]; &quot;0.00&quot;) &amp; &quot;_{\pm &quot; &amp; TEXT([.P32]; &quot;0.00&quot;) &amp; &quot;}$ &quot;; &quot;&quot;)" office:value-type="string" office:string-value=" $97.23_{\pm 3.76}$ " calcext:value-type="string">
            <text:p><text:s/>$97.23_{\pm 3.76}$ </text:p>
          </table:table-cell>
          <table:table-cell table:style-name="ce50" table:formula="of:=IF(AND([.Q32]&lt;&gt;&quot;&quot;; [.R32]&lt;&gt;&quot;&quot;); &quot; $&quot; &amp; TEXT([.Q32]; &quot;0.00&quot;) &amp; &quot;_{\pm &quot; &amp; TEXT([.R32]; &quot;0.00&quot;) &amp; &quot;}$ &quot;; &quot;&quot;)" office:value-type="string" office:string-value=" $97.89_{\pm 2.61}$ " calcext:value-type="string">
            <text:p><text:s/>$97.89_{\pm 2.61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91.5853084113954" calcext:value-type="float">
            <text:p>91.59</text:p>
          </table:table-cell>
          <table:table-cell table:style-name="ce25" office:value-type="float" office:value="8.97417385002722" calcext:value-type="float">
            <text:p>8.97</text:p>
          </table:table-cell>
          <table:table-cell table:style-name="ce19" office:value-type="float" office:value="92.3088023088023" calcext:value-type="float">
            <text:p>92.31</text:p>
          </table:table-cell>
          <table:table-cell table:style-name="ce25" office:value-type="float" office:value="10.0617770340787" calcext:value-type="float">
            <text:p>10.06</text:p>
          </table:table-cell>
          <table:table-cell table:style-name="ce19" office:value-type="float" office:value="91.229797979798" calcext:value-type="float">
            <text:p>91.23</text:p>
          </table:table-cell>
          <table:table-cell table:style-name="ce25" office:value-type="float" office:value="9.75459028767692" calcext:value-type="float">
            <text:p>9.75</text:p>
          </table:table-cell>
          <table:table-cell table:style-name="ce19" office:value-type="float" office:value="91.5853084113954" calcext:value-type="float">
            <text:p>91.59</text:p>
          </table:table-cell>
          <table:table-cell table:style-name="ce34" office:value-type="float" office:value="8.97417385002722" calcext:value-type="float">
            <text:p>8.97</text:p>
          </table:table-cell>
          <table:table-cell table:style-name="ce34"/>
          <table:table-cell table:style-name="ce25" office:value-type="float" office:value="4.39770374552983" calcext:value-type="float">
            <text:p>4.40</text:p>
          </table:table-cell>
          <table:table-cell table:style-name="ce34" office:value-type="float" office:value="6.15380542462033" calcext:value-type="float">
            <text:p>6.15</text:p>
          </table:table-cell>
          <table:table-cell table:style-name="ce25" office:value-type="float" office:value="4.40559440559441" calcext:value-type="float">
            <text:p>4.41</text:p>
          </table:table-cell>
          <table:table-cell table:style-name="ce34" office:value-type="float" office:value="6.00788436608204" calcext:value-type="float">
            <text:p>6.01</text:p>
          </table:table-cell>
          <table:table-cell table:style-name="ce25" office:value-type="float" office:value="4.40909090909091" calcext:value-type="float">
            <text:p>4.41</text:p>
          </table:table-cell>
          <table:table-cell table:style-name="ce34" office:value-type="float" office:value="6.34139330543203" calcext:value-type="float">
            <text:p>6.34</text:p>
          </table:table-cell>
          <table:table-cell table:style-name="ce19" office:value-type="float" office:value="4.39770374552983" calcext:value-type="float">
            <text:p>4.40</text:p>
          </table:table-cell>
          <table:table-cell table:style-name="ce34" office:value-type="float" office:value="6.15380542462033" calcext:value-type="float">
            <text:p>6.15</text:p>
          </table:table-cell>
          <table:table-cell table:style-name="ce25" table:number-columns-repeated="2"/>
          <table:table-cell table:style-name="ce31"/>
          <table:table-cell table:style-name="ce70" table:formula="of:=IF([.A33]&lt;&gt;&quot;&quot;; [.A33]; &quot;&quot;)" office:value-type="string" office:string-value="Duration" calcext:value-type="string">
            <text:p>Duration</text:p>
          </table:table-cell>
          <table:table-cell table:style-name="ce121" table:formula="of:=IF(AND([.B33]&lt;&gt;&quot;&quot;; [.C33]&lt;&gt;&quot;&quot;); &quot; $&quot; &amp; TEXT([.B33]; &quot;0.00&quot;) &amp; &quot;_{\pm &quot; &amp; TEXT([.C33]; &quot;0.00&quot;) &amp; &quot;}$ &quot;; &quot;&quot;)" office:value-type="string" office:string-value=" $91.59_{\pm 8.97}$ " calcext:value-type="string">
            <text:p><text:s/>$91.59_{\pm 8.97}$ </text:p>
          </table:table-cell>
          <table:table-cell table:style-name="ce50" table:formula="of:=IF(AND([.D33]&lt;&gt;&quot;&quot;; [.E33]&lt;&gt;&quot;&quot;); &quot; $&quot; &amp; TEXT([.D33]; &quot;0.00&quot;) &amp; &quot;_{\pm &quot; &amp; TEXT([.E33]; &quot;0.00&quot;) &amp; &quot;}$ &quot;; &quot;&quot;)" office:value-type="string" office:string-value=" $92.31_{\pm 10.06}$ " calcext:value-type="string">
            <text:p><text:s/>$92.31_{\pm 10.06}$ </text:p>
          </table:table-cell>
          <table:table-cell table:style-name="ce50" table:formula="of:=IF(AND([.F33]&lt;&gt;&quot;&quot;; [.G33]&lt;&gt;&quot;&quot;); &quot; $&quot; &amp; TEXT([.F33]; &quot;0.00&quot;) &amp; &quot;_{\pm &quot; &amp; TEXT([.G33]; &quot;0.00&quot;) &amp; &quot;}$ &quot;; &quot;&quot;)" office:value-type="string" office:string-value=" $91.23_{\pm 9.75}$ " calcext:value-type="string">
            <text:p><text:s/>$91.23_{\pm 9.75}$ </text:p>
          </table:table-cell>
          <table:table-cell table:style-name="ce121" table:formula="of:=IF(AND([.H33]&lt;&gt;&quot;&quot;; [.I33]&lt;&gt;&quot;&quot;); &quot; $&quot; &amp; TEXT([.H33]; &quot;0.00&quot;) &amp; &quot;_{\pm &quot; &amp; TEXT([.I33]; &quot;0.00&quot;) &amp; &quot;}$ &quot;; &quot;&quot;)" office:value-type="string" office:string-value=" $91.59_{\pm 8.97}$ " calcext:value-type="string">
            <text:p><text:s/>$91.59_{\pm 8.97}$ </text:p>
          </table:table-cell>
          <table:table-cell table:style-name="ce35"/>
          <table:table-cell table:style-name="ce50" table:formula="of:=IF(AND([.K33]&lt;&gt;&quot;&quot;; [.L33]&lt;&gt;&quot;&quot;); &quot; $&quot; &amp; TEXT([.K33]; &quot;0.00&quot;) &amp; &quot;_{\pm &quot; &amp; TEXT([.L33]; &quot;0.00&quot;) &amp; &quot;}$ &quot;; &quot;&quot;)" office:value-type="string" office:string-value=" $4.40_{\pm 6.15}$ " calcext:value-type="string">
            <text:p><text:s/>$4.40_{\pm 6.15}$ </text:p>
          </table:table-cell>
          <table:table-cell table:style-name="ce50" table:formula="of:=IF(AND([.M33]&lt;&gt;&quot;&quot;; [.N33]&lt;&gt;&quot;&quot;); &quot; $&quot; &amp; TEXT([.M33]; &quot;0.00&quot;) &amp; &quot;_{\pm &quot; &amp; TEXT([.N33]; &quot;0.00&quot;) &amp; &quot;}$ &quot;; &quot;&quot;)" office:value-type="string" office:string-value=" $4.41_{\pm 6.01}$ " calcext:value-type="string">
            <text:p><text:s/>$4.41_{\pm 6.01}$ </text:p>
          </table:table-cell>
          <table:table-cell table:style-name="ce50" table:formula="of:=IF(AND([.O33]&lt;&gt;&quot;&quot;; [.P33]&lt;&gt;&quot;&quot;); &quot; $&quot; &amp; TEXT([.O33]; &quot;0.00&quot;) &amp; &quot;_{\pm &quot; &amp; TEXT([.P33]; &quot;0.00&quot;) &amp; &quot;}$ &quot;; &quot;&quot;)" office:value-type="string" office:string-value=" $4.41_{\pm 6.34}$ " calcext:value-type="string">
            <text:p><text:s/>$4.41_{\pm 6.34}$ </text:p>
          </table:table-cell>
          <table:table-cell table:style-name="ce50" table:formula="of:=IF(AND([.Q33]&lt;&gt;&quot;&quot;; [.R33]&lt;&gt;&quot;&quot;); &quot; $&quot; &amp; TEXT([.Q33]; &quot;0.00&quot;) &amp; &quot;_{\pm &quot; &amp; TEXT([.R33]; &quot;0.00&quot;) &amp; &quot;}$ &quot;; &quot;&quot;)" office:value-type="string" office:string-value=" $4.40_{\pm 6.15}$ " calcext:value-type="string">
            <text:p><text:s/>$4.40_{\pm 6.15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76.0714285714286" calcext:value-type="float">
            <text:p>76.07</text:p>
          </table:table-cell>
          <table:table-cell table:style-name="ce25" office:value-type="float" office:value="38.8629853800896" calcext:value-type="float">
            <text:p>38.86</text:p>
          </table:table-cell>
          <table:table-cell table:style-name="ce19" office:value-type="float" office:value="77.5" calcext:value-type="float">
            <text:p>77.50</text:p>
          </table:table-cell>
          <table:table-cell table:style-name="ce25" office:value-type="float" office:value="39.4493345951488" calcext:value-type="float">
            <text:p>39.45</text:p>
          </table:table-cell>
          <table:table-cell table:style-name="ce19" office:value-type="float" office:value="75" calcext:value-type="float">
            <text:p>75.00</text:p>
          </table:table-cell>
          <table:table-cell table:style-name="ce25" office:value-type="float" office:value="38.7298334620742" calcext:value-type="float">
            <text:p>38.73</text:p>
          </table:table-cell>
          <table:table-cell table:style-name="ce19" office:value-type="float" office:value="76.0714285714286" calcext:value-type="float">
            <text:p>76.07</text:p>
          </table:table-cell>
          <table:table-cell table:style-name="ce34" office:value-type="float" office:value="38.8629853800896" calcext:value-type="float">
            <text:p>38.86</text:p>
          </table:table-cell>
          <table:table-cell table:style-name="ce34"/>
          <table:table-cell table:style-name="ce25" office:value-type="float" office:value="78.5714285714286" calcext:value-type="float">
            <text:p>78.57</text:p>
          </table:table-cell>
          <table:table-cell table:style-name="ce34" office:value-type="float" office:value="39.5123333883981" calcext:value-type="float">
            <text:p>39.51</text:p>
          </table:table-cell>
          <table:table-cell table:style-name="ce25" office:value-type="float" office:value="80" calcext:value-type="float">
            <text:p>80.00</text:p>
          </table:table-cell>
          <table:table-cell table:style-name="ce34" office:value-type="float" office:value="40" calcext:value-type="float">
            <text:p>40.00</text:p>
          </table:table-cell>
          <table:table-cell table:style-name="ce25" office:value-type="float" office:value="77.5" calcext:value-type="float">
            <text:p>77.50</text:p>
          </table:table-cell>
          <table:table-cell table:style-name="ce34" office:value-type="float" office:value="39.4493345951488" calcext:value-type="float">
            <text:p>39.45</text:p>
          </table:table-cell>
          <table:table-cell table:style-name="ce19" office:value-type="float" office:value="78.5714285714286" calcext:value-type="float">
            <text:p>78.57</text:p>
          </table:table-cell>
          <table:table-cell table:style-name="ce34" office:value-type="float" office:value="39.5123333883981" calcext:value-type="float">
            <text:p>39.51</text:p>
          </table:table-cell>
          <table:table-cell table:style-name="ce25"/>
          <table:table-cell table:style-name="ce93" table:number-columns-repeated="2"/>
          <table:table-cell table:style-name="ce71" table:formula="of:=IF([.A34]&lt;&gt;&quot;&quot;; [.A34]; &quot;&quot;)" office:value-type="string" office:string-value="Set" calcext:value-type="string">
            <text:p>Set</text:p>
          </table:table-cell>
          <table:table-cell table:style-name="ce31" table:formula="of:=IF(AND([.B34]&lt;&gt;&quot;&quot;; [.C34]&lt;&gt;&quot;&quot;); &quot; $&quot; &amp; TEXT([.B34]; &quot;0.00&quot;) &amp; &quot;_{\pm &quot; &amp; TEXT([.C34]; &quot;0.00&quot;) &amp; &quot;}$ &quot;; &quot;&quot;)" office:value-type="string" office:string-value=" $76.07_{\pm 38.86}$ " calcext:value-type="string">
            <text:p><text:s/>$76.07_{\pm 38.86}$ </text:p>
          </table:table-cell>
          <table:table-cell table:style-name="ce50" table:formula="of:=IF(AND([.D34]&lt;&gt;&quot;&quot;; [.E34]&lt;&gt;&quot;&quot;); &quot; $&quot; &amp; TEXT([.D34]; &quot;0.00&quot;) &amp; &quot;_{\pm &quot; &amp; TEXT([.E34]; &quot;0.00&quot;) &amp; &quot;}$ &quot;; &quot;&quot;)" office:value-type="string" office:string-value=" $77.50_{\pm 39.45}$ " calcext:value-type="string">
            <text:p><text:s/>$77.50_{\pm 39.45}$ </text:p>
          </table:table-cell>
          <table:table-cell table:style-name="ce50" table:formula="of:=IF(AND([.F34]&lt;&gt;&quot;&quot;; [.G34]&lt;&gt;&quot;&quot;); &quot; $&quot; &amp; TEXT([.F34]; &quot;0.00&quot;) &amp; &quot;_{\pm &quot; &amp; TEXT([.G34]; &quot;0.00&quot;) &amp; &quot;}$ &quot;; &quot;&quot;)" office:value-type="string" office:string-value=" $75.00_{\pm 38.73}$ " calcext:value-type="string">
            <text:p><text:s/>$75.00_{\pm 38.73}$ </text:p>
          </table:table-cell>
          <table:table-cell table:style-name="ce121" table:formula="of:=IF(AND([.H34]&lt;&gt;&quot;&quot;; [.I34]&lt;&gt;&quot;&quot;); &quot; $&quot; &amp; TEXT([.H34]; &quot;0.00&quot;) &amp; &quot;_{\pm &quot; &amp; TEXT([.I34]; &quot;0.00&quot;) &amp; &quot;}$ &quot;; &quot;&quot;)" office:value-type="string" office:string-value=" $76.07_{\pm 38.86}$ " calcext:value-type="string">
            <text:p><text:s/>$76.07_{\pm 38.86}$ </text:p>
          </table:table-cell>
          <table:table-cell table:style-name="ce52"/>
          <table:table-cell table:style-name="ce50" table:formula="of:=IF(AND([.K34]&lt;&gt;&quot;&quot;; [.L34]&lt;&gt;&quot;&quot;); &quot; $&quot; &amp; TEXT([.K34]; &quot;0.00&quot;) &amp; &quot;_{\pm &quot; &amp; TEXT([.L34]; &quot;0.00&quot;) &amp; &quot;}$ &quot;; &quot;&quot;)" office:value-type="string" office:string-value=" $78.57_{\pm 39.51}$ " calcext:value-type="string">
            <text:p><text:s/>$78.57_{\pm 39.51}$ </text:p>
          </table:table-cell>
          <table:table-cell table:style-name="ce50" table:formula="of:=IF(AND([.M34]&lt;&gt;&quot;&quot;; [.N34]&lt;&gt;&quot;&quot;); &quot; $&quot; &amp; TEXT([.M34]; &quot;0.00&quot;) &amp; &quot;_{\pm &quot; &amp; TEXT([.N34]; &quot;0.00&quot;) &amp; &quot;}$ &quot;; &quot;&quot;)" office:value-type="string" office:string-value=" $80.00_{\pm 40.00}$ " calcext:value-type="string">
            <text:p><text:s/>$80.00_{\pm 40.00}$ </text:p>
          </table:table-cell>
          <table:table-cell table:style-name="ce50" table:formula="of:=IF(AND([.O34]&lt;&gt;&quot;&quot;; [.P34]&lt;&gt;&quot;&quot;); &quot; $&quot; &amp; TEXT([.O34]; &quot;0.00&quot;) &amp; &quot;_{\pm &quot; &amp; TEXT([.P34]; &quot;0.00&quot;) &amp; &quot;}$ &quot;; &quot;&quot;)" office:value-type="string" office:string-value=" $77.50_{\pm 39.45}$ " calcext:value-type="string">
            <text:p><text:s/>$77.50_{\pm 39.45}$ </text:p>
          </table:table-cell>
          <table:table-cell table:style-name="ce50" table:formula="of:=IF(AND([.Q34]&lt;&gt;&quot;&quot;; [.R34]&lt;&gt;&quot;&quot;); &quot; $&quot; &amp; TEXT([.Q34]; &quot;0.00&quot;) &amp; &quot;_{\pm &quot; &amp; TEXT([.R34]; &quot;0.00&quot;) &amp; &quot;}$ &quot;; &quot;&quot;)" office:value-type="string" office:string-value=" $78.57_{\pm 39.51}$ " calcext:value-type="string">
            <text:p><text:s/>$78.57_{\pm 39.51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70" table:formula="of:=IF([.A35]&lt;&gt;&quot;&quot;; [.A35]; &quot;&quot;)">
            <text:p/>
          </table:table-cell>
          <table:table-cell table:style-name="ce24" table:formula="of:=IF(AND([.B35]&lt;&gt;&quot;&quot;; [.C35]&lt;&gt;&quot;&quot;); &quot; $&quot; &amp; TEXT([.B35]; &quot;0.00&quot;) &amp; &quot;_{\pm &quot; &amp; TEXT([.C35]; &quot;0.00&quot;) &amp; &quot;}$ &quot;; &quot;&quot;)">
            <text:p/>
          </table:table-cell>
          <table:table-cell table:style-name="ce49" table:formula="of:=IF(AND([.D35]&lt;&gt;&quot;&quot;; [.E35]&lt;&gt;&quot;&quot;); &quot; $&quot; &amp; TEXT([.D35]; &quot;0.00&quot;) &amp; &quot;_{\pm &quot; &amp; TEXT([.E35]; &quot;0.00&quot;) &amp; &quot;}$ &quot;; &quot;&quot;)">
            <text:p/>
          </table:table-cell>
          <table:table-cell table:style-name="ce49" table:formula="of:=IF(AND([.F35]&lt;&gt;&quot;&quot;; [.G35]&lt;&gt;&quot;&quot;); &quot; $&quot; &amp; TEXT([.F35]; &quot;0.00&quot;) &amp; &quot;_{\pm &quot; &amp; TEXT([.G35]; &quot;0.00&quot;) &amp; &quot;}$ &quot;; &quot;&quot;)">
            <text:p/>
          </table:table-cell>
          <table:table-cell table:style-name="ce24" table:formula="of:=IF(AND([.H35]&lt;&gt;&quot;&quot;; [.I35]&lt;&gt;&quot;&quot;); &quot; $&quot; &amp; TEXT([.H35]; &quot;0.00&quot;) &amp; &quot;_{\pm &quot; &amp; TEXT([.I35]; &quot;0.00&quot;) &amp; &quot;}$ &quot;; &quot;&quot;)">
            <text:p/>
          </table:table-cell>
          <table:table-cell table:style-name="ce35"/>
          <table:table-cell table:style-name="ce49" table:formula="of:=IF(AND([.K35]&lt;&gt;&quot;&quot;; [.L35]&lt;&gt;&quot;&quot;); &quot; $&quot; &amp; TEXT([.K35]; &quot;0.00&quot;) &amp; &quot;_{\pm &quot; &amp; TEXT([.L35]; &quot;0.00&quot;) &amp; &quot;}$ &quot;; &quot;&quot;)">
            <text:p/>
          </table:table-cell>
          <table:table-cell table:style-name="ce49" table:formula="of:=IF(AND([.M35]&lt;&gt;&quot;&quot;; [.N35]&lt;&gt;&quot;&quot;); &quot; $&quot; &amp; TEXT([.M35]; &quot;0.00&quot;) &amp; &quot;_{\pm &quot; &amp; TEXT([.N35]; &quot;0.00&quot;) &amp; &quot;}$ &quot;; &quot;&quot;)">
            <text:p/>
          </table:table-cell>
          <table:table-cell table:style-name="ce49" table:formula="of:=IF(AND([.O35]&lt;&gt;&quot;&quot;; [.P35]&lt;&gt;&quot;&quot;); &quot; $&quot; &amp; TEXT([.O35]; &quot;0.00&quot;) &amp; &quot;_{\pm &quot; &amp; TEXT([.P35]; &quot;0.00&quot;) &amp; &quot;}$ &quot;; &quot;&quot;)">
            <text:p/>
          </table:table-cell>
          <table:table-cell table:style-name="ce49" table:formula="of:=IF(AND([.Q35]&lt;&gt;&quot;&quot;; [.R35]&lt;&gt;&quot;&quot;); &quot; $&quot; &amp; TEXT([.Q35]; &quot;0.00&quot;) &amp; &quot;_{\pm &quot; &amp; TEXT([.R35]; &quot;0.00&quot;) &amp; &quot;}$ &quot;; &quot;&quot;)">
            <text:p/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13" office:value-type="string" calcext:value-type="string">
            <text:p>Snips</text:p>
          </table:table-cell>
          <table:table-cell table:style-name="ce19" office:value-type="float" office:value="91.2117106214868" calcext:value-type="float">
            <text:p>91.21</text:p>
          </table:table-cell>
          <table:table-cell table:style-name="ce25" office:value-type="float" office:value="2.90872941453779" calcext:value-type="float">
            <text:p>2.91</text:p>
          </table:table-cell>
          <table:table-cell table:style-name="ce19" office:value-type="float" office:value="97.4892056570411" calcext:value-type="float">
            <text:p>97.49</text:p>
          </table:table-cell>
          <table:table-cell table:style-name="ce25" office:value-type="float" office:value="1.73084725065338" calcext:value-type="float">
            <text:p>1.73</text:p>
          </table:table-cell>
          <table:table-cell table:style-name="ce19" office:value-type="float" office:value="85.767463273995" calcext:value-type="float">
            <text:p>85.77</text:p>
          </table:table-cell>
          <table:table-cell table:style-name="ce25" office:value-type="float" office:value="4.29158160732703" calcext:value-type="float">
            <text:p>4.29</text:p>
          </table:table-cell>
          <table:table-cell table:style-name="ce19" office:value-type="float" office:value="90.5387557874581" calcext:value-type="float">
            <text:p>90.54</text:p>
          </table:table-cell>
          <table:table-cell table:style-name="ce34" office:value-type="float" office:value="2.44185013073532" calcext:value-type="float">
            <text:p>2.44</text:p>
          </table:table-cell>
          <table:table-cell table:style-name="ce34"/>
          <table:table-cell table:style-name="ce25" office:value-type="float" office:value="92.8666009694319" calcext:value-type="float">
            <text:p>92.87</text:p>
          </table:table-cell>
          <table:table-cell table:style-name="ce34" office:value-type="float" office:value="2.37415493206367" calcext:value-type="float">
            <text:p>2.37</text:p>
          </table:table-cell>
          <table:table-cell table:style-name="ce25" office:value-type="float" office:value="99.262408489081" calcext:value-type="float">
            <text:p>99.26</text:p>
          </table:table-cell>
          <table:table-cell table:style-name="ce34" office:value-type="float" office:value="0.739826044447342" calcext:value-type="float">
            <text:p>0.74</text:p>
          </table:table-cell>
          <table:table-cell table:style-name="ce25" office:value-type="float" office:value="87.3196681462796" calcext:value-type="float">
            <text:p>87.32</text:p>
          </table:table-cell>
          <table:table-cell table:style-name="ce34" office:value-type="float" office:value="3.93022284748614" calcext:value-type="float">
            <text:p>3.93</text:p>
          </table:table-cell>
          <table:table-cell table:style-name="ce19" office:value-type="float" office:value="91.9319287217871" calcext:value-type="float">
            <text:p>91.93</text:p>
          </table:table-cell>
          <table:table-cell table:style-name="ce34" office:value-type="float" office:value="1.96012779813444" calcext:value-type="float">
            <text:p>1.96</text:p>
          </table:table-cell>
          <table:table-cell table:style-name="ce25" table:number-columns-repeated="2"/>
          <table:table-cell table:style-name="ce31"/>
          <table:table-cell table:style-name="ce70" table:formula="of:=IF([.A36]&lt;&gt;&quot;&quot;; [.A36]; &quot;&quot;)" office:value-type="string" office:string-value="Snips" calcext:value-type="string">
            <text:p>Snips</text:p>
          </table:table-cell>
          <table:table-cell table:style-name="ce121" table:formula="of:=IF(AND([.B36]&lt;&gt;&quot;&quot;; [.C36]&lt;&gt;&quot;&quot;); &quot; $&quot; &amp; TEXT([.B36]; &quot;0.00&quot;) &amp; &quot;_{\pm &quot; &amp; TEXT([.C36]; &quot;0.00&quot;) &amp; &quot;}$ &quot;; &quot;&quot;)" office:value-type="string" office:string-value=" $91.21_{\pm 2.91}$ " calcext:value-type="string">
            <text:p><text:s/>$91.21_{\pm 2.91}$ </text:p>
          </table:table-cell>
          <table:table-cell table:style-name="ce50" table:formula="of:=IF(AND([.D36]&lt;&gt;&quot;&quot;; [.E36]&lt;&gt;&quot;&quot;); &quot; $&quot; &amp; TEXT([.D36]; &quot;0.00&quot;) &amp; &quot;_{\pm &quot; &amp; TEXT([.E36]; &quot;0.00&quot;) &amp; &quot;}$ &quot;; &quot;&quot;)" office:value-type="string" office:string-value=" $97.49_{\pm 1.73}$ " calcext:value-type="string">
            <text:p><text:s/>$97.49_{\pm 1.73}$ </text:p>
          </table:table-cell>
          <table:table-cell table:style-name="ce50" table:formula="of:=IF(AND([.F36]&lt;&gt;&quot;&quot;; [.G36]&lt;&gt;&quot;&quot;); &quot; $&quot; &amp; TEXT([.F36]; &quot;0.00&quot;) &amp; &quot;_{\pm &quot; &amp; TEXT([.G36]; &quot;0.00&quot;) &amp; &quot;}$ &quot;; &quot;&quot;)" office:value-type="string" office:string-value=" $85.77_{\pm 4.29}$ " calcext:value-type="string">
            <text:p><text:s/>$85.77_{\pm 4.29}$ </text:p>
          </table:table-cell>
          <table:table-cell table:style-name="ce121" table:formula="of:=IF(AND([.H36]&lt;&gt;&quot;&quot;; [.I36]&lt;&gt;&quot;&quot;); &quot; $&quot; &amp; TEXT([.H36]; &quot;0.00&quot;) &amp; &quot;_{\pm &quot; &amp; TEXT([.I36]; &quot;0.00&quot;) &amp; &quot;}$ &quot;; &quot;&quot;)" office:value-type="string" office:string-value=" $90.54_{\pm 2.44}$ " calcext:value-type="string">
            <text:p><text:s/>$90.54_{\pm 2.44}$ </text:p>
          </table:table-cell>
          <table:table-cell table:style-name="ce35"/>
          <table:table-cell table:style-name="ce50" table:formula="of:=IF(AND([.K36]&lt;&gt;&quot;&quot;; [.L36]&lt;&gt;&quot;&quot;); &quot; $&quot; &amp; TEXT([.K36]; &quot;0.00&quot;) &amp; &quot;_{\pm &quot; &amp; TEXT([.L36]; &quot;0.00&quot;) &amp; &quot;}$ &quot;; &quot;&quot;)" office:value-type="string" office:string-value=" $92.87_{\pm 2.37}$ " calcext:value-type="string">
            <text:p><text:s/>$92.87_{\pm 2.37}$ </text:p>
          </table:table-cell>
          <table:table-cell table:style-name="ce50" table:formula="of:=IF(AND([.M36]&lt;&gt;&quot;&quot;; [.N36]&lt;&gt;&quot;&quot;); &quot; $&quot; &amp; TEXT([.M36]; &quot;0.00&quot;) &amp; &quot;_{\pm &quot; &amp; TEXT([.N36]; &quot;0.00&quot;) &amp; &quot;}$ &quot;; &quot;&quot;)" office:value-type="string" office:string-value=" $99.26_{\pm 0.74}$ " calcext:value-type="string">
            <text:p><text:s/>$99.26_{\pm 0.74}$ </text:p>
          </table:table-cell>
          <table:table-cell table:style-name="ce50" table:formula="of:=IF(AND([.O36]&lt;&gt;&quot;&quot;; [.P36]&lt;&gt;&quot;&quot;); &quot; $&quot; &amp; TEXT([.O36]; &quot;0.00&quot;) &amp; &quot;_{\pm &quot; &amp; TEXT([.P36]; &quot;0.00&quot;) &amp; &quot;}$ &quot;; &quot;&quot;)" office:value-type="string" office:string-value=" $87.32_{\pm 3.93}$ " calcext:value-type="string">
            <text:p><text:s/>$87.32_{\pm 3.93}$ </text:p>
          </table:table-cell>
          <table:table-cell table:style-name="ce50" table:formula="of:=IF(AND([.Q36]&lt;&gt;&quot;&quot;; [.R36]&lt;&gt;&quot;&quot;); &quot; $&quot; &amp; TEXT([.Q36]; &quot;0.00&quot;) &amp; &quot;_{\pm &quot; &amp; TEXT([.R36]; &quot;0.00&quot;) &amp; &quot;}$ &quot;; &quot;&quot;)" office:value-type="string" office:string-value=" $91.93_{\pm 1.96}$ " calcext:value-type="string">
            <text:p><text:s/>$91.93_{\pm 1.96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80.080822646506" calcext:value-type="float">
            <text:p>80.08</text:p>
          </table:table-cell>
          <table:table-cell table:style-name="ce25" office:value-type="float" office:value="4.4840294761757" calcext:value-type="float">
            <text:p>4.48</text:p>
          </table:table-cell>
          <table:table-cell table:style-name="ce19" office:value-type="float" office:value="95.748926998927" calcext:value-type="float">
            <text:p>95.75</text:p>
          </table:table-cell>
          <table:table-cell table:style-name="ce25" office:value-type="float" office:value="3.90289551043812" calcext:value-type="float">
            <text:p>3.90</text:p>
          </table:table-cell>
          <table:table-cell table:style-name="ce19" office:value-type="float" office:value="69.085929305487" calcext:value-type="float">
            <text:p>69.09</text:p>
          </table:table-cell>
          <table:table-cell table:style-name="ce25" office:value-type="float" office:value="6.23552356322222" calcext:value-type="float">
            <text:p>6.24</text:p>
          </table:table-cell>
          <table:table-cell table:style-name="ce19" office:value-type="float" office:value="80.080822646506" calcext:value-type="float">
            <text:p>80.08</text:p>
          </table:table-cell>
          <table:table-cell table:style-name="ce34" office:value-type="float" office:value="4.4840294761757" calcext:value-type="float">
            <text:p>4.48</text:p>
          </table:table-cell>
          <table:table-cell table:style-name="ce34"/>
          <table:table-cell table:style-name="ce25" office:value-type="float" office:value="82.2777641982464" calcext:value-type="float">
            <text:p>82.28</text:p>
          </table:table-cell>
          <table:table-cell table:style-name="ce34" office:value-type="float" office:value="4.04981358535615" calcext:value-type="float">
            <text:p>4.05</text:p>
          </table:table-cell>
          <table:table-cell table:style-name="ce25" office:value-type="float" office:value="98.3595571095571" calcext:value-type="float">
            <text:p>98.36</text:p>
          </table:table-cell>
          <table:table-cell table:style-name="ce34" office:value-type="float" office:value="2.6511004696351" calcext:value-type="float">
            <text:p>2.65</text:p>
          </table:table-cell>
          <table:table-cell table:style-name="ce25" office:value-type="float" office:value="70.9828829265785" calcext:value-type="float">
            <text:p>70.98</text:p>
          </table:table-cell>
          <table:table-cell table:style-name="ce34" office:value-type="float" office:value="6.03164347498563" calcext:value-type="float">
            <text:p>6.03</text:p>
          </table:table-cell>
          <table:table-cell table:style-name="ce19" office:value-type="float" office:value="82.2777641982464" calcext:value-type="float">
            <text:p>82.28</text:p>
          </table:table-cell>
          <table:table-cell table:style-name="ce34" office:value-type="float" office:value="4.04981358535615" calcext:value-type="float">
            <text:p>4.05</text:p>
          </table:table-cell>
          <table:table-cell table:style-name="ce25" table:number-columns-repeated="2"/>
          <table:table-cell table:style-name="ce31"/>
          <table:table-cell table:style-name="ce70" table:formula="of:=IF([.A37]&lt;&gt;&quot;&quot;; [.A37]; &quot;&quot;)" office:value-type="string" office:string-value="Date" calcext:value-type="string">
            <text:p>Date</text:p>
          </table:table-cell>
          <table:table-cell table:style-name="ce121" table:formula="of:=IF(AND([.B37]&lt;&gt;&quot;&quot;; [.C37]&lt;&gt;&quot;&quot;); &quot; $&quot; &amp; TEXT([.B37]; &quot;0.00&quot;) &amp; &quot;_{\pm &quot; &amp; TEXT([.C37]; &quot;0.00&quot;) &amp; &quot;}$ &quot;; &quot;&quot;)" office:value-type="string" office:string-value=" $80.08_{\pm 4.48}$ " calcext:value-type="string">
            <text:p><text:s/>$80.08_{\pm 4.48}$ </text:p>
          </table:table-cell>
          <table:table-cell table:style-name="ce50" table:formula="of:=IF(AND([.D37]&lt;&gt;&quot;&quot;; [.E37]&lt;&gt;&quot;&quot;); &quot; $&quot; &amp; TEXT([.D37]; &quot;0.00&quot;) &amp; &quot;_{\pm &quot; &amp; TEXT([.E37]; &quot;0.00&quot;) &amp; &quot;}$ &quot;; &quot;&quot;)" office:value-type="string" office:string-value=" $95.75_{\pm 3.90}$ " calcext:value-type="string">
            <text:p><text:s/>$95.75_{\pm 3.90}$ </text:p>
          </table:table-cell>
          <table:table-cell table:style-name="ce50" table:formula="of:=IF(AND([.F37]&lt;&gt;&quot;&quot;; [.G37]&lt;&gt;&quot;&quot;); &quot; $&quot; &amp; TEXT([.F37]; &quot;0.00&quot;) &amp; &quot;_{\pm &quot; &amp; TEXT([.G37]; &quot;0.00&quot;) &amp; &quot;}$ &quot;; &quot;&quot;)" office:value-type="string" office:string-value=" $69.09_{\pm 6.24}$ " calcext:value-type="string">
            <text:p><text:s/>$69.09_{\pm 6.24}$ </text:p>
          </table:table-cell>
          <table:table-cell table:style-name="ce121" table:formula="of:=IF(AND([.H37]&lt;&gt;&quot;&quot;; [.I37]&lt;&gt;&quot;&quot;); &quot; $&quot; &amp; TEXT([.H37]; &quot;0.00&quot;) &amp; &quot;_{\pm &quot; &amp; TEXT([.I37]; &quot;0.00&quot;) &amp; &quot;}$ &quot;; &quot;&quot;)" office:value-type="string" office:string-value=" $80.08_{\pm 4.48}$ " calcext:value-type="string">
            <text:p><text:s/>$80.08_{\pm 4.48}$ </text:p>
          </table:table-cell>
          <table:table-cell table:style-name="ce35"/>
          <table:table-cell table:style-name="ce50" table:formula="of:=IF(AND([.K37]&lt;&gt;&quot;&quot;; [.L37]&lt;&gt;&quot;&quot;); &quot; $&quot; &amp; TEXT([.K37]; &quot;0.00&quot;) &amp; &quot;_{\pm &quot; &amp; TEXT([.L37]; &quot;0.00&quot;) &amp; &quot;}$ &quot;; &quot;&quot;)" office:value-type="string" office:string-value=" $82.28_{\pm 4.05}$ " calcext:value-type="string">
            <text:p><text:s/>$82.28_{\pm 4.05}$ </text:p>
          </table:table-cell>
          <table:table-cell table:style-name="ce50" table:formula="of:=IF(AND([.M37]&lt;&gt;&quot;&quot;; [.N37]&lt;&gt;&quot;&quot;); &quot; $&quot; &amp; TEXT([.M37]; &quot;0.00&quot;) &amp; &quot;_{\pm &quot; &amp; TEXT([.N37]; &quot;0.00&quot;) &amp; &quot;}$ &quot;; &quot;&quot;)" office:value-type="string" office:string-value=" $98.36_{\pm 2.65}$ " calcext:value-type="string">
            <text:p><text:s/>$98.36_{\pm 2.65}$ </text:p>
          </table:table-cell>
          <table:table-cell table:style-name="ce50" table:formula="of:=IF(AND([.O37]&lt;&gt;&quot;&quot;; [.P37]&lt;&gt;&quot;&quot;); &quot; $&quot; &amp; TEXT([.O37]; &quot;0.00&quot;) &amp; &quot;_{\pm &quot; &amp; TEXT([.P37]; &quot;0.00&quot;) &amp; &quot;}$ &quot;; &quot;&quot;)" office:value-type="string" office:string-value=" $70.98_{\pm 6.03}$ " calcext:value-type="string">
            <text:p><text:s/>$70.98_{\pm 6.03}$ </text:p>
          </table:table-cell>
          <table:table-cell table:style-name="ce50" table:formula="of:=IF(AND([.Q37]&lt;&gt;&quot;&quot;; [.R37]&lt;&gt;&quot;&quot;); &quot; $&quot; &amp; TEXT([.Q37]; &quot;0.00&quot;) &amp; &quot;_{\pm &quot; &amp; TEXT([.R37]; &quot;0.00&quot;) &amp; &quot;}$ &quot;; &quot;&quot;)" office:value-type="string" office:string-value=" $82.28_{\pm 4.05}$ " calcext:value-type="string">
            <text:p><text:s/>$82.28_{\pm 4.05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96.0657144856214" calcext:value-type="float">
            <text:p>96.07</text:p>
          </table:table-cell>
          <table:table-cell table:style-name="ce25" office:value-type="float" office:value="2.17205492045154" calcext:value-type="float">
            <text:p>2.17</text:p>
          </table:table-cell>
          <table:table-cell table:style-name="ce19" office:value-type="float" office:value="96.6270221007063" calcext:value-type="float">
            <text:p>96.63</text:p>
          </table:table-cell>
          <table:table-cell table:style-name="ce25" office:value-type="float" office:value="2.43779753912559" calcext:value-type="float">
            <text:p>2.44</text:p>
          </table:table-cell>
          <table:table-cell table:style-name="ce19" office:value-type="float" office:value="95.5775328690108" calcext:value-type="float">
            <text:p>95.58</text:p>
          </table:table-cell>
          <table:table-cell table:style-name="ce25" office:value-type="float" office:value="3.13790673531654" calcext:value-type="float">
            <text:p>3.14</text:p>
          </table:table-cell>
          <table:table-cell table:style-name="ce19" office:value-type="float" office:value="96.0657144856214" calcext:value-type="float">
            <text:p>96.07</text:p>
          </table:table-cell>
          <table:table-cell table:style-name="ce34" office:value-type="float" office:value="2.17205492045154" calcext:value-type="float">
            <text:p>2.17</text:p>
          </table:table-cell>
          <table:table-cell table:style-name="ce34"/>
          <table:table-cell table:style-name="ce25" office:value-type="float" office:value="97.2758409121494" calcext:value-type="float">
            <text:p>97.28</text:p>
          </table:table-cell>
          <table:table-cell table:style-name="ce34" office:value-type="float" office:value="2.03468109200924" calcext:value-type="float">
            <text:p>2.03</text:p>
          </table:table-cell>
          <table:table-cell table:style-name="ce25" office:value-type="float" office:value="97.8438140806562" calcext:value-type="float">
            <text:p>97.84</text:p>
          </table:table-cell>
          <table:table-cell table:style-name="ce34" office:value-type="float" office:value="2.30038527038535" calcext:value-type="float">
            <text:p>2.30</text:p>
          </table:table-cell>
          <table:table-cell table:style-name="ce25" office:value-type="float" office:value="96.7820095780248" calcext:value-type="float">
            <text:p>96.78</text:p>
          </table:table-cell>
          <table:table-cell table:style-name="ce34" office:value-type="float" office:value="3.08780060045311" calcext:value-type="float">
            <text:p>3.09</text:p>
          </table:table-cell>
          <table:table-cell table:style-name="ce19" office:value-type="float" office:value="97.2758409121494" calcext:value-type="float">
            <text:p>97.28</text:p>
          </table:table-cell>
          <table:table-cell table:style-name="ce34" office:value-type="float" office:value="2.03468109200924" calcext:value-type="float">
            <text:p>2.03</text:p>
          </table:table-cell>
          <table:table-cell table:style-name="ce25" table:number-columns-repeated="2"/>
          <table:table-cell table:style-name="ce31"/>
          <table:table-cell table:style-name="ce70" table:formula="of:=IF([.A38]&lt;&gt;&quot;&quot;; [.A38]; &quot;&quot;)" office:value-type="string" office:string-value="Time" calcext:value-type="string">
            <text:p>Time</text:p>
          </table:table-cell>
          <table:table-cell table:style-name="ce121" table:formula="of:=IF(AND([.B38]&lt;&gt;&quot;&quot;; [.C38]&lt;&gt;&quot;&quot;); &quot; $&quot; &amp; TEXT([.B38]; &quot;0.00&quot;) &amp; &quot;_{\pm &quot; &amp; TEXT([.C38]; &quot;0.00&quot;) &amp; &quot;}$ &quot;; &quot;&quot;)" office:value-type="string" office:string-value=" $96.07_{\pm 2.17}$ " calcext:value-type="string">
            <text:p><text:s/>$96.07_{\pm 2.17}$ </text:p>
          </table:table-cell>
          <table:table-cell table:style-name="ce50" table:formula="of:=IF(AND([.D38]&lt;&gt;&quot;&quot;; [.E38]&lt;&gt;&quot;&quot;); &quot; $&quot; &amp; TEXT([.D38]; &quot;0.00&quot;) &amp; &quot;_{\pm &quot; &amp; TEXT([.E38]; &quot;0.00&quot;) &amp; &quot;}$ &quot;; &quot;&quot;)" office:value-type="string" office:string-value=" $96.63_{\pm 2.44}$ " calcext:value-type="string">
            <text:p><text:s/>$96.63_{\pm 2.44}$ </text:p>
          </table:table-cell>
          <table:table-cell table:style-name="ce50" table:formula="of:=IF(AND([.F38]&lt;&gt;&quot;&quot;; [.G38]&lt;&gt;&quot;&quot;); &quot; $&quot; &amp; TEXT([.F38]; &quot;0.00&quot;) &amp; &quot;_{\pm &quot; &amp; TEXT([.G38]; &quot;0.00&quot;) &amp; &quot;}$ &quot;; &quot;&quot;)" office:value-type="string" office:string-value=" $95.58_{\pm 3.14}$ " calcext:value-type="string">
            <text:p><text:s/>$95.58_{\pm 3.14}$ </text:p>
          </table:table-cell>
          <table:table-cell table:style-name="ce121" table:formula="of:=IF(AND([.H38]&lt;&gt;&quot;&quot;; [.I38]&lt;&gt;&quot;&quot;); &quot; $&quot; &amp; TEXT([.H38]; &quot;0.00&quot;) &amp; &quot;_{\pm &quot; &amp; TEXT([.I38]; &quot;0.00&quot;) &amp; &quot;}$ &quot;; &quot;&quot;)" office:value-type="string" office:string-value=" $96.07_{\pm 2.17}$ " calcext:value-type="string">
            <text:p><text:s/>$96.07_{\pm 2.17}$ </text:p>
          </table:table-cell>
          <table:table-cell table:style-name="ce35"/>
          <table:table-cell table:style-name="ce50" table:formula="of:=IF(AND([.K38]&lt;&gt;&quot;&quot;; [.L38]&lt;&gt;&quot;&quot;); &quot; $&quot; &amp; TEXT([.K38]; &quot;0.00&quot;) &amp; &quot;_{\pm &quot; &amp; TEXT([.L38]; &quot;0.00&quot;) &amp; &quot;}$ &quot;; &quot;&quot;)" office:value-type="string" office:string-value=" $97.28_{\pm 2.03}$ " calcext:value-type="string">
            <text:p><text:s/>$97.28_{\pm 2.03}$ </text:p>
          </table:table-cell>
          <table:table-cell table:style-name="ce50" table:formula="of:=IF(AND([.M38]&lt;&gt;&quot;&quot;; [.N38]&lt;&gt;&quot;&quot;); &quot; $&quot; &amp; TEXT([.M38]; &quot;0.00&quot;) &amp; &quot;_{\pm &quot; &amp; TEXT([.N38]; &quot;0.00&quot;) &amp; &quot;}$ &quot;; &quot;&quot;)" office:value-type="string" office:string-value=" $97.84_{\pm 2.30}$ " calcext:value-type="string">
            <text:p><text:s/>$97.84_{\pm 2.30}$ </text:p>
          </table:table-cell>
          <table:table-cell table:style-name="ce50" table:formula="of:=IF(AND([.O38]&lt;&gt;&quot;&quot;; [.P38]&lt;&gt;&quot;&quot;); &quot; $&quot; &amp; TEXT([.O38]; &quot;0.00&quot;) &amp; &quot;_{\pm &quot; &amp; TEXT([.P38]; &quot;0.00&quot;) &amp; &quot;}$ &quot;; &quot;&quot;)" office:value-type="string" office:string-value=" $96.78_{\pm 3.09}$ " calcext:value-type="string">
            <text:p><text:s/>$96.78_{\pm 3.09}$ </text:p>
          </table:table-cell>
          <table:table-cell table:style-name="ce50" table:formula="of:=IF(AND([.Q38]&lt;&gt;&quot;&quot;; [.R38]&lt;&gt;&quot;&quot;); &quot; $&quot; &amp; TEXT([.Q38]; &quot;0.00&quot;) &amp; &quot;_{\pm &quot; &amp; TEXT([.R38]; &quot;0.00&quot;) &amp; &quot;}$ &quot;; &quot;&quot;)" office:value-type="string" office:string-value=" $97.28_{\pm 2.03}$ " calcext:value-type="string">
            <text:p><text:s/>$97.28_{\pm 2.03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99.008547008547" calcext:value-type="float">
            <text:p>99.01</text:p>
          </table:table-cell>
          <table:table-cell table:style-name="ce25" office:value-type="float" office:value="2.32980855212319" calcext:value-type="float">
            <text:p>2.33</text:p>
          </table:table-cell>
          <table:table-cell table:style-name="ce19" office:value-type="float" office:value="98.5652173913043" calcext:value-type="float">
            <text:p>98.57</text:p>
          </table:table-cell>
          <table:table-cell table:style-name="ce25" office:value-type="float" office:value="3.13556343167005" calcext:value-type="float">
            <text:p>3.14</text:p>
          </table:table-cell>
          <table:table-cell table:style-name="ce19" office:value-type="float" office:value="99.4736842105263" calcext:value-type="float">
            <text:p>99.47</text:p>
          </table:table-cell>
          <table:table-cell table:style-name="ce25" office:value-type="float" office:value="1.57894736842105" calcext:value-type="float">
            <text:p>1.58</text:p>
          </table:table-cell>
          <table:table-cell table:style-name="ce19" office:value-type="float" office:value="99.008547008547" calcext:value-type="float">
            <text:p>99.01</text:p>
          </table:table-cell>
          <table:table-cell table:style-name="ce34" office:value-type="float" office:value="2.32980855212319" calcext:value-type="float">
            <text:p>2.33</text:p>
          </table:table-cell>
          <table:table-cell table:style-name="ce34"/>
          <table:table-cell table:style-name="ce25" office:value-type="float" office:value="99.5213675213675" calcext:value-type="float">
            <text:p>99.52</text:p>
          </table:table-cell>
          <table:table-cell table:style-name="ce34" office:value-type="float" office:value="0.960312608901755" calcext:value-type="float">
            <text:p>0.96</text:p>
          </table:table-cell>
          <table:table-cell table:style-name="ce25" office:value-type="float" office:value="99.0652173913043" calcext:value-type="float">
            <text:p>99.07</text:p>
          </table:table-cell>
          <table:table-cell table:style-name="ce34" office:value-type="float" office:value="1.87524415549606" calcext:value-type="float">
            <text:p>1.88</text:p>
          </table:table-cell>
          <table:table-cell table:style-name="ce25" office:value-type="float" office:value="100" calcext:value-type="float">
            <text:p>100.00</text:p>
          </table:table-cell>
          <table:table-cell table:style-name="ce34" office:value-type="float" office:value="0" calcext:value-type="float">
            <text:p>0.00</text:p>
          </table:table-cell>
          <table:table-cell table:style-name="ce19" office:value-type="float" office:value="99.5213675213675" calcext:value-type="float">
            <text:p>99.52</text:p>
          </table:table-cell>
          <table:table-cell table:style-name="ce34" office:value-type="float" office:value="0.960312608901755" calcext:value-type="float">
            <text:p>0.96</text:p>
          </table:table-cell>
          <table:table-cell table:style-name="ce25" table:number-columns-repeated="2"/>
          <table:table-cell table:style-name="ce31"/>
          <table:table-cell table:style-name="ce70" table:formula="of:=IF([.A39]&lt;&gt;&quot;&quot;; [.A39]; &quot;&quot;)" office:value-type="string" office:string-value="Duration" calcext:value-type="string">
            <text:p>Duration</text:p>
          </table:table-cell>
          <table:table-cell table:style-name="ce121" table:formula="of:=IF(AND([.B39]&lt;&gt;&quot;&quot;; [.C39]&lt;&gt;&quot;&quot;); &quot; $&quot; &amp; TEXT([.B39]; &quot;0.00&quot;) &amp; &quot;_{\pm &quot; &amp; TEXT([.C39]; &quot;0.00&quot;) &amp; &quot;}$ &quot;; &quot;&quot;)" office:value-type="string" office:string-value=" $99.01_{\pm 2.33}$ " calcext:value-type="string">
            <text:p><text:s/>$99.01_{\pm 2.33}$ </text:p>
          </table:table-cell>
          <table:table-cell table:style-name="ce50" table:formula="of:=IF(AND([.D39]&lt;&gt;&quot;&quot;; [.E39]&lt;&gt;&quot;&quot;); &quot; $&quot; &amp; TEXT([.D39]; &quot;0.00&quot;) &amp; &quot;_{\pm &quot; &amp; TEXT([.E39]; &quot;0.00&quot;) &amp; &quot;}$ &quot;; &quot;&quot;)" office:value-type="string" office:string-value=" $98.57_{\pm 3.14}$ " calcext:value-type="string">
            <text:p><text:s/>$98.57_{\pm 3.14}$ </text:p>
          </table:table-cell>
          <table:table-cell table:style-name="ce50" table:formula="of:=IF(AND([.F39]&lt;&gt;&quot;&quot;; [.G39]&lt;&gt;&quot;&quot;); &quot; $&quot; &amp; TEXT([.F39]; &quot;0.00&quot;) &amp; &quot;_{\pm &quot; &amp; TEXT([.G39]; &quot;0.00&quot;) &amp; &quot;}$ &quot;; &quot;&quot;)" office:value-type="string" office:string-value=" $99.47_{\pm 1.58}$ " calcext:value-type="string">
            <text:p><text:s/>$99.47_{\pm 1.58}$ </text:p>
          </table:table-cell>
          <table:table-cell table:style-name="ce121" table:formula="of:=IF(AND([.H39]&lt;&gt;&quot;&quot;; [.I39]&lt;&gt;&quot;&quot;); &quot; $&quot; &amp; TEXT([.H39]; &quot;0.00&quot;) &amp; &quot;_{\pm &quot; &amp; TEXT([.I39]; &quot;0.00&quot;) &amp; &quot;}$ &quot;; &quot;&quot;)" office:value-type="string" office:string-value=" $99.01_{\pm 2.33}$ " calcext:value-type="string">
            <text:p><text:s/>$99.01_{\pm 2.33}$ </text:p>
          </table:table-cell>
          <table:table-cell table:style-name="ce35"/>
          <table:table-cell table:style-name="ce50" table:formula="of:=IF(AND([.K39]&lt;&gt;&quot;&quot;; [.L39]&lt;&gt;&quot;&quot;); &quot; $&quot; &amp; TEXT([.K39]; &quot;0.00&quot;) &amp; &quot;_{\pm &quot; &amp; TEXT([.L39]; &quot;0.00&quot;) &amp; &quot;}$ &quot;; &quot;&quot;)" office:value-type="string" office:string-value=" $99.52_{\pm 0.96}$ " calcext:value-type="string">
            <text:p><text:s/>$99.52_{\pm 0.96}$ </text:p>
          </table:table-cell>
          <table:table-cell table:style-name="ce50" table:formula="of:=IF(AND([.M39]&lt;&gt;&quot;&quot;; [.N39]&lt;&gt;&quot;&quot;); &quot; $&quot; &amp; TEXT([.M39]; &quot;0.00&quot;) &amp; &quot;_{\pm &quot; &amp; TEXT([.N39]; &quot;0.00&quot;) &amp; &quot;}$ &quot;; &quot;&quot;)" office:value-type="string" office:string-value=" $99.07_{\pm 1.88}$ " calcext:value-type="string">
            <text:p><text:s/>$99.07_{\pm 1.88}$ </text:p>
          </table:table-cell>
          <table:table-cell table:style-name="ce50" table:formula="of:=IF(AND([.O39]&lt;&gt;&quot;&quot;; [.P39]&lt;&gt;&quot;&quot;); &quot; $&quot; &amp; TEXT([.O39]; &quot;0.00&quot;) &amp; &quot;_{\pm &quot; &amp; TEXT([.P39]; &quot;0.00&quot;) &amp; &quot;}$ &quot;; &quot;&quot;)" office:value-type="string" office:string-value=" $100.00_{\pm 0.00}$ " calcext:value-type="string">
            <text:p><text:s/>$100.00_{\pm 0.00}$ </text:p>
          </table:table-cell>
          <table:table-cell table:style-name="ce50" table:formula="of:=IF(AND([.Q39]&lt;&gt;&quot;&quot;; [.R39]&lt;&gt;&quot;&quot;); &quot; $&quot; &amp; TEXT([.Q39]; &quot;0.00&quot;) &amp; &quot;_{\pm &quot; &amp; TEXT([.R39]; &quot;0.00&quot;) &amp; &quot;}$ &quot;; &quot;&quot;)" office:value-type="string" office:string-value=" $99.52_{\pm 0.96}$ " calcext:value-type="string">
            <text:p><text:s/>$99.52_{\pm 0.96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34"/>
          <table:table-cell table:style-name="ce25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25"/>
          <table:table-cell table:style-name="ce93" table:number-columns-repeated="2"/>
          <table:table-cell table:style-name="ce71" table:formula="of:=IF([.A40]&lt;&gt;&quot;&quot;; [.A40]; &quot;&quot;)" office:value-type="string" office:string-value="Set" calcext:value-type="string">
            <text:p>Set</text:p>
          </table:table-cell>
          <table:table-cell table:style-name="ce31" table:formula="of:=IF(AND([.B40]&lt;&gt;&quot;&quot;; [.C40]&lt;&gt;&quot;&quot;); &quot; $&quot; &amp; TEXT([.B40]; &quot;0.00&quot;) &amp; &quot;_{\pm &quot; &amp; TEXT([.C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D40]&lt;&gt;&quot;&quot;; [.E40]&lt;&gt;&quot;&quot;); &quot; $&quot; &amp; TEXT([.D40]; &quot;0.00&quot;) &amp; &quot;_{\pm &quot; &amp; TEXT([.E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F40]&lt;&gt;&quot;&quot;; [.G40]&lt;&gt;&quot;&quot;); &quot; $&quot; &amp; TEXT([.F40]; &quot;0.00&quot;) &amp; &quot;_{\pm &quot; &amp; TEXT([.G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121" table:formula="of:=IF(AND([.H40]&lt;&gt;&quot;&quot;; [.I40]&lt;&gt;&quot;&quot;); &quot; $&quot; &amp; TEXT([.H40]; &quot;0.00&quot;) &amp; &quot;_{\pm &quot; &amp; TEXT([.I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2"/>
          <table:table-cell table:style-name="ce50" table:formula="of:=IF(AND([.K40]&lt;&gt;&quot;&quot;; [.L40]&lt;&gt;&quot;&quot;); &quot; $&quot; &amp; TEXT([.K40]; &quot;0.00&quot;) &amp; &quot;_{\pm &quot; &amp; TEXT([.L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M40]&lt;&gt;&quot;&quot;; [.N40]&lt;&gt;&quot;&quot;); &quot; $&quot; &amp; TEXT([.M40]; &quot;0.00&quot;) &amp; &quot;_{\pm &quot; &amp; TEXT([.N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O40]&lt;&gt;&quot;&quot;; [.P40]&lt;&gt;&quot;&quot;); &quot; $&quot; &amp; TEXT([.O40]; &quot;0.00&quot;) &amp; &quot;_{\pm &quot; &amp; TEXT([.P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Q40]&lt;&gt;&quot;&quot;; [.R40]&lt;&gt;&quot;&quot;); &quot; $&quot; &amp; TEXT([.Q40]; &quot;0.00&quot;) &amp; &quot;_{\pm &quot; &amp; TEXT([.R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70" table:formula="of:=IF([.A41]&lt;&gt;&quot;&quot;; [.A41]; &quot;&quot;)">
            <text:p/>
          </table:table-cell>
          <table:table-cell table:style-name="ce24" table:formula="of:=IF(AND([.B41]&lt;&gt;&quot;&quot;; [.C41]&lt;&gt;&quot;&quot;); &quot; $&quot; &amp; TEXT([.B41]; &quot;0.00&quot;) &amp; &quot;_{\pm &quot; &amp; TEXT([.C41]; &quot;0.00&quot;) &amp; &quot;}$ &quot;; &quot;&quot;)">
            <text:p/>
          </table:table-cell>
          <table:table-cell table:style-name="ce49" table:formula="of:=IF(AND([.D41]&lt;&gt;&quot;&quot;; [.E41]&lt;&gt;&quot;&quot;); &quot; $&quot; &amp; TEXT([.D41]; &quot;0.00&quot;) &amp; &quot;_{\pm &quot; &amp; TEXT([.E41]; &quot;0.00&quot;) &amp; &quot;}$ &quot;; &quot;&quot;)">
            <text:p/>
          </table:table-cell>
          <table:table-cell table:style-name="ce49" table:formula="of:=IF(AND([.F41]&lt;&gt;&quot;&quot;; [.G41]&lt;&gt;&quot;&quot;); &quot; $&quot; &amp; TEXT([.F41]; &quot;0.00&quot;) &amp; &quot;_{\pm &quot; &amp; TEXT([.G41]; &quot;0.00&quot;) &amp; &quot;}$ &quot;; &quot;&quot;)">
            <text:p/>
          </table:table-cell>
          <table:table-cell table:style-name="ce24" table:formula="of:=IF(AND([.H41]&lt;&gt;&quot;&quot;; [.I41]&lt;&gt;&quot;&quot;); &quot; $&quot; &amp; TEXT([.H41]; &quot;0.00&quot;) &amp; &quot;_{\pm &quot; &amp; TEXT([.I41]; &quot;0.00&quot;) &amp; &quot;}$ &quot;; &quot;&quot;)">
            <text:p/>
          </table:table-cell>
          <table:table-cell table:style-name="ce35"/>
          <table:table-cell table:style-name="ce49" table:formula="of:=IF(AND([.K41]&lt;&gt;&quot;&quot;; [.L41]&lt;&gt;&quot;&quot;); &quot; $&quot; &amp; TEXT([.K41]; &quot;0.00&quot;) &amp; &quot;_{\pm &quot; &amp; TEXT([.L41]; &quot;0.00&quot;) &amp; &quot;}$ &quot;; &quot;&quot;)">
            <text:p/>
          </table:table-cell>
          <table:table-cell table:style-name="ce49" table:formula="of:=IF(AND([.M41]&lt;&gt;&quot;&quot;; [.N41]&lt;&gt;&quot;&quot;); &quot; $&quot; &amp; TEXT([.M41]; &quot;0.00&quot;) &amp; &quot;_{\pm &quot; &amp; TEXT([.N41]; &quot;0.00&quot;) &amp; &quot;}$ &quot;; &quot;&quot;)">
            <text:p/>
          </table:table-cell>
          <table:table-cell table:style-name="ce49" table:formula="of:=IF(AND([.O41]&lt;&gt;&quot;&quot;; [.P41]&lt;&gt;&quot;&quot;); &quot; $&quot; &amp; TEXT([.O41]; &quot;0.00&quot;) &amp; &quot;_{\pm &quot; &amp; TEXT([.P41]; &quot;0.00&quot;) &amp; &quot;}$ &quot;; &quot;&quot;)">
            <text:p/>
          </table:table-cell>
          <table:table-cell table:style-name="ce49" table:formula="of:=IF(AND([.Q41]&lt;&gt;&quot;&quot;; [.R41]&lt;&gt;&quot;&quot;); &quot; $&quot; &amp; TEXT([.Q41]; &quot;0.00&quot;) &amp; &quot;_{\pm &quot; &amp; TEXT([.R41]; &quot;0.00&quot;) &amp; &quot;}$ &quot;; &quot;&quot;)">
            <text:p/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13" office:value-type="string" calcext:value-type="string">
            <text:p>WikiWars</text:p>
          </table:table-cell>
          <table:table-cell table:style-name="ce19" office:value-type="float" office:value="90.4472284474997" calcext:value-type="float">
            <text:p>90.45</text:p>
          </table:table-cell>
          <table:table-cell table:style-name="ce25" office:value-type="float" office:value="1.56609006204546" calcext:value-type="float">
            <text:p>1.57</text:p>
          </table:table-cell>
          <table:table-cell table:style-name="ce19" office:value-type="float" office:value="94.3308926053454" calcext:value-type="float">
            <text:p>94.33</text:p>
          </table:table-cell>
          <table:table-cell table:style-name="ce25" office:value-type="float" office:value="1.8521123525047" calcext:value-type="float">
            <text:p>1.85</text:p>
          </table:table-cell>
          <table:table-cell table:style-name="ce19" office:value-type="float" office:value="86.8955065951444" calcext:value-type="float">
            <text:p>86.90</text:p>
          </table:table-cell>
          <table:table-cell table:style-name="ce25" office:value-type="float" office:value="1.96997442040861" calcext:value-type="float">
            <text:p>1.97</text:p>
          </table:table-cell>
          <table:table-cell table:style-name="ce19" office:value-type="float" office:value="89.1268171280987" calcext:value-type="float">
            <text:p>89.13</text:p>
          </table:table-cell>
          <table:table-cell table:style-name="ce34" office:value-type="float" office:value="1.37816072358881" calcext:value-type="float">
            <text:p>1.38</text:p>
          </table:table-cell>
          <table:table-cell table:style-name="ce34"/>
          <table:table-cell table:style-name="ce25" office:value-type="float" office:value="93.8849463439877" calcext:value-type="float">
            <text:p>93.88</text:p>
          </table:table-cell>
          <table:table-cell table:style-name="ce34" office:value-type="float" office:value="0.957823453738769" calcext:value-type="float">
            <text:p>0.96</text:p>
          </table:table-cell>
          <table:table-cell table:style-name="ce25" office:value-type="float" office:value="97.9113600234636" calcext:value-type="float">
            <text:p>97.91</text:p>
          </table:table-cell>
          <table:table-cell table:style-name="ce34" office:value-type="float" office:value="0.939687450473699" calcext:value-type="float">
            <text:p>0.94</text:p>
          </table:table-cell>
          <table:table-cell table:style-name="ce25" office:value-type="float" office:value="90.2021477853105" calcext:value-type="float">
            <text:p>90.20</text:p>
          </table:table-cell>
          <table:table-cell table:style-name="ce34" office:value-type="float" office:value="1.80186229676319" calcext:value-type="float">
            <text:p>1.80</text:p>
          </table:table-cell>
          <table:table-cell table:style-name="ce19" office:value-type="float" office:value="92.2441595148218" calcext:value-type="float">
            <text:p>92.24</text:p>
          </table:table-cell>
          <table:table-cell table:style-name="ce34" office:value-type="float" office:value="0.865424543293615" calcext:value-type="float">
            <text:p>0.87</text:p>
          </table:table-cell>
          <table:table-cell table:style-name="ce25" table:number-columns-repeated="2"/>
          <table:table-cell table:style-name="ce31"/>
          <table:table-cell table:style-name="ce70" table:formula="of:=IF([.A42]&lt;&gt;&quot;&quot;; [.A42]; &quot;&quot;)" office:value-type="string" office:string-value="WikiWars" calcext:value-type="string">
            <text:p>WikiWars</text:p>
          </table:table-cell>
          <table:table-cell table:style-name="ce121" table:formula="of:=IF(AND([.B42]&lt;&gt;&quot;&quot;; [.C42]&lt;&gt;&quot;&quot;); &quot; $&quot; &amp; TEXT([.B42]; &quot;0.00&quot;) &amp; &quot;_{\pm &quot; &amp; TEXT([.C42]; &quot;0.00&quot;) &amp; &quot;}$ &quot;; &quot;&quot;)" office:value-type="string" office:string-value=" $90.45_{\pm 1.57}$ " calcext:value-type="string">
            <text:p><text:s/>$90.45_{\pm 1.57}$ </text:p>
          </table:table-cell>
          <table:table-cell table:style-name="ce50" table:formula="of:=IF(AND([.D42]&lt;&gt;&quot;&quot;; [.E42]&lt;&gt;&quot;&quot;); &quot; $&quot; &amp; TEXT([.D42]; &quot;0.00&quot;) &amp; &quot;_{\pm &quot; &amp; TEXT([.E42]; &quot;0.00&quot;) &amp; &quot;}$ &quot;; &quot;&quot;)" office:value-type="string" office:string-value=" $94.33_{\pm 1.85}$ " calcext:value-type="string">
            <text:p><text:s/>$94.33_{\pm 1.85}$ </text:p>
          </table:table-cell>
          <table:table-cell table:style-name="ce50" table:formula="of:=IF(AND([.F42]&lt;&gt;&quot;&quot;; [.G42]&lt;&gt;&quot;&quot;); &quot; $&quot; &amp; TEXT([.F42]; &quot;0.00&quot;) &amp; &quot;_{\pm &quot; &amp; TEXT([.G42]; &quot;0.00&quot;) &amp; &quot;}$ &quot;; &quot;&quot;)" office:value-type="string" office:string-value=" $86.90_{\pm 1.97}$ " calcext:value-type="string">
            <text:p><text:s/>$86.90_{\pm 1.97}$ </text:p>
          </table:table-cell>
          <table:table-cell table:style-name="ce121" table:formula="of:=IF(AND([.H42]&lt;&gt;&quot;&quot;; [.I42]&lt;&gt;&quot;&quot;); &quot; $&quot; &amp; TEXT([.H42]; &quot;0.00&quot;) &amp; &quot;_{\pm &quot; &amp; TEXT([.I42]; &quot;0.00&quot;) &amp; &quot;}$ &quot;; &quot;&quot;)" office:value-type="string" office:string-value=" $89.13_{\pm 1.38}$ " calcext:value-type="string">
            <text:p><text:s/>$89.13_{\pm 1.38}$ </text:p>
          </table:table-cell>
          <table:table-cell table:style-name="ce35"/>
          <table:table-cell table:style-name="ce50" table:formula="of:=IF(AND([.K42]&lt;&gt;&quot;&quot;; [.L42]&lt;&gt;&quot;&quot;); &quot; $&quot; &amp; TEXT([.K42]; &quot;0.00&quot;) &amp; &quot;_{\pm &quot; &amp; TEXT([.L42]; &quot;0.00&quot;) &amp; &quot;}$ &quot;; &quot;&quot;)" office:value-type="string" office:string-value=" $93.88_{\pm 0.96}$ " calcext:value-type="string">
            <text:p><text:s/>$93.88_{\pm 0.96}$ </text:p>
          </table:table-cell>
          <table:table-cell table:style-name="ce50" table:formula="of:=IF(AND([.M42]&lt;&gt;&quot;&quot;; [.N42]&lt;&gt;&quot;&quot;); &quot; $&quot; &amp; TEXT([.M42]; &quot;0.00&quot;) &amp; &quot;_{\pm &quot; &amp; TEXT([.N42]; &quot;0.00&quot;) &amp; &quot;}$ &quot;; &quot;&quot;)" office:value-type="string" office:string-value=" $97.91_{\pm 0.94}$ " calcext:value-type="string">
            <text:p><text:s/>$97.91_{\pm 0.94}$ </text:p>
          </table:table-cell>
          <table:table-cell table:style-name="ce50" table:formula="of:=IF(AND([.O42]&lt;&gt;&quot;&quot;; [.P42]&lt;&gt;&quot;&quot;); &quot; $&quot; &amp; TEXT([.O42]; &quot;0.00&quot;) &amp; &quot;_{\pm &quot; &amp; TEXT([.P42]; &quot;0.00&quot;) &amp; &quot;}$ &quot;; &quot;&quot;)" office:value-type="string" office:string-value=" $90.20_{\pm 1.80}$ " calcext:value-type="string">
            <text:p><text:s/>$90.20_{\pm 1.80}$ </text:p>
          </table:table-cell>
          <table:table-cell table:style-name="ce50" table:formula="of:=IF(AND([.Q42]&lt;&gt;&quot;&quot;; [.R42]&lt;&gt;&quot;&quot;); &quot; $&quot; &amp; TEXT([.Q42]; &quot;0.00&quot;) &amp; &quot;_{\pm &quot; &amp; TEXT([.R42]; &quot;0.00&quot;) &amp; &quot;}$ &quot;; &quot;&quot;)" office:value-type="string" office:string-value=" $92.24_{\pm 0.87}$ " calcext:value-type="string">
            <text:p><text:s/>$92.24_{\pm 0.87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0.7466079530886" calcext:value-type="float">
            <text:p>90.75</text:p>
          </table:table-cell>
          <table:table-cell table:style-name="ce25" office:value-type="float" office:value="1.31379028846063" calcext:value-type="float">
            <text:p>1.31</text:p>
          </table:table-cell>
          <table:table-cell table:style-name="ce19" office:value-type="float" office:value="94.7003637370398" calcext:value-type="float">
            <text:p>94.70</text:p>
          </table:table-cell>
          <table:table-cell table:style-name="ce25" office:value-type="float" office:value="1.74432512465089" calcext:value-type="float">
            <text:p>1.74</text:p>
          </table:table-cell>
          <table:table-cell table:style-name="ce19" office:value-type="float" office:value="87.1493735724334" calcext:value-type="float">
            <text:p>87.15</text:p>
          </table:table-cell>
          <table:table-cell table:style-name="ce25" office:value-type="float" office:value="2.02984556939468" calcext:value-type="float">
            <text:p>2.03</text:p>
          </table:table-cell>
          <table:table-cell table:style-name="ce19" office:value-type="float" office:value="90.7466079530886" calcext:value-type="float">
            <text:p>90.75</text:p>
          </table:table-cell>
          <table:table-cell table:style-name="ce34" office:value-type="float" office:value="1.31379028846063" calcext:value-type="float">
            <text:p>1.31</text:p>
          </table:table-cell>
          <table:table-cell table:style-name="ce34"/>
          <table:table-cell table:style-name="ce25" office:value-type="float" office:value="92.9140504603254" calcext:value-type="float">
            <text:p>92.91</text:p>
          </table:table-cell>
          <table:table-cell table:style-name="ce34" office:value-type="float" office:value="1.29882504078277" calcext:value-type="float">
            <text:p>1.30</text:p>
          </table:table-cell>
          <table:table-cell table:style-name="ce25" office:value-type="float" office:value="96.9519284061966" calcext:value-type="float">
            <text:p>96.95</text:p>
          </table:table-cell>
          <table:table-cell table:style-name="ce34" office:value-type="float" office:value="1.04444472031092" calcext:value-type="float">
            <text:p>1.04</text:p>
          </table:table-cell>
          <table:table-cell table:style-name="ce25" office:value-type="float" office:value="89.2392699235231" calcext:value-type="float">
            <text:p>89.24</text:p>
          </table:table-cell>
          <table:table-cell table:style-name="ce34" office:value-type="float" office:value="2.36907187121138" calcext:value-type="float">
            <text:p>2.37</text:p>
          </table:table-cell>
          <table:table-cell table:style-name="ce19" office:value-type="float" office:value="92.9140504603254" calcext:value-type="float">
            <text:p>92.91</text:p>
          </table:table-cell>
          <table:table-cell table:style-name="ce34" office:value-type="float" office:value="1.29882504078277" calcext:value-type="float">
            <text:p>1.30</text:p>
          </table:table-cell>
          <table:table-cell table:style-name="ce25" table:number-columns-repeated="2"/>
          <table:table-cell table:style-name="ce31"/>
          <table:table-cell table:style-name="ce70" table:formula="of:=IF([.A43]&lt;&gt;&quot;&quot;; [.A43]; &quot;&quot;)" office:value-type="string" office:string-value="Date" calcext:value-type="string">
            <text:p>Date</text:p>
          </table:table-cell>
          <table:table-cell table:style-name="ce121" table:formula="of:=IF(AND([.B43]&lt;&gt;&quot;&quot;; [.C43]&lt;&gt;&quot;&quot;); &quot; $&quot; &amp; TEXT([.B43]; &quot;0.00&quot;) &amp; &quot;_{\pm &quot; &amp; TEXT([.C43]; &quot;0.00&quot;) &amp; &quot;}$ &quot;; &quot;&quot;)" office:value-type="string" office:string-value=" $90.75_{\pm 1.31}$ " calcext:value-type="string">
            <text:p><text:s/>$90.75_{\pm 1.31}$ </text:p>
          </table:table-cell>
          <table:table-cell table:style-name="ce50" table:formula="of:=IF(AND([.D43]&lt;&gt;&quot;&quot;; [.E43]&lt;&gt;&quot;&quot;); &quot; $&quot; &amp; TEXT([.D43]; &quot;0.00&quot;) &amp; &quot;_{\pm &quot; &amp; TEXT([.E43]; &quot;0.00&quot;) &amp; &quot;}$ &quot;; &quot;&quot;)" office:value-type="string" office:string-value=" $94.70_{\pm 1.74}$ " calcext:value-type="string">
            <text:p><text:s/>$94.70_{\pm 1.74}$ </text:p>
          </table:table-cell>
          <table:table-cell table:style-name="ce50" table:formula="of:=IF(AND([.F43]&lt;&gt;&quot;&quot;; [.G43]&lt;&gt;&quot;&quot;); &quot; $&quot; &amp; TEXT([.F43]; &quot;0.00&quot;) &amp; &quot;_{\pm &quot; &amp; TEXT([.G43]; &quot;0.00&quot;) &amp; &quot;}$ &quot;; &quot;&quot;)" office:value-type="string" office:string-value=" $87.15_{\pm 2.03}$ " calcext:value-type="string">
            <text:p><text:s/>$87.15_{\pm 2.03}$ </text:p>
          </table:table-cell>
          <table:table-cell table:style-name="ce121" table:formula="of:=IF(AND([.H43]&lt;&gt;&quot;&quot;; [.I43]&lt;&gt;&quot;&quot;); &quot; $&quot; &amp; TEXT([.H43]; &quot;0.00&quot;) &amp; &quot;_{\pm &quot; &amp; TEXT([.I43]; &quot;0.00&quot;) &amp; &quot;}$ &quot;; &quot;&quot;)" office:value-type="string" office:string-value=" $90.75_{\pm 1.31}$ " calcext:value-type="string">
            <text:p><text:s/>$90.75_{\pm 1.31}$ </text:p>
          </table:table-cell>
          <table:table-cell table:style-name="ce35"/>
          <table:table-cell table:style-name="ce50" table:formula="of:=IF(AND([.K43]&lt;&gt;&quot;&quot;; [.L43]&lt;&gt;&quot;&quot;); &quot; $&quot; &amp; TEXT([.K43]; &quot;0.00&quot;) &amp; &quot;_{\pm &quot; &amp; TEXT([.L43]; &quot;0.00&quot;) &amp; &quot;}$ &quot;; &quot;&quot;)" office:value-type="string" office:string-value=" $92.91_{\pm 1.30}$ " calcext:value-type="string">
            <text:p><text:s/>$92.91_{\pm 1.30}$ </text:p>
          </table:table-cell>
          <table:table-cell table:style-name="ce50" table:formula="of:=IF(AND([.M43]&lt;&gt;&quot;&quot;; [.N43]&lt;&gt;&quot;&quot;); &quot; $&quot; &amp; TEXT([.M43]; &quot;0.00&quot;) &amp; &quot;_{\pm &quot; &amp; TEXT([.N43]; &quot;0.00&quot;) &amp; &quot;}$ &quot;; &quot;&quot;)" office:value-type="string" office:string-value=" $96.95_{\pm 1.04}$ " calcext:value-type="string">
            <text:p><text:s/>$96.95_{\pm 1.04}$ </text:p>
          </table:table-cell>
          <table:table-cell table:style-name="ce50" table:formula="of:=IF(AND([.O43]&lt;&gt;&quot;&quot;; [.P43]&lt;&gt;&quot;&quot;); &quot; $&quot; &amp; TEXT([.O43]; &quot;0.00&quot;) &amp; &quot;_{\pm &quot; &amp; TEXT([.P43]; &quot;0.00&quot;) &amp; &quot;}$ &quot;; &quot;&quot;)" office:value-type="string" office:string-value=" $89.24_{\pm 2.37}$ " calcext:value-type="string">
            <text:p><text:s/>$89.24_{\pm 2.37}$ </text:p>
          </table:table-cell>
          <table:table-cell table:style-name="ce50" table:formula="of:=IF(AND([.Q43]&lt;&gt;&quot;&quot;; [.R43]&lt;&gt;&quot;&quot;); &quot; $&quot; &amp; TEXT([.Q43]; &quot;0.00&quot;) &amp; &quot;_{\pm &quot; &amp; TEXT([.R43]; &quot;0.00&quot;) &amp; &quot;}$ &quot;; &quot;&quot;)" office:value-type="string" office:string-value=" $92.91_{\pm 1.30}$ " calcext:value-type="string">
            <text:p><text:s/>$92.91_{\pm 1.30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80.2536075036075" calcext:value-type="float">
            <text:p>80.25</text:p>
          </table:table-cell>
          <table:table-cell table:style-name="ce25" office:value-type="float" office:value="11.2410175996037" calcext:value-type="float">
            <text:p>11.24</text:p>
          </table:table-cell>
          <table:table-cell table:style-name="ce19" office:value-type="float" office:value="90.6944444444445" calcext:value-type="float">
            <text:p>90.69</text:p>
          </table:table-cell>
          <table:table-cell table:style-name="ce25" office:value-type="float" office:value="8.47222222222222" calcext:value-type="float">
            <text:p>8.47</text:p>
          </table:table-cell>
          <table:table-cell table:style-name="ce19" office:value-type="float" office:value="74.4787157287157" calcext:value-type="float">
            <text:p>74.48</text:p>
          </table:table-cell>
          <table:table-cell table:style-name="ce25" office:value-type="float" office:value="17.8518846930743" calcext:value-type="float">
            <text:p>17.85</text:p>
          </table:table-cell>
          <table:table-cell table:style-name="ce19" office:value-type="float" office:value="80.2536075036075" calcext:value-type="float">
            <text:p>80.25</text:p>
          </table:table-cell>
          <table:table-cell table:style-name="ce34" office:value-type="float" office:value="11.2410175996037" calcext:value-type="float">
            <text:p>11.24</text:p>
          </table:table-cell>
          <table:table-cell table:style-name="ce34"/>
          <table:table-cell table:style-name="ce25" office:value-type="float" office:value="82.5945165945166" calcext:value-type="float">
            <text:p>82.59</text:p>
          </table:table-cell>
          <table:table-cell table:style-name="ce34" office:value-type="float" office:value="10.1241310317172" calcext:value-type="float">
            <text:p>10.12</text:p>
          </table:table-cell>
          <table:table-cell table:style-name="ce25" office:value-type="float" office:value="93.6111111111111" calcext:value-type="float">
            <text:p>93.61</text:p>
          </table:table-cell>
          <table:table-cell table:style-name="ce34" office:value-type="float" office:value="8.61111111111111" calcext:value-type="float">
            <text:p>8.61</text:p>
          </table:table-cell>
          <table:table-cell table:style-name="ce25" office:value-type="float" office:value="76.3953823953824" calcext:value-type="float">
            <text:p>76.40</text:p>
          </table:table-cell>
          <table:table-cell table:style-name="ce34" office:value-type="float" office:value="16.380899755551" calcext:value-type="float">
            <text:p>16.38</text:p>
          </table:table-cell>
          <table:table-cell table:style-name="ce19" office:value-type="float" office:value="82.5945165945166" calcext:value-type="float">
            <text:p>82.59</text:p>
          </table:table-cell>
          <table:table-cell table:style-name="ce34" office:value-type="float" office:value="10.1241310317172" calcext:value-type="float">
            <text:p>10.12</text:p>
          </table:table-cell>
          <table:table-cell table:style-name="ce25" table:number-columns-repeated="2"/>
          <table:table-cell table:style-name="ce31"/>
          <table:table-cell table:style-name="ce70" table:formula="of:=IF([.A44]&lt;&gt;&quot;&quot;; [.A44]; &quot;&quot;)" office:value-type="string" office:string-value="Time" calcext:value-type="string">
            <text:p>Time</text:p>
          </table:table-cell>
          <table:table-cell table:style-name="ce121" table:formula="of:=IF(AND([.B44]&lt;&gt;&quot;&quot;; [.C44]&lt;&gt;&quot;&quot;); &quot; $&quot; &amp; TEXT([.B44]; &quot;0.00&quot;) &amp; &quot;_{\pm &quot; &amp; TEXT([.C44]; &quot;0.00&quot;) &amp; &quot;}$ &quot;; &quot;&quot;)" office:value-type="string" office:string-value=" $80.25_{\pm 11.24}$ " calcext:value-type="string">
            <text:p><text:s/>$80.25_{\pm 11.24}$ </text:p>
          </table:table-cell>
          <table:table-cell table:style-name="ce50" table:formula="of:=IF(AND([.D44]&lt;&gt;&quot;&quot;; [.E44]&lt;&gt;&quot;&quot;); &quot; $&quot; &amp; TEXT([.D44]; &quot;0.00&quot;) &amp; &quot;_{\pm &quot; &amp; TEXT([.E44]; &quot;0.00&quot;) &amp; &quot;}$ &quot;; &quot;&quot;)" office:value-type="string" office:string-value=" $90.69_{\pm 8.47}$ " calcext:value-type="string">
            <text:p><text:s/>$90.69_{\pm 8.47}$ </text:p>
          </table:table-cell>
          <table:table-cell table:style-name="ce50" table:formula="of:=IF(AND([.F44]&lt;&gt;&quot;&quot;; [.G44]&lt;&gt;&quot;&quot;); &quot; $&quot; &amp; TEXT([.F44]; &quot;0.00&quot;) &amp; &quot;_{\pm &quot; &amp; TEXT([.G44]; &quot;0.00&quot;) &amp; &quot;}$ &quot;; &quot;&quot;)" office:value-type="string" office:string-value=" $74.48_{\pm 17.85}$ " calcext:value-type="string">
            <text:p><text:s/>$74.48_{\pm 17.85}$ </text:p>
          </table:table-cell>
          <table:table-cell table:style-name="ce121" table:formula="of:=IF(AND([.H44]&lt;&gt;&quot;&quot;; [.I44]&lt;&gt;&quot;&quot;); &quot; $&quot; &amp; TEXT([.H44]; &quot;0.00&quot;) &amp; &quot;_{\pm &quot; &amp; TEXT([.I44]; &quot;0.00&quot;) &amp; &quot;}$ &quot;; &quot;&quot;)" office:value-type="string" office:string-value=" $80.25_{\pm 11.24}$ " calcext:value-type="string">
            <text:p><text:s/>$80.25_{\pm 11.24}$ </text:p>
          </table:table-cell>
          <table:table-cell table:style-name="ce35"/>
          <table:table-cell table:style-name="ce50" table:formula="of:=IF(AND([.K44]&lt;&gt;&quot;&quot;; [.L44]&lt;&gt;&quot;&quot;); &quot; $&quot; &amp; TEXT([.K44]; &quot;0.00&quot;) &amp; &quot;_{\pm &quot; &amp; TEXT([.L44]; &quot;0.00&quot;) &amp; &quot;}$ &quot;; &quot;&quot;)" office:value-type="string" office:string-value=" $82.59_{\pm 10.12}$ " calcext:value-type="string">
            <text:p><text:s/>$82.59_{\pm 10.12}$ </text:p>
          </table:table-cell>
          <table:table-cell table:style-name="ce50" table:formula="of:=IF(AND([.M44]&lt;&gt;&quot;&quot;; [.N44]&lt;&gt;&quot;&quot;); &quot; $&quot; &amp; TEXT([.M44]; &quot;0.00&quot;) &amp; &quot;_{\pm &quot; &amp; TEXT([.N44]; &quot;0.00&quot;) &amp; &quot;}$ &quot;; &quot;&quot;)" office:value-type="string" office:string-value=" $93.61_{\pm 8.61}$ " calcext:value-type="string">
            <text:p><text:s/>$93.61_{\pm 8.61}$ </text:p>
          </table:table-cell>
          <table:table-cell table:style-name="ce50" table:formula="of:=IF(AND([.O44]&lt;&gt;&quot;&quot;; [.P44]&lt;&gt;&quot;&quot;); &quot; $&quot; &amp; TEXT([.O44]; &quot;0.00&quot;) &amp; &quot;_{\pm &quot; &amp; TEXT([.P44]; &quot;0.00&quot;) &amp; &quot;}$ &quot;; &quot;&quot;)" office:value-type="string" office:string-value=" $76.40_{\pm 16.38}$ " calcext:value-type="string">
            <text:p><text:s/>$76.40_{\pm 16.38}$ </text:p>
          </table:table-cell>
          <table:table-cell table:style-name="ce50" table:formula="of:=IF(AND([.Q44]&lt;&gt;&quot;&quot;; [.R44]&lt;&gt;&quot;&quot;); &quot; $&quot; &amp; TEXT([.Q44]; &quot;0.00&quot;) &amp; &quot;_{\pm &quot; &amp; TEXT([.R44]; &quot;0.00&quot;) &amp; &quot;}$ &quot;; &quot;&quot;)" office:value-type="string" office:string-value=" $82.59_{\pm 10.12}$ " calcext:value-type="string">
            <text:p><text:s/>$82.59_{\pm 10.12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75.8375400517082" calcext:value-type="float">
            <text:p>75.84</text:p>
          </table:table-cell>
          <table:table-cell table:style-name="ce25" office:value-type="float" office:value="7.81068370010539" calcext:value-type="float">
            <text:p>7.81</text:p>
          </table:table-cell>
          <table:table-cell table:style-name="ce19" office:value-type="float" office:value="78.031956267809" calcext:value-type="float">
            <text:p>78.03</text:p>
          </table:table-cell>
          <table:table-cell table:style-name="ce25" office:value-type="float" office:value="8.50738717086619" calcext:value-type="float">
            <text:p>8.51</text:p>
          </table:table-cell>
          <table:table-cell table:style-name="ce19" office:value-type="float" office:value="74.0737034207623" calcext:value-type="float">
            <text:p>74.07</text:p>
          </table:table-cell>
          <table:table-cell table:style-name="ce25" office:value-type="float" office:value="8.72525831254579" calcext:value-type="float">
            <text:p>8.73</text:p>
          </table:table-cell>
          <table:table-cell table:style-name="ce19" office:value-type="float" office:value="75.8375400517082" calcext:value-type="float">
            <text:p>75.84</text:p>
          </table:table-cell>
          <table:table-cell table:style-name="ce34" office:value-type="float" office:value="7.81068370010539" calcext:value-type="float">
            <text:p>7.81</text:p>
          </table:table-cell>
          <table:table-cell table:style-name="ce34"/>
          <table:table-cell table:style-name="ce25" office:value-type="float" office:value="85.7462201503377" calcext:value-type="float">
            <text:p>85.75</text:p>
          </table:table-cell>
          <table:table-cell table:style-name="ce34" office:value-type="float" office:value="6.17559341254349" calcext:value-type="float">
            <text:p>6.18</text:p>
          </table:table-cell>
          <table:table-cell table:style-name="ce25" office:value-type="float" office:value="88.3927223873179" calcext:value-type="float">
            <text:p>88.39</text:p>
          </table:table-cell>
          <table:table-cell table:style-name="ce34" office:value-type="float" office:value="8.79169813981738" calcext:value-type="float">
            <text:p>8.79</text:p>
          </table:table-cell>
          <table:table-cell table:style-name="ce25" office:value-type="float" office:value="83.5985824632884" calcext:value-type="float">
            <text:p>83.60</text:p>
          </table:table-cell>
          <table:table-cell table:style-name="ce34" office:value-type="float" office:value="5.88195214528715" calcext:value-type="float">
            <text:p>5.88</text:p>
          </table:table-cell>
          <table:table-cell table:style-name="ce19" office:value-type="float" office:value="85.7462201503377" calcext:value-type="float">
            <text:p>85.75</text:p>
          </table:table-cell>
          <table:table-cell table:style-name="ce34" office:value-type="float" office:value="6.17559341254349" calcext:value-type="float">
            <text:p>6.18</text:p>
          </table:table-cell>
          <table:table-cell table:style-name="ce25" table:number-columns-repeated="2"/>
          <table:table-cell table:style-name="ce31"/>
          <table:table-cell table:style-name="ce70" table:formula="of:=IF([.A45]&lt;&gt;&quot;&quot;; [.A45]; &quot;&quot;)" office:value-type="string" office:string-value="Duration" calcext:value-type="string">
            <text:p>Duration</text:p>
          </table:table-cell>
          <table:table-cell table:style-name="ce121" table:formula="of:=IF(AND([.B45]&lt;&gt;&quot;&quot;; [.C45]&lt;&gt;&quot;&quot;); &quot; $&quot; &amp; TEXT([.B45]; &quot;0.00&quot;) &amp; &quot;_{\pm &quot; &amp; TEXT([.C45]; &quot;0.00&quot;) &amp; &quot;}$ &quot;; &quot;&quot;)" office:value-type="string" office:string-value=" $75.84_{\pm 7.81}$ " calcext:value-type="string">
            <text:p><text:s/>$75.84_{\pm 7.81}$ </text:p>
          </table:table-cell>
          <table:table-cell table:style-name="ce50" table:formula="of:=IF(AND([.D45]&lt;&gt;&quot;&quot;; [.E45]&lt;&gt;&quot;&quot;); &quot; $&quot; &amp; TEXT([.D45]; &quot;0.00&quot;) &amp; &quot;_{\pm &quot; &amp; TEXT([.E45]; &quot;0.00&quot;) &amp; &quot;}$ &quot;; &quot;&quot;)" office:value-type="string" office:string-value=" $78.03_{\pm 8.51}$ " calcext:value-type="string">
            <text:p><text:s/>$78.03_{\pm 8.51}$ </text:p>
          </table:table-cell>
          <table:table-cell table:style-name="ce50" table:formula="of:=IF(AND([.F45]&lt;&gt;&quot;&quot;; [.G45]&lt;&gt;&quot;&quot;); &quot; $&quot; &amp; TEXT([.F45]; &quot;0.00&quot;) &amp; &quot;_{\pm &quot; &amp; TEXT([.G45]; &quot;0.00&quot;) &amp; &quot;}$ &quot;; &quot;&quot;)" office:value-type="string" office:string-value=" $74.07_{\pm 8.73}$ " calcext:value-type="string">
            <text:p><text:s/>$74.07_{\pm 8.73}$ </text:p>
          </table:table-cell>
          <table:table-cell table:style-name="ce121" table:formula="of:=IF(AND([.H45]&lt;&gt;&quot;&quot;; [.I45]&lt;&gt;&quot;&quot;); &quot; $&quot; &amp; TEXT([.H45]; &quot;0.00&quot;) &amp; &quot;_{\pm &quot; &amp; TEXT([.I45]; &quot;0.00&quot;) &amp; &quot;}$ &quot;; &quot;&quot;)" office:value-type="string" office:string-value=" $75.84_{\pm 7.81}$ " calcext:value-type="string">
            <text:p><text:s/>$75.84_{\pm 7.81}$ </text:p>
          </table:table-cell>
          <table:table-cell table:style-name="ce35"/>
          <table:table-cell table:style-name="ce50" table:formula="of:=IF(AND([.K45]&lt;&gt;&quot;&quot;; [.L45]&lt;&gt;&quot;&quot;); &quot; $&quot; &amp; TEXT([.K45]; &quot;0.00&quot;) &amp; &quot;_{\pm &quot; &amp; TEXT([.L45]; &quot;0.00&quot;) &amp; &quot;}$ &quot;; &quot;&quot;)" office:value-type="string" office:string-value=" $85.75_{\pm 6.18}$ " calcext:value-type="string">
            <text:p><text:s/>$85.75_{\pm 6.18}$ </text:p>
          </table:table-cell>
          <table:table-cell table:style-name="ce50" table:formula="of:=IF(AND([.M45]&lt;&gt;&quot;&quot;; [.N45]&lt;&gt;&quot;&quot;); &quot; $&quot; &amp; TEXT([.M45]; &quot;0.00&quot;) &amp; &quot;_{\pm &quot; &amp; TEXT([.N45]; &quot;0.00&quot;) &amp; &quot;}$ &quot;; &quot;&quot;)" office:value-type="string" office:string-value=" $88.39_{\pm 8.79}$ " calcext:value-type="string">
            <text:p><text:s/>$88.39_{\pm 8.79}$ </text:p>
          </table:table-cell>
          <table:table-cell table:style-name="ce50" table:formula="of:=IF(AND([.O45]&lt;&gt;&quot;&quot;; [.P45]&lt;&gt;&quot;&quot;); &quot; $&quot; &amp; TEXT([.O45]; &quot;0.00&quot;) &amp; &quot;_{\pm &quot; &amp; TEXT([.P45]; &quot;0.00&quot;) &amp; &quot;}$ &quot;; &quot;&quot;)" office:value-type="string" office:string-value=" $83.60_{\pm 5.88}$ " calcext:value-type="string">
            <text:p><text:s/>$83.60_{\pm 5.88}$ </text:p>
          </table:table-cell>
          <table:table-cell table:style-name="ce50" table:formula="of:=IF(AND([.Q45]&lt;&gt;&quot;&quot;; [.R45]&lt;&gt;&quot;&quot;); &quot; $&quot; &amp; TEXT([.Q45]; &quot;0.00&quot;) &amp; &quot;_{\pm &quot; &amp; TEXT([.R45]; &quot;0.00&quot;) &amp; &quot;}$ &quot;; &quot;&quot;)" office:value-type="string" office:string-value=" $85.75_{\pm 6.18}$ " calcext:value-type="string">
            <text:p><text:s/>$85.75_{\pm 6.18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50.3333333333333" calcext:value-type="float">
            <text:p>50.33</text:p>
          </table:table-cell>
          <table:table-cell table:style-name="ce25" office:value-type="float" office:value="37.4892577206384" calcext:value-type="float">
            <text:p>37.49</text:p>
          </table:table-cell>
          <table:table-cell table:style-name="ce19" office:value-type="float" office:value="56.3333333333333" calcext:value-type="float">
            <text:p>56.33</text:p>
          </table:table-cell>
          <table:table-cell table:style-name="ce25" office:value-type="float" office:value="40.0679977593646" calcext:value-type="float">
            <text:p>40.07</text:p>
          </table:table-cell>
          <table:table-cell table:style-name="ce19" office:value-type="float" office:value="48" calcext:value-type="float">
            <text:p>48.00</text:p>
          </table:table-cell>
          <table:table-cell table:style-name="ce25" office:value-type="float" office:value="38.0409136471656" calcext:value-type="float">
            <text:p>38.04</text:p>
          </table:table-cell>
          <table:table-cell table:style-name="ce19" office:value-type="float" office:value="50.3333333333333" calcext:value-type="float">
            <text:p>50.33</text:p>
          </table:table-cell>
          <table:table-cell table:style-name="ce34" office:value-type="float" office:value="37.4892577206384" calcext:value-type="float">
            <text:p>37.49</text:p>
          </table:table-cell>
          <table:table-cell table:style-name="ce34"/>
          <table:table-cell table:style-name="ce25" office:value-type="float" office:value="53.6666666666667" calcext:value-type="float">
            <text:p>53.67</text:p>
          </table:table-cell>
          <table:table-cell table:style-name="ce34" office:value-type="float" office:value="40.1787671952903" calcext:value-type="float">
            <text:p>40.18</text:p>
          </table:table-cell>
          <table:table-cell table:style-name="ce25" office:value-type="float" office:value="59.6666666666667" calcext:value-type="float">
            <text:p>59.67</text:p>
          </table:table-cell>
          <table:table-cell table:style-name="ce34" office:value-type="float" office:value="42.1228362451216" calcext:value-type="float">
            <text:p>42.12</text:p>
          </table:table-cell>
          <table:table-cell table:style-name="ce25" office:value-type="float" office:value="51.3333333333333" calcext:value-type="float">
            <text:p>51.33</text:p>
          </table:table-cell>
          <table:table-cell table:style-name="ce34" office:value-type="float" office:value="40.8846616172319" calcext:value-type="float">
            <text:p>40.88</text:p>
          </table:table-cell>
          <table:table-cell table:style-name="ce19" office:value-type="float" office:value="53.6666666666667" calcext:value-type="float">
            <text:p>53.67</text:p>
          </table:table-cell>
          <table:table-cell table:style-name="ce34" office:value-type="float" office:value="40.1787671952903" calcext:value-type="float">
            <text:p>40.18</text:p>
          </table:table-cell>
          <table:table-cell table:style-name="ce25"/>
          <table:table-cell table:style-name="ce93" table:number-columns-repeated="2"/>
          <table:table-cell table:style-name="ce71" table:formula="of:=IF([.A46]&lt;&gt;&quot;&quot;; [.A46]; &quot;&quot;)" office:value-type="string" office:string-value="Set" calcext:value-type="string">
            <text:p>Set</text:p>
          </table:table-cell>
          <table:table-cell table:style-name="ce31" table:formula="of:=IF(AND([.B46]&lt;&gt;&quot;&quot;; [.C46]&lt;&gt;&quot;&quot;); &quot; $&quot; &amp; TEXT([.B46]; &quot;0.00&quot;) &amp; &quot;_{\pm &quot; &amp; TEXT([.C46]; &quot;0.00&quot;) &amp; &quot;}$ &quot;; &quot;&quot;)" office:value-type="string" office:string-value=" $50.33_{\pm 37.49}$ " calcext:value-type="string">
            <text:p><text:s/>$50.33_{\pm 37.49}$ </text:p>
          </table:table-cell>
          <table:table-cell table:style-name="ce50" table:formula="of:=IF(AND([.D46]&lt;&gt;&quot;&quot;; [.E46]&lt;&gt;&quot;&quot;); &quot; $&quot; &amp; TEXT([.D46]; &quot;0.00&quot;) &amp; &quot;_{\pm &quot; &amp; TEXT([.E46]; &quot;0.00&quot;) &amp; &quot;}$ &quot;; &quot;&quot;)" office:value-type="string" office:string-value=" $56.33_{\pm 40.07}$ " calcext:value-type="string">
            <text:p><text:s/>$56.33_{\pm 40.07}$ </text:p>
          </table:table-cell>
          <table:table-cell table:style-name="ce50" table:formula="of:=IF(AND([.F46]&lt;&gt;&quot;&quot;; [.G46]&lt;&gt;&quot;&quot;); &quot; $&quot; &amp; TEXT([.F46]; &quot;0.00&quot;) &amp; &quot;_{\pm &quot; &amp; TEXT([.G46]; &quot;0.00&quot;) &amp; &quot;}$ &quot;; &quot;&quot;)" office:value-type="string" office:string-value=" $48.00_{\pm 38.04}$ " calcext:value-type="string">
            <text:p><text:s/>$48.00_{\pm 38.04}$ </text:p>
          </table:table-cell>
          <table:table-cell table:style-name="ce121" table:formula="of:=IF(AND([.H46]&lt;&gt;&quot;&quot;; [.I46]&lt;&gt;&quot;&quot;); &quot; $&quot; &amp; TEXT([.H46]; &quot;0.00&quot;) &amp; &quot;_{\pm &quot; &amp; TEXT([.I46]; &quot;0.00&quot;) &amp; &quot;}$ &quot;; &quot;&quot;)" office:value-type="string" office:string-value=" $50.33_{\pm 37.49}$ " calcext:value-type="string">
            <text:p><text:s/>$50.33_{\pm 37.49}$ </text:p>
          </table:table-cell>
          <table:table-cell table:style-name="ce52"/>
          <table:table-cell table:style-name="ce50" table:formula="of:=IF(AND([.K46]&lt;&gt;&quot;&quot;; [.L46]&lt;&gt;&quot;&quot;); &quot; $&quot; &amp; TEXT([.K46]; &quot;0.00&quot;) &amp; &quot;_{\pm &quot; &amp; TEXT([.L46]; &quot;0.00&quot;) &amp; &quot;}$ &quot;; &quot;&quot;)" office:value-type="string" office:string-value=" $53.67_{\pm 40.18}$ " calcext:value-type="string">
            <text:p><text:s/>$53.67_{\pm 40.18}$ </text:p>
          </table:table-cell>
          <table:table-cell table:style-name="ce50" table:formula="of:=IF(AND([.M46]&lt;&gt;&quot;&quot;; [.N46]&lt;&gt;&quot;&quot;); &quot; $&quot; &amp; TEXT([.M46]; &quot;0.00&quot;) &amp; &quot;_{\pm &quot; &amp; TEXT([.N46]; &quot;0.00&quot;) &amp; &quot;}$ &quot;; &quot;&quot;)" office:value-type="string" office:string-value=" $59.67_{\pm 42.12}$ " calcext:value-type="string">
            <text:p><text:s/>$59.67_{\pm 42.12}$ </text:p>
          </table:table-cell>
          <table:table-cell table:style-name="ce50" table:formula="of:=IF(AND([.O46]&lt;&gt;&quot;&quot;; [.P46]&lt;&gt;&quot;&quot;); &quot; $&quot; &amp; TEXT([.O46]; &quot;0.00&quot;) &amp; &quot;_{\pm &quot; &amp; TEXT([.P46]; &quot;0.00&quot;) &amp; &quot;}$ &quot;; &quot;&quot;)" office:value-type="string" office:string-value=" $51.33_{\pm 40.88}$ " calcext:value-type="string">
            <text:p><text:s/>$51.33_{\pm 40.88}$ </text:p>
          </table:table-cell>
          <table:table-cell table:style-name="ce50" table:formula="of:=IF(AND([.Q46]&lt;&gt;&quot;&quot;; [.R46]&lt;&gt;&quot;&quot;); &quot; $&quot; &amp; TEXT([.Q46]; &quot;0.00&quot;) &amp; &quot;_{\pm &quot; &amp; TEXT([.R46]; &quot;0.00&quot;) &amp; &quot;}$ &quot;; &quot;&quot;)" office:value-type="string" office:string-value=" $53.67_{\pm 40.18}$ " calcext:value-type="string">
            <text:p><text:s/>$53.67_{\pm 40.18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70" table:formula="of:=IF([.A47]&lt;&gt;&quot;&quot;; [.A47]; &quot;&quot;)">
            <text:p/>
          </table:table-cell>
          <table:table-cell table:style-name="ce24" table:formula="of:=IF(AND([.B47]&lt;&gt;&quot;&quot;; [.C47]&lt;&gt;&quot;&quot;); &quot; $&quot; &amp; TEXT([.B47]; &quot;0.00&quot;) &amp; &quot;_{\pm &quot; &amp; TEXT([.C47]; &quot;0.00&quot;) &amp; &quot;}$ &quot;; &quot;&quot;)">
            <text:p/>
          </table:table-cell>
          <table:table-cell table:style-name="ce49" table:formula="of:=IF(AND([.D47]&lt;&gt;&quot;&quot;; [.E47]&lt;&gt;&quot;&quot;); &quot; $&quot; &amp; TEXT([.D47]; &quot;0.00&quot;) &amp; &quot;_{\pm &quot; &amp; TEXT([.E47]; &quot;0.00&quot;) &amp; &quot;}$ &quot;; &quot;&quot;)">
            <text:p/>
          </table:table-cell>
          <table:table-cell table:style-name="ce49" table:formula="of:=IF(AND([.F47]&lt;&gt;&quot;&quot;; [.G47]&lt;&gt;&quot;&quot;); &quot; $&quot; &amp; TEXT([.F47]; &quot;0.00&quot;) &amp; &quot;_{\pm &quot; &amp; TEXT([.G47]; &quot;0.00&quot;) &amp; &quot;}$ &quot;; &quot;&quot;)">
            <text:p/>
          </table:table-cell>
          <table:table-cell table:style-name="ce24" table:formula="of:=IF(AND([.H47]&lt;&gt;&quot;&quot;; [.I47]&lt;&gt;&quot;&quot;); &quot; $&quot; &amp; TEXT([.H47]; &quot;0.00&quot;) &amp; &quot;_{\pm &quot; &amp; TEXT([.I47]; &quot;0.00&quot;) &amp; &quot;}$ &quot;; &quot;&quot;)">
            <text:p/>
          </table:table-cell>
          <table:table-cell table:style-name="ce35"/>
          <table:table-cell table:style-name="ce49" table:formula="of:=IF(AND([.K47]&lt;&gt;&quot;&quot;; [.L47]&lt;&gt;&quot;&quot;); &quot; $&quot; &amp; TEXT([.K47]; &quot;0.00&quot;) &amp; &quot;_{\pm &quot; &amp; TEXT([.L47]; &quot;0.00&quot;) &amp; &quot;}$ &quot;; &quot;&quot;)">
            <text:p/>
          </table:table-cell>
          <table:table-cell table:style-name="ce49" table:formula="of:=IF(AND([.M47]&lt;&gt;&quot;&quot;; [.N47]&lt;&gt;&quot;&quot;); &quot; $&quot; &amp; TEXT([.M47]; &quot;0.00&quot;) &amp; &quot;_{\pm &quot; &amp; TEXT([.N47]; &quot;0.00&quot;) &amp; &quot;}$ &quot;; &quot;&quot;)">
            <text:p/>
          </table:table-cell>
          <table:table-cell table:style-name="ce49" table:formula="of:=IF(AND([.O47]&lt;&gt;&quot;&quot;; [.P47]&lt;&gt;&quot;&quot;); &quot; $&quot; &amp; TEXT([.O47]; &quot;0.00&quot;) &amp; &quot;_{\pm &quot; &amp; TEXT([.P47]; &quot;0.00&quot;) &amp; &quot;}$ &quot;; &quot;&quot;)">
            <text:p/>
          </table:table-cell>
          <table:table-cell table:style-name="ce49" table:formula="of:=IF(AND([.Q47]&lt;&gt;&quot;&quot;; [.R47]&lt;&gt;&quot;&quot;); &quot; $&quot; &amp; TEXT([.Q47]; &quot;0.00&quot;) &amp; &quot;_{\pm &quot; &amp; TEXT([.R47]; &quot;0.00&quot;) &amp; &quot;}$ &quot;; &quot;&quot;)">
            <text:p/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13" office:value-type="string" calcext:value-type="string">
            <text:p>Tweets</text:p>
          </table:table-cell>
          <table:table-cell table:style-name="ce19" office:value-type="float" office:value="92.1012517184411" calcext:value-type="float">
            <text:p>92.10</text:p>
          </table:table-cell>
          <table:table-cell table:style-name="ce25" office:value-type="float" office:value="1.38393635447108" calcext:value-type="float">
            <text:p>1.38</text:p>
          </table:table-cell>
          <table:table-cell table:style-name="ce19" office:value-type="float" office:value="92.4991779084234" calcext:value-type="float">
            <text:p>92.50</text:p>
          </table:table-cell>
          <table:table-cell table:style-name="ce25" office:value-type="float" office:value="1.28129350089763" calcext:value-type="float">
            <text:p>1.28</text:p>
          </table:table-cell>
          <table:table-cell table:style-name="ce19" office:value-type="float" office:value="91.7180306734158" calcext:value-type="float">
            <text:p>91.72</text:p>
          </table:table-cell>
          <table:table-cell table:style-name="ce25" office:value-type="float" office:value="1.78682239281977" calcext:value-type="float">
            <text:p>1.79</text:p>
          </table:table-cell>
          <table:table-cell table:style-name="ce19" office:value-type="float" office:value="89.0785932173941" calcext:value-type="float">
            <text:p>89.08</text:p>
          </table:table-cell>
          <table:table-cell table:style-name="ce34" office:value-type="float" office:value="2.08831443312201" calcext:value-type="float">
            <text:p>2.09</text:p>
          </table:table-cell>
          <table:table-cell table:style-name="ce34"/>
          <table:table-cell table:style-name="ce25" office:value-type="float" office:value="95.9492342060721" calcext:value-type="float">
            <text:p>95.95</text:p>
          </table:table-cell>
          <table:table-cell table:style-name="ce34" office:value-type="float" office:value="1.14734917164757" calcext:value-type="float">
            <text:p>1.15</text:p>
          </table:table-cell>
          <table:table-cell table:style-name="ce25" office:value-type="float" office:value="96.3651097605491" calcext:value-type="float">
            <text:p>96.37</text:p>
          </table:table-cell>
          <table:table-cell table:style-name="ce34" office:value-type="float" office:value="1.12365720591948" calcext:value-type="float">
            <text:p>1.12</text:p>
          </table:table-cell>
          <table:table-cell table:style-name="ce25" office:value-type="float" office:value="95.5487498457138" calcext:value-type="float">
            <text:p>95.55</text:p>
          </table:table-cell>
          <table:table-cell table:style-name="ce34" office:value-type="float" office:value="1.57608244239976" calcext:value-type="float">
            <text:p>1.58</text:p>
          </table:table-cell>
          <table:table-cell table:style-name="ce19" office:value-type="float" office:value="92.5077920092735" calcext:value-type="float">
            <text:p>92.51</text:p>
          </table:table-cell>
          <table:table-cell table:style-name="ce34" office:value-type="float" office:value="1.97100719274428" calcext:value-type="float">
            <text:p>1.97</text:p>
          </table:table-cell>
          <table:table-cell table:style-name="ce25" table:number-columns-repeated="2"/>
          <table:table-cell table:style-name="ce31"/>
          <table:table-cell table:style-name="ce70" table:formula="of:=IF([.A48]&lt;&gt;&quot;&quot;; [.A48]; &quot;&quot;)" office:value-type="string" office:string-value="Tweets" calcext:value-type="string">
            <text:p>Tweets</text:p>
          </table:table-cell>
          <table:table-cell table:style-name="ce121" table:formula="of:=IF(AND([.B48]&lt;&gt;&quot;&quot;; [.C48]&lt;&gt;&quot;&quot;); &quot; $&quot; &amp; TEXT([.B48]; &quot;0.00&quot;) &amp; &quot;_{\pm &quot; &amp; TEXT([.C48]; &quot;0.00&quot;) &amp; &quot;}$ &quot;; &quot;&quot;)" office:value-type="string" office:string-value=" $92.10_{\pm 1.38}$ " calcext:value-type="string">
            <text:p><text:s/>$92.10_{\pm 1.38}$ </text:p>
          </table:table-cell>
          <table:table-cell table:style-name="ce50" table:formula="of:=IF(AND([.D48]&lt;&gt;&quot;&quot;; [.E48]&lt;&gt;&quot;&quot;); &quot; $&quot; &amp; TEXT([.D48]; &quot;0.00&quot;) &amp; &quot;_{\pm &quot; &amp; TEXT([.E48]; &quot;0.00&quot;) &amp; &quot;}$ &quot;; &quot;&quot;)" office:value-type="string" office:string-value=" $92.50_{\pm 1.28}$ " calcext:value-type="string">
            <text:p><text:s/>$92.50_{\pm 1.28}$ </text:p>
          </table:table-cell>
          <table:table-cell table:style-name="ce50" table:formula="of:=IF(AND([.F48]&lt;&gt;&quot;&quot;; [.G48]&lt;&gt;&quot;&quot;); &quot; $&quot; &amp; TEXT([.F48]; &quot;0.00&quot;) &amp; &quot;_{\pm &quot; &amp; TEXT([.G48]; &quot;0.00&quot;) &amp; &quot;}$ &quot;; &quot;&quot;)" office:value-type="string" office:string-value=" $91.72_{\pm 1.79}$ " calcext:value-type="string">
            <text:p><text:s/>$91.72_{\pm 1.79}$ </text:p>
          </table:table-cell>
          <table:table-cell table:style-name="ce121" table:formula="of:=IF(AND([.H48]&lt;&gt;&quot;&quot;; [.I48]&lt;&gt;&quot;&quot;); &quot; $&quot; &amp; TEXT([.H48]; &quot;0.00&quot;) &amp; &quot;_{\pm &quot; &amp; TEXT([.I48]; &quot;0.00&quot;) &amp; &quot;}$ &quot;; &quot;&quot;)" office:value-type="string" office:string-value=" $89.08_{\pm 2.09}$ " calcext:value-type="string">
            <text:p><text:s/>$89.08_{\pm 2.09}$ </text:p>
          </table:table-cell>
          <table:table-cell table:style-name="ce35"/>
          <table:table-cell table:style-name="ce50" table:formula="of:=IF(AND([.K48]&lt;&gt;&quot;&quot;; [.L48]&lt;&gt;&quot;&quot;); &quot; $&quot; &amp; TEXT([.K48]; &quot;0.00&quot;) &amp; &quot;_{\pm &quot; &amp; TEXT([.L48]; &quot;0.00&quot;) &amp; &quot;}$ &quot;; &quot;&quot;)" office:value-type="string" office:string-value=" $95.95_{\pm 1.15}$ " calcext:value-type="string">
            <text:p><text:s/>$95.95_{\pm 1.15}$ </text:p>
          </table:table-cell>
          <table:table-cell table:style-name="ce50" table:formula="of:=IF(AND([.M48]&lt;&gt;&quot;&quot;; [.N48]&lt;&gt;&quot;&quot;); &quot; $&quot; &amp; TEXT([.M48]; &quot;0.00&quot;) &amp; &quot;_{\pm &quot; &amp; TEXT([.N48]; &quot;0.00&quot;) &amp; &quot;}$ &quot;; &quot;&quot;)" office:value-type="string" office:string-value=" $96.37_{\pm 1.12}$ " calcext:value-type="string">
            <text:p><text:s/>$96.37_{\pm 1.12}$ </text:p>
          </table:table-cell>
          <table:table-cell table:style-name="ce50" table:formula="of:=IF(AND([.O48]&lt;&gt;&quot;&quot;; [.P48]&lt;&gt;&quot;&quot;); &quot; $&quot; &amp; TEXT([.O48]; &quot;0.00&quot;) &amp; &quot;_{\pm &quot; &amp; TEXT([.P48]; &quot;0.00&quot;) &amp; &quot;}$ &quot;; &quot;&quot;)" office:value-type="string" office:string-value=" $95.55_{\pm 1.58}$ " calcext:value-type="string">
            <text:p><text:s/>$95.55_{\pm 1.58}$ </text:p>
          </table:table-cell>
          <table:table-cell table:style-name="ce50" table:formula="of:=IF(AND([.Q48]&lt;&gt;&quot;&quot;; [.R48]&lt;&gt;&quot;&quot;); &quot; $&quot; &amp; TEXT([.Q48]; &quot;0.00&quot;) &amp; &quot;_{\pm &quot; &amp; TEXT([.R48]; &quot;0.00&quot;) &amp; &quot;}$ &quot;; &quot;&quot;)" office:value-type="string" office:string-value=" $92.51_{\pm 1.97}$ " calcext:value-type="string">
            <text:p><text:s/>$92.51_{\pm 1.97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1.9674498959164" calcext:value-type="float">
            <text:p>91.97</text:p>
          </table:table-cell>
          <table:table-cell table:style-name="ce25" office:value-type="float" office:value="2.97092766412235" calcext:value-type="float">
            <text:p>2.97</text:p>
          </table:table-cell>
          <table:table-cell table:style-name="ce19" office:value-type="float" office:value="93.1536482808053" calcext:value-type="float">
            <text:p>93.15</text:p>
          </table:table-cell>
          <table:table-cell table:style-name="ce25" office:value-type="float" office:value="2.61824187126354" calcext:value-type="float">
            <text:p>2.62</text:p>
          </table:table-cell>
          <table:table-cell table:style-name="ce19" office:value-type="float" office:value="90.9679001134832" calcext:value-type="float">
            <text:p>90.97</text:p>
          </table:table-cell>
          <table:table-cell table:style-name="ce25" office:value-type="float" office:value="4.95846508070577" calcext:value-type="float">
            <text:p>4.96</text:p>
          </table:table-cell>
          <table:table-cell table:style-name="ce19" office:value-type="float" office:value="91.9674498959164" calcext:value-type="float">
            <text:p>91.97</text:p>
          </table:table-cell>
          <table:table-cell table:style-name="ce34" office:value-type="float" office:value="2.97092766412235" calcext:value-type="float">
            <text:p>2.97</text:p>
          </table:table-cell>
          <table:table-cell table:style-name="ce34"/>
          <table:table-cell table:style-name="ce25" office:value-type="float" office:value="93.7564844942949" calcext:value-type="float">
            <text:p>93.76</text:p>
          </table:table-cell>
          <table:table-cell table:style-name="ce34" office:value-type="float" office:value="2.78668448908523" calcext:value-type="float">
            <text:p>2.79</text:p>
          </table:table-cell>
          <table:table-cell table:style-name="ce25" office:value-type="float" office:value="94.9656994828721" calcext:value-type="float">
            <text:p>94.97</text:p>
          </table:table-cell>
          <table:table-cell table:style-name="ce34" office:value-type="float" office:value="2.3676016454094" calcext:value-type="float">
            <text:p>2.37</text:p>
          </table:table-cell>
          <table:table-cell table:style-name="ce25" office:value-type="float" office:value="92.7374891650838" calcext:value-type="float">
            <text:p>92.74</text:p>
          </table:table-cell>
          <table:table-cell table:style-name="ce34" office:value-type="float" office:value="4.92063030558778" calcext:value-type="float">
            <text:p>4.92</text:p>
          </table:table-cell>
          <table:table-cell table:style-name="ce19" office:value-type="float" office:value="93.7564844942949" calcext:value-type="float">
            <text:p>93.76</text:p>
          </table:table-cell>
          <table:table-cell table:style-name="ce34" office:value-type="float" office:value="2.78668448908523" calcext:value-type="float">
            <text:p>2.79</text:p>
          </table:table-cell>
          <table:table-cell table:style-name="ce25" table:number-columns-repeated="2"/>
          <table:table-cell table:style-name="ce31"/>
          <table:table-cell table:style-name="ce70" table:formula="of:=IF([.A49]&lt;&gt;&quot;&quot;; [.A49]; &quot;&quot;)" office:value-type="string" office:string-value="Date" calcext:value-type="string">
            <text:p>Date</text:p>
          </table:table-cell>
          <table:table-cell table:style-name="ce121" table:formula="of:=IF(AND([.B49]&lt;&gt;&quot;&quot;; [.C49]&lt;&gt;&quot;&quot;); &quot; $&quot; &amp; TEXT([.B49]; &quot;0.00&quot;) &amp; &quot;_{\pm &quot; &amp; TEXT([.C49]; &quot;0.00&quot;) &amp; &quot;}$ &quot;; &quot;&quot;)" office:value-type="string" office:string-value=" $91.97_{\pm 2.97}$ " calcext:value-type="string">
            <text:p><text:s/>$91.97_{\pm 2.97}$ </text:p>
          </table:table-cell>
          <table:table-cell table:style-name="ce50" table:formula="of:=IF(AND([.D49]&lt;&gt;&quot;&quot;; [.E49]&lt;&gt;&quot;&quot;); &quot; $&quot; &amp; TEXT([.D49]; &quot;0.00&quot;) &amp; &quot;_{\pm &quot; &amp; TEXT([.E49]; &quot;0.00&quot;) &amp; &quot;}$ &quot;; &quot;&quot;)" office:value-type="string" office:string-value=" $93.15_{\pm 2.62}$ " calcext:value-type="string">
            <text:p><text:s/>$93.15_{\pm 2.62}$ </text:p>
          </table:table-cell>
          <table:table-cell table:style-name="ce50" table:formula="of:=IF(AND([.F49]&lt;&gt;&quot;&quot;; [.G49]&lt;&gt;&quot;&quot;); &quot; $&quot; &amp; TEXT([.F49]; &quot;0.00&quot;) &amp; &quot;_{\pm &quot; &amp; TEXT([.G49]; &quot;0.00&quot;) &amp; &quot;}$ &quot;; &quot;&quot;)" office:value-type="string" office:string-value=" $90.97_{\pm 4.96}$ " calcext:value-type="string">
            <text:p><text:s/>$90.97_{\pm 4.96}$ </text:p>
          </table:table-cell>
          <table:table-cell table:style-name="ce121" table:formula="of:=IF(AND([.H49]&lt;&gt;&quot;&quot;; [.I49]&lt;&gt;&quot;&quot;); &quot; $&quot; &amp; TEXT([.H49]; &quot;0.00&quot;) &amp; &quot;_{\pm &quot; &amp; TEXT([.I49]; &quot;0.00&quot;) &amp; &quot;}$ &quot;; &quot;&quot;)" office:value-type="string" office:string-value=" $91.97_{\pm 2.97}$ " calcext:value-type="string">
            <text:p><text:s/>$91.97_{\pm 2.97}$ </text:p>
          </table:table-cell>
          <table:table-cell table:style-name="ce35"/>
          <table:table-cell table:style-name="ce50" table:formula="of:=IF(AND([.K49]&lt;&gt;&quot;&quot;; [.L49]&lt;&gt;&quot;&quot;); &quot; $&quot; &amp; TEXT([.K49]; &quot;0.00&quot;) &amp; &quot;_{\pm &quot; &amp; TEXT([.L49]; &quot;0.00&quot;) &amp; &quot;}$ &quot;; &quot;&quot;)" office:value-type="string" office:string-value=" $93.76_{\pm 2.79}$ " calcext:value-type="string">
            <text:p><text:s/>$93.76_{\pm 2.79}$ </text:p>
          </table:table-cell>
          <table:table-cell table:style-name="ce50" table:formula="of:=IF(AND([.M49]&lt;&gt;&quot;&quot;; [.N49]&lt;&gt;&quot;&quot;); &quot; $&quot; &amp; TEXT([.M49]; &quot;0.00&quot;) &amp; &quot;_{\pm &quot; &amp; TEXT([.N49]; &quot;0.00&quot;) &amp; &quot;}$ &quot;; &quot;&quot;)" office:value-type="string" office:string-value=" $94.97_{\pm 2.37}$ " calcext:value-type="string">
            <text:p><text:s/>$94.97_{\pm 2.37}$ </text:p>
          </table:table-cell>
          <table:table-cell table:style-name="ce50" table:formula="of:=IF(AND([.O49]&lt;&gt;&quot;&quot;; [.P49]&lt;&gt;&quot;&quot;); &quot; $&quot; &amp; TEXT([.O49]; &quot;0.00&quot;) &amp; &quot;_{\pm &quot; &amp; TEXT([.P49]; &quot;0.00&quot;) &amp; &quot;}$ &quot;; &quot;&quot;)" office:value-type="string" office:string-value=" $92.74_{\pm 4.92}$ " calcext:value-type="string">
            <text:p><text:s/>$92.74_{\pm 4.92}$ </text:p>
          </table:table-cell>
          <table:table-cell table:style-name="ce50" table:formula="of:=IF(AND([.Q49]&lt;&gt;&quot;&quot;; [.R49]&lt;&gt;&quot;&quot;); &quot; $&quot; &amp; TEXT([.Q49]; &quot;0.00&quot;) &amp; &quot;_{\pm &quot; &amp; TEXT([.R49]; &quot;0.00&quot;) &amp; &quot;}$ &quot;; &quot;&quot;)" office:value-type="string" office:string-value=" $93.76_{\pm 2.79}$ " calcext:value-type="string">
            <text:p><text:s/>$93.76_{\pm 2.79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84.2174431840067" calcext:value-type="float">
            <text:p>84.22</text:p>
          </table:table-cell>
          <table:table-cell table:style-name="ce25" office:value-type="float" office:value="7.21845790270377" calcext:value-type="float">
            <text:p>7.22</text:p>
          </table:table-cell>
          <table:table-cell table:style-name="ce19" office:value-type="float" office:value="84.311396936397" calcext:value-type="float">
            <text:p>84.31</text:p>
          </table:table-cell>
          <table:table-cell table:style-name="ce25" office:value-type="float" office:value="6.48032782602624" calcext:value-type="float">
            <text:p>6.48</text:p>
          </table:table-cell>
          <table:table-cell table:style-name="ce19" office:value-type="float" office:value="85.0262237762238" calcext:value-type="float">
            <text:p>85.03</text:p>
          </table:table-cell>
          <table:table-cell table:style-name="ce25" office:value-type="float" office:value="11.6240028201104" calcext:value-type="float">
            <text:p>11.62</text:p>
          </table:table-cell>
          <table:table-cell table:style-name="ce19" office:value-type="float" office:value="84.2174431840067" calcext:value-type="float">
            <text:p>84.22</text:p>
          </table:table-cell>
          <table:table-cell table:style-name="ce34" office:value-type="float" office:value="7.21845790270377" calcext:value-type="float">
            <text:p>7.22</text:p>
          </table:table-cell>
          <table:table-cell table:style-name="ce34"/>
          <table:table-cell table:style-name="ce25" office:value-type="float" office:value="91.2792562133119" calcext:value-type="float">
            <text:p>91.28</text:p>
          </table:table-cell>
          <table:table-cell table:style-name="ce34" office:value-type="float" office:value="3.98846560663428" calcext:value-type="float">
            <text:p>3.99</text:p>
          </table:table-cell>
          <table:table-cell table:style-name="ce25" office:value-type="float" office:value="91.6338476338476" calcext:value-type="float">
            <text:p>91.63</text:p>
          </table:table-cell>
          <table:table-cell table:style-name="ce34" office:value-type="float" office:value="6.72859964566031" calcext:value-type="float">
            <text:p>6.73</text:p>
          </table:table-cell>
          <table:table-cell table:style-name="ce25" office:value-type="float" office:value="91.9015151515152" calcext:value-type="float">
            <text:p>91.90</text:p>
          </table:table-cell>
          <table:table-cell table:style-name="ce34" office:value-type="float" office:value="8.3847210348321" calcext:value-type="float">
            <text:p>8.38</text:p>
          </table:table-cell>
          <table:table-cell table:style-name="ce19" office:value-type="float" office:value="91.2792562133119" calcext:value-type="float">
            <text:p>91.28</text:p>
          </table:table-cell>
          <table:table-cell table:style-name="ce34" office:value-type="float" office:value="3.98846560663428" calcext:value-type="float">
            <text:p>3.99</text:p>
          </table:table-cell>
          <table:table-cell table:style-name="ce25" table:number-columns-repeated="2"/>
          <table:table-cell table:style-name="ce31"/>
          <table:table-cell table:style-name="ce70" table:formula="of:=IF([.A50]&lt;&gt;&quot;&quot;; [.A50]; &quot;&quot;)" office:value-type="string" office:string-value="Time" calcext:value-type="string">
            <text:p>Time</text:p>
          </table:table-cell>
          <table:table-cell table:style-name="ce121" table:formula="of:=IF(AND([.B50]&lt;&gt;&quot;&quot;; [.C50]&lt;&gt;&quot;&quot;); &quot; $&quot; &amp; TEXT([.B50]; &quot;0.00&quot;) &amp; &quot;_{\pm &quot; &amp; TEXT([.C50]; &quot;0.00&quot;) &amp; &quot;}$ &quot;; &quot;&quot;)" office:value-type="string" office:string-value=" $84.22_{\pm 7.22}$ " calcext:value-type="string">
            <text:p><text:s/>$84.22_{\pm 7.22}$ </text:p>
          </table:table-cell>
          <table:table-cell table:style-name="ce50" table:formula="of:=IF(AND([.D50]&lt;&gt;&quot;&quot;; [.E50]&lt;&gt;&quot;&quot;); &quot; $&quot; &amp; TEXT([.D50]; &quot;0.00&quot;) &amp; &quot;_{\pm &quot; &amp; TEXT([.E50]; &quot;0.00&quot;) &amp; &quot;}$ &quot;; &quot;&quot;)" office:value-type="string" office:string-value=" $84.31_{\pm 6.48}$ " calcext:value-type="string">
            <text:p><text:s/>$84.31_{\pm 6.48}$ </text:p>
          </table:table-cell>
          <table:table-cell table:style-name="ce50" table:formula="of:=IF(AND([.F50]&lt;&gt;&quot;&quot;; [.G50]&lt;&gt;&quot;&quot;); &quot; $&quot; &amp; TEXT([.F50]; &quot;0.00&quot;) &amp; &quot;_{\pm &quot; &amp; TEXT([.G50]; &quot;0.00&quot;) &amp; &quot;}$ &quot;; &quot;&quot;)" office:value-type="string" office:string-value=" $85.03_{\pm 11.62}$ " calcext:value-type="string">
            <text:p><text:s/>$85.03_{\pm 11.62}$ </text:p>
          </table:table-cell>
          <table:table-cell table:style-name="ce121" table:formula="of:=IF(AND([.H50]&lt;&gt;&quot;&quot;; [.I50]&lt;&gt;&quot;&quot;); &quot; $&quot; &amp; TEXT([.H50]; &quot;0.00&quot;) &amp; &quot;_{\pm &quot; &amp; TEXT([.I50]; &quot;0.00&quot;) &amp; &quot;}$ &quot;; &quot;&quot;)" office:value-type="string" office:string-value=" $84.22_{\pm 7.22}$ " calcext:value-type="string">
            <text:p><text:s/>$84.22_{\pm 7.22}$ </text:p>
          </table:table-cell>
          <table:table-cell table:style-name="ce35"/>
          <table:table-cell table:style-name="ce50" table:formula="of:=IF(AND([.K50]&lt;&gt;&quot;&quot;; [.L50]&lt;&gt;&quot;&quot;); &quot; $&quot; &amp; TEXT([.K50]; &quot;0.00&quot;) &amp; &quot;_{\pm &quot; &amp; TEXT([.L50]; &quot;0.00&quot;) &amp; &quot;}$ &quot;; &quot;&quot;)" office:value-type="string" office:string-value=" $91.28_{\pm 3.99}$ " calcext:value-type="string">
            <text:p><text:s/>$91.28_{\pm 3.99}$ </text:p>
          </table:table-cell>
          <table:table-cell table:style-name="ce50" table:formula="of:=IF(AND([.M50]&lt;&gt;&quot;&quot;; [.N50]&lt;&gt;&quot;&quot;); &quot; $&quot; &amp; TEXT([.M50]; &quot;0.00&quot;) &amp; &quot;_{\pm &quot; &amp; TEXT([.N50]; &quot;0.00&quot;) &amp; &quot;}$ &quot;; &quot;&quot;)" office:value-type="string" office:string-value=" $91.63_{\pm 6.73}$ " calcext:value-type="string">
            <text:p><text:s/>$91.63_{\pm 6.73}$ </text:p>
          </table:table-cell>
          <table:table-cell table:style-name="ce50" table:formula="of:=IF(AND([.O50]&lt;&gt;&quot;&quot;; [.P50]&lt;&gt;&quot;&quot;); &quot; $&quot; &amp; TEXT([.O50]; &quot;0.00&quot;) &amp; &quot;_{\pm &quot; &amp; TEXT([.P50]; &quot;0.00&quot;) &amp; &quot;}$ &quot;; &quot;&quot;)" office:value-type="string" office:string-value=" $91.90_{\pm 8.38}$ " calcext:value-type="string">
            <text:p><text:s/>$91.90_{\pm 8.38}$ </text:p>
          </table:table-cell>
          <table:table-cell table:style-name="ce50" table:formula="of:=IF(AND([.Q50]&lt;&gt;&quot;&quot;; [.R50]&lt;&gt;&quot;&quot;); &quot; $&quot; &amp; TEXT([.Q50]; &quot;0.00&quot;) &amp; &quot;_{\pm &quot; &amp; TEXT([.R50]; &quot;0.00&quot;) &amp; &quot;}$ &quot;; &quot;&quot;)" office:value-type="string" office:string-value=" $91.28_{\pm 3.99}$ " calcext:value-type="string">
            <text:p><text:s/>$91.28_{\pm 3.99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83.5670471434657" calcext:value-type="float">
            <text:p>83.57</text:p>
          </table:table-cell>
          <table:table-cell table:style-name="ce25" office:value-type="float" office:value="6.2288266263159" calcext:value-type="float">
            <text:p>6.23</text:p>
          </table:table-cell>
          <table:table-cell table:style-name="ce19" office:value-type="float" office:value="81.5166836405395" calcext:value-type="float">
            <text:p>81.52</text:p>
          </table:table-cell>
          <table:table-cell table:style-name="ce25" office:value-type="float" office:value="7.46842382845494" calcext:value-type="float">
            <text:p>7.47</text:p>
          </table:table-cell>
          <table:table-cell table:style-name="ce19" office:value-type="float" office:value="86.0283517297079" calcext:value-type="float">
            <text:p>86.03</text:p>
          </table:table-cell>
          <table:table-cell table:style-name="ce25" office:value-type="float" office:value="7.06533771489298" calcext:value-type="float">
            <text:p>7.07</text:p>
          </table:table-cell>
          <table:table-cell table:style-name="ce19" office:value-type="float" office:value="83.5670471434657" calcext:value-type="float">
            <text:p>83.57</text:p>
          </table:table-cell>
          <table:table-cell table:style-name="ce34" office:value-type="float" office:value="6.2288266263159" calcext:value-type="float">
            <text:p>6.23</text:p>
          </table:table-cell>
          <table:table-cell table:style-name="ce34"/>
          <table:table-cell table:style-name="ce25" office:value-type="float" office:value="89.8590840220695" calcext:value-type="float">
            <text:p>89.86</text:p>
          </table:table-cell>
          <table:table-cell table:style-name="ce34" office:value-type="float" office:value="3.73360712572464" calcext:value-type="float">
            <text:p>3.73</text:p>
          </table:table-cell>
          <table:table-cell table:style-name="ce25" office:value-type="float" office:value="87.6533830395386" calcext:value-type="float">
            <text:p>87.65</text:p>
          </table:table-cell>
          <table:table-cell table:style-name="ce34" office:value-type="float" office:value="5.61839652579234" calcext:value-type="float">
            <text:p>5.62</text:p>
          </table:table-cell>
          <table:table-cell table:style-name="ce25" office:value-type="float" office:value="92.4853453967399" calcext:value-type="float">
            <text:p>92.49</text:p>
          </table:table-cell>
          <table:table-cell table:style-name="ce34" office:value-type="float" office:value="4.57676539222395" calcext:value-type="float">
            <text:p>4.58</text:p>
          </table:table-cell>
          <table:table-cell table:style-name="ce19" office:value-type="float" office:value="89.8590840220695" calcext:value-type="float">
            <text:p>89.86</text:p>
          </table:table-cell>
          <table:table-cell table:style-name="ce34" office:value-type="float" office:value="3.73360712572464" calcext:value-type="float">
            <text:p>3.73</text:p>
          </table:table-cell>
          <table:table-cell table:style-name="ce25" table:number-columns-repeated="2"/>
          <table:table-cell table:style-name="ce31"/>
          <table:table-cell table:style-name="ce70" table:formula="of:=IF([.A51]&lt;&gt;&quot;&quot;; [.A51]; &quot;&quot;)" office:value-type="string" office:string-value="Duration" calcext:value-type="string">
            <text:p>Duration</text:p>
          </table:table-cell>
          <table:table-cell table:style-name="ce121" table:formula="of:=IF(AND([.B51]&lt;&gt;&quot;&quot;; [.C51]&lt;&gt;&quot;&quot;); &quot; $&quot; &amp; TEXT([.B51]; &quot;0.00&quot;) &amp; &quot;_{\pm &quot; &amp; TEXT([.C51]; &quot;0.00&quot;) &amp; &quot;}$ &quot;; &quot;&quot;)" office:value-type="string" office:string-value=" $83.57_{\pm 6.23}$ " calcext:value-type="string">
            <text:p><text:s/>$83.57_{\pm 6.23}$ </text:p>
          </table:table-cell>
          <table:table-cell table:style-name="ce50" table:formula="of:=IF(AND([.D51]&lt;&gt;&quot;&quot;; [.E51]&lt;&gt;&quot;&quot;); &quot; $&quot; &amp; TEXT([.D51]; &quot;0.00&quot;) &amp; &quot;_{\pm &quot; &amp; TEXT([.E51]; &quot;0.00&quot;) &amp; &quot;}$ &quot;; &quot;&quot;)" office:value-type="string" office:string-value=" $81.52_{\pm 7.47}$ " calcext:value-type="string">
            <text:p><text:s/>$81.52_{\pm 7.47}$ </text:p>
          </table:table-cell>
          <table:table-cell table:style-name="ce50" table:formula="of:=IF(AND([.F51]&lt;&gt;&quot;&quot;; [.G51]&lt;&gt;&quot;&quot;); &quot; $&quot; &amp; TEXT([.F51]; &quot;0.00&quot;) &amp; &quot;_{\pm &quot; &amp; TEXT([.G51]; &quot;0.00&quot;) &amp; &quot;}$ &quot;; &quot;&quot;)" office:value-type="string" office:string-value=" $86.03_{\pm 7.07}$ " calcext:value-type="string">
            <text:p><text:s/>$86.03_{\pm 7.07}$ </text:p>
          </table:table-cell>
          <table:table-cell table:style-name="ce121" table:formula="of:=IF(AND([.H51]&lt;&gt;&quot;&quot;; [.I51]&lt;&gt;&quot;&quot;); &quot; $&quot; &amp; TEXT([.H51]; &quot;0.00&quot;) &amp; &quot;_{\pm &quot; &amp; TEXT([.I51]; &quot;0.00&quot;) &amp; &quot;}$ &quot;; &quot;&quot;)" office:value-type="string" office:string-value=" $83.57_{\pm 6.23}$ " calcext:value-type="string">
            <text:p><text:s/>$83.57_{\pm 6.23}$ </text:p>
          </table:table-cell>
          <table:table-cell table:style-name="ce35"/>
          <table:table-cell table:style-name="ce50" table:formula="of:=IF(AND([.K51]&lt;&gt;&quot;&quot;; [.L51]&lt;&gt;&quot;&quot;); &quot; $&quot; &amp; TEXT([.K51]; &quot;0.00&quot;) &amp; &quot;_{\pm &quot; &amp; TEXT([.L51]; &quot;0.00&quot;) &amp; &quot;}$ &quot;; &quot;&quot;)" office:value-type="string" office:string-value=" $89.86_{\pm 3.73}$ " calcext:value-type="string">
            <text:p><text:s/>$89.86_{\pm 3.73}$ </text:p>
          </table:table-cell>
          <table:table-cell table:style-name="ce50" table:formula="of:=IF(AND([.M51]&lt;&gt;&quot;&quot;; [.N51]&lt;&gt;&quot;&quot;); &quot; $&quot; &amp; TEXT([.M51]; &quot;0.00&quot;) &amp; &quot;_{\pm &quot; &amp; TEXT([.N51]; &quot;0.00&quot;) &amp; &quot;}$ &quot;; &quot;&quot;)" office:value-type="string" office:string-value=" $87.65_{\pm 5.62}$ " calcext:value-type="string">
            <text:p><text:s/>$87.65_{\pm 5.62}$ </text:p>
          </table:table-cell>
          <table:table-cell table:style-name="ce50" table:formula="of:=IF(AND([.O51]&lt;&gt;&quot;&quot;; [.P51]&lt;&gt;&quot;&quot;); &quot; $&quot; &amp; TEXT([.O51]; &quot;0.00&quot;) &amp; &quot;_{\pm &quot; &amp; TEXT([.P51]; &quot;0.00&quot;) &amp; &quot;}$ &quot;; &quot;&quot;)" office:value-type="string" office:string-value=" $92.49_{\pm 4.58}$ " calcext:value-type="string">
            <text:p><text:s/>$92.49_{\pm 4.58}$ </text:p>
          </table:table-cell>
          <table:table-cell table:style-name="ce50" table:formula="of:=IF(AND([.Q51]&lt;&gt;&quot;&quot;; [.R51]&lt;&gt;&quot;&quot;); &quot; $&quot; &amp; TEXT([.Q51]; &quot;0.00&quot;) &amp; &quot;_{\pm &quot; &amp; TEXT([.R51]; &quot;0.00&quot;) &amp; &quot;}$ &quot;; &quot;&quot;)" office:value-type="string" office:string-value=" $89.86_{\pm 3.73}$ " calcext:value-type="string">
            <text:p><text:s/>$89.86_{\pm 3.73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66.2380952380952" calcext:value-type="float">
            <text:p>66.24</text:p>
          </table:table-cell>
          <table:table-cell table:style-name="ce25" office:value-type="float" office:value="34.5926735194678" calcext:value-type="float">
            <text:p>34.59</text:p>
          </table:table-cell>
          <table:table-cell table:style-name="ce19" office:value-type="float" office:value="75.5" calcext:value-type="float">
            <text:p>75.50</text:p>
          </table:table-cell>
          <table:table-cell table:style-name="ce25" office:value-type="float" office:value="38.758869952567" calcext:value-type="float">
            <text:p>38.76</text:p>
          </table:table-cell>
          <table:table-cell table:style-name="ce19" office:value-type="float" office:value="60.6666666666667" calcext:value-type="float">
            <text:p>60.67</text:p>
          </table:table-cell>
          <table:table-cell table:style-name="ce25" office:value-type="float" office:value="33.7490740613724" calcext:value-type="float">
            <text:p>33.75</text:p>
          </table:table-cell>
          <table:table-cell table:style-name="ce19" office:value-type="float" office:value="66.2380952380952" calcext:value-type="float">
            <text:p>66.24</text:p>
          </table:table-cell>
          <table:table-cell table:style-name="ce34" office:value-type="float" office:value="34.5926735194678" calcext:value-type="float">
            <text:p>34.59</text:p>
          </table:table-cell>
          <table:table-cell table:style-name="ce34"/>
          <table:table-cell table:style-name="ce25" office:value-type="float" office:value="68.2380952380952" calcext:value-type="float">
            <text:p>68.24</text:p>
          </table:table-cell>
          <table:table-cell table:style-name="ce34" office:value-type="float" office:value="35.8845465384768" calcext:value-type="float">
            <text:p>35.88</text:p>
          </table:table-cell>
          <table:table-cell table:style-name="ce25" office:value-type="float" office:value="77.5" calcext:value-type="float">
            <text:p>77.50</text:p>
          </table:table-cell>
          <table:table-cell table:style-name="ce34" office:value-type="float" office:value="39.4493345951488" calcext:value-type="float">
            <text:p>39.45</text:p>
          </table:table-cell>
          <table:table-cell table:style-name="ce25" office:value-type="float" office:value="62.6666666666667" calcext:value-type="float">
            <text:p>62.67</text:p>
          </table:table-cell>
          <table:table-cell table:style-name="ce34" office:value-type="float" office:value="35.3883219909243" calcext:value-type="float">
            <text:p>35.39</text:p>
          </table:table-cell>
          <table:table-cell table:style-name="ce19" office:value-type="float" office:value="68.2380952380952" calcext:value-type="float">
            <text:p>68.24</text:p>
          </table:table-cell>
          <table:table-cell table:style-name="ce34" office:value-type="float" office:value="35.8845465384768" calcext:value-type="float">
            <text:p>35.88</text:p>
          </table:table-cell>
          <table:table-cell table:style-name="ce25"/>
          <table:table-cell table:style-name="ce93" table:number-columns-repeated="2"/>
          <table:table-cell table:style-name="ce71" table:formula="of:=IF([.A52]&lt;&gt;&quot;&quot;; [.A52]; &quot;&quot;)" office:value-type="string" office:string-value="Set" calcext:value-type="string">
            <text:p>Set</text:p>
          </table:table-cell>
          <table:table-cell table:style-name="ce31" table:formula="of:=IF(AND([.B52]&lt;&gt;&quot;&quot;; [.C52]&lt;&gt;&quot;&quot;); &quot; $&quot; &amp; TEXT([.B52]; &quot;0.00&quot;) &amp; &quot;_{\pm &quot; &amp; TEXT([.C52]; &quot;0.00&quot;) &amp; &quot;}$ &quot;; &quot;&quot;)" office:value-type="string" office:string-value=" $66.24_{\pm 34.59}$ " calcext:value-type="string">
            <text:p><text:s/>$66.24_{\pm 34.59}$ </text:p>
          </table:table-cell>
          <table:table-cell table:style-name="ce50" table:formula="of:=IF(AND([.D52]&lt;&gt;&quot;&quot;; [.E52]&lt;&gt;&quot;&quot;); &quot; $&quot; &amp; TEXT([.D52]; &quot;0.00&quot;) &amp; &quot;_{\pm &quot; &amp; TEXT([.E52]; &quot;0.00&quot;) &amp; &quot;}$ &quot;; &quot;&quot;)" office:value-type="string" office:string-value=" $75.50_{\pm 38.76}$ " calcext:value-type="string">
            <text:p><text:s/>$75.50_{\pm 38.76}$ </text:p>
          </table:table-cell>
          <table:table-cell table:style-name="ce50" table:formula="of:=IF(AND([.F52]&lt;&gt;&quot;&quot;; [.G52]&lt;&gt;&quot;&quot;); &quot; $&quot; &amp; TEXT([.F52]; &quot;0.00&quot;) &amp; &quot;_{\pm &quot; &amp; TEXT([.G52]; &quot;0.00&quot;) &amp; &quot;}$ &quot;; &quot;&quot;)" office:value-type="string" office:string-value=" $60.67_{\pm 33.75}$ " calcext:value-type="string">
            <text:p><text:s/>$60.67_{\pm 33.75}$ </text:p>
          </table:table-cell>
          <table:table-cell table:style-name="ce121" table:formula="of:=IF(AND([.H52]&lt;&gt;&quot;&quot;; [.I52]&lt;&gt;&quot;&quot;); &quot; $&quot; &amp; TEXT([.H52]; &quot;0.00&quot;) &amp; &quot;_{\pm &quot; &amp; TEXT([.I52]; &quot;0.00&quot;) &amp; &quot;}$ &quot;; &quot;&quot;)" office:value-type="string" office:string-value=" $66.24_{\pm 34.59}$ " calcext:value-type="string">
            <text:p><text:s/>$66.24_{\pm 34.59}$ </text:p>
          </table:table-cell>
          <table:table-cell table:style-name="ce52"/>
          <table:table-cell table:style-name="ce50" table:formula="of:=IF(AND([.K52]&lt;&gt;&quot;&quot;; [.L52]&lt;&gt;&quot;&quot;); &quot; $&quot; &amp; TEXT([.K52]; &quot;0.00&quot;) &amp; &quot;_{\pm &quot; &amp; TEXT([.L52]; &quot;0.00&quot;) &amp; &quot;}$ &quot;; &quot;&quot;)" office:value-type="string" office:string-value=" $68.24_{\pm 35.88}$ " calcext:value-type="string">
            <text:p><text:s/>$68.24_{\pm 35.88}$ </text:p>
          </table:table-cell>
          <table:table-cell table:style-name="ce50" table:formula="of:=IF(AND([.M52]&lt;&gt;&quot;&quot;; [.N52]&lt;&gt;&quot;&quot;); &quot; $&quot; &amp; TEXT([.M52]; &quot;0.00&quot;) &amp; &quot;_{\pm &quot; &amp; TEXT([.N52]; &quot;0.00&quot;) &amp; &quot;}$ &quot;; &quot;&quot;)" office:value-type="string" office:string-value=" $77.50_{\pm 39.45}$ " calcext:value-type="string">
            <text:p><text:s/>$77.50_{\pm 39.45}$ </text:p>
          </table:table-cell>
          <table:table-cell table:style-name="ce50" table:formula="of:=IF(AND([.O52]&lt;&gt;&quot;&quot;; [.P52]&lt;&gt;&quot;&quot;); &quot; $&quot; &amp; TEXT([.O52]; &quot;0.00&quot;) &amp; &quot;_{\pm &quot; &amp; TEXT([.P52]; &quot;0.00&quot;) &amp; &quot;}$ &quot;; &quot;&quot;)" office:value-type="string" office:string-value=" $62.67_{\pm 35.39}$ " calcext:value-type="string">
            <text:p><text:s/>$62.67_{\pm 35.39}$ </text:p>
          </table:table-cell>
          <table:table-cell table:style-name="ce50" table:formula="of:=IF(AND([.Q52]&lt;&gt;&quot;&quot;; [.R52]&lt;&gt;&quot;&quot;); &quot; $&quot; &amp; TEXT([.Q52]; &quot;0.00&quot;) &amp; &quot;_{\pm &quot; &amp; TEXT([.R52]; &quot;0.00&quot;) &amp; &quot;}$ &quot;; &quot;&quot;)" office:value-type="string" office:string-value=" $68.24_{\pm 35.88}$ " calcext:value-type="string">
            <text:p><text:s/>$68.24_{\pm 35.88}$ </text:p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70" table:formula="of:=IF([.A53]&lt;&gt;&quot;&quot;; [.A53]; &quot;&quot;)">
            <text:p/>
          </table:table-cell>
          <table:table-cell table:style-name="ce24" table:formula="of:=IF(AND([.B53]&lt;&gt;&quot;&quot;; [.C53]&lt;&gt;&quot;&quot;); &quot; $&quot; &amp; TEXT([.B53]; &quot;0.00&quot;) &amp; &quot;_{\pm &quot; &amp; TEXT([.C53]; &quot;0.00&quot;) &amp; &quot;}$ &quot;; &quot;&quot;)">
            <text:p/>
          </table:table-cell>
          <table:table-cell table:style-name="ce49" table:formula="of:=IF(AND([.D53]&lt;&gt;&quot;&quot;; [.E53]&lt;&gt;&quot;&quot;); &quot; $&quot; &amp; TEXT([.D53]; &quot;0.00&quot;) &amp; &quot;_{\pm &quot; &amp; TEXT([.E53]; &quot;0.00&quot;) &amp; &quot;}$ &quot;; &quot;&quot;)">
            <text:p/>
          </table:table-cell>
          <table:table-cell table:style-name="ce49" table:formula="of:=IF(AND([.F53]&lt;&gt;&quot;&quot;; [.G53]&lt;&gt;&quot;&quot;); &quot; $&quot; &amp; TEXT([.F53]; &quot;0.00&quot;) &amp; &quot;_{\pm &quot; &amp; TEXT([.G53]; &quot;0.00&quot;) &amp; &quot;}$ &quot;; &quot;&quot;)">
            <text:p/>
          </table:table-cell>
          <table:table-cell table:style-name="ce24" table:formula="of:=IF(AND([.H53]&lt;&gt;&quot;&quot;; [.I53]&lt;&gt;&quot;&quot;); &quot; $&quot; &amp; TEXT([.H53]; &quot;0.00&quot;) &amp; &quot;_{\pm &quot; &amp; TEXT([.I53]; &quot;0.00&quot;) &amp; &quot;}$ &quot;; &quot;&quot;)">
            <text:p/>
          </table:table-cell>
          <table:table-cell table:style-name="ce35"/>
          <table:table-cell table:style-name="ce49" table:formula="of:=IF(AND([.K53]&lt;&gt;&quot;&quot;; [.L53]&lt;&gt;&quot;&quot;); &quot; $&quot; &amp; TEXT([.K53]; &quot;0.00&quot;) &amp; &quot;_{\pm &quot; &amp; TEXT([.L53]; &quot;0.00&quot;) &amp; &quot;}$ &quot;; &quot;&quot;)">
            <text:p/>
          </table:table-cell>
          <table:table-cell table:style-name="ce49" table:formula="of:=IF(AND([.M53]&lt;&gt;&quot;&quot;; [.N53]&lt;&gt;&quot;&quot;); &quot; $&quot; &amp; TEXT([.M53]; &quot;0.00&quot;) &amp; &quot;_{\pm &quot; &amp; TEXT([.N53]; &quot;0.00&quot;) &amp; &quot;}$ &quot;; &quot;&quot;)">
            <text:p/>
          </table:table-cell>
          <table:table-cell table:style-name="ce49" table:formula="of:=IF(AND([.O53]&lt;&gt;&quot;&quot;; [.P53]&lt;&gt;&quot;&quot;); &quot; $&quot; &amp; TEXT([.O53]; &quot;0.00&quot;) &amp; &quot;_{\pm &quot; &amp; TEXT([.P53]; &quot;0.00&quot;) &amp; &quot;}$ &quot;; &quot;&quot;)">
            <text:p/>
          </table:table-cell>
          <table:table-cell table:style-name="ce49" table:formula="of:=IF(AND([.Q53]&lt;&gt;&quot;&quot;; [.R53]&lt;&gt;&quot;&quot;); &quot; $&quot; &amp; TEXT([.Q53]; &quot;0.00&quot;) &amp; &quot;_{\pm &quot; &amp; TEXT([.R53]; &quot;0.00&quot;) &amp; &quot;}$ &quot;; &quot;&quot;)">
            <text:p/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13" office:value-type="string" calcext:value-type="string">
            <text:p>(TempEval)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1"/>
          <table:table-cell table:style-name="ce70" table:formula="of:=IF([.A54]&lt;&gt;&quot;&quot;; [.A54]; &quot;&quot;)" office:value-type="string" office:string-value="(TempEval)" calcext:value-type="string">
            <text:p>(TempEval)</text:p>
          </table:table-cell>
          <table:table-cell table:style-name="ce121" table:formula="of:=IF(AND([.B54]&lt;&gt;&quot;&quot;; [.C54]&lt;&gt;&quot;&quot;); &quot; $&quot; &amp; TEXT([.B54]; &quot;0.00&quot;) &amp; &quot;_{\pm &quot; &amp; TEXT([.C54]; &quot;0.00&quot;) &amp; &quot;}$ &quot;; &quot;&quot;)">
            <text:p/>
          </table:table-cell>
          <table:table-cell table:style-name="ce50" table:formula="of:=IF(AND([.D54]&lt;&gt;&quot;&quot;; [.E54]&lt;&gt;&quot;&quot;); &quot; $&quot; &amp; TEXT([.D54]; &quot;0.00&quot;) &amp; &quot;_{\pm &quot; &amp; TEXT([.E54]; &quot;0.00&quot;) &amp; &quot;}$ &quot;; &quot;&quot;)">
            <text:p/>
          </table:table-cell>
          <table:table-cell table:style-name="ce50" table:formula="of:=IF(AND([.F54]&lt;&gt;&quot;&quot;; [.G54]&lt;&gt;&quot;&quot;); &quot; $&quot; &amp; TEXT([.F54]; &quot;0.00&quot;) &amp; &quot;_{\pm &quot; &amp; TEXT([.G54]; &quot;0.00&quot;) &amp; &quot;}$ &quot;; &quot;&quot;)">
            <text:p/>
          </table:table-cell>
          <table:table-cell table:style-name="ce121" table:formula="of:=IF(AND([.H54]&lt;&gt;&quot;&quot;; [.I54]&lt;&gt;&quot;&quot;); &quot; $&quot; &amp; TEXT([.H54]; &quot;0.00&quot;) &amp; &quot;_{\pm &quot; &amp; TEXT([.I54]; &quot;0.00&quot;) &amp; &quot;}$ &quot;; &quot;&quot;)">
            <text:p/>
          </table:table-cell>
          <table:table-cell table:style-name="ce35"/>
          <table:table-cell table:style-name="ce50" table:formula="of:=IF(AND([.K54]&lt;&gt;&quot;&quot;; [.L54]&lt;&gt;&quot;&quot;); &quot; $&quot; &amp; TEXT([.K54]; &quot;0.00&quot;) &amp; &quot;_{\pm &quot; &amp; TEXT([.L54]; &quot;0.00&quot;) &amp; &quot;}$ &quot;; &quot;&quot;)">
            <text:p/>
          </table:table-cell>
          <table:table-cell table:style-name="ce50" table:formula="of:=IF(AND([.M54]&lt;&gt;&quot;&quot;; [.N54]&lt;&gt;&quot;&quot;); &quot; $&quot; &amp; TEXT([.M54]; &quot;0.00&quot;) &amp; &quot;_{\pm &quot; &amp; TEXT([.N54]; &quot;0.00&quot;) &amp; &quot;}$ &quot;; &quot;&quot;)">
            <text:p/>
          </table:table-cell>
          <table:table-cell table:style-name="ce50" table:formula="of:=IF(AND([.O54]&lt;&gt;&quot;&quot;; [.P54]&lt;&gt;&quot;&quot;); &quot; $&quot; &amp; TEXT([.O54]; &quot;0.00&quot;) &amp; &quot;_{\pm &quot; &amp; TEXT([.P54]; &quot;0.00&quot;) &amp; &quot;}$ &quot;; &quot;&quot;)">
            <text:p/>
          </table:table-cell>
          <table:table-cell table:style-name="ce50" table:formula="of:=IF(AND([.Q54]&lt;&gt;&quot;&quot;; [.R54]&lt;&gt;&quot;&quot;); &quot; $&quot; &amp; TEXT([.Q54]; &quot;0.00&quot;) &amp; &quot;_{\pm &quot; &amp; TEXT([.R54]; &quot;0.00&quot;) &amp; &quot;}$ &quot;; &quot;&quot;)">
            <text:p/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1"/>
          <table:table-cell table:style-name="ce70" table:formula="of:=IF([.A55]&lt;&gt;&quot;&quot;; [.A55]; &quot;&quot;)" office:value-type="string" office:string-value="Date" calcext:value-type="string">
            <text:p>Date</text:p>
          </table:table-cell>
          <table:table-cell table:style-name="ce121" table:formula="of:=IF(AND([.B55]&lt;&gt;&quot;&quot;; [.C55]&lt;&gt;&quot;&quot;); &quot; $&quot; &amp; TEXT([.B55]; &quot;0.00&quot;) &amp; &quot;_{\pm &quot; &amp; TEXT([.C55]; &quot;0.00&quot;) &amp; &quot;}$ &quot;; &quot;&quot;)">
            <text:p/>
          </table:table-cell>
          <table:table-cell table:style-name="ce50" table:formula="of:=IF(AND([.D55]&lt;&gt;&quot;&quot;; [.E55]&lt;&gt;&quot;&quot;); &quot; $&quot; &amp; TEXT([.D55]; &quot;0.00&quot;) &amp; &quot;_{\pm &quot; &amp; TEXT([.E55]; &quot;0.00&quot;) &amp; &quot;}$ &quot;; &quot;&quot;)">
            <text:p/>
          </table:table-cell>
          <table:table-cell table:style-name="ce50" table:formula="of:=IF(AND([.F55]&lt;&gt;&quot;&quot;; [.G55]&lt;&gt;&quot;&quot;); &quot; $&quot; &amp; TEXT([.F55]; &quot;0.00&quot;) &amp; &quot;_{\pm &quot; &amp; TEXT([.G55]; &quot;0.00&quot;) &amp; &quot;}$ &quot;; &quot;&quot;)">
            <text:p/>
          </table:table-cell>
          <table:table-cell table:style-name="ce121" table:formula="of:=IF(AND([.H55]&lt;&gt;&quot;&quot;; [.I55]&lt;&gt;&quot;&quot;); &quot; $&quot; &amp; TEXT([.H55]; &quot;0.00&quot;) &amp; &quot;_{\pm &quot; &amp; TEXT([.I55]; &quot;0.00&quot;) &amp; &quot;}$ &quot;; &quot;&quot;)">
            <text:p/>
          </table:table-cell>
          <table:table-cell table:style-name="ce35"/>
          <table:table-cell table:style-name="ce50" table:formula="of:=IF(AND([.K55]&lt;&gt;&quot;&quot;; [.L55]&lt;&gt;&quot;&quot;); &quot; $&quot; &amp; TEXT([.K55]; &quot;0.00&quot;) &amp; &quot;_{\pm &quot; &amp; TEXT([.L55]; &quot;0.00&quot;) &amp; &quot;}$ &quot;; &quot;&quot;)">
            <text:p/>
          </table:table-cell>
          <table:table-cell table:style-name="ce50" table:formula="of:=IF(AND([.M55]&lt;&gt;&quot;&quot;; [.N55]&lt;&gt;&quot;&quot;); &quot; $&quot; &amp; TEXT([.M55]; &quot;0.00&quot;) &amp; &quot;_{\pm &quot; &amp; TEXT([.N55]; &quot;0.00&quot;) &amp; &quot;}$ &quot;; &quot;&quot;)">
            <text:p/>
          </table:table-cell>
          <table:table-cell table:style-name="ce50" table:formula="of:=IF(AND([.O55]&lt;&gt;&quot;&quot;; [.P55]&lt;&gt;&quot;&quot;); &quot; $&quot; &amp; TEXT([.O55]; &quot;0.00&quot;) &amp; &quot;_{\pm &quot; &amp; TEXT([.P55]; &quot;0.00&quot;) &amp; &quot;}$ &quot;; &quot;&quot;)">
            <text:p/>
          </table:table-cell>
          <table:table-cell table:style-name="ce50" table:formula="of:=IF(AND([.Q55]&lt;&gt;&quot;&quot;; [.R55]&lt;&gt;&quot;&quot;); &quot; $&quot; &amp; TEXT([.Q55]; &quot;0.00&quot;) &amp; &quot;_{\pm &quot; &amp; TEXT([.R55]; &quot;0.00&quot;) &amp; &quot;}$ &quot;; &quot;&quot;)">
            <text:p/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1"/>
          <table:table-cell table:style-name="ce70" table:formula="of:=IF([.A56]&lt;&gt;&quot;&quot;; [.A56]; &quot;&quot;)" office:value-type="string" office:string-value="Time" calcext:value-type="string">
            <text:p>Time</text:p>
          </table:table-cell>
          <table:table-cell table:style-name="ce121" table:formula="of:=IF(AND([.B56]&lt;&gt;&quot;&quot;; [.C56]&lt;&gt;&quot;&quot;); &quot; $&quot; &amp; TEXT([.B56]; &quot;0.00&quot;) &amp; &quot;_{\pm &quot; &amp; TEXT([.C56]; &quot;0.00&quot;) &amp; &quot;}$ &quot;; &quot;&quot;)">
            <text:p/>
          </table:table-cell>
          <table:table-cell table:style-name="ce50" table:formula="of:=IF(AND([.D56]&lt;&gt;&quot;&quot;; [.E56]&lt;&gt;&quot;&quot;); &quot; $&quot; &amp; TEXT([.D56]; &quot;0.00&quot;) &amp; &quot;_{\pm &quot; &amp; TEXT([.E56]; &quot;0.00&quot;) &amp; &quot;}$ &quot;; &quot;&quot;)">
            <text:p/>
          </table:table-cell>
          <table:table-cell table:style-name="ce50" table:formula="of:=IF(AND([.F56]&lt;&gt;&quot;&quot;; [.G56]&lt;&gt;&quot;&quot;); &quot; $&quot; &amp; TEXT([.F56]; &quot;0.00&quot;) &amp; &quot;_{\pm &quot; &amp; TEXT([.G56]; &quot;0.00&quot;) &amp; &quot;}$ &quot;; &quot;&quot;)">
            <text:p/>
          </table:table-cell>
          <table:table-cell table:style-name="ce121" table:formula="of:=IF(AND([.H56]&lt;&gt;&quot;&quot;; [.I56]&lt;&gt;&quot;&quot;); &quot; $&quot; &amp; TEXT([.H56]; &quot;0.00&quot;) &amp; &quot;_{\pm &quot; &amp; TEXT([.I56]; &quot;0.00&quot;) &amp; &quot;}$ &quot;; &quot;&quot;)">
            <text:p/>
          </table:table-cell>
          <table:table-cell table:style-name="ce35"/>
          <table:table-cell table:style-name="ce50" table:formula="of:=IF(AND([.K56]&lt;&gt;&quot;&quot;; [.L56]&lt;&gt;&quot;&quot;); &quot; $&quot; &amp; TEXT([.K56]; &quot;0.00&quot;) &amp; &quot;_{\pm &quot; &amp; TEXT([.L56]; &quot;0.00&quot;) &amp; &quot;}$ &quot;; &quot;&quot;)">
            <text:p/>
          </table:table-cell>
          <table:table-cell table:style-name="ce50" table:formula="of:=IF(AND([.M56]&lt;&gt;&quot;&quot;; [.N56]&lt;&gt;&quot;&quot;); &quot; $&quot; &amp; TEXT([.M56]; &quot;0.00&quot;) &amp; &quot;_{\pm &quot; &amp; TEXT([.N56]; &quot;0.00&quot;) &amp; &quot;}$ &quot;; &quot;&quot;)">
            <text:p/>
          </table:table-cell>
          <table:table-cell table:style-name="ce50" table:formula="of:=IF(AND([.O56]&lt;&gt;&quot;&quot;; [.P56]&lt;&gt;&quot;&quot;); &quot; $&quot; &amp; TEXT([.O56]; &quot;0.00&quot;) &amp; &quot;_{\pm &quot; &amp; TEXT([.P56]; &quot;0.00&quot;) &amp; &quot;}$ &quot;; &quot;&quot;)">
            <text:p/>
          </table:table-cell>
          <table:table-cell table:style-name="ce50" table:formula="of:=IF(AND([.Q56]&lt;&gt;&quot;&quot;; [.R56]&lt;&gt;&quot;&quot;); &quot; $&quot; &amp; TEXT([.Q56]; &quot;0.00&quot;) &amp; &quot;_{\pm &quot; &amp; TEXT([.R56]; &quot;0.00&quot;) &amp; &quot;}$ &quot;; &quot;&quot;)">
            <text:p/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1"/>
          <table:table-cell table:style-name="ce70" table:formula="of:=IF([.A57]&lt;&gt;&quot;&quot;; [.A57]; &quot;&quot;)" office:value-type="string" office:string-value="Duration" calcext:value-type="string">
            <text:p>Duration</text:p>
          </table:table-cell>
          <table:table-cell table:style-name="ce121" table:formula="of:=IF(AND([.B57]&lt;&gt;&quot;&quot;; [.C57]&lt;&gt;&quot;&quot;); &quot; $&quot; &amp; TEXT([.B57]; &quot;0.00&quot;) &amp; &quot;_{\pm &quot; &amp; TEXT([.C57]; &quot;0.00&quot;) &amp; &quot;}$ &quot;; &quot;&quot;)">
            <text:p/>
          </table:table-cell>
          <table:table-cell table:style-name="ce50" table:formula="of:=IF(AND([.D57]&lt;&gt;&quot;&quot;; [.E57]&lt;&gt;&quot;&quot;); &quot; $&quot; &amp; TEXT([.D57]; &quot;0.00&quot;) &amp; &quot;_{\pm &quot; &amp; TEXT([.E57]; &quot;0.00&quot;) &amp; &quot;}$ &quot;; &quot;&quot;)">
            <text:p/>
          </table:table-cell>
          <table:table-cell table:style-name="ce50" table:formula="of:=IF(AND([.F57]&lt;&gt;&quot;&quot;; [.G57]&lt;&gt;&quot;&quot;); &quot; $&quot; &amp; TEXT([.F57]; &quot;0.00&quot;) &amp; &quot;_{\pm &quot; &amp; TEXT([.G57]; &quot;0.00&quot;) &amp; &quot;}$ &quot;; &quot;&quot;)">
            <text:p/>
          </table:table-cell>
          <table:table-cell table:style-name="ce121" table:formula="of:=IF(AND([.H57]&lt;&gt;&quot;&quot;; [.I57]&lt;&gt;&quot;&quot;); &quot; $&quot; &amp; TEXT([.H57]; &quot;0.00&quot;) &amp; &quot;_{\pm &quot; &amp; TEXT([.I57]; &quot;0.00&quot;) &amp; &quot;}$ &quot;; &quot;&quot;)">
            <text:p/>
          </table:table-cell>
          <table:table-cell table:style-name="ce35"/>
          <table:table-cell table:style-name="ce50" table:formula="of:=IF(AND([.K57]&lt;&gt;&quot;&quot;; [.L57]&lt;&gt;&quot;&quot;); &quot; $&quot; &amp; TEXT([.K57]; &quot;0.00&quot;) &amp; &quot;_{\pm &quot; &amp; TEXT([.L57]; &quot;0.00&quot;) &amp; &quot;}$ &quot;; &quot;&quot;)">
            <text:p/>
          </table:table-cell>
          <table:table-cell table:style-name="ce50" table:formula="of:=IF(AND([.M57]&lt;&gt;&quot;&quot;; [.N57]&lt;&gt;&quot;&quot;); &quot; $&quot; &amp; TEXT([.M57]; &quot;0.00&quot;) &amp; &quot;_{\pm &quot; &amp; TEXT([.N57]; &quot;0.00&quot;) &amp; &quot;}$ &quot;; &quot;&quot;)">
            <text:p/>
          </table:table-cell>
          <table:table-cell table:style-name="ce50" table:formula="of:=IF(AND([.O57]&lt;&gt;&quot;&quot;; [.P57]&lt;&gt;&quot;&quot;); &quot; $&quot; &amp; TEXT([.O57]; &quot;0.00&quot;) &amp; &quot;_{\pm &quot; &amp; TEXT([.P57]; &quot;0.00&quot;) &amp; &quot;}$ &quot;; &quot;&quot;)">
            <text:p/>
          </table:table-cell>
          <table:table-cell table:style-name="ce50" table:formula="of:=IF(AND([.Q57]&lt;&gt;&quot;&quot;; [.R57]&lt;&gt;&quot;&quot;); &quot; $&quot; &amp; TEXT([.Q57]; &quot;0.00&quot;) &amp; &quot;_{\pm &quot; &amp; TEXT([.R57]; &quot;0.00&quot;) &amp; &quot;}$ &quot;; &quot;&quot;)">
            <text:p/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/>
          <table:table-cell table:style-name="ce93" table:number-columns-repeated="2"/>
          <table:table-cell table:style-name="ce71" table:formula="of:=IF([.A58]&lt;&gt;&quot;&quot;; [.A58]; &quot;&quot;)" office:value-type="string" office:string-value="Set" calcext:value-type="string">
            <text:p>Set</text:p>
          </table:table-cell>
          <table:table-cell table:style-name="ce31" table:formula="of:=IF(AND([.B58]&lt;&gt;&quot;&quot;; [.C58]&lt;&gt;&quot;&quot;); &quot; $&quot; &amp; TEXT([.B58]; &quot;0.00&quot;) &amp; &quot;_{\pm &quot; &amp; TEXT([.C58]; &quot;0.00&quot;) &amp; &quot;}$ &quot;; &quot;&quot;)">
            <text:p/>
          </table:table-cell>
          <table:table-cell table:style-name="ce50" table:formula="of:=IF(AND([.D58]&lt;&gt;&quot;&quot;; [.E58]&lt;&gt;&quot;&quot;); &quot; $&quot; &amp; TEXT([.D58]; &quot;0.00&quot;) &amp; &quot;_{\pm &quot; &amp; TEXT([.E58]; &quot;0.00&quot;) &amp; &quot;}$ &quot;; &quot;&quot;)">
            <text:p/>
          </table:table-cell>
          <table:table-cell table:style-name="ce50" table:formula="of:=IF(AND([.F58]&lt;&gt;&quot;&quot;; [.G58]&lt;&gt;&quot;&quot;); &quot; $&quot; &amp; TEXT([.F58]; &quot;0.00&quot;) &amp; &quot;_{\pm &quot; &amp; TEXT([.G58]; &quot;0.00&quot;) &amp; &quot;}$ &quot;; &quot;&quot;)">
            <text:p/>
          </table:table-cell>
          <table:table-cell table:style-name="ce121" table:formula="of:=IF(AND([.H58]&lt;&gt;&quot;&quot;; [.I58]&lt;&gt;&quot;&quot;); &quot; $&quot; &amp; TEXT([.H58]; &quot;0.00&quot;) &amp; &quot;_{\pm &quot; &amp; TEXT([.I58]; &quot;0.00&quot;) &amp; &quot;}$ &quot;; &quot;&quot;)">
            <text:p/>
          </table:table-cell>
          <table:table-cell table:style-name="ce52"/>
          <table:table-cell table:style-name="ce50" table:formula="of:=IF(AND([.K58]&lt;&gt;&quot;&quot;; [.L58]&lt;&gt;&quot;&quot;); &quot; $&quot; &amp; TEXT([.K58]; &quot;0.00&quot;) &amp; &quot;_{\pm &quot; &amp; TEXT([.L58]; &quot;0.00&quot;) &amp; &quot;}$ &quot;; &quot;&quot;)">
            <text:p/>
          </table:table-cell>
          <table:table-cell table:style-name="ce50" table:formula="of:=IF(AND([.M58]&lt;&gt;&quot;&quot;; [.N58]&lt;&gt;&quot;&quot;); &quot; $&quot; &amp; TEXT([.M58]; &quot;0.00&quot;) &amp; &quot;_{\pm &quot; &amp; TEXT([.N58]; &quot;0.00&quot;) &amp; &quot;}$ &quot;; &quot;&quot;)">
            <text:p/>
          </table:table-cell>
          <table:table-cell table:style-name="ce50" table:formula="of:=IF(AND([.O58]&lt;&gt;&quot;&quot;; [.P58]&lt;&gt;&quot;&quot;); &quot; $&quot; &amp; TEXT([.O58]; &quot;0.00&quot;) &amp; &quot;_{\pm &quot; &amp; TEXT([.P58]; &quot;0.00&quot;) &amp; &quot;}$ &quot;; &quot;&quot;)">
            <text:p/>
          </table:table-cell>
          <table:table-cell table:style-name="ce50" table:formula="of:=IF(AND([.Q58]&lt;&gt;&quot;&quot;; [.R58]&lt;&gt;&quot;&quot;); &quot; $&quot; &amp; TEXT([.Q58]; &quot;0.00&quot;) &amp; &quot;_{\pm &quot; &amp; TEXT([.R58]; &quot;0.00&quot;) &amp; &quot;}$ &quot;; &quot;&quot;)">
            <text:p/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70" table:formula="of:=IF([.A59]&lt;&gt;&quot;&quot;; [.A59]; &quot;&quot;)">
            <text:p/>
          </table:table-cell>
          <table:table-cell table:style-name="ce24" table:formula="of:=IF(AND([.B59]&lt;&gt;&quot;&quot;; [.C59]&lt;&gt;&quot;&quot;); &quot; $&quot; &amp; TEXT([.B59]; &quot;0.00&quot;) &amp; &quot;_{\pm &quot; &amp; TEXT([.C59]; &quot;0.00&quot;) &amp; &quot;}$ &quot;; &quot;&quot;)">
            <text:p/>
          </table:table-cell>
          <table:table-cell table:style-name="ce49" table:formula="of:=IF(AND([.D59]&lt;&gt;&quot;&quot;; [.E59]&lt;&gt;&quot;&quot;); &quot; $&quot; &amp; TEXT([.D59]; &quot;0.00&quot;) &amp; &quot;_{\pm &quot; &amp; TEXT([.E59]; &quot;0.00&quot;) &amp; &quot;}$ &quot;; &quot;&quot;)">
            <text:p/>
          </table:table-cell>
          <table:table-cell table:style-name="ce49" table:formula="of:=IF(AND([.F59]&lt;&gt;&quot;&quot;; [.G59]&lt;&gt;&quot;&quot;); &quot; $&quot; &amp; TEXT([.F59]; &quot;0.00&quot;) &amp; &quot;_{\pm &quot; &amp; TEXT([.G59]; &quot;0.00&quot;) &amp; &quot;}$ &quot;; &quot;&quot;)">
            <text:p/>
          </table:table-cell>
          <table:table-cell table:style-name="ce24" table:formula="of:=IF(AND([.H59]&lt;&gt;&quot;&quot;; [.I59]&lt;&gt;&quot;&quot;); &quot; $&quot; &amp; TEXT([.H59]; &quot;0.00&quot;) &amp; &quot;_{\pm &quot; &amp; TEXT([.I59]; &quot;0.00&quot;) &amp; &quot;}$ &quot;; &quot;&quot;)">
            <text:p/>
          </table:table-cell>
          <table:table-cell table:style-name="ce35"/>
          <table:table-cell table:style-name="ce49" table:formula="of:=IF(AND([.K59]&lt;&gt;&quot;&quot;; [.L59]&lt;&gt;&quot;&quot;); &quot; $&quot; &amp; TEXT([.K59]; &quot;0.00&quot;) &amp; &quot;_{\pm &quot; &amp; TEXT([.L59]; &quot;0.00&quot;) &amp; &quot;}$ &quot;; &quot;&quot;)">
            <text:p/>
          </table:table-cell>
          <table:table-cell table:style-name="ce49" table:formula="of:=IF(AND([.M59]&lt;&gt;&quot;&quot;; [.N59]&lt;&gt;&quot;&quot;); &quot; $&quot; &amp; TEXT([.M59]; &quot;0.00&quot;) &amp; &quot;_{\pm &quot; &amp; TEXT([.N59]; &quot;0.00&quot;) &amp; &quot;}$ &quot;; &quot;&quot;)">
            <text:p/>
          </table:table-cell>
          <table:table-cell table:style-name="ce49" table:formula="of:=IF(AND([.O59]&lt;&gt;&quot;&quot;; [.P59]&lt;&gt;&quot;&quot;); &quot; $&quot; &amp; TEXT([.O59]; &quot;0.00&quot;) &amp; &quot;_{\pm &quot; &amp; TEXT([.P59]; &quot;0.00&quot;) &amp; &quot;}$ &quot;; &quot;&quot;)">
            <text:p/>
          </table:table-cell>
          <table:table-cell table:style-name="ce49" table:formula="of:=IF(AND([.Q59]&lt;&gt;&quot;&quot;; [.R59]&lt;&gt;&quot;&quot;); &quot; $&quot; &amp; TEXT([.Q59]; &quot;0.00&quot;) &amp; &quot;_{\pm &quot; &amp; TEXT([.R59]; &quot;0.00&quot;) &amp; &quot;}$ &quot;; &quot;&quot;)">
            <text:p/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13" office:value-type="string" calcext:value-type="string">
            <text:p>(TimeBank)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1"/>
          <table:table-cell table:style-name="ce70" table:formula="of:=IF([.A60]&lt;&gt;&quot;&quot;; [.A60]; &quot;&quot;)" office:value-type="string" office:string-value="(TimeBank)" calcext:value-type="string">
            <text:p>(TimeBank)</text:p>
          </table:table-cell>
          <table:table-cell table:style-name="ce121" table:formula="of:=IF(AND([.B60]&lt;&gt;&quot;&quot;; [.C60]&lt;&gt;&quot;&quot;); &quot; $&quot; &amp; TEXT([.B60]; &quot;0.00&quot;) &amp; &quot;_{\pm &quot; &amp; TEXT([.C60]; &quot;0.00&quot;) &amp; &quot;}$ &quot;; &quot;&quot;)">
            <text:p/>
          </table:table-cell>
          <table:table-cell table:style-name="ce50" table:formula="of:=IF(AND([.D60]&lt;&gt;&quot;&quot;; [.E60]&lt;&gt;&quot;&quot;); &quot; $&quot; &amp; TEXT([.D60]; &quot;0.00&quot;) &amp; &quot;_{\pm &quot; &amp; TEXT([.E60]; &quot;0.00&quot;) &amp; &quot;}$ &quot;; &quot;&quot;)">
            <text:p/>
          </table:table-cell>
          <table:table-cell table:style-name="ce50" table:formula="of:=IF(AND([.F60]&lt;&gt;&quot;&quot;; [.G60]&lt;&gt;&quot;&quot;); &quot; $&quot; &amp; TEXT([.F60]; &quot;0.00&quot;) &amp; &quot;_{\pm &quot; &amp; TEXT([.G60]; &quot;0.00&quot;) &amp; &quot;}$ &quot;; &quot;&quot;)">
            <text:p/>
          </table:table-cell>
          <table:table-cell table:style-name="ce121" table:formula="of:=IF(AND([.H60]&lt;&gt;&quot;&quot;; [.I60]&lt;&gt;&quot;&quot;); &quot; $&quot; &amp; TEXT([.H60]; &quot;0.00&quot;) &amp; &quot;_{\pm &quot; &amp; TEXT([.I60]; &quot;0.00&quot;) &amp; &quot;}$ &quot;; &quot;&quot;)">
            <text:p/>
          </table:table-cell>
          <table:table-cell table:style-name="ce35"/>
          <table:table-cell table:style-name="ce50" table:formula="of:=IF(AND([.K60]&lt;&gt;&quot;&quot;; [.L60]&lt;&gt;&quot;&quot;); &quot; $&quot; &amp; TEXT([.K60]; &quot;0.00&quot;) &amp; &quot;_{\pm &quot; &amp; TEXT([.L60]; &quot;0.00&quot;) &amp; &quot;}$ &quot;; &quot;&quot;)">
            <text:p/>
          </table:table-cell>
          <table:table-cell table:style-name="ce50" table:formula="of:=IF(AND([.M60]&lt;&gt;&quot;&quot;; [.N60]&lt;&gt;&quot;&quot;); &quot; $&quot; &amp; TEXT([.M60]; &quot;0.00&quot;) &amp; &quot;_{\pm &quot; &amp; TEXT([.N60]; &quot;0.00&quot;) &amp; &quot;}$ &quot;; &quot;&quot;)">
            <text:p/>
          </table:table-cell>
          <table:table-cell table:style-name="ce50" table:formula="of:=IF(AND([.O60]&lt;&gt;&quot;&quot;; [.P60]&lt;&gt;&quot;&quot;); &quot; $&quot; &amp; TEXT([.O60]; &quot;0.00&quot;) &amp; &quot;_{\pm &quot; &amp; TEXT([.P60]; &quot;0.00&quot;) &amp; &quot;}$ &quot;; &quot;&quot;)">
            <text:p/>
          </table:table-cell>
          <table:table-cell table:style-name="ce50" table:formula="of:=IF(AND([.Q60]&lt;&gt;&quot;&quot;; [.R60]&lt;&gt;&quot;&quot;); &quot; $&quot; &amp; TEXT([.Q60]; &quot;0.00&quot;) &amp; &quot;_{\pm &quot; &amp; TEXT([.R60]; &quot;0.00&quot;) &amp; &quot;}$ &quot;; &quot;&quot;)">
            <text:p/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1"/>
          <table:table-cell table:style-name="ce70" table:formula="of:=IF([.A61]&lt;&gt;&quot;&quot;; [.A61]; &quot;&quot;)" office:value-type="string" office:string-value="Date" calcext:value-type="string">
            <text:p>Date</text:p>
          </table:table-cell>
          <table:table-cell table:style-name="ce121" table:formula="of:=IF(AND([.B61]&lt;&gt;&quot;&quot;; [.C61]&lt;&gt;&quot;&quot;); &quot; $&quot; &amp; TEXT([.B61]; &quot;0.00&quot;) &amp; &quot;_{\pm &quot; &amp; TEXT([.C61]; &quot;0.00&quot;) &amp; &quot;}$ &quot;; &quot;&quot;)">
            <text:p/>
          </table:table-cell>
          <table:table-cell table:style-name="ce50" table:formula="of:=IF(AND([.D61]&lt;&gt;&quot;&quot;; [.E61]&lt;&gt;&quot;&quot;); &quot; $&quot; &amp; TEXT([.D61]; &quot;0.00&quot;) &amp; &quot;_{\pm &quot; &amp; TEXT([.E61]; &quot;0.00&quot;) &amp; &quot;}$ &quot;; &quot;&quot;)">
            <text:p/>
          </table:table-cell>
          <table:table-cell table:style-name="ce50" table:formula="of:=IF(AND([.F61]&lt;&gt;&quot;&quot;; [.G61]&lt;&gt;&quot;&quot;); &quot; $&quot; &amp; TEXT([.F61]; &quot;0.00&quot;) &amp; &quot;_{\pm &quot; &amp; TEXT([.G61]; &quot;0.00&quot;) &amp; &quot;}$ &quot;; &quot;&quot;)">
            <text:p/>
          </table:table-cell>
          <table:table-cell table:style-name="ce121" table:formula="of:=IF(AND([.H61]&lt;&gt;&quot;&quot;; [.I61]&lt;&gt;&quot;&quot;); &quot; $&quot; &amp; TEXT([.H61]; &quot;0.00&quot;) &amp; &quot;_{\pm &quot; &amp; TEXT([.I61]; &quot;0.00&quot;) &amp; &quot;}$ &quot;; &quot;&quot;)">
            <text:p/>
          </table:table-cell>
          <table:table-cell table:style-name="ce35"/>
          <table:table-cell table:style-name="ce50" table:formula="of:=IF(AND([.K61]&lt;&gt;&quot;&quot;; [.L61]&lt;&gt;&quot;&quot;); &quot; $&quot; &amp; TEXT([.K61]; &quot;0.00&quot;) &amp; &quot;_{\pm &quot; &amp; TEXT([.L61]; &quot;0.00&quot;) &amp; &quot;}$ &quot;; &quot;&quot;)">
            <text:p/>
          </table:table-cell>
          <table:table-cell table:style-name="ce50" table:formula="of:=IF(AND([.M61]&lt;&gt;&quot;&quot;; [.N61]&lt;&gt;&quot;&quot;); &quot; $&quot; &amp; TEXT([.M61]; &quot;0.00&quot;) &amp; &quot;_{\pm &quot; &amp; TEXT([.N61]; &quot;0.00&quot;) &amp; &quot;}$ &quot;; &quot;&quot;)">
            <text:p/>
          </table:table-cell>
          <table:table-cell table:style-name="ce50" table:formula="of:=IF(AND([.O61]&lt;&gt;&quot;&quot;; [.P61]&lt;&gt;&quot;&quot;); &quot; $&quot; &amp; TEXT([.O61]; &quot;0.00&quot;) &amp; &quot;_{\pm &quot; &amp; TEXT([.P61]; &quot;0.00&quot;) &amp; &quot;}$ &quot;; &quot;&quot;)">
            <text:p/>
          </table:table-cell>
          <table:table-cell table:style-name="ce50" table:formula="of:=IF(AND([.Q61]&lt;&gt;&quot;&quot;; [.R61]&lt;&gt;&quot;&quot;); &quot; $&quot; &amp; TEXT([.Q61]; &quot;0.00&quot;) &amp; &quot;_{\pm &quot; &amp; TEXT([.R61]; &quot;0.00&quot;) &amp; &quot;}$ &quot;; &quot;&quot;)">
            <text:p/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1"/>
          <table:table-cell table:style-name="ce70" table:formula="of:=IF([.A62]&lt;&gt;&quot;&quot;; [.A62]; &quot;&quot;)" office:value-type="string" office:string-value="Time" calcext:value-type="string">
            <text:p>Time</text:p>
          </table:table-cell>
          <table:table-cell table:style-name="ce121" table:formula="of:=IF(AND([.B62]&lt;&gt;&quot;&quot;; [.C62]&lt;&gt;&quot;&quot;); &quot; $&quot; &amp; TEXT([.B62]; &quot;0.00&quot;) &amp; &quot;_{\pm &quot; &amp; TEXT([.C62]; &quot;0.00&quot;) &amp; &quot;}$ &quot;; &quot;&quot;)">
            <text:p/>
          </table:table-cell>
          <table:table-cell table:style-name="ce50" table:formula="of:=IF(AND([.D62]&lt;&gt;&quot;&quot;; [.E62]&lt;&gt;&quot;&quot;); &quot; $&quot; &amp; TEXT([.D62]; &quot;0.00&quot;) &amp; &quot;_{\pm &quot; &amp; TEXT([.E62]; &quot;0.00&quot;) &amp; &quot;}$ &quot;; &quot;&quot;)">
            <text:p/>
          </table:table-cell>
          <table:table-cell table:style-name="ce50" table:formula="of:=IF(AND([.F62]&lt;&gt;&quot;&quot;; [.G62]&lt;&gt;&quot;&quot;); &quot; $&quot; &amp; TEXT([.F62]; &quot;0.00&quot;) &amp; &quot;_{\pm &quot; &amp; TEXT([.G62]; &quot;0.00&quot;) &amp; &quot;}$ &quot;; &quot;&quot;)">
            <text:p/>
          </table:table-cell>
          <table:table-cell table:style-name="ce121" table:formula="of:=IF(AND([.H62]&lt;&gt;&quot;&quot;; [.I62]&lt;&gt;&quot;&quot;); &quot; $&quot; &amp; TEXT([.H62]; &quot;0.00&quot;) &amp; &quot;_{\pm &quot; &amp; TEXT([.I62]; &quot;0.00&quot;) &amp; &quot;}$ &quot;; &quot;&quot;)">
            <text:p/>
          </table:table-cell>
          <table:table-cell table:style-name="ce35"/>
          <table:table-cell table:style-name="ce50" table:formula="of:=IF(AND([.K62]&lt;&gt;&quot;&quot;; [.L62]&lt;&gt;&quot;&quot;); &quot; $&quot; &amp; TEXT([.K62]; &quot;0.00&quot;) &amp; &quot;_{\pm &quot; &amp; TEXT([.L62]; &quot;0.00&quot;) &amp; &quot;}$ &quot;; &quot;&quot;)">
            <text:p/>
          </table:table-cell>
          <table:table-cell table:style-name="ce50" table:formula="of:=IF(AND([.M62]&lt;&gt;&quot;&quot;; [.N62]&lt;&gt;&quot;&quot;); &quot; $&quot; &amp; TEXT([.M62]; &quot;0.00&quot;) &amp; &quot;_{\pm &quot; &amp; TEXT([.N62]; &quot;0.00&quot;) &amp; &quot;}$ &quot;; &quot;&quot;)">
            <text:p/>
          </table:table-cell>
          <table:table-cell table:style-name="ce50" table:formula="of:=IF(AND([.O62]&lt;&gt;&quot;&quot;; [.P62]&lt;&gt;&quot;&quot;); &quot; $&quot; &amp; TEXT([.O62]; &quot;0.00&quot;) &amp; &quot;_{\pm &quot; &amp; TEXT([.P62]; &quot;0.00&quot;) &amp; &quot;}$ &quot;; &quot;&quot;)">
            <text:p/>
          </table:table-cell>
          <table:table-cell table:style-name="ce50" table:formula="of:=IF(AND([.Q62]&lt;&gt;&quot;&quot;; [.R62]&lt;&gt;&quot;&quot;); &quot; $&quot; &amp; TEXT([.Q62]; &quot;0.00&quot;) &amp; &quot;_{\pm &quot; &amp; TEXT([.R62]; &quot;0.00&quot;) &amp; &quot;}$ &quot;; &quot;&quot;)">
            <text:p/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1"/>
          <table:table-cell table:style-name="ce70" table:formula="of:=IF([.A63]&lt;&gt;&quot;&quot;; [.A63]; &quot;&quot;)" office:value-type="string" office:string-value="Duration" calcext:value-type="string">
            <text:p>Duration</text:p>
          </table:table-cell>
          <table:table-cell table:style-name="ce121" table:formula="of:=IF(AND([.B63]&lt;&gt;&quot;&quot;; [.C63]&lt;&gt;&quot;&quot;); &quot; $&quot; &amp; TEXT([.B63]; &quot;0.00&quot;) &amp; &quot;_{\pm &quot; &amp; TEXT([.C63]; &quot;0.00&quot;) &amp; &quot;}$ &quot;; &quot;&quot;)">
            <text:p/>
          </table:table-cell>
          <table:table-cell table:style-name="ce50" table:formula="of:=IF(AND([.D63]&lt;&gt;&quot;&quot;; [.E63]&lt;&gt;&quot;&quot;); &quot; $&quot; &amp; TEXT([.D63]; &quot;0.00&quot;) &amp; &quot;_{\pm &quot; &amp; TEXT([.E63]; &quot;0.00&quot;) &amp; &quot;}$ &quot;; &quot;&quot;)">
            <text:p/>
          </table:table-cell>
          <table:table-cell table:style-name="ce50" table:formula="of:=IF(AND([.F63]&lt;&gt;&quot;&quot;; [.G63]&lt;&gt;&quot;&quot;); &quot; $&quot; &amp; TEXT([.F63]; &quot;0.00&quot;) &amp; &quot;_{\pm &quot; &amp; TEXT([.G63]; &quot;0.00&quot;) &amp; &quot;}$ &quot;; &quot;&quot;)">
            <text:p/>
          </table:table-cell>
          <table:table-cell table:style-name="ce121" table:formula="of:=IF(AND([.H63]&lt;&gt;&quot;&quot;; [.I63]&lt;&gt;&quot;&quot;); &quot; $&quot; &amp; TEXT([.H63]; &quot;0.00&quot;) &amp; &quot;_{\pm &quot; &amp; TEXT([.I63]; &quot;0.00&quot;) &amp; &quot;}$ &quot;; &quot;&quot;)">
            <text:p/>
          </table:table-cell>
          <table:table-cell table:style-name="ce35"/>
          <table:table-cell table:style-name="ce50" table:formula="of:=IF(AND([.K63]&lt;&gt;&quot;&quot;; [.L63]&lt;&gt;&quot;&quot;); &quot; $&quot; &amp; TEXT([.K63]; &quot;0.00&quot;) &amp; &quot;_{\pm &quot; &amp; TEXT([.L63]; &quot;0.00&quot;) &amp; &quot;}$ &quot;; &quot;&quot;)">
            <text:p/>
          </table:table-cell>
          <table:table-cell table:style-name="ce50" table:formula="of:=IF(AND([.M63]&lt;&gt;&quot;&quot;; [.N63]&lt;&gt;&quot;&quot;); &quot; $&quot; &amp; TEXT([.M63]; &quot;0.00&quot;) &amp; &quot;_{\pm &quot; &amp; TEXT([.N63]; &quot;0.00&quot;) &amp; &quot;}$ &quot;; &quot;&quot;)">
            <text:p/>
          </table:table-cell>
          <table:table-cell table:style-name="ce50" table:formula="of:=IF(AND([.O63]&lt;&gt;&quot;&quot;; [.P63]&lt;&gt;&quot;&quot;); &quot; $&quot; &amp; TEXT([.O63]; &quot;0.00&quot;) &amp; &quot;_{\pm &quot; &amp; TEXT([.P63]; &quot;0.00&quot;) &amp; &quot;}$ &quot;; &quot;&quot;)">
            <text:p/>
          </table:table-cell>
          <table:table-cell table:style-name="ce50" table:formula="of:=IF(AND([.Q63]&lt;&gt;&quot;&quot;; [.R63]&lt;&gt;&quot;&quot;); &quot; $&quot; &amp; TEXT([.Q63]; &quot;0.00&quot;) &amp; &quot;_{\pm &quot; &amp; TEXT([.R63]; &quot;0.00&quot;) &amp; &quot;}$ &quot;; &quot;&quot;)">
            <text:p/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/>
          <table:table-cell table:style-name="ce93" table:number-columns-repeated="2"/>
          <table:table-cell table:style-name="ce71" table:formula="of:=IF([.A64]&lt;&gt;&quot;&quot;; [.A64]; &quot;&quot;)" office:value-type="string" office:string-value="Set" calcext:value-type="string">
            <text:p>Set</text:p>
          </table:table-cell>
          <table:table-cell table:style-name="ce31" table:formula="of:=IF(AND([.B64]&lt;&gt;&quot;&quot;; [.C64]&lt;&gt;&quot;&quot;); &quot; $&quot; &amp; TEXT([.B64]; &quot;0.00&quot;) &amp; &quot;_{\pm &quot; &amp; TEXT([.C64]; &quot;0.00&quot;) &amp; &quot;}$ &quot;; &quot;&quot;)">
            <text:p/>
          </table:table-cell>
          <table:table-cell table:style-name="ce50" table:formula="of:=IF(AND([.D64]&lt;&gt;&quot;&quot;; [.E64]&lt;&gt;&quot;&quot;); &quot; $&quot; &amp; TEXT([.D64]; &quot;0.00&quot;) &amp; &quot;_{\pm &quot; &amp; TEXT([.E64]; &quot;0.00&quot;) &amp; &quot;}$ &quot;; &quot;&quot;)">
            <text:p/>
          </table:table-cell>
          <table:table-cell table:style-name="ce50" table:formula="of:=IF(AND([.F64]&lt;&gt;&quot;&quot;; [.G64]&lt;&gt;&quot;&quot;); &quot; $&quot; &amp; TEXT([.F64]; &quot;0.00&quot;) &amp; &quot;_{\pm &quot; &amp; TEXT([.G64]; &quot;0.00&quot;) &amp; &quot;}$ &quot;; &quot;&quot;)">
            <text:p/>
          </table:table-cell>
          <table:table-cell table:style-name="ce121" table:formula="of:=IF(AND([.H64]&lt;&gt;&quot;&quot;; [.I64]&lt;&gt;&quot;&quot;); &quot; $&quot; &amp; TEXT([.H64]; &quot;0.00&quot;) &amp; &quot;_{\pm &quot; &amp; TEXT([.I64]; &quot;0.00&quot;) &amp; &quot;}$ &quot;; &quot;&quot;)">
            <text:p/>
          </table:table-cell>
          <table:table-cell table:style-name="ce52"/>
          <table:table-cell table:style-name="ce50" table:formula="of:=IF(AND([.K64]&lt;&gt;&quot;&quot;; [.L64]&lt;&gt;&quot;&quot;); &quot; $&quot; &amp; TEXT([.K64]; &quot;0.00&quot;) &amp; &quot;_{\pm &quot; &amp; TEXT([.L64]; &quot;0.00&quot;) &amp; &quot;}$ &quot;; &quot;&quot;)">
            <text:p/>
          </table:table-cell>
          <table:table-cell table:style-name="ce50" table:formula="of:=IF(AND([.M64]&lt;&gt;&quot;&quot;; [.N64]&lt;&gt;&quot;&quot;); &quot; $&quot; &amp; TEXT([.M64]; &quot;0.00&quot;) &amp; &quot;_{\pm &quot; &amp; TEXT([.N64]; &quot;0.00&quot;) &amp; &quot;}$ &quot;; &quot;&quot;)">
            <text:p/>
          </table:table-cell>
          <table:table-cell table:style-name="ce50" table:formula="of:=IF(AND([.O64]&lt;&gt;&quot;&quot;; [.P64]&lt;&gt;&quot;&quot;); &quot; $&quot; &amp; TEXT([.O64]; &quot;0.00&quot;) &amp; &quot;_{\pm &quot; &amp; TEXT([.P64]; &quot;0.00&quot;) &amp; &quot;}$ &quot;; &quot;&quot;)">
            <text:p/>
          </table:table-cell>
          <table:table-cell table:style-name="ce50" table:formula="of:=IF(AND([.Q64]&lt;&gt;&quot;&quot;; [.R64]&lt;&gt;&quot;&quot;); &quot; $&quot; &amp; TEXT([.Q64]; &quot;0.00&quot;) &amp; &quot;_{\pm &quot; &amp; TEXT([.R64]; &quot;0.00&quot;) &amp; &quot;}$ &quot;; &quot;&quot;)">
            <text:p/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70" table:formula="of:=IF([.A65]&lt;&gt;&quot;&quot;; [.A65]; &quot;&quot;)">
            <text:p/>
          </table:table-cell>
          <table:table-cell table:style-name="ce24" table:formula="of:=IF(AND([.B65]&lt;&gt;&quot;&quot;; [.C65]&lt;&gt;&quot;&quot;); &quot; $&quot; &amp; TEXT([.B65]; &quot;0.00&quot;) &amp; &quot;_{\pm &quot; &amp; TEXT([.C65]; &quot;0.00&quot;) &amp; &quot;}$ &quot;; &quot;&quot;)">
            <text:p/>
          </table:table-cell>
          <table:table-cell table:style-name="ce49" table:formula="of:=IF(AND([.D65]&lt;&gt;&quot;&quot;; [.E65]&lt;&gt;&quot;&quot;); &quot; $&quot; &amp; TEXT([.D65]; &quot;0.00&quot;) &amp; &quot;_{\pm &quot; &amp; TEXT([.E65]; &quot;0.00&quot;) &amp; &quot;}$ &quot;; &quot;&quot;)">
            <text:p/>
          </table:table-cell>
          <table:table-cell table:style-name="ce49" table:formula="of:=IF(AND([.F65]&lt;&gt;&quot;&quot;; [.G65]&lt;&gt;&quot;&quot;); &quot; $&quot; &amp; TEXT([.F65]; &quot;0.00&quot;) &amp; &quot;_{\pm &quot; &amp; TEXT([.G65]; &quot;0.00&quot;) &amp; &quot;}$ &quot;; &quot;&quot;)">
            <text:p/>
          </table:table-cell>
          <table:table-cell table:style-name="ce24" table:formula="of:=IF(AND([.H65]&lt;&gt;&quot;&quot;; [.I65]&lt;&gt;&quot;&quot;); &quot; $&quot; &amp; TEXT([.H65]; &quot;0.00&quot;) &amp; &quot;_{\pm &quot; &amp; TEXT([.I65]; &quot;0.00&quot;) &amp; &quot;}$ &quot;; &quot;&quot;)">
            <text:p/>
          </table:table-cell>
          <table:table-cell table:style-name="ce35"/>
          <table:table-cell table:style-name="ce49" table:formula="of:=IF(AND([.K65]&lt;&gt;&quot;&quot;; [.L65]&lt;&gt;&quot;&quot;); &quot; $&quot; &amp; TEXT([.K65]; &quot;0.00&quot;) &amp; &quot;_{\pm &quot; &amp; TEXT([.L65]; &quot;0.00&quot;) &amp; &quot;}$ &quot;; &quot;&quot;)">
            <text:p/>
          </table:table-cell>
          <table:table-cell table:style-name="ce49" table:formula="of:=IF(AND([.M65]&lt;&gt;&quot;&quot;; [.N65]&lt;&gt;&quot;&quot;); &quot; $&quot; &amp; TEXT([.M65]; &quot;0.00&quot;) &amp; &quot;_{\pm &quot; &amp; TEXT([.N65]; &quot;0.00&quot;) &amp; &quot;}$ &quot;; &quot;&quot;)">
            <text:p/>
          </table:table-cell>
          <table:table-cell table:style-name="ce49" table:formula="of:=IF(AND([.O65]&lt;&gt;&quot;&quot;; [.P65]&lt;&gt;&quot;&quot;); &quot; $&quot; &amp; TEXT([.O65]; &quot;0.00&quot;) &amp; &quot;_{\pm &quot; &amp; TEXT([.P65]; &quot;0.00&quot;) &amp; &quot;}$ &quot;; &quot;&quot;)">
            <text:p/>
          </table:table-cell>
          <table:table-cell table:style-name="ce49" table:formula="of:=IF(AND([.Q65]&lt;&gt;&quot;&quot;; [.R65]&lt;&gt;&quot;&quot;); &quot; $&quot; &amp; TEXT([.Q65]; &quot;0.00&quot;) &amp; &quot;_{\pm &quot; &amp; TEXT([.R65]; &quot;0.00&quot;) &amp; &quot;}$ &quot;; &quot;&quot;)">
            <text:p/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13" office:value-type="string" calcext:value-type="string">
            <text:p>(AQUAINT)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1"/>
          <table:table-cell table:style-name="ce70" table:formula="of:=IF([.A66]&lt;&gt;&quot;&quot;; [.A66]; &quot;&quot;)" office:value-type="string" office:string-value="(AQUAINT)" calcext:value-type="string">
            <text:p>(AQUAINT)</text:p>
          </table:table-cell>
          <table:table-cell table:style-name="ce121" table:formula="of:=IF(AND([.B66]&lt;&gt;&quot;&quot;; [.C66]&lt;&gt;&quot;&quot;); &quot; $&quot; &amp; TEXT([.B66]; &quot;0.00&quot;) &amp; &quot;_{\pm &quot; &amp; TEXT([.C66]; &quot;0.00&quot;) &amp; &quot;}$ &quot;; &quot;&quot;)">
            <text:p/>
          </table:table-cell>
          <table:table-cell table:style-name="ce50" table:formula="of:=IF(AND([.D66]&lt;&gt;&quot;&quot;; [.E66]&lt;&gt;&quot;&quot;); &quot; $&quot; &amp; TEXT([.D66]; &quot;0.00&quot;) &amp; &quot;_{\pm &quot; &amp; TEXT([.E66]; &quot;0.00&quot;) &amp; &quot;}$ &quot;; &quot;&quot;)">
            <text:p/>
          </table:table-cell>
          <table:table-cell table:style-name="ce50" table:formula="of:=IF(AND([.F66]&lt;&gt;&quot;&quot;; [.G66]&lt;&gt;&quot;&quot;); &quot; $&quot; &amp; TEXT([.F66]; &quot;0.00&quot;) &amp; &quot;_{\pm &quot; &amp; TEXT([.G66]; &quot;0.00&quot;) &amp; &quot;}$ &quot;; &quot;&quot;)">
            <text:p/>
          </table:table-cell>
          <table:table-cell table:style-name="ce121" table:formula="of:=IF(AND([.H66]&lt;&gt;&quot;&quot;; [.I66]&lt;&gt;&quot;&quot;); &quot; $&quot; &amp; TEXT([.H66]; &quot;0.00&quot;) &amp; &quot;_{\pm &quot; &amp; TEXT([.I66]; &quot;0.00&quot;) &amp; &quot;}$ &quot;; &quot;&quot;)">
            <text:p/>
          </table:table-cell>
          <table:table-cell table:style-name="ce35"/>
          <table:table-cell table:style-name="ce50" table:formula="of:=IF(AND([.K66]&lt;&gt;&quot;&quot;; [.L66]&lt;&gt;&quot;&quot;); &quot; $&quot; &amp; TEXT([.K66]; &quot;0.00&quot;) &amp; &quot;_{\pm &quot; &amp; TEXT([.L66]; &quot;0.00&quot;) &amp; &quot;}$ &quot;; &quot;&quot;)">
            <text:p/>
          </table:table-cell>
          <table:table-cell table:style-name="ce50" table:formula="of:=IF(AND([.M66]&lt;&gt;&quot;&quot;; [.N66]&lt;&gt;&quot;&quot;); &quot; $&quot; &amp; TEXT([.M66]; &quot;0.00&quot;) &amp; &quot;_{\pm &quot; &amp; TEXT([.N66]; &quot;0.00&quot;) &amp; &quot;}$ &quot;; &quot;&quot;)">
            <text:p/>
          </table:table-cell>
          <table:table-cell table:style-name="ce50" table:formula="of:=IF(AND([.O66]&lt;&gt;&quot;&quot;; [.P66]&lt;&gt;&quot;&quot;); &quot; $&quot; &amp; TEXT([.O66]; &quot;0.00&quot;) &amp; &quot;_{\pm &quot; &amp; TEXT([.P66]; &quot;0.00&quot;) &amp; &quot;}$ &quot;; &quot;&quot;)">
            <text:p/>
          </table:table-cell>
          <table:table-cell table:style-name="ce50" table:formula="of:=IF(AND([.Q66]&lt;&gt;&quot;&quot;; [.R66]&lt;&gt;&quot;&quot;); &quot; $&quot; &amp; TEXT([.Q66]; &quot;0.00&quot;) &amp; &quot;_{\pm &quot; &amp; TEXT([.R66]; &quot;0.00&quot;) &amp; &quot;}$ &quot;; &quot;&quot;)">
            <text:p/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1"/>
          <table:table-cell table:style-name="ce70" table:formula="of:=IF([.A67]&lt;&gt;&quot;&quot;; [.A67]; &quot;&quot;)" office:value-type="string" office:string-value="Date" calcext:value-type="string">
            <text:p>Date</text:p>
          </table:table-cell>
          <table:table-cell table:style-name="ce121" table:formula="of:=IF(AND([.B67]&lt;&gt;&quot;&quot;; [.C67]&lt;&gt;&quot;&quot;); &quot; $&quot; &amp; TEXT([.B67]; &quot;0.00&quot;) &amp; &quot;_{\pm &quot; &amp; TEXT([.C67]; &quot;0.00&quot;) &amp; &quot;}$ &quot;; &quot;&quot;)">
            <text:p/>
          </table:table-cell>
          <table:table-cell table:style-name="ce50" table:formula="of:=IF(AND([.D67]&lt;&gt;&quot;&quot;; [.E67]&lt;&gt;&quot;&quot;); &quot; $&quot; &amp; TEXT([.D67]; &quot;0.00&quot;) &amp; &quot;_{\pm &quot; &amp; TEXT([.E67]; &quot;0.00&quot;) &amp; &quot;}$ &quot;; &quot;&quot;)">
            <text:p/>
          </table:table-cell>
          <table:table-cell table:style-name="ce50" table:formula="of:=IF(AND([.F67]&lt;&gt;&quot;&quot;; [.G67]&lt;&gt;&quot;&quot;); &quot; $&quot; &amp; TEXT([.F67]; &quot;0.00&quot;) &amp; &quot;_{\pm &quot; &amp; TEXT([.G67]; &quot;0.00&quot;) &amp; &quot;}$ &quot;; &quot;&quot;)">
            <text:p/>
          </table:table-cell>
          <table:table-cell table:style-name="ce121" table:formula="of:=IF(AND([.H67]&lt;&gt;&quot;&quot;; [.I67]&lt;&gt;&quot;&quot;); &quot; $&quot; &amp; TEXT([.H67]; &quot;0.00&quot;) &amp; &quot;_{\pm &quot; &amp; TEXT([.I67]; &quot;0.00&quot;) &amp; &quot;}$ &quot;; &quot;&quot;)">
            <text:p/>
          </table:table-cell>
          <table:table-cell table:style-name="ce35"/>
          <table:table-cell table:style-name="ce50" table:formula="of:=IF(AND([.K67]&lt;&gt;&quot;&quot;; [.L67]&lt;&gt;&quot;&quot;); &quot; $&quot; &amp; TEXT([.K67]; &quot;0.00&quot;) &amp; &quot;_{\pm &quot; &amp; TEXT([.L67]; &quot;0.00&quot;) &amp; &quot;}$ &quot;; &quot;&quot;)">
            <text:p/>
          </table:table-cell>
          <table:table-cell table:style-name="ce50" table:formula="of:=IF(AND([.M67]&lt;&gt;&quot;&quot;; [.N67]&lt;&gt;&quot;&quot;); &quot; $&quot; &amp; TEXT([.M67]; &quot;0.00&quot;) &amp; &quot;_{\pm &quot; &amp; TEXT([.N67]; &quot;0.00&quot;) &amp; &quot;}$ &quot;; &quot;&quot;)">
            <text:p/>
          </table:table-cell>
          <table:table-cell table:style-name="ce50" table:formula="of:=IF(AND([.O67]&lt;&gt;&quot;&quot;; [.P67]&lt;&gt;&quot;&quot;); &quot; $&quot; &amp; TEXT([.O67]; &quot;0.00&quot;) &amp; &quot;_{\pm &quot; &amp; TEXT([.P67]; &quot;0.00&quot;) &amp; &quot;}$ &quot;; &quot;&quot;)">
            <text:p/>
          </table:table-cell>
          <table:table-cell table:style-name="ce50" table:formula="of:=IF(AND([.Q67]&lt;&gt;&quot;&quot;; [.R67]&lt;&gt;&quot;&quot;); &quot; $&quot; &amp; TEXT([.Q67]; &quot;0.00&quot;) &amp; &quot;_{\pm &quot; &amp; TEXT([.R67]; &quot;0.00&quot;) &amp; &quot;}$ &quot;; &quot;&quot;)">
            <text:p/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1"/>
          <table:table-cell table:style-name="ce70" table:formula="of:=IF([.A68]&lt;&gt;&quot;&quot;; [.A68]; &quot;&quot;)" office:value-type="string" office:string-value="Time" calcext:value-type="string">
            <text:p>Time</text:p>
          </table:table-cell>
          <table:table-cell table:style-name="ce121" table:formula="of:=IF(AND([.B68]&lt;&gt;&quot;&quot;; [.C68]&lt;&gt;&quot;&quot;); &quot; $&quot; &amp; TEXT([.B68]; &quot;0.00&quot;) &amp; &quot;_{\pm &quot; &amp; TEXT([.C68]; &quot;0.00&quot;) &amp; &quot;}$ &quot;; &quot;&quot;)">
            <text:p/>
          </table:table-cell>
          <table:table-cell table:style-name="ce50" table:formula="of:=IF(AND([.D68]&lt;&gt;&quot;&quot;; [.E68]&lt;&gt;&quot;&quot;); &quot; $&quot; &amp; TEXT([.D68]; &quot;0.00&quot;) &amp; &quot;_{\pm &quot; &amp; TEXT([.E68]; &quot;0.00&quot;) &amp; &quot;}$ &quot;; &quot;&quot;)">
            <text:p/>
          </table:table-cell>
          <table:table-cell table:style-name="ce50" table:formula="of:=IF(AND([.F68]&lt;&gt;&quot;&quot;; [.G68]&lt;&gt;&quot;&quot;); &quot; $&quot; &amp; TEXT([.F68]; &quot;0.00&quot;) &amp; &quot;_{\pm &quot; &amp; TEXT([.G68]; &quot;0.00&quot;) &amp; &quot;}$ &quot;; &quot;&quot;)">
            <text:p/>
          </table:table-cell>
          <table:table-cell table:style-name="ce121" table:formula="of:=IF(AND([.H68]&lt;&gt;&quot;&quot;; [.I68]&lt;&gt;&quot;&quot;); &quot; $&quot; &amp; TEXT([.H68]; &quot;0.00&quot;) &amp; &quot;_{\pm &quot; &amp; TEXT([.I68]; &quot;0.00&quot;) &amp; &quot;}$ &quot;; &quot;&quot;)">
            <text:p/>
          </table:table-cell>
          <table:table-cell table:style-name="ce35"/>
          <table:table-cell table:style-name="ce50" table:formula="of:=IF(AND([.K68]&lt;&gt;&quot;&quot;; [.L68]&lt;&gt;&quot;&quot;); &quot; $&quot; &amp; TEXT([.K68]; &quot;0.00&quot;) &amp; &quot;_{\pm &quot; &amp; TEXT([.L68]; &quot;0.00&quot;) &amp; &quot;}$ &quot;; &quot;&quot;)">
            <text:p/>
          </table:table-cell>
          <table:table-cell table:style-name="ce50" table:formula="of:=IF(AND([.M68]&lt;&gt;&quot;&quot;; [.N68]&lt;&gt;&quot;&quot;); &quot; $&quot; &amp; TEXT([.M68]; &quot;0.00&quot;) &amp; &quot;_{\pm &quot; &amp; TEXT([.N68]; &quot;0.00&quot;) &amp; &quot;}$ &quot;; &quot;&quot;)">
            <text:p/>
          </table:table-cell>
          <table:table-cell table:style-name="ce50" table:formula="of:=IF(AND([.O68]&lt;&gt;&quot;&quot;; [.P68]&lt;&gt;&quot;&quot;); &quot; $&quot; &amp; TEXT([.O68]; &quot;0.00&quot;) &amp; &quot;_{\pm &quot; &amp; TEXT([.P68]; &quot;0.00&quot;) &amp; &quot;}$ &quot;; &quot;&quot;)">
            <text:p/>
          </table:table-cell>
          <table:table-cell table:style-name="ce50" table:formula="of:=IF(AND([.Q68]&lt;&gt;&quot;&quot;; [.R68]&lt;&gt;&quot;&quot;); &quot; $&quot; &amp; TEXT([.Q68]; &quot;0.00&quot;) &amp; &quot;_{\pm &quot; &amp; TEXT([.R68]; &quot;0.00&quot;) &amp; &quot;}$ &quot;; &quot;&quot;)">
            <text:p/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1"/>
          <table:table-cell table:style-name="ce70" table:formula="of:=IF([.A69]&lt;&gt;&quot;&quot;; [.A69]; &quot;&quot;)" office:value-type="string" office:string-value="Duration" calcext:value-type="string">
            <text:p>Duration</text:p>
          </table:table-cell>
          <table:table-cell table:style-name="ce121" table:formula="of:=IF(AND([.B69]&lt;&gt;&quot;&quot;; [.C69]&lt;&gt;&quot;&quot;); &quot; $&quot; &amp; TEXT([.B69]; &quot;0.00&quot;) &amp; &quot;_{\pm &quot; &amp; TEXT([.C69]; &quot;0.00&quot;) &amp; &quot;}$ &quot;; &quot;&quot;)">
            <text:p/>
          </table:table-cell>
          <table:table-cell table:style-name="ce50" table:formula="of:=IF(AND([.D69]&lt;&gt;&quot;&quot;; [.E69]&lt;&gt;&quot;&quot;); &quot; $&quot; &amp; TEXT([.D69]; &quot;0.00&quot;) &amp; &quot;_{\pm &quot; &amp; TEXT([.E69]; &quot;0.00&quot;) &amp; &quot;}$ &quot;; &quot;&quot;)">
            <text:p/>
          </table:table-cell>
          <table:table-cell table:style-name="ce50" table:formula="of:=IF(AND([.F69]&lt;&gt;&quot;&quot;; [.G69]&lt;&gt;&quot;&quot;); &quot; $&quot; &amp; TEXT([.F69]; &quot;0.00&quot;) &amp; &quot;_{\pm &quot; &amp; TEXT([.G69]; &quot;0.00&quot;) &amp; &quot;}$ &quot;; &quot;&quot;)">
            <text:p/>
          </table:table-cell>
          <table:table-cell table:style-name="ce121" table:formula="of:=IF(AND([.H69]&lt;&gt;&quot;&quot;; [.I69]&lt;&gt;&quot;&quot;); &quot; $&quot; &amp; TEXT([.H69]; &quot;0.00&quot;) &amp; &quot;_{\pm &quot; &amp; TEXT([.I69]; &quot;0.00&quot;) &amp; &quot;}$ &quot;; &quot;&quot;)">
            <text:p/>
          </table:table-cell>
          <table:table-cell table:style-name="ce35"/>
          <table:table-cell table:style-name="ce50" table:formula="of:=IF(AND([.K69]&lt;&gt;&quot;&quot;; [.L69]&lt;&gt;&quot;&quot;); &quot; $&quot; &amp; TEXT([.K69]; &quot;0.00&quot;) &amp; &quot;_{\pm &quot; &amp; TEXT([.L69]; &quot;0.00&quot;) &amp; &quot;}$ &quot;; &quot;&quot;)">
            <text:p/>
          </table:table-cell>
          <table:table-cell table:style-name="ce50" table:formula="of:=IF(AND([.M69]&lt;&gt;&quot;&quot;; [.N69]&lt;&gt;&quot;&quot;); &quot; $&quot; &amp; TEXT([.M69]; &quot;0.00&quot;) &amp; &quot;_{\pm &quot; &amp; TEXT([.N69]; &quot;0.00&quot;) &amp; &quot;}$ &quot;; &quot;&quot;)">
            <text:p/>
          </table:table-cell>
          <table:table-cell table:style-name="ce50" table:formula="of:=IF(AND([.O69]&lt;&gt;&quot;&quot;; [.P69]&lt;&gt;&quot;&quot;); &quot; $&quot; &amp; TEXT([.O69]; &quot;0.00&quot;) &amp; &quot;_{\pm &quot; &amp; TEXT([.P69]; &quot;0.00&quot;) &amp; &quot;}$ &quot;; &quot;&quot;)">
            <text:p/>
          </table:table-cell>
          <table:table-cell table:style-name="ce50" table:formula="of:=IF(AND([.Q69]&lt;&gt;&quot;&quot;; [.R69]&lt;&gt;&quot;&quot;); &quot; $&quot; &amp; TEXT([.Q69]; &quot;0.00&quot;) &amp; &quot;_{\pm &quot; &amp; TEXT([.R69]; &quot;0.00&quot;) &amp; &quot;}$ &quot;; &quot;&quot;)">
            <text:p/>
          </table:table-cell>
          <table:table-cell table:style-name="ce3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1"/>
          <table:table-cell table:style-name="ce70" table:formula="of:=IF([.A70]&lt;&gt;&quot;&quot;; [.A70]; &quot;&quot;)" office:value-type="string" office:string-value="Set" calcext:value-type="string">
            <text:p>Set</text:p>
          </table:table-cell>
          <table:table-cell table:style-name="ce121" table:formula="of:=IF(AND([.B70]&lt;&gt;&quot;&quot;; [.C70]&lt;&gt;&quot;&quot;); &quot; $&quot; &amp; TEXT([.B70]; &quot;0.00&quot;) &amp; &quot;_{\pm &quot; &amp; TEXT([.C70]; &quot;0.00&quot;) &amp; &quot;}$ &quot;; &quot;&quot;)">
            <text:p/>
          </table:table-cell>
          <table:table-cell table:style-name="ce50" table:formula="of:=IF(AND([.D70]&lt;&gt;&quot;&quot;; [.E70]&lt;&gt;&quot;&quot;); &quot; $&quot; &amp; TEXT([.D70]; &quot;0.00&quot;) &amp; &quot;_{\pm &quot; &amp; TEXT([.E70]; &quot;0.00&quot;) &amp; &quot;}$ &quot;; &quot;&quot;)">
            <text:p/>
          </table:table-cell>
          <table:table-cell table:style-name="ce50" table:formula="of:=IF(AND([.F70]&lt;&gt;&quot;&quot;; [.G70]&lt;&gt;&quot;&quot;); &quot; $&quot; &amp; TEXT([.F70]; &quot;0.00&quot;) &amp; &quot;_{\pm &quot; &amp; TEXT([.G70]; &quot;0.00&quot;) &amp; &quot;}$ &quot;; &quot;&quot;)">
            <text:p/>
          </table:table-cell>
          <table:table-cell table:style-name="ce121" table:formula="of:=IF(AND([.H70]&lt;&gt;&quot;&quot;; [.I70]&lt;&gt;&quot;&quot;); &quot; $&quot; &amp; TEXT([.H70]; &quot;0.00&quot;) &amp; &quot;_{\pm &quot; &amp; TEXT([.I70]; &quot;0.00&quot;) &amp; &quot;}$ &quot;; &quot;&quot;)">
            <text:p/>
          </table:table-cell>
          <table:table-cell table:style-name="ce35"/>
          <table:table-cell table:style-name="ce50" table:formula="of:=IF(AND([.K70]&lt;&gt;&quot;&quot;; [.L70]&lt;&gt;&quot;&quot;); &quot; $&quot; &amp; TEXT([.K70]; &quot;0.00&quot;) &amp; &quot;_{\pm &quot; &amp; TEXT([.L70]; &quot;0.00&quot;) &amp; &quot;}$ &quot;; &quot;&quot;)">
            <text:p/>
          </table:table-cell>
          <table:table-cell table:style-name="ce50" table:formula="of:=IF(AND([.M70]&lt;&gt;&quot;&quot;; [.N70]&lt;&gt;&quot;&quot;); &quot; $&quot; &amp; TEXT([.M70]; &quot;0.00&quot;) &amp; &quot;_{\pm &quot; &amp; TEXT([.N70]; &quot;0.00&quot;) &amp; &quot;}$ &quot;; &quot;&quot;)">
            <text:p/>
          </table:table-cell>
          <table:table-cell table:style-name="ce50" table:formula="of:=IF(AND([.O70]&lt;&gt;&quot;&quot;; [.P70]&lt;&gt;&quot;&quot;); &quot; $&quot; &amp; TEXT([.O70]; &quot;0.00&quot;) &amp; &quot;_{\pm &quot; &amp; TEXT([.P70]; &quot;0.00&quot;) &amp; &quot;}$ &quot;; &quot;&quot;)">
            <text:p/>
          </table:table-cell>
          <table:table-cell table:style-name="ce50" table:formula="of:=IF(AND([.Q70]&lt;&gt;&quot;&quot;; [.R70]&lt;&gt;&quot;&quot;); &quot; $&quot; &amp; TEXT([.Q70]; &quot;0.00&quot;) &amp; &quot;_{\pm &quot; &amp; TEXT([.R70]; &quot;0.00&quot;) &amp; &quot;}$ &quot;; &quot;&quot;)">
            <text:p/>
          </table:table-cell>
          <table:table-cell table:style-name="ce31" table:number-columns-repeated="2"/>
          <table:table-cell table:number-columns-repeated="16351"/>
        </table:table-row>
        <table:table-row table:style-name="ro2" table:number-rows-repeated="104850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23:37:10.43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08-24T11:34:39Z</meta:creation-date>
    <dc:date>2023-09-27T23:36:59.114000000</dc:date>
    <meta:editing-cycles>56</meta:editing-cycles>
    <meta:editing-duration>PT6H52M5S</meta:editing-duration>
    <meta:document-statistic meta:table-count="1" meta:cell-count="1329" meta:object-count="0"/>
  </office:meta>
</office:document-meta>
</file>